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Atkinson Hyperlegible Next" style:font-name-asian="Atkinson Hyperlegible Next"/>
    </style:style>
    <style:style style:name="P2" style:family="paragraph" style:parent-style-name="Quotations" style:list-style-name="L46"/>
    <style:style style:name="P3" style:family="paragraph" style:parent-style-name="Quotations" style:list-style-name="L51"/>
    <style:style style:name="P4" style:family="paragraph" style:parent-style-name="Quotations" style:list-style-name="L63"/>
    <style:style style:name="P5" style:family="paragraph" style:parent-style-name="Quotations" style:list-style-name="L74"/>
    <style:style style:name="P6" style:family="paragraph" style:parent-style-name="Quotations" style:list-style-name="L90">
      <style:text-properties style:font-name="Atkinson Hyperlegible Next" style:font-name-asian="Atkinson Hyperlegible Next"/>
    </style:style>
    <style:style style:name="P7" style:family="paragraph" style:parent-style-name="Quotations" style:list-style-name="L46">
      <style:paragraph-properties fo:margin-top="0in" fo:margin-bottom="0in"/>
    </style:style>
    <style:style style:name="P8" style:family="paragraph" style:parent-style-name="Quotations" style:list-style-name="L51">
      <style:paragraph-properties fo:margin-top="0in" fo:margin-bottom="0in"/>
    </style:style>
    <style:style style:name="P9" style:family="paragraph" style:parent-style-name="Quotations" style:list-style-name="L63">
      <style:paragraph-properties fo:margin-top="0in" fo:margin-bottom="0in"/>
    </style:style>
    <style:style style:name="P10" style:family="paragraph" style:parent-style-name="Quotations" style:list-style-name="L74">
      <style:paragraph-properties fo:margin-top="0in" fo:margin-bottom="0in"/>
    </style:style>
    <style:style style:name="P11" style:family="paragraph" style:parent-style-name="Quotations" style:list-style-name="L90">
      <style:paragraph-properties fo:margin-top="0in" fo:margin-bottom="0in"/>
      <style:text-properties style:font-name="Atkinson Hyperlegible Next" style:font-name-asian="Atkinson Hyperlegible Next"/>
    </style:style>
    <style:style style:name="P12" style:family="paragraph" style:parent-style-name="Heading_20_1">
      <style:text-properties style:font-name="Atkinson Hyperlegible Next" style:font-name-asian="Atkinson Hyperlegible Next"/>
    </style:style>
    <style:style style:name="P13" style:family="paragraph" style:parent-style-name="Standard">
      <style:text-properties style:font-name="Atkinson Hyperlegible Next" style:font-name-asian="Atkinson Hyperlegible Next"/>
    </style:style>
    <style:style style:name="P14" style:family="paragraph" style:parent-style-name="Standard">
      <style:paragraph-properties fo:margin-top="0in" fo:margin-bottom="0.1965in"/>
      <style:text-properties style:font-name="Atkinson Hyperlegible Next" style:font-name-asian="Atkinson Hyperlegible Next"/>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2"/>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3"/>
    <style:style style:name="P51" style:family="paragraph" style:parent-style-name="Text_20_body" style:list-style-name="L54"/>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list-style-name="L62"/>
    <style:style style:name="P59" style:family="paragraph" style:parent-style-name="Text_20_body" style:list-style-name="L65"/>
    <style:style style:name="P60" style:family="paragraph" style:parent-style-name="Text_20_body" style:list-style-name="L66"/>
    <style:style style:name="P61" style:family="paragraph" style:parent-style-name="Text_20_body" style:list-style-name="L67"/>
    <style:style style:name="P62" style:family="paragraph" style:parent-style-name="Text_20_body" style:list-style-name="L68"/>
    <style:style style:name="P63" style:family="paragraph" style:parent-style-name="Text_20_body" style:list-style-name="L69"/>
    <style:style style:name="P64" style:family="paragraph" style:parent-style-name="Text_20_body" style:list-style-name="L70"/>
    <style:style style:name="P65" style:family="paragraph" style:parent-style-name="Text_20_body" style:list-style-name="L71"/>
    <style:style style:name="P66" style:family="paragraph" style:parent-style-name="Text_20_body" style:list-style-name="L72"/>
    <style:style style:name="P67" style:family="paragraph" style:parent-style-name="Text_20_body" style:list-style-name="L73"/>
    <style:style style:name="P68" style:family="paragraph" style:parent-style-name="Text_20_body" style:list-style-name="L76"/>
    <style:style style:name="P69" style:family="paragraph" style:parent-style-name="Text_20_body" style:list-style-name="L77"/>
    <style:style style:name="P70" style:family="paragraph" style:parent-style-name="Text_20_body" style:list-style-name="L78"/>
    <style:style style:name="P71" style:family="paragraph" style:parent-style-name="Text_20_body" style:list-style-name="L79"/>
    <style:style style:name="P72" style:family="paragraph" style:parent-style-name="Text_20_body" style:list-style-name="L80"/>
    <style:style style:name="P73" style:family="paragraph" style:parent-style-name="Text_20_body" style:list-style-name="L81"/>
    <style:style style:name="P74" style:family="paragraph" style:parent-style-name="Text_20_body" style:list-style-name="L83"/>
    <style:style style:name="P75" style:family="paragraph" style:parent-style-name="Text_20_body" style:list-style-name="L84"/>
    <style:style style:name="P76" style:family="paragraph" style:parent-style-name="Text_20_body" style:list-style-name="L85"/>
    <style:style style:name="P77" style:family="paragraph" style:parent-style-name="Text_20_body" style:list-style-name="L86"/>
    <style:style style:name="P78" style:family="paragraph" style:parent-style-name="Text_20_body" style:list-style-name="L88"/>
    <style:style style:name="P79" style:family="paragraph" style:parent-style-name="Text_20_body" style:list-style-name="L89"/>
    <style:style style:name="P80" style:family="paragraph" style:parent-style-name="Text_20_body" style:list-style-name="L91"/>
    <style:style style:name="P81" style:family="paragraph" style:parent-style-name="Text_20_body" style:list-style-name="L92"/>
    <style:style style:name="P82" style:family="paragraph" style:parent-style-name="Text_20_body" style:list-style-name="L93"/>
    <style:style style:name="P83" style:family="paragraph" style:parent-style-name="Text_20_body" style:list-style-name="L94"/>
    <style:style style:name="P84" style:family="paragraph" style:parent-style-name="Text_20_body" style:list-style-name="L95"/>
    <style:style style:name="P85" style:family="paragraph" style:parent-style-name="Text_20_body" style:list-style-name="L96"/>
    <style:style style:name="P86" style:family="paragraph" style:parent-style-name="Text_20_body" style:list-style-name="L97"/>
    <style:style style:name="P87" style:family="paragraph" style:parent-style-name="Text_20_body" style:list-style-name="L98"/>
    <style:style style:name="P88" style:family="paragraph" style:parent-style-name="Text_20_body" style:list-style-name="L100"/>
    <style:style style:name="P89" style:family="paragraph" style:parent-style-name="Text_20_body" style:list-style-name="L101"/>
    <style:style style:name="P90" style:family="paragraph" style:parent-style-name="Text_20_body" style:list-style-name="L102"/>
    <style:style style:name="P91" style:family="paragraph" style:parent-style-name="Text_20_body" style:list-style-name="L103"/>
    <style:style style:name="P92" style:family="paragraph" style:parent-style-name="Text_20_body" style:list-style-name="L104"/>
    <style:style style:name="P93" style:family="paragraph" style:parent-style-name="Text_20_body" style:list-style-name="L106"/>
    <style:style style:name="P94" style:family="paragraph" style:parent-style-name="Text_20_body" style:list-style-name="L107"/>
    <style:style style:name="P95" style:family="paragraph" style:parent-style-name="Text_20_body" style:list-style-name="L108"/>
    <style:style style:name="P96" style:family="paragraph" style:parent-style-name="Text_20_body" style:list-style-name="L109"/>
    <style:style style:name="P97" style:family="paragraph" style:parent-style-name="Text_20_body" style:list-style-name="L110"/>
    <style:style style:name="P98" style:family="paragraph" style:parent-style-name="Text_20_body" style:list-style-name="L111"/>
    <style:style style:name="P99" style:family="paragraph" style:parent-style-name="Text_20_body" style:list-style-name="L112"/>
    <style:style style:name="P100" style:family="paragraph" style:parent-style-name="Text_20_body" style:list-style-name="L114"/>
    <style:style style:name="P101" style:family="paragraph" style:parent-style-name="Text_20_body" style:list-style-name="L116"/>
    <style:style style:name="P102" style:family="paragraph" style:parent-style-name="Text_20_body" style:list-style-name="L117"/>
    <style:style style:name="P103" style:family="paragraph" style:parent-style-name="Text_20_body" style:list-style-name="L118"/>
    <style:style style:name="P104" style:family="paragraph" style:parent-style-name="Text_20_body" style:list-style-name="L119"/>
    <style:style style:name="P105" style:family="paragraph" style:parent-style-name="Text_20_body" style:list-style-name="L120"/>
    <style:style style:name="P106" style:family="paragraph" style:parent-style-name="Text_20_body" style:list-style-name="L121"/>
    <style:style style:name="P107" style:family="paragraph" style:parent-style-name="Text_20_body" style:list-style-name="L122"/>
    <style:style style:name="P108" style:family="paragraph" style:parent-style-name="Text_20_body" style:list-style-name="L123"/>
    <style:style style:name="P109" style:family="paragraph" style:parent-style-name="Text_20_body" style:list-style-name="L124"/>
    <style:style style:name="P110" style:family="paragraph" style:parent-style-name="Text_20_body" style:list-style-name="L125"/>
    <style:style style:name="P111" style:family="paragraph" style:parent-style-name="Text_20_body" style:list-style-name="L126"/>
    <style:style style:name="P112" style:family="paragraph" style:parent-style-name="Text_20_body" style:list-style-name="L127"/>
    <style:style style:name="P113" style:family="paragraph" style:parent-style-name="Text_20_body" style:list-style-name="L128"/>
    <style:style style:name="P114" style:family="paragraph" style:parent-style-name="Text_20_body" style:list-style-name="L129"/>
    <style:style style:name="P115" style:family="paragraph" style:parent-style-name="Text_20_body" style:list-style-name="L130"/>
    <style:style style:name="P116" style:family="paragraph" style:parent-style-name="Text_20_body" style:list-style-name="L131"/>
    <style:style style:name="P117" style:family="paragraph" style:parent-style-name="Text_20_body" style:list-style-name="L132"/>
    <style:style style:name="P118" style:family="paragraph" style:parent-style-name="Text_20_body" style:list-style-name="L133"/>
    <style:style style:name="P119" style:family="paragraph" style:parent-style-name="Text_20_body" style:list-style-name="L134"/>
    <style:style style:name="P120" style:family="paragraph" style:parent-style-name="Text_20_body" style:list-style-name="L135"/>
    <style:style style:name="P121" style:family="paragraph" style:parent-style-name="Text_20_body">
      <style:text-properties style:font-name="Atkinson Hyperlegible Next" style:font-name-asian="Atkinson Hyperlegible Next"/>
    </style:style>
    <style:style style:name="P122" style:family="paragraph" style:parent-style-name="Text_20_body" style:list-style-name="L1">
      <style:text-properties style:font-name="Atkinson Hyperlegible Next" style:font-name-asian="Atkinson Hyperlegible Next"/>
    </style:style>
    <style:style style:name="P123" style:family="paragraph" style:parent-style-name="Text_20_body" style:list-style-name="L2">
      <style:text-properties style:font-name="Atkinson Hyperlegible Next" style:font-name-asian="Atkinson Hyperlegible Next"/>
    </style:style>
    <style:style style:name="P124" style:family="paragraph" style:parent-style-name="Text_20_body" style:list-style-name="L3">
      <style:text-properties style:font-name="Atkinson Hyperlegible Next" style:font-name-asian="Atkinson Hyperlegible Next"/>
    </style:style>
    <style:style style:name="P125" style:family="paragraph" style:parent-style-name="Text_20_body" style:list-style-name="L4">
      <style:text-properties style:font-name="Atkinson Hyperlegible Next" style:font-name-asian="Atkinson Hyperlegible Next"/>
    </style:style>
    <style:style style:name="P126" style:family="paragraph" style:parent-style-name="Text_20_body" style:list-style-name="L5">
      <style:text-properties style:font-name="Atkinson Hyperlegible Next" style:font-name-asian="Atkinson Hyperlegible Next"/>
    </style:style>
    <style:style style:name="P127" style:family="paragraph" style:parent-style-name="Text_20_body" style:list-style-name="L6">
      <style:text-properties style:font-name="Atkinson Hyperlegible Next" style:font-name-asian="Atkinson Hyperlegible Next"/>
    </style:style>
    <style:style style:name="P128" style:family="paragraph" style:parent-style-name="Text_20_body" style:list-style-name="L18">
      <style:text-properties style:font-name="Atkinson Hyperlegible Next" style:font-name-asian="Atkinson Hyperlegible Next"/>
    </style:style>
    <style:style style:name="P129" style:family="paragraph" style:parent-style-name="Text_20_body" style:list-style-name="L21">
      <style:text-properties style:font-name="Atkinson Hyperlegible Next" style:font-name-asian="Atkinson Hyperlegible Next"/>
    </style:style>
    <style:style style:name="P130" style:family="paragraph" style:parent-style-name="Text_20_body" style:list-style-name="L23">
      <style:text-properties style:font-name="Atkinson Hyperlegible Next" style:font-name-asian="Atkinson Hyperlegible Next"/>
    </style:style>
    <style:style style:name="P131" style:family="paragraph" style:parent-style-name="Text_20_body" style:list-style-name="L30">
      <style:text-properties style:font-name="Atkinson Hyperlegible Next" style:font-name-asian="Atkinson Hyperlegible Next"/>
    </style:style>
    <style:style style:name="P132" style:family="paragraph" style:parent-style-name="Text_20_body" style:list-style-name="L34">
      <style:text-properties style:font-name="Atkinson Hyperlegible Next" style:font-name-asian="Atkinson Hyperlegible Next"/>
    </style:style>
    <style:style style:name="P133" style:family="paragraph" style:parent-style-name="Text_20_body" style:list-style-name="L38">
      <style:text-properties style:font-name="Atkinson Hyperlegible Next" style:font-name-asian="Atkinson Hyperlegible Next"/>
    </style:style>
    <style:style style:name="P134" style:family="paragraph" style:parent-style-name="Text_20_body" style:list-style-name="L41">
      <style:text-properties style:font-name="Atkinson Hyperlegible Next" style:font-name-asian="Atkinson Hyperlegible Next"/>
    </style:style>
    <style:style style:name="P135" style:family="paragraph" style:parent-style-name="Text_20_body" style:list-style-name="L47">
      <style:text-properties style:font-name="Atkinson Hyperlegible Next" style:font-name-asian="Atkinson Hyperlegible Next"/>
    </style:style>
    <style:style style:name="P136" style:family="paragraph" style:parent-style-name="Text_20_body" style:list-style-name="L52">
      <style:text-properties style:font-name="Atkinson Hyperlegible Next" style:font-name-asian="Atkinson Hyperlegible Next"/>
    </style:style>
    <style:style style:name="P137" style:family="paragraph" style:parent-style-name="Text_20_body" style:list-style-name="L55">
      <style:text-properties style:font-name="Atkinson Hyperlegible Next" style:font-name-asian="Atkinson Hyperlegible Next"/>
    </style:style>
    <style:style style:name="P138" style:family="paragraph" style:parent-style-name="Text_20_body" style:list-style-name="L64">
      <style:text-properties style:font-name="Atkinson Hyperlegible Next" style:font-name-asian="Atkinson Hyperlegible Next"/>
    </style:style>
    <style:style style:name="P139" style:family="paragraph" style:parent-style-name="Text_20_body" style:list-style-name="L75">
      <style:text-properties style:font-name="Atkinson Hyperlegible Next" style:font-name-asian="Atkinson Hyperlegible Next"/>
    </style:style>
    <style:style style:name="P140" style:family="paragraph" style:parent-style-name="Text_20_body" style:list-style-name="L82">
      <style:text-properties style:font-name="Atkinson Hyperlegible Next" style:font-name-asian="Atkinson Hyperlegible Next"/>
    </style:style>
    <style:style style:name="P141" style:family="paragraph" style:parent-style-name="Text_20_body" style:list-style-name="L87">
      <style:text-properties style:font-name="Atkinson Hyperlegible Next" style:font-name-asian="Atkinson Hyperlegible Next"/>
    </style:style>
    <style:style style:name="P142" style:family="paragraph" style:parent-style-name="Text_20_body" style:list-style-name="L98">
      <style:text-properties style:font-name="Atkinson Hyperlegible Next" style:font-name-asian="Atkinson Hyperlegible Next"/>
    </style:style>
    <style:style style:name="P143" style:family="paragraph" style:parent-style-name="Text_20_body" style:list-style-name="L99">
      <style:text-properties style:font-name="Atkinson Hyperlegible Next" style:font-name-asian="Atkinson Hyperlegible Next"/>
    </style:style>
    <style:style style:name="P144" style:family="paragraph" style:parent-style-name="Text_20_body" style:list-style-name="L105">
      <style:text-properties style:font-name="Atkinson Hyperlegible Next" style:font-name-asian="Atkinson Hyperlegible Next"/>
    </style:style>
    <style:style style:name="P145" style:family="paragraph" style:parent-style-name="Text_20_body" style:list-style-name="L113">
      <style:text-properties style:font-name="Atkinson Hyperlegible Next" style:font-name-asian="Atkinson Hyperlegible Next"/>
    </style:style>
    <style:style style:name="P146" style:family="paragraph" style:parent-style-name="Text_20_body" style:list-style-name="L115">
      <style:text-properties style:font-name="Atkinson Hyperlegible Next" style:font-name-asian="Atkinson Hyperlegible Next"/>
    </style:style>
    <style:style style:name="P147" style:family="paragraph" style:parent-style-name="Text_20_body" style:list-style-name="L2">
      <style:paragraph-properties fo:margin-top="0in" fo:margin-bottom="0in"/>
    </style:style>
    <style:style style:name="P148" style:family="paragraph" style:parent-style-name="Text_20_body" style:list-style-name="L3">
      <style:paragraph-properties fo:margin-top="0in" fo:margin-bottom="0in"/>
    </style:style>
    <style:style style:name="P149" style:family="paragraph" style:parent-style-name="Text_20_body" style:list-style-name="L4">
      <style:paragraph-properties fo:margin-top="0in" fo:margin-bottom="0in"/>
    </style:style>
    <style:style style:name="P150" style:family="paragraph" style:parent-style-name="Text_20_body" style:list-style-name="L5">
      <style:paragraph-properties fo:margin-top="0in" fo:margin-bottom="0in"/>
    </style:style>
    <style:style style:name="P151" style:family="paragraph" style:parent-style-name="Text_20_body" style:list-style-name="L6">
      <style:paragraph-properties fo:margin-top="0in" fo:margin-bottom="0in"/>
    </style:style>
    <style:style style:name="P152" style:family="paragraph" style:parent-style-name="Text_20_body" style:list-style-name="L7">
      <style:paragraph-properties fo:margin-top="0in" fo:margin-bottom="0in"/>
    </style:style>
    <style:style style:name="P153" style:family="paragraph" style:parent-style-name="Text_20_body" style:list-style-name="L8">
      <style:paragraph-properties fo:margin-top="0in" fo:margin-bottom="0in"/>
    </style:style>
    <style:style style:name="P154" style:family="paragraph" style:parent-style-name="Text_20_body" style:list-style-name="L9">
      <style:paragraph-properties fo:margin-top="0in" fo:margin-bottom="0in"/>
    </style:style>
    <style:style style:name="P155" style:family="paragraph" style:parent-style-name="Text_20_body" style:list-style-name="L10">
      <style:paragraph-properties fo:margin-top="0in" fo:margin-bottom="0in"/>
    </style:style>
    <style:style style:name="P156" style:family="paragraph" style:parent-style-name="Text_20_body" style:list-style-name="L11">
      <style:paragraph-properties fo:margin-top="0in" fo:margin-bottom="0in"/>
    </style:style>
    <style:style style:name="P157" style:family="paragraph" style:parent-style-name="Text_20_body" style:list-style-name="L12">
      <style:paragraph-properties fo:margin-top="0in" fo:margin-bottom="0in"/>
    </style:style>
    <style:style style:name="P158" style:family="paragraph" style:parent-style-name="Text_20_body" style:list-style-name="L13">
      <style:paragraph-properties fo:margin-top="0in" fo:margin-bottom="0in"/>
    </style:style>
    <style:style style:name="P159" style:family="paragraph" style:parent-style-name="Text_20_body" style:list-style-name="L14">
      <style:paragraph-properties fo:margin-top="0in" fo:margin-bottom="0in"/>
    </style:style>
    <style:style style:name="P160" style:family="paragraph" style:parent-style-name="Text_20_body" style:list-style-name="L15">
      <style:paragraph-properties fo:margin-top="0in" fo:margin-bottom="0in"/>
    </style:style>
    <style:style style:name="P161" style:family="paragraph" style:parent-style-name="Text_20_body" style:list-style-name="L16">
      <style:paragraph-properties fo:margin-top="0in" fo:margin-bottom="0in"/>
    </style:style>
    <style:style style:name="P162" style:family="paragraph" style:parent-style-name="Text_20_body" style:list-style-name="L17">
      <style:paragraph-properties fo:margin-top="0in" fo:margin-bottom="0in"/>
    </style:style>
    <style:style style:name="P163" style:family="paragraph" style:parent-style-name="Text_20_body" style:list-style-name="L20">
      <style:paragraph-properties fo:margin-top="0in" fo:margin-bottom="0in"/>
    </style:style>
    <style:style style:name="P164" style:family="paragraph" style:parent-style-name="Text_20_body" style:list-style-name="L25">
      <style:paragraph-properties fo:margin-top="0in" fo:margin-bottom="0in"/>
    </style:style>
    <style:style style:name="P165" style:family="paragraph" style:parent-style-name="Text_20_body" style:list-style-name="L26">
      <style:paragraph-properties fo:margin-top="0in" fo:margin-bottom="0in"/>
    </style:style>
    <style:style style:name="P166" style:family="paragraph" style:parent-style-name="Text_20_body" style:list-style-name="L28">
      <style:paragraph-properties fo:margin-top="0in" fo:margin-bottom="0in"/>
    </style:style>
    <style:style style:name="P167" style:family="paragraph" style:parent-style-name="Text_20_body" style:list-style-name="L29">
      <style:paragraph-properties fo:margin-top="0in" fo:margin-bottom="0in"/>
    </style:style>
    <style:style style:name="P168" style:family="paragraph" style:parent-style-name="Text_20_body" style:list-style-name="L32">
      <style:paragraph-properties fo:margin-top="0in" fo:margin-bottom="0in"/>
    </style:style>
    <style:style style:name="P169" style:family="paragraph" style:parent-style-name="Text_20_body" style:list-style-name="L33">
      <style:paragraph-properties fo:margin-top="0in" fo:margin-bottom="0in"/>
    </style:style>
    <style:style style:name="P170" style:family="paragraph" style:parent-style-name="Text_20_body" style:list-style-name="L34">
      <style:paragraph-properties fo:margin-top="0in" fo:margin-bottom="0in"/>
    </style:style>
    <style:style style:name="P171" style:family="paragraph" style:parent-style-name="Text_20_body" style:list-style-name="L36">
      <style:paragraph-properties fo:margin-top="0in" fo:margin-bottom="0in"/>
    </style:style>
    <style:style style:name="P172" style:family="paragraph" style:parent-style-name="Text_20_body" style:list-style-name="L37">
      <style:paragraph-properties fo:margin-top="0in" fo:margin-bottom="0in"/>
    </style:style>
    <style:style style:name="P173" style:family="paragraph" style:parent-style-name="Text_20_body" style:list-style-name="L38">
      <style:paragraph-properties fo:margin-top="0in" fo:margin-bottom="0in"/>
    </style:style>
    <style:style style:name="P174" style:family="paragraph" style:parent-style-name="Text_20_body" style:list-style-name="L40">
      <style:paragraph-properties fo:margin-top="0in" fo:margin-bottom="0in"/>
    </style:style>
    <style:style style:name="P175" style:family="paragraph" style:parent-style-name="Text_20_body" style:list-style-name="L41">
      <style:paragraph-properties fo:margin-top="0in" fo:margin-bottom="0in"/>
    </style:style>
    <style:style style:name="P176" style:family="paragraph" style:parent-style-name="Text_20_body" style:list-style-name="L43">
      <style:paragraph-properties fo:margin-top="0in" fo:margin-bottom="0in"/>
    </style:style>
    <style:style style:name="P177" style:family="paragraph" style:parent-style-name="Text_20_body" style:list-style-name="L44">
      <style:paragraph-properties fo:margin-top="0in" fo:margin-bottom="0in"/>
    </style:style>
    <style:style style:name="P178" style:family="paragraph" style:parent-style-name="Text_20_body" style:list-style-name="L45">
      <style:paragraph-properties fo:margin-top="0in" fo:margin-bottom="0in"/>
    </style:style>
    <style:style style:name="P179" style:family="paragraph" style:parent-style-name="Text_20_body" style:list-style-name="L47">
      <style:paragraph-properties fo:margin-top="0in" fo:margin-bottom="0in"/>
    </style:style>
    <style:style style:name="P180" style:family="paragraph" style:parent-style-name="Text_20_body" style:list-style-name="L49">
      <style:paragraph-properties fo:margin-top="0in" fo:margin-bottom="0in"/>
    </style:style>
    <style:style style:name="P181" style:family="paragraph" style:parent-style-name="Text_20_body" style:list-style-name="L50">
      <style:paragraph-properties fo:margin-top="0in" fo:margin-bottom="0in"/>
    </style:style>
    <style:style style:name="P182" style:family="paragraph" style:parent-style-name="Text_20_body" style:list-style-name="L52">
      <style:paragraph-properties fo:margin-top="0in" fo:margin-bottom="0in"/>
    </style:style>
    <style:style style:name="P183" style:family="paragraph" style:parent-style-name="Text_20_body" style:list-style-name="L54">
      <style:paragraph-properties fo:margin-top="0in" fo:margin-bottom="0in"/>
    </style:style>
    <style:style style:name="P184" style:family="paragraph" style:parent-style-name="Text_20_body" style:list-style-name="L55">
      <style:paragraph-properties fo:margin-top="0in" fo:margin-bottom="0in"/>
    </style:style>
    <style:style style:name="P185" style:family="paragraph" style:parent-style-name="Text_20_body" style:list-style-name="L57">
      <style:paragraph-properties fo:margin-top="0in" fo:margin-bottom="0in"/>
    </style:style>
    <style:style style:name="P186" style:family="paragraph" style:parent-style-name="Text_20_body" style:list-style-name="L58">
      <style:paragraph-properties fo:margin-top="0in" fo:margin-bottom="0in"/>
    </style:style>
    <style:style style:name="P187" style:family="paragraph" style:parent-style-name="Text_20_body" style:list-style-name="L60">
      <style:paragraph-properties fo:margin-top="0in" fo:margin-bottom="0in"/>
    </style:style>
    <style:style style:name="P188" style:family="paragraph" style:parent-style-name="Text_20_body" style:list-style-name="L61">
      <style:paragraph-properties fo:margin-top="0in" fo:margin-bottom="0in"/>
    </style:style>
    <style:style style:name="P189" style:family="paragraph" style:parent-style-name="Text_20_body" style:list-style-name="L62">
      <style:paragraph-properties fo:margin-top="0in" fo:margin-bottom="0in"/>
    </style:style>
    <style:style style:name="P190" style:family="paragraph" style:parent-style-name="Text_20_body" style:list-style-name="L64">
      <style:paragraph-properties fo:margin-top="0in" fo:margin-bottom="0in"/>
    </style:style>
    <style:style style:name="P191" style:family="paragraph" style:parent-style-name="Text_20_body" style:list-style-name="L66">
      <style:paragraph-properties fo:margin-top="0in" fo:margin-bottom="0in"/>
    </style:style>
    <style:style style:name="P192" style:family="paragraph" style:parent-style-name="Text_20_body" style:list-style-name="L67">
      <style:paragraph-properties fo:margin-top="0in" fo:margin-bottom="0in"/>
    </style:style>
    <style:style style:name="P193" style:family="paragraph" style:parent-style-name="Text_20_body" style:list-style-name="L68">
      <style:paragraph-properties fo:margin-top="0in" fo:margin-bottom="0in"/>
    </style:style>
    <style:style style:name="P194" style:family="paragraph" style:parent-style-name="Text_20_body" style:list-style-name="L69">
      <style:paragraph-properties fo:margin-top="0in" fo:margin-bottom="0in"/>
    </style:style>
    <style:style style:name="P195" style:family="paragraph" style:parent-style-name="Text_20_body" style:list-style-name="L71">
      <style:paragraph-properties fo:margin-top="0in" fo:margin-bottom="0in"/>
    </style:style>
    <style:style style:name="P196" style:family="paragraph" style:parent-style-name="Text_20_body" style:list-style-name="L72">
      <style:paragraph-properties fo:margin-top="0in" fo:margin-bottom="0in"/>
    </style:style>
    <style:style style:name="P197" style:family="paragraph" style:parent-style-name="Text_20_body" style:list-style-name="L73">
      <style:paragraph-properties fo:margin-top="0in" fo:margin-bottom="0in"/>
    </style:style>
    <style:style style:name="P198" style:family="paragraph" style:parent-style-name="Text_20_body" style:list-style-name="L75">
      <style:paragraph-properties fo:margin-top="0in" fo:margin-bottom="0in"/>
    </style:style>
    <style:style style:name="P199" style:family="paragraph" style:parent-style-name="Text_20_body" style:list-style-name="L77">
      <style:paragraph-properties fo:margin-top="0in" fo:margin-bottom="0in"/>
    </style:style>
    <style:style style:name="P200" style:family="paragraph" style:parent-style-name="Text_20_body" style:list-style-name="L78">
      <style:paragraph-properties fo:margin-top="0in" fo:margin-bottom="0in"/>
    </style:style>
    <style:style style:name="P201" style:family="paragraph" style:parent-style-name="Text_20_body" style:list-style-name="L79">
      <style:paragraph-properties fo:margin-top="0in" fo:margin-bottom="0in"/>
    </style:style>
    <style:style style:name="P202" style:family="paragraph" style:parent-style-name="Text_20_body" style:list-style-name="L81">
      <style:paragraph-properties fo:margin-top="0in" fo:margin-bottom="0in"/>
    </style:style>
    <style:style style:name="P203" style:family="paragraph" style:parent-style-name="Text_20_body" style:list-style-name="L82">
      <style:paragraph-properties fo:margin-top="0in" fo:margin-bottom="0in"/>
    </style:style>
    <style:style style:name="P204" style:family="paragraph" style:parent-style-name="Text_20_body" style:list-style-name="L84">
      <style:paragraph-properties fo:margin-top="0in" fo:margin-bottom="0in"/>
    </style:style>
    <style:style style:name="P205" style:family="paragraph" style:parent-style-name="Text_20_body" style:list-style-name="L85">
      <style:paragraph-properties fo:margin-top="0in" fo:margin-bottom="0in"/>
    </style:style>
    <style:style style:name="P206" style:family="paragraph" style:parent-style-name="Text_20_body" style:list-style-name="L86">
      <style:paragraph-properties fo:margin-top="0in" fo:margin-bottom="0in"/>
    </style:style>
    <style:style style:name="P207" style:family="paragraph" style:parent-style-name="Text_20_body" style:list-style-name="L87">
      <style:paragraph-properties fo:margin-top="0in" fo:margin-bottom="0in"/>
    </style:style>
    <style:style style:name="P208" style:family="paragraph" style:parent-style-name="Text_20_body" style:list-style-name="L89">
      <style:paragraph-properties fo:margin-top="0in" fo:margin-bottom="0in"/>
    </style:style>
    <style:style style:name="P209" style:family="paragraph" style:parent-style-name="Text_20_body" style:list-style-name="L91">
      <style:paragraph-properties fo:margin-top="0in" fo:margin-bottom="0in"/>
    </style:style>
    <style:style style:name="P210" style:family="paragraph" style:parent-style-name="Text_20_body" style:list-style-name="L92">
      <style:paragraph-properties fo:margin-top="0in" fo:margin-bottom="0in"/>
    </style:style>
    <style:style style:name="P211" style:family="paragraph" style:parent-style-name="Text_20_body" style:list-style-name="L94">
      <style:paragraph-properties fo:margin-top="0in" fo:margin-bottom="0in"/>
    </style:style>
    <style:style style:name="P212" style:family="paragraph" style:parent-style-name="Text_20_body" style:list-style-name="L95">
      <style:paragraph-properties fo:margin-top="0in" fo:margin-bottom="0in"/>
    </style:style>
    <style:style style:name="P213" style:family="paragraph" style:parent-style-name="Text_20_body" style:list-style-name="L96">
      <style:paragraph-properties fo:margin-top="0in" fo:margin-bottom="0in"/>
    </style:style>
    <style:style style:name="P214" style:family="paragraph" style:parent-style-name="Text_20_body" style:list-style-name="L98">
      <style:paragraph-properties fo:margin-top="0in" fo:margin-bottom="0in"/>
    </style:style>
    <style:style style:name="P215" style:family="paragraph" style:parent-style-name="Text_20_body" style:list-style-name="L99">
      <style:paragraph-properties fo:margin-top="0in" fo:margin-bottom="0in"/>
    </style:style>
    <style:style style:name="P216" style:family="paragraph" style:parent-style-name="Text_20_body" style:list-style-name="L101">
      <style:paragraph-properties fo:margin-top="0in" fo:margin-bottom="0in"/>
    </style:style>
    <style:style style:name="P217" style:family="paragraph" style:parent-style-name="Text_20_body" style:list-style-name="L102">
      <style:paragraph-properties fo:margin-top="0in" fo:margin-bottom="0in"/>
    </style:style>
    <style:style style:name="P218" style:family="paragraph" style:parent-style-name="Text_20_body" style:list-style-name="L104">
      <style:paragraph-properties fo:margin-top="0in" fo:margin-bottom="0in"/>
    </style:style>
    <style:style style:name="P219" style:family="paragraph" style:parent-style-name="Text_20_body" style:list-style-name="L105">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paragraph-properties fo:margin-top="0in" fo:margin-bottom="0in"/>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paragraph-properties fo:margin-top="0in" fo:margin-bottom="0in"/>
    </style:style>
    <style:style style:name="P224" style:family="paragraph" style:parent-style-name="Text_20_body" style:list-style-name="L112">
      <style:paragraph-properties fo:margin-top="0in" fo:margin-bottom="0in"/>
    </style:style>
    <style:style style:name="P225" style:family="paragraph" style:parent-style-name="Text_20_body" style:list-style-name="L113">
      <style:paragraph-properties fo:margin-top="0in" fo:margin-bottom="0in"/>
    </style:style>
    <style:style style:name="P226" style:family="paragraph" style:parent-style-name="Text_20_body" style:list-style-name="L116">
      <style:paragraph-properties fo:margin-top="0in" fo:margin-bottom="0in"/>
    </style:style>
    <style:style style:name="P227" style:family="paragraph" style:parent-style-name="Text_20_body" style:list-style-name="L118">
      <style:paragraph-properties fo:margin-top="0in" fo:margin-bottom="0in"/>
    </style:style>
    <style:style style:name="P228" style:family="paragraph" style:parent-style-name="Text_20_body" style:list-style-name="L119">
      <style:paragraph-properties fo:margin-top="0in" fo:margin-bottom="0in"/>
    </style:style>
    <style:style style:name="P229" style:family="paragraph" style:parent-style-name="Text_20_body" style:list-style-name="L120">
      <style:paragraph-properties fo:margin-top="0in" fo:margin-bottom="0in"/>
    </style:style>
    <style:style style:name="P230" style:family="paragraph" style:parent-style-name="Text_20_body" style:list-style-name="L122">
      <style:paragraph-properties fo:margin-top="0in" fo:margin-bottom="0in"/>
    </style:style>
    <style:style style:name="P231" style:family="paragraph" style:parent-style-name="Text_20_body" style:list-style-name="L124">
      <style:paragraph-properties fo:margin-top="0in" fo:margin-bottom="0in"/>
    </style:style>
    <style:style style:name="P232" style:family="paragraph" style:parent-style-name="Text_20_body" style:list-style-name="L125">
      <style:paragraph-properties fo:margin-top="0in" fo:margin-bottom="0in"/>
    </style:style>
    <style:style style:name="P233" style:family="paragraph" style:parent-style-name="Text_20_body" style:list-style-name="L127">
      <style:paragraph-properties fo:margin-top="0in" fo:margin-bottom="0in"/>
    </style:style>
    <style:style style:name="P234" style:family="paragraph" style:parent-style-name="Text_20_body" style:list-style-name="L128">
      <style:paragraph-properties fo:margin-top="0in" fo:margin-bottom="0in"/>
    </style:style>
    <style:style style:name="P235" style:family="paragraph" style:parent-style-name="Text_20_body" style:list-style-name="L129">
      <style:paragraph-properties fo:margin-top="0in" fo:margin-bottom="0in"/>
    </style:style>
    <style:style style:name="P236" style:family="paragraph" style:parent-style-name="Text_20_body" style:list-style-name="L130">
      <style:paragraph-properties fo:margin-top="0in" fo:margin-bottom="0in"/>
    </style:style>
    <style:style style:name="P237" style:family="paragraph" style:parent-style-name="Text_20_body" style:list-style-name="L132">
      <style:paragraph-properties fo:margin-top="0in" fo:margin-bottom="0in"/>
    </style:style>
    <style:style style:name="P238" style:family="paragraph" style:parent-style-name="Text_20_body" style:list-style-name="L133">
      <style:paragraph-properties fo:margin-top="0in" fo:margin-bottom="0in"/>
    </style:style>
    <style:style style:name="P239" style:family="paragraph" style:parent-style-name="Text_20_body" style:list-style-name="L134">
      <style:paragraph-properties fo:margin-top="0in" fo:margin-bottom="0in"/>
    </style:style>
    <style:style style:name="P240" style:family="paragraph" style:parent-style-name="Text_20_body" style:list-style-name="L135">
      <style:paragraph-properties fo:margin-top="0in" fo:margin-bottom="0in"/>
    </style:style>
    <style:style style:name="P241" style:family="paragraph" style:parent-style-name="Text_20_body">
      <style:paragraph-properties fo:margin-top="0in" fo:margin-bottom="0in"/>
      <style:text-properties style:font-name="Atkinson Hyperlegible Next" style:font-name-asian="Atkinson Hyperlegible Next"/>
    </style:style>
    <style:style style:name="P242" style:family="paragraph" style:parent-style-name="Text_20_body" style:list-style-name="L1">
      <style:paragraph-properties fo:margin-top="0in" fo:margin-bottom="0in"/>
      <style:text-properties style:font-name="Atkinson Hyperlegible Next" style:font-name-asian="Atkinson Hyperlegible Next"/>
    </style:style>
    <style:style style:name="P243" style:family="paragraph" style:parent-style-name="Text_20_body" style:list-style-name="L2">
      <style:paragraph-properties fo:margin-top="0in" fo:margin-bottom="0in"/>
      <style:text-properties style:font-name="Atkinson Hyperlegible Next" style:font-name-asian="Atkinson Hyperlegible Next"/>
    </style:style>
    <style:style style:name="P244" style:family="paragraph" style:parent-style-name="Text_20_body" style:list-style-name="L3">
      <style:paragraph-properties fo:margin-top="0in" fo:margin-bottom="0in"/>
      <style:text-properties style:font-name="Atkinson Hyperlegible Next" style:font-name-asian="Atkinson Hyperlegible Next"/>
    </style:style>
    <style:style style:name="P245" style:family="paragraph" style:parent-style-name="Text_20_body" style:list-style-name="L4">
      <style:paragraph-properties fo:margin-top="0in" fo:margin-bottom="0in"/>
      <style:text-properties style:font-name="Atkinson Hyperlegible Next" style:font-name-asian="Atkinson Hyperlegible Next"/>
    </style:style>
    <style:style style:name="P246" style:family="paragraph" style:parent-style-name="Text_20_body" style:list-style-name="L5">
      <style:paragraph-properties fo:margin-top="0in" fo:margin-bottom="0in"/>
      <style:text-properties style:font-name="Atkinson Hyperlegible Next" style:font-name-asian="Atkinson Hyperlegible Next"/>
    </style:style>
    <style:style style:name="P247" style:family="paragraph" style:parent-style-name="Text_20_body" style:list-style-name="L6">
      <style:paragraph-properties fo:margin-top="0in" fo:margin-bottom="0in"/>
      <style:text-properties style:font-name="Atkinson Hyperlegible Next" style:font-name-asian="Atkinson Hyperlegible Next"/>
    </style:style>
    <style:style style:name="P248" style:family="paragraph" style:parent-style-name="Text_20_body" style:list-style-name="L18">
      <style:paragraph-properties fo:margin-top="0in" fo:margin-bottom="0in"/>
      <style:text-properties style:font-name="Atkinson Hyperlegible Next" style:font-name-asian="Atkinson Hyperlegible Next"/>
    </style:style>
    <style:style style:name="P249" style:family="paragraph" style:parent-style-name="Text_20_body" style:list-style-name="L21">
      <style:paragraph-properties fo:margin-top="0in" fo:margin-bottom="0in"/>
      <style:text-properties style:font-name="Atkinson Hyperlegible Next" style:font-name-asian="Atkinson Hyperlegible Next"/>
    </style:style>
    <style:style style:name="P250" style:family="paragraph" style:parent-style-name="Text_20_body" style:list-style-name="L23">
      <style:paragraph-properties fo:margin-top="0in" fo:margin-bottom="0in"/>
      <style:text-properties style:font-name="Atkinson Hyperlegible Next" style:font-name-asian="Atkinson Hyperlegible Next"/>
    </style:style>
    <style:style style:name="P251" style:family="paragraph" style:parent-style-name="Text_20_body" style:list-style-name="L26">
      <style:paragraph-properties fo:margin-top="0in" fo:margin-bottom="0in"/>
      <style:text-properties style:font-name="Atkinson Hyperlegible Next" style:font-name-asian="Atkinson Hyperlegible Next"/>
    </style:style>
    <style:style style:name="P252" style:family="paragraph" style:parent-style-name="Text_20_body" style:list-style-name="L30">
      <style:paragraph-properties fo:margin-top="0in" fo:margin-bottom="0in"/>
      <style:text-properties style:font-name="Atkinson Hyperlegible Next" style:font-name-asian="Atkinson Hyperlegible Next"/>
    </style:style>
    <style:style style:name="P253" style:family="paragraph" style:parent-style-name="Text_20_body" style:list-style-name="L47">
      <style:paragraph-properties fo:margin-top="0in" fo:margin-bottom="0in"/>
      <style:text-properties style:font-name="Atkinson Hyperlegible Next" style:font-name-asian="Atkinson Hyperlegible Next"/>
    </style:style>
    <style:style style:name="P254" style:family="paragraph" style:parent-style-name="Text_20_body" style:list-style-name="L72">
      <style:paragraph-properties fo:margin-top="0in" fo:margin-bottom="0in"/>
      <style:text-properties style:font-name="Atkinson Hyperlegible Next" style:font-name-asian="Atkinson Hyperlegible Next"/>
    </style:style>
    <style:style style:name="P255" style:family="paragraph" style:parent-style-name="Text_20_body" style:list-style-name="L96">
      <style:paragraph-properties fo:margin-top="0in" fo:margin-bottom="0in"/>
      <style:text-properties style:font-name="Atkinson Hyperlegible Next" style:font-name-asian="Atkinson Hyperlegible Next"/>
    </style:style>
    <style:style style:name="P256" style:family="paragraph" style:parent-style-name="Text_20_body" style:list-style-name="L98">
      <style:paragraph-properties fo:margin-top="0in" fo:margin-bottom="0in"/>
      <style:text-properties style:font-name="Atkinson Hyperlegible Next" style:font-name-asian="Atkinson Hyperlegible Next"/>
    </style:style>
    <style:style style:name="P257" style:family="paragraph" style:parent-style-name="Text_20_body" style:list-style-name="L115">
      <style:paragraph-properties fo:margin-top="0in" fo:margin-bottom="0in"/>
      <style:text-properties style:font-name="Atkinson Hyperlegible Next" style:font-name-asian="Atkinson Hyperlegible Next"/>
    </style:style>
    <style:style style:name="P258" style:family="paragraph" style:parent-style-name="Text_20_body" style:list-style-name="L123">
      <style:paragraph-properties fo:margin-top="0in" fo:margin-bottom="0in"/>
      <style:text-properties style:font-name="Atkinson Hyperlegible Next" style:font-name-asian="Atkinson Hyperlegible Next"/>
    </style:style>
    <style:style style:name="P259" style:family="paragraph" style:parent-style-name="Text_20_body" style:list-style-name="L127">
      <style:paragraph-properties fo:margin-top="0in" fo:margin-bottom="0in"/>
      <style:text-properties style:font-name="Atkinson Hyperlegible Next" style:font-name-asian="Atkinson Hyperlegible Next"/>
    </style:style>
    <style:style style:name="P260" style:family="paragraph" style:parent-style-name="Text_20_body" style:list-style-name="L128">
      <style:paragraph-properties fo:margin-top="0in" fo:margin-bottom="0in"/>
      <style:text-properties style:font-name="Atkinson Hyperlegible Next" style:font-name-asian="Atkinson Hyperlegible Next"/>
    </style:style>
    <style:style style:name="P261" style:family="paragraph" style:parent-style-name="Text_20_body" style:list-style-name="L130">
      <style:paragraph-properties fo:margin-top="0in" fo:margin-bottom="0in"/>
      <style:text-properties style:font-name="Atkinson Hyperlegible Next" style:font-name-asian="Atkinson Hyperlegible Next"/>
    </style:style>
    <style:style style:name="P262" style:family="paragraph" style:parent-style-name="Text_20_body">
      <style:paragraph-properties style:writing-mode="lr-tb"/>
      <style:text-properties style:font-name="Atkinson Hyperlegible Next" style:font-name-asian="Atkinson Hyperlegible Next"/>
    </style:style>
    <style:style style:name="T1" style:family="text">
      <style:text-properties style:font-name="Atkinson Hyperlegible Next" style:font-name-asian="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emini Advanced </text:p>
      <text:p text:style-name="P13">2.5 Pro (experimental)</text:p>
      <text:p text:style-name="P14">Percakapan baru</text:p>
      <text:h text:style-name="P12" text:outline-level="1">Terbaru </text:h>
      <text:section text:style-name="Sect1" text:name="conversations-list-0">
        <text:p text:style-name="P241">[+] FUTRE - Mencetak Organ Tubuh: Harapan Baru Medis </text:p>
        <text:p text:style-name="P241">[+] FUTRE - Energi Tak Terbatas: Solusi Krisis Energi </text:p>
        <text:p text:style-name="P241">[@] FUTRE - Pikiran ke Pikiran: Komunikasi Telepati </text:p>
        <text:p text:style-name="P241">[+] FUTRE - Robot Cerdas: Teman atau Ancaman? </text:p>
        <text:p text:style-name="P241">[+] FUTRE - Manusia Abadi: Mungkinkah Kita Hidup Selamanya? </text:p>
        <text:p text:style-name="P241">Lainnya</text:p>
      </text:section>
      <text:h text:style-name="P12" text:outline-level="1">Gem</text:h>
      <text:p text:style-name="P241">Pencari ide</text:p>
      <text:p text:style-name="P241">Konsultan karier</text:p>
      <text:p text:style-name="P241">Partner coding</text:p>
      <text:p text:style-name="P241">Lainnya</text:p>
      <text:p text:style-name="P241">Pengelola Gem</text:p>
      <text:p text:style-name="P241">Bantuan</text:p>
      <text:p text:style-name="P241">Aktivitas</text:p>
      <text:p text:style-name="P241">Setelan</text:p>
      <text:p text:style-name="P121">Kota Banda Aceh, Aceh, Indonesia <text:line-break/>Dari alamat IP Anda • Perbarui lokasi</text:p>
      <text:h text:style-name="P12" text:outline-level="1">Percakapan dengan Gemini</text:h>
      <text:section text:style-name="Sect1" text:name="chat-history">
        <text:p text:style-name="P121"/>
        <text:section text:style-name="Sect1" text:name="9c60c999435c6cb7">
          <text:p text:style-name="P121"/>
          <text:section text:style-name="Sect1" text:name="user-query-content-0">
            <text:p text:style-name="P262">Gemini Anda Telah dilatih sehingga menjadi ahli dalam menyusun buku [non-fiksi] untuk tema-tema [Sains Futuristik] . </text:p>
            <text:p text:style-name="P262">Gemini yang Kreatif, Saya Sedang menyusun Buku : </text:p>
            <text:p text:style-name="P262">Judul : 'Pikiran ke Pikiran: Komunikasi Telepati. </text:p>
            <text:p text:style-name="P262"><text:soft-page-break/>Deskripsi:'Buku ini mengeksplorasi fenomena telepati dan kemungkinan komunikasi langsung antar pikiran. Apakah telepati nyata? Bagaimana cara kerjanya (jika ada)? Teknologi apa yang dapat membantu mewujudkan komunikasi telepati? Apa dampaknya bagi interaksi manusia?' . </text:p>
            <text:p text:style-name="P262">Topik Utama : Telepati, neurosains, teknologi komunikasi. </text:p>
            <text:p text:style-name="P262">Target Pembaca : Remaja ( Usia 13 sampai 22 Tahun ).  </text:p>
            <text:p text:style-name="P262">Tugas Anda adalah : </text:p>
            <text:p text:style-name="P262">1. Menyusun Outline/Kerangka/Daftar Isi buku ini yang terdiri atas Bab dan Subbab yang dikembangkan dari Deskripsi buku yang sedang saya susun. </text:p>
            <text:p text:style-name="P262">2. Memberi Saran Gaya Bahasa Penulisan Yang Sesuai dengan Target Pembaca. </text:p>
            <text:p text:style-name="P262">3. Memberikan Tips Tambahan yang memperkaya isi dan bobot buku ini . </text:p>
          </text:section>
          <text:p text:style-name="P241">Tampilkan alur berpikir</text:p>
          <text:section text:style-name="Sect2" text:name="model-response-message-contentr_9c60c999435c6cb7">
            <text:p text:style-name="P121">Tentu, mari kita susun kerangka buku yang menarik tentang telepati untuk remaja, menggabungkan sains, teknologi, dan imajinasi!</text:p>
            <text:p text:style-name="Text_20_body"><text:span text:style-name="Strong_20_Emphasis"><text:span text:style-name="T1">1. Outline/Kerangka Buku: "Pikiran ke Pikiran: Komunikasi Telepati"</text:span></text:span></text:p>
            <text:p text:style-name="P121">Berikut adalah draf kerangka buku yang bisa Anda kembangkan:</text:p>
            <text:p text:style-name="P1"/>
            <text:p text:style-name="Text_20_body"><text:span text:style-name="Strong_20_Emphasis"><text:span text:style-name="T1">Judul:</text:span></text:span><text:span text:style-name="T1"> Pikiran ke Pikiran: Mengungkap Misteri Komunikasi Telepati</text:span></text:p>
            <text:p text:style-name="Text_20_body"><text:span text:style-name="Strong_20_Emphasis"><text:span text:style-name="T1">Kata Pengantar:</text:span></text:span></text:p>
            <text:list xml:id="list3741067231556924898" text:style-name="L1">
              <text:list-item>
                <text:p text:style-name="P242">Mengapa topik telepati menarik? (Sentuh rasa penasaran alami manusia). </text:p>
              </text:list-item>
              <text:list-item>
                <text:p text:style-name="P242">Apa yang akan dijelajahi buku ini? (Janji petualangan mengungkap sains, teknologi, dan imajinasi). </text:p>
              </text:list-item>
              <text:list-item>
                <text:p text:style-name="P122">Pentingnya berpikir kritis saat menjelajahi ide-ide futuristik. </text:p>
              </text:list-item>
            </text:list>
            <text:p text:style-name="Text_20_body"><text:span text:style-name="Strong_20_Emphasis"><text:span text:style-name="T1">Bab 1: Telepati: Sekadar Mimpi atau Bisa Jadi Nyata?</text:span></text:span></text:p>
            <text:list xml:id="list2130558483580698306" text:style-name="L2">
              <text:list-item>
                <text:p text:style-name="P147"><text:span text:style-name="Strong_20_Emphasis"><text:span text:style-name="T1">Subbab 1.1: Apa Sih Telepati Itu?</text:span></text:span><text:span text:style-name="T1"> </text:span></text:p>
                <text:list>
                  <text:list-item>
                    <text:p text:style-name="P243">Definisi telepati yang mudah dipahami. </text:p>
                  </text:list-item>
                  <text:list-item>
                    <text:p text:style-name="P243">Contoh-contoh telepati dalam cerita rakyat, mitos, dan legenda. </text:p>
                  </text:list-item>
                  <text:list-item>
                    <text:p text:style-name="P243">Apakah kamu pernah merasa "sehati" dengan teman atau keluarga? Pengalaman sehari-hari yang mirip telepati. </text:p>
                  </text:list-item>
                </text:list>
              </text:list-item>
              <text:list-item>
                <text:p text:style-name="P147"><text:soft-page-break/><text:span text:style-name="Strong_20_Emphasis"><text:span text:style-name="T1">Subbab 1.2: Telepati di Dunia Hiburan (Film, Buku, Game)</text:span></text:span><text:span text:style-name="T1"> </text:span></text:p>
                <text:list>
                  <text:list-item>
                    <text:p text:style-name="P243">Bagaimana telepati digambarkan dalam fiksi ilmiah populer (Contoh: X-Men, Star Wars, dll). </text:p>
                  </text:list-item>
                  <text:list-item>
                    <text:p text:style-name="P243">Apa yang membuat ide ini begitu menarik di cerita-cerita tersebut? </text:p>
                  </text:list-item>
                </text:list>
              </text:list-item>
              <text:list-item>
                <text:p text:style-name="P147"><text:span text:style-name="Strong_20_Emphasis"><text:span text:style-name="T1">Subbab 1.3: Klaim Telepati di Dunia Nyata</text:span></text:span><text:span text:style-name="T1"> </text:span></text:p>
                <text:list>
                  <text:list-item>
                    <text:p text:style-name="P243">Kisah-kisah orang yang mengaku memiliki kemampuan telepati. </text:p>
                  </text:list-item>
                  <text:list-item>
                    <text:p text:style-name="P243">Eksperimen awal tentang telepati (dan mengapa seringkali hasilnya diragukan). </text:p>
                  </text:list-item>
                  <text:list-item>
                    <text:p text:style-name="P123">Pentingnya bukti ilmiah vs. cerita (anecdotal evidence). </text:p>
                  </text:list-item>
                </text:list>
              </text:list-item>
            </text:list>
            <text:p text:style-name="Text_20_body"><text:span text:style-name="Strong_20_Emphasis"><text:span text:style-name="T1">Bab 2: Mengintip Isi Kepala: Bagaimana Pikiran Bekerja?</text:span></text:span></text:p>
            <text:list xml:id="list7367054770792521521" text:style-name="L3">
              <text:list-item>
                <text:p text:style-name="P148"><text:span text:style-name="Strong_20_Emphasis"><text:span text:style-name="T1">Subbab 2.1: Otak: Komputer Super Canggih di Kepala Kita</text:span></text:span><text:span text:style-name="T1"> </text:span></text:p>
                <text:list>
                  <text:list-item>
                    <text:p text:style-name="P244">Pengantar singkat tentang otak: neuron, sinapsis, sinyal listrik dan kimia. </text:p>
                  </text:list-item>
                  <text:list-item>
                    <text:p text:style-name="P244">Bagaimana otak memproses informasi dari indra kita? </text:p>
                  </text:list-item>
                  <text:list-item>
                    <text:p text:style-name="P244">Analogi sederhana cara kerja otak (misalnya seperti jaringan internet super rumit). </text:p>
                  </text:list-item>
                </text:list>
              </text:list-item>
              <text:list-item>
                <text:p text:style-name="P148"><text:span text:style-name="Strong_20_Emphasis"><text:span text:style-name="T1">Subbab 2.2: Apa Itu "Pikiran"?</text:span></text:span><text:span text:style-name="T1"> </text:span></text:p>
                <text:list>
                  <text:list-item>
                    <text:p text:style-name="P244">Menjelaskan bahwa "pikiran" adalah hasil aktivitas kompleks di otak. </text:p>
                  </text:list-item>
                  <text:list-item>
                    <text:p text:style-name="P244">Bagaimana ide, memori, dan emosi terbentuk (secara sederhana). </text:p>
                  </text:list-item>
                  <text:list-item>
                    <text:p text:style-name="P244">Apakah pikiran bisa "lepas" dari otak? Tantangan ilmiahnya. </text:p>
                  </text:list-item>
                </text:list>
              </text:list-item>
              <text:list-item>
                <text:p text:style-name="P148"><text:span text:style-name="Strong_20_Emphasis"><text:span text:style-name="T1">Subbab 2.3: Bisakah Pikiran Kita "Dibaca" dari Jauh?</text:span></text:span><text:span text:style-name="T1"> </text:span></text:p>
                <text:list>
                  <text:list-item>
                    <text:p text:style-name="P244">Hambatan fisik: tengkorak, jarak. </text:p>
                  </text:list-item>
                  <text:list-item>
                    <text:p text:style-name="P244">Sinyal otak: apakah cukup kuat untuk ditangkap dari jauh tanpa alat? </text:p>
                  </text:list-item>
                  <text:list-item>
                    <text:p text:style-name="P124">Mengapa ilmuwan umumnya skeptis terhadap telepati alami berdasarkan cara kerja otak saat ini. </text:p>
                  </text:list-item>
                </text:list>
              </text:list-item>
            </text:list>
            <text:p text:style-name="Text_20_body"><text:span text:style-name="Strong_20_Emphasis"><text:span text:style-name="T1">Bab 3: Jembatan Teknologi: Menghubungkan Pikiran dengan Mesin</text:span></text:span></text:p>
            <text:list xml:id="list5213657961461214663" text:style-name="L4">
              <text:list-item>
                <text:p text:style-name="P149"><text:span text:style-name="Strong_20_Emphasis"><text:span text:style-name="T1">Subbab 3.1: BCI (Brain-Computer Interface): Langkah Pertama</text:span></text:span><text:span text:style-name="T1"> </text:span></text:p>
                <text:list>
                  <text:list-item>
                    <text:p text:style-name="P245">Apa itu BCI? Bagaimana cara kerjanya? (Contoh: mengendalikan lengan robotik, mengetik dengan pikiran untuk penderita lumpuh). </text:p>
                  </text:list-item>
                  <text:list-item>
                    <text:p text:style-name="P245">Teknologi yang digunakan (EEG, fMRI – dijelaskan secara <text:soft-page-break/>sederhana). </text:p>
                  </text:list-item>
                  <text:list-item>
                    <text:p text:style-name="P149"><text:span text:style-name="T1">Ini bukan "membaca pikiran" detail, tapi membaca </text:span><text:span text:style-name="Emphasis"><text:span text:style-name="T1">niat</text:span></text:span><text:span text:style-name="T1"> atau </text:span><text:span text:style-name="Emphasis"><text:span text:style-name="T1">pola aktivitas</text:span></text:span><text:span text:style-name="T1"> otak. </text:span></text:p>
                  </text:list-item>
                </text:list>
              </text:list-item>
              <text:list-item>
                <text:p text:style-name="P149"><text:span text:style-name="Strong_20_Emphasis"><text:span text:style-name="T1">Subbab 3.2: "Membaca" Pikiran Sederhana dengan Teknologi</text:span></text:span><text:span text:style-name="T1"> </text:span></text:p>
                <text:list>
                  <text:list-item>
                    <text:p text:style-name="P245">Eksperimen menebak gambar yang dilihat atau kata yang dipikirkan seseorang menggunakan pemindaian otak dan AI. </text:p>
                  </text:list-item>
                  <text:list-item>
                    <text:p text:style-name="P245">Keterbatasan teknologi saat ini (masih sangat dasar, belum bisa membaca pikiran kompleks). </text:p>
                  </text:list-item>
                </text:list>
              </text:list-item>
              <text:list-item>
                <text:p text:style-name="P149"><text:span text:style-name="Strong_20_Emphasis"><text:span text:style-name="T1">Subbab 3.3: Dari Mesin ke Otak: Bisakah Informasi "Dikirim"?</text:span></text:span><text:span text:style-name="T1"> </text:span></text:p>
                <text:list>
                  <text:list-item>
                    <text:p text:style-name="P245">Konsep stimulasi otak (misalnya TMS - Transcranial Magnetic Stimulation). </text:p>
                  </text:list-item>
                  <text:list-item>
                    <text:p text:style-name="P245">Eksperimen awal mengirim sinyal sederhana antar otak melalui teknologi (misalnya satu orang berpikir "gerakkan tangan", orang lain menerima sinyal dan tangannya bergerak). </text:p>
                  </text:list-item>
                  <text:list-item>
                    <text:p text:style-name="P245">Tantangan besar dalam mengirim informasi kompleks atau pikiran utuh. </text:p>
                  </text:list-item>
                </text:list>
              </text:list-item>
              <text:list-item>
                <text:p text:style-name="P149"><text:span text:style-name="Strong_20_Emphasis"><text:span text:style-name="T1">Subbab 3.4: Masa Depan Komunikasi Otak-ke-Otak</text:span></text:span><text:span text:style-name="T1"> </text:span></text:p>
                <text:list>
                  <text:list-item>
                    <text:p text:style-name="P245">Visi teknologi masa depan: jaringan pikiran (brain nets)? </text:p>
                  </text:list-item>
                  <text:list-item>
                    <text:p text:style-name="P245">Perusahaan yang berinvestasi di teknologi BCI (contoh: Neuralink). </text:p>
                  </text:list-item>
                  <text:list-item>
                    <text:p text:style-name="P125">Spekulasi: Seperti apa komunikasi telepati yang dimediasi teknologi? </text:p>
                  </text:list-item>
                </text:list>
              </text:list-item>
            </text:list>
            <text:p text:style-name="Text_20_body"><text:span text:style-name="Strong_20_Emphasis"><text:span text:style-name="T1">Bab 4: Jika Telepati (Berbasis Teknologi) Jadi Nyata: Dunia Baru?</text:span></text:span></text:p>
            <text:list xml:id="list6099147134416918172" text:style-name="L5">
              <text:list-item>
                <text:p text:style-name="P150"><text:span text:style-name="Strong_20_Emphasis"><text:span text:style-name="T1">Subbab 4.1: Komunikasi Super Cepat atau Super Ribet?</text:span></text:span><text:span text:style-name="T1"> </text:span></text:p>
                <text:list>
                  <text:list-item>
                    <text:p text:style-name="P246">Bayangkan bisa berbagi ide secara instan. </text:p>
                  </text:list-item>
                  <text:list-item>
                    <text:p text:style-name="P246">Potensi kesalahpahaman baru jika pikiran "terbaca" tanpa filter. </text:p>
                  </text:list-item>
                  <text:list-item>
                    <text:p text:style-name="P246">Bagaimana bahasa verbal akan berubah? </text:p>
                  </text:list-item>
                </text:list>
              </text:list-item>
              <text:list-item>
                <text:p text:style-name="P150"><text:span text:style-name="Strong_20_Emphasis"><text:span text:style-name="T1">Subbab 4.2: Privasi Pikiran: Batas Terakhir yang Hilang?</text:span></text:span><text:span text:style-name="T1"> </text:span></text:p>
                <text:list>
                  <text:list-item>
                    <text:p text:style-name="P246">Siapa yang boleh "mendengar" pikiranmu? </text:p>
                  </text:list-item>
                  <text:list-item>
                    <text:p text:style-name="P246">Bagaimana melindungi diri dari "pembaca pikiran" yang tidak diinginkan? </text:p>
                  </text:list-item>
                  <text:list-item>
                    <text:p text:style-name="P246">Isu keamanan data pikiran. </text:p>
                  </text:list-item>
                </text:list>
              </text:list-item>
              <text:list-item>
                <text:p text:style-name="P150"><text:span text:style-name="Strong_20_Emphasis"><text:span text:style-name="T1">Subbab 4.3: Empati Radikal atau Konflik Baru?</text:span></text:span><text:span text:style-name="T1"> </text:span></text:p>
                <text:list>
                  <text:list-item>
                    <text:p text:style-name="P246">Bisakah merasakan emosi orang lain secara langsung meningkatkan empati? </text:p>
                  </text:list-item>
                  <text:list-item>
                    <text:p text:style-name="P246">Atau justru memicu konflik karena pikiran negatif yang tak <text:soft-page-break/>terucapkan terungkap? </text:p>
                  </text:list-item>
                </text:list>
              </text:list-item>
              <text:list-item>
                <text:p text:style-name="P150"><text:span text:style-name="Strong_20_Emphasis"><text:span text:style-name="T1">Subbab 4.4: Etika Telepati: Aturan Main di Masa Depan</text:span></text:span><text:span text:style-name="T1"> </text:span></text:p>
                <text:list>
                  <text:list-item>
                    <text:p text:style-name="P246">Perlunya hukum dan etika baru. </text:p>
                  </text:list-item>
                  <text:list-item>
                    <text:p text:style-name="P246">Isu kesetaraan akses: siapa yang bisa memakai teknologi ini? </text:p>
                  </text:list-item>
                  <text:list-item>
                    <text:p text:style-name="P126">Potensi penyalahgunaan (manipulasi, kontrol pikiran). </text:p>
                  </text:list-item>
                </text:list>
              </text:list-item>
            </text:list>
            <text:p text:style-name="Text_20_body"><text:span text:style-name="Strong_20_Emphasis"><text:span text:style-name="T1">Bab 5: Kesimpulan: Pikiran Terbuka untuk Masa Depan</text:span></text:span></text:p>
            <text:list xml:id="list6062313583619676053" text:style-name="L6">
              <text:list-item>
                <text:p text:style-name="P151"><text:span text:style-name="Strong_20_Emphasis"><text:span text:style-name="T1">Subbab 5.1: Merangkum Perjalanan: Mitos, Sains, dan Teknologi</text:span></text:span><text:span text:style-name="T1"> </text:span></text:p>
                <text:list>
                  <text:list-item>
                    <text:p text:style-name="P247">Telepati alami vs. telepati berbasis teknologi. </text:p>
                  </text:list-item>
                  <text:list-item>
                    <text:p text:style-name="P247">Apa yang sudah mungkin vs. apa yang masih jauh di masa depan. </text:p>
                  </text:list-item>
                </text:list>
              </text:list-item>
              <text:list-item>
                <text:p text:style-name="P151"><text:span text:style-name="Strong_20_Emphasis"><text:span text:style-name="T1">Subbab 5.2: Pertanyaan yang Tersisa</text:span></text:span><text:span text:style-name="T1"> </text:span></text:p>
                <text:list>
                  <text:list-item>
                    <text:p text:style-name="P247">Apa penemuan besar berikutnya dalam neurosains dan BCI? </text:p>
                  </text:list-item>
                  <text:list-item>
                    <text:p text:style-name="P247">Bagaimana kita bisa menggunakan teknologi ini secara bijak? </text:p>
                  </text:list-item>
                </text:list>
              </text:list-item>
              <text:list-item>
                <text:p text:style-name="P151"><text:span text:style-name="Strong_20_Emphasis"><text:span text:style-name="T1">Subbab 5.3: Kamu dan Masa Depan Komunikasi</text:span></text:span><text:span text:style-name="T1"> </text:span></text:p>
                <text:list>
                  <text:list-item>
                    <text:p text:style-name="P247">Mengajak pembaca untuk terus belajar dan berpikir kritis tentang teknologi dan dampaknya. </text:p>
                  </text:list-item>
                  <text:list-item>
                    <text:p text:style-name="P127">Mendorong imajinasi tentang bagaimana kita akan berkomunikasi di masa depan. </text:p>
                  </text:list-item>
                </text:list>
              </text:list-item>
            </text:list>
            <text:p text:style-name="Text_20_body"><text:span text:style-name="Strong_20_Emphasis"><text:span text:style-name="T1">Lampiran (Opsional tapi Bermanfaat):</text:span></text:span></text:p>
            <text:list xml:id="list7832162752543339288" text:style-name="L7">
              <text:list-item>
                <text:p text:style-name="P152"><text:span text:style-name="Strong_20_Emphasis"><text:span text:style-name="T1">Glosarium:</text:span></text:span><text:span text:style-name="T1"> Daftar istilah penting (Neuron, Sinapsis, BCI, EEG, fMRI, dll) dengan penjelasan sederhana. </text:span></text:p>
              </text:list-item>
              <text:list-item>
                <text:p text:style-name="P152"><text:span text:style-name="Strong_20_Emphasis"><text:span text:style-name="T1">Tokoh Penting:</text:span></text:span><text:span text:style-name="T1"> Ilmuwan atau tokoh yang relevan dalam sejarah penelitian psikis atau pengembangan BCI. </text:span></text:p>
              </text:list-item>
              <text:list-item>
                <text:p text:style-name="P152"><text:span text:style-name="Strong_20_Emphasis"><text:span text:style-name="T1">Bacaan/Tontonan Lebih Lanjut:</text:span></text:span><text:span text:style-name="T1"> Rekomendasi buku, artikel, atau dokumenter (yang ramah remaja) untuk yang ingin tahu lebih banyak. </text:span></text:p>
              </text:list-item>
              <text:list-item>
                <text:p text:style-name="P15"><text:span text:style-name="Strong_20_Emphasis"><text:span text:style-name="T1">Eksperimen Pikiran Sederhana:</text:span></text:span><text:span text:style-name="T1"> Beberapa ide permainan atau pemikiran untuk dilakukan pembaca terkait komunikasi dan persepsi. </text:span></text:p>
              </text:list-item>
            </text:list>
            <text:p text:style-name="P1"/>
            <text:p text:style-name="Text_20_body"><text:span text:style-name="Strong_20_Emphasis"><text:span text:style-name="T1">2. Saran Gaya Bahasa Penulisan</text:span></text:span></text:p>
            <text:p text:style-name="P121">Mengingat target pembaca adalah remaja (13-22 tahun), gaya bahasa sebaiknya:</text:p>
            <text:list xml:id="list3344271495822832628" text:style-name="L8">
              <text:list-item>
                <text:p text:style-name="P153"><text:span text:style-name="Strong_20_Emphasis"><text:span text:style-name="T1">Santai tapi Informatif:</text:span></text:span><text:span text:style-name="T1"> Gunakan bahasa Indonesia yang lugas, tidak terlalu kaku atau formal, tapi tetap akurat secara ilmiah. Hindari kalimat yang terlalu panjang dan kompleks. </text:span></text:p>
              </text:list-item>
              <text:list-item>
                <text:p text:style-name="P153"><text:span text:style-name="Strong_20_Emphasis"><text:span text:style-name="T1">Antusias dan Mengajak:</text:span></text:span><text:span text:style-name="T1"> Tunjukkan semangat dan rasa ingin tahu </text:span><text:soft-page-break/><text:span text:style-name="T1">penulis terhadap topik ini. Gunakan pertanyaan retoris untuk memancing pemikiran pembaca ("Pernahkah kamu berpikir...?", "Bagaimana jika...?"). </text:span></text:p>
              </text:list-item>
              <text:list-item>
                <text:p text:style-name="P153"><text:span text:style-name="Strong_20_Emphasis"><text:span text:style-name="T1">Gunakan Analogi dan Metafora:</text:span></text:span><text:span text:style-name="T1"> Jelaskan konsep ilmiah yang rumit (seperti cara kerja neuron atau BCI) dengan perumpamaan yang mudah dipahami dan relevan dengan dunia remaja (misalnya, membandingkan sinyal otak dengan pesan instan, atau BCI dengan </text:span><text:span text:style-name="Emphasis"><text:span text:style-name="T1">joystick</text:span></text:span><text:span text:style-name="T1"> yang dikendalikan pikiran). </text:span></text:p>
              </text:list-item>
              <text:list-item>
                <text:p text:style-name="P153"><text:span text:style-name="Strong_20_Emphasis"><text:span text:style-name="T1">Relatable:</text:span></text:span><text:span text:style-name="T1"> Hubungkan topik dengan pengalaman atau minat remaja. Contoh dari film, game, atau media sosial bisa sangat membantu. Ceritakan kisah nyata (misalnya pengguna BCI) atau buat skenario hipotetis yang menarik. </text:span></text:p>
              </text:list-item>
              <text:list-item>
                <text:p text:style-name="P153"><text:span text:style-name="Strong_20_Emphasis"><text:span text:style-name="T1">Visual:</text:span></text:span><text:span text:style-name="T1"> Sangat penting! Gunakan banyak ilustrasi, diagram sederhana, infografis, atau bahkan komik strip mini untuk menjelaskan konsep atau menggambarkan skenario. </text:span></text:p>
              </text:list-item>
              <text:list-item>
                <text:p text:style-name="P153"><text:span text:style-name="Strong_20_Emphasis"><text:span text:style-name="T1">Hindari Jargon Berlebihan:</text:span></text:span><text:span text:style-name="T1"> Jika harus menggunakan istilah teknis (seperti EEG atau Neuron), jelaskan artinya secara langsung dengan bahasa sederhana, atau masukkan ke dalam glosarium. </text:span></text:p>
              </text:list-item>
              <text:list-item>
                <text:p text:style-name="P16"><text:span text:style-name="Strong_20_Emphasis"><text:span text:style-name="T1">Seimbangkan Antara Skeptisisme dan Optimisme:</text:span></text:span><text:span text:style-name="T1"> Akui bahwa telepati alami belum terbukti secara ilmiah, namun tunjukkan antusiasme terhadap potensi teknologi masa depan sambil tetap mengingatkan tentang tantangan dan etika. </text:span></text:p>
              </text:list-item>
            </text:list>
            <text:p text:style-name="Text_20_body"><text:span text:style-name="Strong_20_Emphasis"><text:span text:style-name="T1">Contoh Penggunaan Gaya Bahasa:</text:span></text:span></text:p>
            <text:list xml:id="list7396144002944898945" text:style-name="L9">
              <text:list-item>
                <text:p text:style-name="P154"><text:span text:style-name="Emphasis"><text:span text:style-name="T1">Kurang menarik:</text:span></text:span><text:span text:style-name="T1"> "Neuron berkomunikasi melalui transmisi sinaptik yang melibatkan neurotransmiter." </text:span></text:p>
              </text:list-item>
              <text:list-item>
                <text:p text:style-name="P17"><text:span text:style-name="Emphasis"><text:span text:style-name="T1">Lebih menarik:</text:span></text:span><text:span text:style-name="T1"> "Bayangkan otakmu seperti kota super sibuk. Neuron adalah penduduknya, dan mereka saling 'ngobrol' atau kirim pesan lewat jalur khusus bernama sinapsis. Pesannya? Zat kimia spesial yang disebut neurotransmiter. Keren, kan?" </text:span></text:p>
              </text:list-item>
            </text:list>
            <text:p text:style-name="P1"/>
            <text:p text:style-name="Text_20_body"><text:span text:style-name="Strong_20_Emphasis"><text:span text:style-name="T1">3. Tips Tambahan untuk Memperkaya Buku</text:span></text:span></text:p>
            <text:list xml:id="list4986842841043898297" text:style-name="L10">
              <text:list-item>
                <text:p text:style-name="P155"><text:span text:style-name="Strong_20_Emphasis"><text:span text:style-name="T1">Kotak "Fakta Menarik" atau "Mitos vs. Fakta":</text:span></text:span><text:span text:style-name="T1"> Sisipkan kotak-kotak kecil di sela-sela teks utama yang berisi fakta unik tentang otak, sejarah telepati, atau klarifikasi antara mitos populer dan kenyataan ilmiah. </text:span></text:p>
              </text:list-item>
              <text:list-item>
                <text:p text:style-name="P155"><text:span text:style-name="Strong_20_Emphasis"><text:span text:style-name="T1">Wawancara Fiksi (tapi Berbasis Riset):</text:span></text:span><text:span text:style-name="T1"> Buat segmen wawancara </text:span><text:soft-page-break/><text:span text:style-name="T1">imajiner dengan seorang "neuroscientist masa depan" atau "ahli etika teknologi" untuk membahas potensi dan dilema telepati teknologi. Pastikan jawabannya didasarkan pada tren riset saat ini. </text:span></text:p>
              </text:list-item>
              <text:list-item>
                <text:p text:style-name="P155"><text:span text:style-name="Strong_20_Emphasis"><text:span text:style-name="T1">Skenario "Bagaimana Jika...":</text:span></text:span><text:span text:style-name="T1"> Buat beberapa skenario pendek (1-2 halaman) yang menggambarkan kehidupan sehari-hari jika teknologi telepati sudah umum digunakan. Fokus pada interaksi sosial, sekolah, atau hobi remaja. </text:span></text:p>
              </text:list-item>
              <text:list-item>
                <text:p text:style-name="P155"><text:span text:style-name="Strong_20_Emphasis"><text:span text:style-name="T1">Profil Singkat:</text:span></text:span><text:span text:style-name="T1"> Ceritakan secara singkat kisah nyata orang yang menggunakan teknologi BCI canggih saat ini. Ini membuat teknologi terasa lebih nyata dan manusiawi. </text:span></text:p>
              </text:list-item>
              <text:list-item>
                <text:p text:style-name="P155"><text:span text:style-name="Strong_20_Emphasis"><text:span text:style-name="T1">Elemen Interaktif (jika memungkinkan dalam format buku):</text:span></text:span><text:span text:style-name="T1"> Mungkin ada kuis singkat di akhir bab ("Seberapa Paham Kamu Tentang Otak?"), atau ajakan untuk melakukan eksperimen pikiran sederhana ("Coba tebak apa yang sedang dipikirkan temanmu – lalu tanyakan! Seberapa sering kamu benar?"). </text:span></text:p>
              </text:list-item>
              <text:list-item>
                <text:p text:style-name="P155"><text:span text:style-name="Strong_20_Emphasis"><text:span text:style-name="T1">Koneksi ke Pelajaran Sekolah:</text:span></text:span><text:span text:style-name="T1"> Jika memungkinkan, singgung sedikit bagaimana topik ini berkaitan dengan pelajaran biologi (otak), fisika (sinyal), atau bahkan sosiologi/etika. </text:span></text:p>
              </text:list-item>
              <text:list-item>
                <text:p text:style-name="P18"><text:span text:style-name="Strong_20_Emphasis"><text:span text:style-name="T1">Desain Visual yang Menarik:</text:span></text:span><text:span text:style-name="T1"> Investasikan pada desain sampul dan tata letak yang </text:span><text:span text:style-name="Emphasis"><text:span text:style-name="T1">eye-catching</text:span></text:span><text:span text:style-name="T1"> dan modern, sesuai selera remaja. Gunakan warna, font, dan gambar yang dinamis. </text:span></text:p>
              </text:list-item>
            </text:list>
            <text:p text:style-name="P121">Semoga kerangka dan saran ini membantumu menyusun buku "Pikiran ke Pikiran" yang informatif sekaligus super menarik bagi pembaca remaja! Selamat menulis!</text:p>
          </text:section>
          <text:section text:style-name="Sect1" text:name="feedback-form-0">
            <text:p text:style-name="P241"/>
          </text:section>
        </text:section>
        <text:section text:style-name="Sect1" text:name="6195d6767e3011a1">
          <text:p text:style-name="P121"/>
          <text:section text:style-name="Sect1" text:name="user-query-content-1">
            <text:p text:style-name="P262">Pada Pendahuluan/Kata Pengantar , Tambahkan prompt pada subbab untuk mendapatkan isinya </text:p>
          </text:section>
          <text:p text:style-name="P241">Tampilkan alur berpikir</text:p>
          <text:section text:style-name="Sect2" text:name="model-response-message-contentr_6195d6767e3011a1">
            <text:p text:style-name="Text_20_body"><text:span text:style-name="T1">Baik, berikut adalah contoh </text:span><text:span text:style-name="Emphasis"><text:span text:style-name="T1">prompt</text:span></text:span><text:span text:style-name="T1"> (perintah atau arahan) yang bisa Anda gunakan untuk membantu menghasilkan isi teks untuk setiap subbab di bagian Pendahuluan/Kata Pengantar buku Anda, dengan tetap mempertahankan gaya yang sesuai untuk remaja:</text:span></text:p>
            <text:p text:style-name="P1"/>
            <text:p text:style-name="Text_20_body"><text:span text:style-name="Strong_20_Emphasis"><text:span text:style-name="T1">Pendahuluan/Kata Pengantar</text:span></text:span></text:p>
            <text:list xml:id="list8470106430827287852" text:style-name="L11">
              <text:list-item>
                <text:p text:style-name="P19"><text:soft-page-break/><text:span text:style-name="Strong_20_Emphasis"><text:span text:style-name="T1">Subbab: Mengapa topik telepati menarik?</text:span></text:span></text:p>
                <text:list>
                  <text:list-item>
                    <text:p text:style-name="P156"><text:span text:style-name="Strong_20_Emphasis"><text:span text:style-name="T1">Prompt:</text:span></text:span><text:span text:style-name="T1"> "</text:span><text:span text:style-name="Emphasis"><text:span text:style-name="T1">Tuliskan paragraf pembuka yang energik dan memikat untuk remaja (usia 13-22 tahun) yang menjelaskan mengapa ide tentang telepati atau komunikasi pikiran-ke-pikiran itu sangat keren dan bikin penasaran. Sentuh bagaimana kita semua kadang berharap bisa tahu apa yang dipikirkan teman atau keluarga. Singgung sedikit bagaimana telepati sering muncul di film superhero atau cerita fantasi favorit mereka. Buat agar pembaca merasa 'Wah, ini bakal seru!' Gunakan bahasa gaul yang wajar dan nada antusias.</text:span></text:span><text:span text:style-name="T1">" </text:span></text:p>
                  </text:list-item>
                </text:list>
              </text:list-item>
              <text:list-item>
                <text:p text:style-name="P19"><text:span text:style-name="Strong_20_Emphasis"><text:span text:style-name="T1">Subbab: Apa yang akan dijelajahi buku ini?</text:span></text:span></text:p>
                <text:list>
                  <text:list-item>
                    <text:p text:style-name="P156"><text:span text:style-name="Strong_20_Emphasis"><text:span text:style-name="T1">Prompt:</text:span></text:span><text:span text:style-name="T1"> "</text:span><text:span text:style-name="Emphasis"><text:span text:style-name="T1">Buatlah 2-3 kalimat yang memberi gambaran singkat tentang isi buku ini, seperti trailer film yang bikin penasaran. Sebutkan bahwa kita akan berpetualang bareng, mulai dari mengupas mitos kuno tentang telepati, mengintip cara kerja otak kita yang super canggih (tapi dijelasin dengan gampang!), melihat teknologi masa depan yang mungkin bisa menghubungkan pikiran, sampai membayangkan bagaimana dunia berubah jika telepati jadi nyata. Janjikan bahwa buku ini akan menjawab banyak pertanyaan seru, tanpa bikin pusing seperti buku pelajaran.</text:span></text:span><text:span text:style-name="T1">" </text:span></text:p>
                  </text:list-item>
                </text:list>
              </text:list-item>
              <text:list-item>
                <text:p text:style-name="P19"><text:span text:style-name="Strong_20_Emphasis"><text:span text:style-name="T1">Subbab: Pentingnya berpikir kritis saat menjelajahi ide-ide futuristik.</text:span></text:span></text:p>
                <text:list>
                  <text:list-item>
                    <text:p text:style-name="P19"><text:span text:style-name="Strong_20_Emphasis"><text:span text:style-name="T1">Prompt:</text:span></text:span><text:span text:style-name="T1"> "</text:span><text:span text:style-name="Emphasis"><text:span text:style-name="T1">Tuliskan sebuah paragraf pendek yang mengajak pembaca remaja untuk jadi 'detektif ide'. Jelaskan bahwa saat membahas hal sekeren telepati, penting untuk bisa membedakan mana yang fakta sains, mana yang masih dugaan atau imajinasi, dan mana yang cuma ada di film. Sampaikan dengan gaya positif, bukan menggurui, bahwa berpikir kritis itu bukan berarti nggak boleh berimajinasi, tapi justru bikin kita jadi lebih pintar dalam memahami dunia dan teknologi masa depan. Ajak mereka untuk menikmati perjalanan ini dengan pikiran terbuka tapi tetap cerdas.</text:span></text:span><text:span text:style-name="T1">" </text:span></text:p>
                  </text:list-item>
                </text:list>
              </text:list-item>
            </text:list>
            <text:p text:style-name="P1"/>
            <text:p text:style-name="P121">Anda bisa menggunakan prompt ini sebagai arahan saat Anda mulai menulis <text:soft-page-break/>bagian Kata Pengantar, atau jika Anda menggunakan alat bantu tulis AI, prompt ini bisa dimasukkan untuk menghasilkan draf awal yang kemudian bisa Anda poles lagi.</text:p>
          </text:section>
          <text:section text:style-name="Sect1" text:name="feedback-form-1">
            <text:p text:style-name="P241"/>
          </text:section>
        </text:section>
        <text:section text:style-name="Sect1" text:name="e3b565ddee4e5a23">
          <text:p text:style-name="P121"/>
          <text:section text:style-name="Sect1" text:name="user-query-content-2">
            <text:p text:style-name="P262">Pada Bab 1 Tambahkan prompt pada tiap bab untuk mendapatkan pengantar , pada tiap subbab/sub-subab untuk mendapatkan isi dengan pembahasan mendalam </text:p>
          </text:section>
          <text:p text:style-name="P241">Tampilkan alur berpikir</text:p>
          <text:section text:style-name="Sect2" text:name="model-response-message-contentr_e3b565ddee4e5a23">
            <text:p text:style-name="P121">Tentu, mari kita tambahkan prompt untuk pengantar Bab 1 dan pembahasan mendalam untuk setiap subbabnya:</text:p>
            <text:p text:style-name="P1"/>
            <text:p text:style-name="Text_20_body"><text:span text:style-name="Strong_20_Emphasis"><text:span text:style-name="T1">Bab 1: Telepati: Sekadar Mimpi atau Bisa Jadi Nyata?</text:span></text:span></text:p>
            <text:list xml:id="list7502382874956899421" text:style-name="L12">
              <text:list-item>
                <text:p text:style-name="P20"><text:span text:style-name="Strong_20_Emphasis"><text:span text:style-name="T1">Prompt untuk Pengantar Bab 1:</text:span></text:span></text:p>
                <text:list>
                  <text:list-item>
                    <text:p text:style-name="P157"><text:span text:style-name="T1">"</text:span><text:span text:style-name="Emphasis"><text:span text:style-name="T1">Tuliskan paragraf pengantar yang memikat untuk Bab 1, yang ditujukan bagi pembaca remaja. Mulai dengan pertanyaan yang menggugah rasa ingin tahu, seperti 'Pernah nggak sih kamu berharap bisa tahu persis apa yang ada di pikiran temanmu?' atau 'Bagaimana rasanya jika bisa mengirim pesan tanpa bicara atau mengetik?'. Akui bahwa telepati sering dianggap hanya ada di film atau komik, tapi ide ini sudah ada sejak lama. Sampaikan bahwa di bab ini, kita akan memulai petualangan untuk mengupas lapisan pertama misteri telepati: mulai dari definisinya, kemunculannya di dunia hiburan, hingga klaim-klaim di dunia nyata. Buat pembaca merasa bab ini adalah titik awal yang penting dan seru.</text:span></text:span><text:span text:style-name="T1">" </text:span></text:p>
                  </text:list-item>
                </text:list>
              </text:list-item>
              <text:list-item>
                <text:p text:style-name="P20"><text:span text:style-name="Strong_20_Emphasis"><text:span text:style-name="T1">Subbab 1.1: Apa Sih Telepati Itu?</text:span></text:span></text:p>
                <text:list>
                  <text:list-item>
                    <text:p text:style-name="P157"><text:span text:style-name="Strong_20_Emphasis"><text:span text:style-name="T1">Prompt untuk Isi Mendalam:</text:span></text:span><text:span text:style-name="T1"> </text:span></text:p>
                    <text:list>
                      <text:list-item>
                        <text:p text:style-name="P157"><text:span text:style-name="T1">"</text:span><text:span text:style-name="Emphasis"><text:span text:style-name="T1">Jelaskan secara rinci dan mendalam apa yang dimaksud dengan 'telepati'. Berikan definisi formal yang disederhanakan (misal: komunikasi informasi dari satu pikiran ke pikiran lain tanpa menggunakan saluran sensorik fisik yang dikenal). Bedah definisi ini: apa artinya 'informasi'? Apa saja 'saluran sensorik fisik' yang biasa kita </text:span></text:span><text:soft-page-break/><text:span text:style-name="Emphasis"><text:span text:style-name="T1">gunakan (penglihatan, pendengaran, dll.)? Berikan contoh-contoh historis atau mitologis dari berbagai budaya yang menggambarkan konsep mirip telepati (misalnya, hubungan batin antar dewa, firasat kuat dalam legenda). Bahas juga fenomena sehari-hari yang sering disalahartikan sebagai telepati (seperti 'kebetulan' menelepon teman yang baru saja memikirkan kita, intuisi, atau ikatan emosional kuat) dan jelaskan mengapa secara ilmiah ini berbeda dari definisi telepati yang ketat. Gunakan analogi sederhana untuk menjelaskan konsep 'tanpa saluran fisik'.</text:span></text:span><text:span text:style-name="T1">" </text:span></text:p>
                      </text:list-item>
                    </text:list>
                  </text:list-item>
                </text:list>
              </text:list-item>
              <text:list-item>
                <text:p text:style-name="P20"><text:span text:style-name="Strong_20_Emphasis"><text:span text:style-name="T1">Subbab 1.2: Telepati di Dunia Hiburan (Film, Buku, Game)</text:span></text:span></text:p>
                <text:list>
                  <text:list-item>
                    <text:p text:style-name="P157"><text:span text:style-name="Strong_20_Emphasis"><text:span text:style-name="T1">Prompt untuk Isi Mendalam:</text:span></text:span><text:span text:style-name="T1"> </text:span></text:p>
                    <text:list>
                      <text:list-item>
                        <text:p text:style-name="P157"><text:span text:style-name="T1">"</text:span><text:span text:style-name="Emphasis"><text:span text:style-name="T1">Lakukan pembahasan mendalam tentang bagaimana telepati direpresentasikan dalam berbagai media hiburan populer di kalangan remaja. Pilih 3-5 contoh spesifik (misalnya, Professor X dari X-Men, Eleven dari Stranger Things, Mantis dari Guardians of the Galaxy, penggunaan Force oleh Jedi/Sith di Star Wars, mungkin karakter dari anime atau game populer). Untuk setiap contoh, analisis: Bagaimana cara kerja telepati versi mereka? Apa batasan kemampuannya? Bagaimana kemampuan ini mempengaruhi karakter dan cerita? Mengapa penggambaran ini menarik bagi penonton? Bahas juga variasi penggambaran telepati (membaca pikiran, mengendalikan pikiran, mengirim pesan, merasakan emosi). Diskusikan bagaimana representasi fiksi ini membentuk persepsi populer tentang telepati dan seringkali menyimpang jauh dari kemungkinan ilmiah atau klaim di dunia nyata.</text:span></text:span><text:span text:style-name="T1">" </text:span></text:p>
                      </text:list-item>
                    </text:list>
                  </text:list-item>
                </text:list>
              </text:list-item>
              <text:list-item>
                <text:p text:style-name="P20"><text:span text:style-name="Strong_20_Emphasis"><text:span text:style-name="T1">Subbab 1.3: Klaim Telepati di Dunia Nyata</text:span></text:span></text:p>
                <text:list>
                  <text:list-item>
                    <text:p text:style-name="P157"><text:span text:style-name="Strong_20_Emphasis"><text:span text:style-name="T1">Prompt untuk Isi Mendalam:</text:span></text:span><text:span text:style-name="T1"> </text:span></text:p>
                    <text:list>
                      <text:list-item>
                        <text:p text:style-name="P20"><text:span text:style-name="T1">"</text:span><text:span text:style-name="Emphasis"><text:span text:style-name="T1">Selidiki secara mendalam klaim-klaim telepati yang pernah muncul di dunia nyata. Ceritakan sejarah singkat penelitian parapsikologi terkait telepati, termasuk tokoh-tokoh seperti J.B. Rhine dan eksperimen kartu Zener-nya. </text:span></text:span><text:soft-page-break/><text:span text:style-name="Emphasis"><text:span text:style-name="T1">Jelaskan metodologi eksperimen tersebut dan mengapa hasilnya kontroversial serta sulit direplikasi (masalah kebocoran sensorik, efek statistik, bias peneliti). Bahas beberapa kasus terkenal individu yang mengklaim memiliki kemampuan telepati dan bagaimana klaim tersebut biasanya diuji (seringkali gagal dalam kondisi laboratorium yang terkontrol ketat). Jelaskan konsep skeptisisme ilmiah: mengapa klaim luar biasa membutuhkan bukti luar biasa? Tekankan perbedaan krusial antara bukti anekdotal (cerita pribadi) dan bukti empiris (data dari eksperimen terkontrol). Sampaikan ini dengan cara yang menghormati rasa ingin tahu tetapi mengedepankan pentingnya metode ilmiah dan pemikiran kritis dalam mengevaluasi klaim semacam itu.</text:span></text:span><text:span text:style-name="T1">" </text:span></text:p>
                      </text:list-item>
                    </text:list>
                  </text:list-item>
                </text:list>
              </text:list-item>
            </text:list>
            <text:p text:style-name="P1"/>
            <text:p text:style-name="P121">Prompt ini dirancang untuk menghasilkan teks yang lebih detail dan analitis untuk setiap bagian, sesuai dengan permintaan "pembahasan mendalam", sambil tetap menjaga agar bahasanya sesuai dan menarik bagi target pembaca remaja.</text:p>
          </text:section>
          <text:section text:style-name="Sect1" text:name="feedback-form-2">
            <text:p text:style-name="P241"/>
          </text:section>
        </text:section>
        <text:section text:style-name="Sect1" text:name="d5b74f22a4e184a6">
          <text:p text:style-name="P121"/>
          <text:section text:style-name="Sect1" text:name="user-query-content-3">
            <text:p text:style-name="P262">Pada Bab 2 Tambahkan prompt pada awal bab untuk mendapatkan pengantar , pada tiap subbab/sub-subab untuk mendapatkan isi dengan pembahasan mendalam </text:p>
          </text:section>
          <text:p text:style-name="P241">Tampilkan alur berpikir</text:p>
          <text:section text:style-name="Sect2" text:name="model-response-message-contentr_d5b74f22a4e184a6">
            <text:p text:style-name="P121">Oke, mari kita lanjutkan dengan prompt untuk pengantar Bab 2 dan pembahasan mendalam untuk setiap subbabnya:</text:p>
            <text:p text:style-name="P1"/>
            <text:p text:style-name="Text_20_body"><text:span text:style-name="Strong_20_Emphasis"><text:span text:style-name="T1">Bab 2: Mengintip Isi Kepala: Bagaimana Pikiran Bekerja?</text:span></text:span></text:p>
            <text:list xml:id="list3105823915810650105" text:style-name="L13">
              <text:list-item>
                <text:p text:style-name="P21"><text:span text:style-name="Strong_20_Emphasis"><text:span text:style-name="T1">Prompt untuk Pengantar Bab 2:</text:span></text:span></text:p>
                <text:list>
                  <text:list-item>
                    <text:p text:style-name="P158"><text:span text:style-name="T1">"</text:span><text:span text:style-name="Emphasis"><text:span text:style-name="T1">Tuliskan paragraf pengantar untuk Bab 2 yang menjembatani Bab 1 (tentang ide telepati) ke Bab 2 (tentang otak). Mulai dengan mengatakan bahwa setelah menjelajahi mimpi dan klaim </text:span></text:span><text:soft-page-break/><text:span text:style-name="Emphasis"><text:span text:style-name="T1">telepati, sekarang saatnya kita menjadi ilmuwan dan 'membongkar mesin' di balik pikiran: yaitu otak manusia. Tekankan bahwa memahami cara kerja otak adalah kunci untuk menilai apakah komunikasi pikiran-ke-pikiran itu mungkin terjadi secara alami. Janjikan bahwa bab ini akan membawa pembaca dalam tur seru ke dalam kepala mereka sendiri, mengungkap rahasia neuron, sinyal listrik, dan bagaimana semua itu menghasilkan 'pikiran'. Gunakan nada yang membuat ilmu otak terdengar seperti petualangan, bukan pelajaran yang membosankan.</text:span></text:span><text:span text:style-name="T1">" </text:span></text:p>
                  </text:list-item>
                </text:list>
              </text:list-item>
              <text:list-item>
                <text:p text:style-name="P21"><text:span text:style-name="Strong_20_Emphasis"><text:span text:style-name="T1">Subbab 2.1: Otak: Komputer Super Canggih di Kepala Kita</text:span></text:span></text:p>
                <text:list>
                  <text:list-item>
                    <text:p text:style-name="P158"><text:span text:style-name="Strong_20_Emphasis"><text:span text:style-name="T1">Prompt untuk Isi Mendalam:</text:span></text:span><text:span text:style-name="T1"> </text:span></text:p>
                    <text:list>
                      <text:list-item>
                        <text:p text:style-name="P158"><text:span text:style-name="T1">"</text:span><text:span text:style-name="Emphasis"><text:span text:style-name="T1">Jelaskan secara rinci dan mendalam mengenai otak manusia sebagai pusat kendali tubuh dan pikiran, menggunakan analogi utama 'komputer super canggih' atau 'markas besar' yang disesuaikan untuk remaja. Uraikan struktur dasar otak secara sederhana (misalnya, bagian-bagian utama seperti otak besar/korteks, otak kecil, batang otak, dan fungsi umumnya). Fokus pada 'blok bangunan' utamanya: </text:span></text:span><text:span text:style-name="Emphasis"><text:span text:style-name="Strong_20_Emphasis"><text:span text:style-name="T1">neuron</text:span></text:span></text:span><text:span text:style-name="Emphasis"><text:span text:style-name="T1">. Jelaskan apa itu neuron, bagian-bagiannya (dendrit, badan sel, akson), dan bagaimana mereka berfungsi sebagai pembawa pesan. Terangkan proses komunikasi antar neuron melalui </text:span></text:span><text:span text:style-name="Emphasis"><text:span text:style-name="Strong_20_Emphasis"><text:span text:style-name="T1">sinapsis</text:span></text:span></text:span><text:span text:style-name="Emphasis"><text:span text:style-name="T1">, melibatkan </text:span></text:span><text:span text:style-name="Emphasis"><text:span text:style-name="Strong_20_Emphasis"><text:span text:style-name="T1">sinyal listrik</text:span></text:span></text:span><text:span text:style-name="Emphasis"><text:span text:style-name="T1"> (potensial aksi) yang berjalan di sepanjang akson dan </text:span></text:span><text:span text:style-name="Emphasis"><text:span text:style-name="Strong_20_Emphasis"><text:span text:style-name="T1">sinyal kimia</text:span></text:span></text:span><text:span text:style-name="Emphasis"><text:span text:style-name="T1"> (neurotransmitter) yang menyeberangi celah sinapsis. Gunakan perumpamaan yang mudah dipahami (misal: pesan berantai, domino effect, kunci dan gembok untuk neurotransmitter). Sertakan fakta-fakta kuantitatif yang menakjubkan (jumlah neuron, jumlah koneksi) untuk menunjukkan kompleksitas otak.</text:span></text:span><text:span text:style-name="T1">" </text:span></text:p>
                      </text:list-item>
                    </text:list>
                  </text:list-item>
                </text:list>
              </text:list-item>
              <text:list-item>
                <text:p text:style-name="P21"><text:span text:style-name="Strong_20_Emphasis"><text:span text:style-name="T1">Subbab 2.2: Apa Itu "Pikiran"?</text:span></text:span></text:p>
                <text:list>
                  <text:list-item>
                    <text:p text:style-name="P158"><text:span text:style-name="Strong_20_Emphasis"><text:span text:style-name="T1">Prompt untuk Isi Mendalam:</text:span></text:span><text:span text:style-name="T1"> </text:span></text:p>
                    <text:list>
                      <text:list-item>
                        <text:p text:style-name="P158"><text:span text:style-name="T1">"</text:span><text:span text:style-name="Emphasis"><text:span text:style-name="T1">Lakukan pembahasan mendalam untuk menjawab pertanyaan filosofis 'Apa itu pikiran?' dari sudut pandang neurosains modern, disajikan dengan bahasa yang dapat </text:span></text:span><text:soft-page-break/><text:span text:style-name="Emphasis"><text:span text:style-name="T1">diakses remaja. Jelaskan bahwa dalam sains, 'pikiran', 'kesadaran', 'ide', 'memori', dan 'emosi' bukanlah entitas terpisah dari otak, melainkan </text:span></text:span><text:span text:style-name="Emphasis"><text:span text:style-name="Strong_20_Emphasis"><text:span text:style-name="T1">produk emergen</text:span></text:span></text:span><text:span text:style-name="Emphasis"><text:span text:style-name="T1"> dari aktivitas terkoordinasi miliaran neuron. Gunakan metafora seperti 'gelombang di lautan neuron', 'pola cahaya kompleks di kota', atau 'melodi yang dihasilkan oleh orkestra sel otak' untuk menggambarkan sifat pikiran sebagai </text:span></text:span><text:span text:style-name="Emphasis"><text:span text:style-name="Strong_20_Emphasis"><text:span text:style-name="T1">pola aktivitas neural</text:span></text:span></text:span><text:span text:style-name="Emphasis"><text:span text:style-name="T1">. Bahas mengapa sulit (bahkan bagi ilmuwan) untuk menunjuk lokasi pasti satu 'pikiran' spesifik di otak, karena seringkali melibatkan jaringan area otak yang luas bekerja sama. Sentuh secara singkat konsep 'plastisitas otak' (kemampuan otak berubah dan belajar) sebagai bukti bahwa struktur dan aktivitas otak terus menerus membentuk pikiran kita. Bedakan antara 'pikiran' sebagai proses internal otak dengan 'ekspresi pikiran' (ucapan, tulisan, tindakan).</text:span></text:span><text:span text:style-name="T1">" </text:span></text:p>
                      </text:list-item>
                    </text:list>
                  </text:list-item>
                </text:list>
              </text:list-item>
              <text:list-item>
                <text:p text:style-name="P21"><text:span text:style-name="Strong_20_Emphasis"><text:span text:style-name="T1">Subbab 2.3: Bisakah Pikiran Kita "Dibaca" dari Jauh?</text:span></text:span></text:p>
                <text:list>
                  <text:list-item>
                    <text:p text:style-name="P158"><text:span text:style-name="Strong_20_Emphasis"><text:span text:style-name="T1">Prompt untuk Isi Mendalam:</text:span></text:span><text:span text:style-name="T1"> </text:span></text:p>
                    <text:list>
                      <text:list-item>
                        <text:p text:style-name="P21"><text:span text:style-name="T1">"</text:span><text:span text:style-name="Emphasis"><text:span text:style-name="T1">Analisis secara mendalam tantangan-tantangan fundamental dari sudut pandang fisika dan biologi yang membuat </text:span></text:span><text:span text:style-name="Emphasis"><text:span text:style-name="Strong_20_Emphasis"><text:span text:style-name="T1">telepati alami (tanpa alat bantu)</text:span></text:span></text:span><text:span text:style-name="Emphasis"><text:span text:style-name="T1"> sangat tidak mungkin terjadi. Uraikan secara rinci: 1) </text:span></text:span><text:span text:style-name="Emphasis"><text:span text:style-name="Strong_20_Emphasis"><text:span text:style-name="T1">Atenuasi Sinyal:</text:span></text:span></text:span><text:span text:style-name="Emphasis"><text:span text:style-name="T1"> Jelaskan bagaimana sinyal listrik yang dihasilkan oleh aktivitas neuron sangatlah lemah dan kekuatannya akan berkurang secara eksponensial (hukum kuadrat terbalik) seiring bertambahnya jarak dari sumbernya (otak). 2) </text:span></text:span><text:span text:style-name="Emphasis"><text:span text:style-name="Strong_20_Emphasis"><text:span text:style-name="T1">Perisai Alami:</text:span></text:span></text:span><text:span text:style-name="Emphasis"><text:span text:style-name="T1"> Terangkan bagaimana tengkorak, cairan serebrospinal, dan lapisan jaringan lainnya berfungsi sebagai perisai dan peredam yang signifikan terhadap sinyal elektromagnetik lemah dari otak. 3) </text:span></text:span><text:span text:style-name="Emphasis"><text:span text:style-name="Strong_20_Emphasis"><text:span text:style-name="T1">Rasio Sinyal-ke-Derau (Signal-to-Noise Ratio):</text:span></text:span></text:span><text:span text:style-name="Emphasis"><text:span text:style-name="T1"> Jelaskan bahwa otak menghasilkan 'kebisingan latar belakang' yang konstan dari aktivitas jutaan neuron lainnya; 'sinyal' dari satu pikiran spesifik akan tenggelam dalam kebisingan ini, membuatnya hampir mustahil dideteksi dari luar tanpa sensor yang sangat dekat dan sensitif. 4) </text:span></text:span><text:span text:style-name="Emphasis"><text:span text:style-name="Strong_20_Emphasis"><text:span text:style-name="T1">Masalah </text:span></text:span></text:span><text:soft-page-break/><text:span text:style-name="Emphasis"><text:span text:style-name="Strong_20_Emphasis"><text:span text:style-name="T1">Pengkodean (Decoding Problem):</text:span></text:span></text:span><text:span text:style-name="Emphasis"><text:span text:style-name="T1"> Tekankan bahwa bahkan jika sinyal samar bisa ditangkap, kita belum memiliki 'kamus' untuk menerjemahkan pola aktivitas neural yang kompleks menjadi konten pikiran yang spesifik dan bermakna. Gunakan analogi yang kuat (misalnya, mencoba menangkap siaran radio lemah dari planet lain dengan radio rusak di tengah badai).</text:span></text:span><text:span text:style-name="T1"> " </text:span></text:p>
                      </text:list-item>
                    </text:list>
                  </text:list-item>
                </text:list>
              </text:list-item>
            </text:list>
            <text:p text:style-name="P1"/>
            <text:p text:style-name="P121">Prompt-prompt ini dirancang untuk memandu penulisan konten yang lebih substansial dan analitis untuk Bab 2, menggali lebih dalam ke aspek neurosains yang relevan dengan topik telepati.</text:p>
          </text:section>
          <text:section text:style-name="Sect1" text:name="feedback-form-3">
            <text:p text:style-name="P241"/>
          </text:section>
        </text:section>
        <text:section text:style-name="Sect1" text:name="6c3e219815689ed8">
          <text:p text:style-name="P121"/>
          <text:section text:style-name="Sect1" text:name="user-query-content-4">
            <text:p text:style-name="P262">Pada Bab 3 Tambahkan prompt pada awal bab untuk mendapatkan pengantar , pada tiap subbab/sub-subab untuk mendapatkan isi dengan pembahasan mendalam </text:p>
          </text:section>
          <text:p text:style-name="P241">Tampilkan alur berpikir</text:p>
          <text:section text:style-name="Sect2" text:name="model-response-message-contentr_6c3e219815689ed8">
            <text:p text:style-name="P121">Tentu, mari kita siapkan prompt untuk pengantar Bab 3 dan pembahasan mendalam untuk setiap subbabnya, fokus pada teknologi yang menjembatani otak dan mesin:</text:p>
            <text:p text:style-name="P1"/>
            <text:p text:style-name="Text_20_body"><text:span text:style-name="Strong_20_Emphasis"><text:span text:style-name="T1">Bab 3: Jembatan Teknologi: Dari Otak ke Mesin</text:span></text:span></text:p>
            <text:list xml:id="list6999102487655524450" text:style-name="L14">
              <text:list-item>
                <text:p text:style-name="P22"><text:span text:style-name="Strong_20_Emphasis"><text:span text:style-name="T1">Prompt untuk Pengantar Bab 3:</text:span></text:span></text:p>
                <text:list>
                  <text:list-item>
                    <text:p text:style-name="P159"><text:span text:style-name="T1">"</text:span><text:span text:style-name="Emphasis"><text:span text:style-name="T1">Tuliskan paragraf pengantar yang membangkitkan rasa ingin tahu untuk Bab 3. Mulai dengan mengingatkan pembaca bahwa meskipun telepati alami penuh tantangan (seperti dibahas di Bab 2), kecerdasan manusia tidak berhenti di situ. Perkenalkan ide bahwa teknologi mungkin bisa menjadi 'jembatan' atau 'penerjemah' antara pikiran dan dunia luar, atau bahkan antar pikiran. Perkenalkan </text:span></text:span><text:span text:style-name="Emphasis"><text:span text:style-name="Strong_20_Emphasis"><text:span text:style-name="T1">Brain-Computer Interface (BCI)</text:span></text:span></text:span><text:span text:style-name="Emphasis"><text:span text:style-name="T1"> sebagai bintang utama bab ini – teknologi yang mencoba 'mendengarkan' atau bahkan 'berbicara' langsung dengan otak. Janjikan bahwa bab ini akan mengeksplorasi teknologi BCI yang ada saat ini </text:span></text:span><text:soft-page-break/><text:span text:style-name="Emphasis"><text:span text:style-name="T1">(yang mungkin lebih canggih dari yang mereka bayangkan!), batas kemampuannya dalam 'membaca' dan 'mengirim' pesan pikiran, serta visi futuristik (dan sedikit gila) tentang komunikasi otak-ke-otak. Buatlah terdengar seperti memasuki laboratorium inovasi masa depan.</text:span></text:span><text:span text:style-name="T1">" </text:span></text:p>
                  </text:list-item>
                </text:list>
              </text:list-item>
              <text:list-item>
                <text:p text:style-name="P22"><text:span text:style-name="Strong_20_Emphasis"><text:span text:style-name="T1">Subbab 3.1: BCI (Brain-Computer Interface): Langkah Pertama</text:span></text:span></text:p>
                <text:list>
                  <text:list-item>
                    <text:p text:style-name="P159"><text:span text:style-name="Strong_20_Emphasis"><text:span text:style-name="T1">Prompt untuk Isi Mendalam:</text:span></text:span><text:span text:style-name="T1"> </text:span></text:p>
                    <text:list>
                      <text:list-item>
                        <text:p text:style-name="P159"><text:span text:style-name="T1">"</text:span><text:span text:style-name="Emphasis"><text:span text:style-name="T1">Jelaskan secara rinci dan mendalam apa itu Brain-Computer Interface (BCI), mengapa teknologi ini dikembangkan, dan bagaimana cara kerjanya secara umum, khusus untuk pembaca remaja. Uraikan komponen dasar sistem BCI: </text:span></text:span><text:span text:style-name="Emphasis"><text:span text:style-name="Strong_20_Emphasis"><text:span text:style-name="T1">Sensor</text:span></text:span></text:span><text:span text:style-name="Emphasis"><text:span text:style-name="T1"> (bagaimana menangkap sinyal otak - jelaskan perbedaan antara </text:span></text:span><text:span text:style-name="Emphasis"><text:span text:style-name="Strong_20_Emphasis"><text:span text:style-name="T1">EEG</text:span></text:span></text:span><text:span text:style-name="Emphasis"><text:span text:style-name="T1"> non-invasif yang memakai 'topi' elektroda di kulit kepala, dengan </text:span></text:span><text:span text:style-name="Emphasis"><text:span text:style-name="Strong_20_Emphasis"><text:span text:style-name="T1">ECoG/implan</text:span></text:span></text:span><text:span text:style-name="Emphasis"><text:span text:style-name="T1"> invasif yang diletakkan di/dalam otak; sebutkan kelebihan dan kekurangan masing-masing secara sederhana), </text:span></text:span><text:span text:style-name="Emphasis"><text:span text:style-name="Strong_20_Emphasis"><text:span text:style-name="T1">Prosesor Sinyal</text:span></text:span></text:span><text:span text:style-name="Emphasis"><text:span text:style-name="T1"> (bagaimana komputer 'membersihkan' dan mengolah data sinyal otak yang rumit), dan </text:span></text:span><text:span text:style-name="Emphasis"><text:span text:style-name="Strong_20_Emphasis"><text:span text:style-name="T1">Output/Aplikasi</text:span></text:span></text:span><text:span text:style-name="Emphasis"><text:span text:style-name="T1"> (bagaimana sinyal diterjemahkan menjadi perintah untuk menggerakkan kursor, mengetik huruf, mengendalikan lengan robot, kursi roda, atau bahkan avatar dalam game). Berikan contoh-contoh </text:span></text:span><text:span text:style-name="Emphasis"><text:span text:style-name="Strong_20_Emphasis"><text:span text:style-name="T1">nyata dan inspiratif</text:span></text:span></text:span><text:span text:style-name="Emphasis"><text:span text:style-name="T1"> penggunaan BCI saat ini, terutama untuk membantu orang dengan disabilitas berat (misalnya, penderita ALS atau kelumpuhan). Tekankan bahwa fokus utama BCI saat ini adalah menerjemahkan </text:span></text:span><text:span text:style-name="Emphasis"><text:span text:style-name="Strong_20_Emphasis"><text:span text:style-name="T1">niat motorik</text:span></text:span></text:span><text:span text:style-name="Emphasis"><text:span text:style-name="T1"> atau </text:span></text:span><text:span text:style-name="Emphasis"><text:span text:style-name="Strong_20_Emphasis"><text:span text:style-name="T1">perhatian</text:span></text:span></text:span><text:span text:style-name="Emphasis"><text:span text:style-name="T1">, bukan membaca pikiran naratif yang kompleks.</text:span></text:span><text:span text:style-name="T1">" </text:span></text:p>
                      </text:list-item>
                    </text:list>
                  </text:list-item>
                </text:list>
              </text:list-item>
              <text:list-item>
                <text:p text:style-name="P22"><text:span text:style-name="Strong_20_Emphasis"><text:span text:style-name="T1">Subbab 3.2: "Membaca" Pikiran Sederhana dengan Teknologi</text:span></text:span></text:p>
                <text:list>
                  <text:list-item>
                    <text:p text:style-name="P159"><text:span text:style-name="Strong_20_Emphasis"><text:span text:style-name="T1">Prompt untuk Isi Mendalam:</text:span></text:span><text:span text:style-name="T1"> </text:span></text:p>
                    <text:list>
                      <text:list-item>
                        <text:p text:style-name="P159"><text:span text:style-name="T1">"</text:span><text:span text:style-name="Emphasis"><text:span text:style-name="T1">Lakukan pembahasan mendalam mengenai riset-riset mutakhir yang mencoba melangkah lebih jauh dari sekadar membaca niat motorik, yaitu mencoba </text:span></text:span><text:span text:style-name="Emphasis"><text:span text:style-name="Strong_20_Emphasis"><text:span text:style-name="T1">'membaca' atau mendekode konten mental yang lebih spesifik</text:span></text:span></text:span><text:span text:style-name="Emphasis"><text:span text:style-name="T1"> menggunakan teknologi. Fokus pada penggunaan </text:span></text:span><text:span text:style-name="Emphasis"><text:span text:style-name="Strong_20_Emphasis"><text:span text:style-name="T1">fMRI</text:span></text:span></text:span><text:span text:style-name="Emphasis"><text:span text:style-name="T1"> (yang mengukur aliran darah sebagai </text:span></text:span><text:soft-page-break/><text:span text:style-name="Emphasis"><text:span text:style-name="T1">indikator aktivitas otak) dan </text:span></text:span><text:span text:style-name="Emphasis"><text:span text:style-name="Strong_20_Emphasis"><text:span text:style-name="T1">EEG</text:span></text:span></text:span><text:span text:style-name="Emphasis"><text:span text:style-name="T1"> yang lebih canggih, dikombinasikan dengan algoritma </text:span></text:span><text:span text:style-name="Emphasis"><text:span text:style-name="Strong_20_Emphasis"><text:span text:style-name="T1">kecerdasan buatan (AI)</text:span></text:span></text:span><text:span text:style-name="Emphasis"><text:span text:style-name="T1"> atau machine learning. Jelaskan bagaimana peneliti 'melatih' AI untuk mengenali pola aktivitas otak yang berhubungan dengan stimulus visual (melihat gambar wajah, pemandangan), auditori (mendengar kata), atau bahkan kata-kata yang dibayangkan. Tampilkan beberapa contoh hasil riset yang paling menarik (misalnya, rekonstruksi gambar visual yang dilihat subjek, identifikasi kata yang didengar/dipikirkan dari set terbatas) dengan visualisasi jika memungkinkan. Namun, </text:span></text:span><text:span text:style-name="Emphasis"><text:span text:style-name="Strong_20_Emphasis"><text:span text:style-name="T1">tekankan keterbatasannya secara signifikan</text:span></text:span></text:span><text:span text:style-name="Emphasis"><text:span text:style-name="T1">: kebutuhan alat besar (fMRI), kecepatan lambat, tingkat akurasi yang belum sempurna, generalisasi antar individu yang sulit, dan fakta bahwa ini masih </text:span></text:span><text:span text:style-name="Emphasis"><text:span text:style-name="Strong_20_Emphasis"><text:span text:style-name="T1">sangat jauh</text:span></text:span></text:span><text:span text:style-name="Emphasis"><text:span text:style-name="T1"> dari 'membaca' pikiran spontan, abstrak, atau emosi kompleks seperti di fiksi ilmiah. Bedakan jelas antara 'decoding' pola sederhana dengan 'mind reading' sesungguhnya.</text:span></text:span><text:span text:style-name="T1">" </text:span></text:p>
                      </text:list-item>
                    </text:list>
                  </text:list-item>
                </text:list>
              </text:list-item>
              <text:list-item>
                <text:p text:style-name="P22"><text:span text:style-name="Strong_20_Emphasis"><text:span text:style-name="T1">Subbab 3.3: Dari Mesin ke Otak: Bisakah Informasi "Dikirim"?</text:span></text:span></text:p>
                <text:list>
                  <text:list-item>
                    <text:p text:style-name="P159"><text:span text:style-name="Strong_20_Emphasis"><text:span text:style-name="T1">Prompt untuk Isi Mendalam:</text:span></text:span><text:span text:style-name="T1"> </text:span></text:p>
                    <text:list>
                      <text:list-item>
                        <text:p text:style-name="P159"><text:span text:style-name="T1">"</text:span><text:span text:style-name="Emphasis"><text:span text:style-name="T1">Jelajahi secara mendalam sisi lain dari BCI, yaitu kemungkinan </text:span></text:span><text:span text:style-name="Emphasis"><text:span text:style-name="Strong_20_Emphasis"><text:span text:style-name="T1">mengirim informasi ke dalam otak</text:span></text:span></text:span><text:span text:style-name="Emphasis"><text:span text:style-name="T1"> dari sumber eksternal (mesin atau otak lain via mesin). Jelaskan prinsip dasar </text:span></text:span><text:span text:style-name="Emphasis"><text:span text:style-name="Strong_20_Emphasis"><text:span text:style-name="T1">teknik stimulasi otak</text:span></text:span></text:span><text:span text:style-name="Emphasis"><text:span text:style-name="T1"> yang relevan: </text:span></text:span><text:span text:style-name="Emphasis"><text:span text:style-name="Strong_20_Emphasis"><text:span text:style-name="T1">TMS (Transcranial Magnetic Stimulation)</text:span></text:span></text:span><text:span text:style-name="Emphasis"><text:span text:style-name="T1"> yang menggunakan medan magnet untuk merangsang neuron dari luar kepala, dan </text:span></text:span><text:span text:style-name="Emphasis"><text:span text:style-name="Strong_20_Emphasis"><text:span text:style-name="T1">DBS (Deep Brain Stimulation)</text:span></text:span></text:span><text:span text:style-name="Emphasis"><text:span text:style-name="T1"> yang menggunakan elektroda implan untuk menstimulasi area otak tertentu (sebutkan penggunaannya dalam terapi medis seperti Parkinson atau depresi). Jelaskan bagaimana stimulasi ini dapat membangkitkan persepsi sederhana (misalnya, melihat kilatan cahaya/fosfena) atau memicu respons motorik. Ceritakan tentang </text:span></text:span><text:span text:style-name="Emphasis"><text:span text:style-name="Strong_20_Emphasis"><text:span text:style-name="T1">eksperimen Brain-to-Brain Interface (BBI)</text:span></text:span></text:span><text:span text:style-name="Emphasis"><text:span text:style-name="T1"> perintis yang mendemonstrasikan transfer informasi sangat dasar antar individu (misalnya, sinyal otak dari satu orang memicu </text:span></text:span><text:soft-page-break/><text:span text:style-name="Emphasis"><text:span text:style-name="T1">gerakan tangan orang lain melalui TMS). Tekankan </text:span></text:span><text:span text:style-name="Emphasis"><text:span text:style-name="Strong_20_Emphasis"><text:span text:style-name="T1">tantangan besar</text:span></text:span></text:span><text:span text:style-name="Emphasis"><text:span text:style-name="T1"> dalam mengirim informasi yang </text:span></text:span><text:span text:style-name="Emphasis"><text:span text:style-name="Strong_20_Emphasis"><text:span text:style-name="T1">kompleks, presisi, dan bermakna</text:span></text:span></text:span><text:span text:style-name="Emphasis"><text:span text:style-name="T1"> ke otak tanpa menyebabkan disorientasi atau efek samping, serta masalah etis yang menyertainya. Jelaskan mengapa mengirim 'pikiran' atau 'pengalaman' utuh masih berada di ranah fiksi ilmiah.</text:span></text:span><text:span text:style-name="T1">" </text:span></text:p>
                      </text:list-item>
                    </text:list>
                  </text:list-item>
                </text:list>
              </text:list-item>
              <text:list-item>
                <text:p text:style-name="P22"><text:span text:style-name="Strong_20_Emphasis"><text:span text:style-name="T1">Subbab 3.4: Masa Depan Komunikasi Otak-ke-Otak</text:span></text:span></text:p>
                <text:list>
                  <text:list-item>
                    <text:p text:style-name="P159"><text:span text:style-name="Strong_20_Emphasis"><text:span text:style-name="T1">Prompt untuk Isi Mendalam:</text:span></text:span><text:span text:style-name="T1"> </text:span></text:p>
                    <text:list>
                      <text:list-item>
                        <text:p text:style-name="P22"><text:span text:style-name="T1">"</text:span><text:span text:style-name="Emphasis"><text:span text:style-name="T1">Ajak pembaca untuk berspekulasi secara terinformasi mengenai </text:span></text:span><text:span text:style-name="Emphasis"><text:span text:style-name="Strong_20_Emphasis"><text:span text:style-name="T1">visi jangka panjang dan potensi masa depan</text:span></text:span></text:span><text:span text:style-name="Emphasis"><text:span text:style-name="T1"> dari teknologi BCI dan BBI. Diskusikan konsep-konsep futuristik seperti </text:span></text:span><text:span text:style-name="Emphasis"><text:span text:style-name="Strong_20_Emphasis"><text:span text:style-name="T1">'internet otak' (brain-net)</text:span></text:span></text:span><text:span text:style-name="Emphasis"><text:span text:style-name="T1">, telepati yang dimediasi teknologi, atau </text:span></text:span><text:span text:style-name="Emphasis"><text:span text:style-name="Strong_20_Emphasis"><text:span text:style-name="T1">augmentasi kognitif</text:span></text:span></text:span><text:span text:style-name="Emphasis"><text:span text:style-name="T1"> (meningkatkan kemampuan otak dengan koneksi mesin). Sebutkan beberapa </text:span></text:span><text:span text:style-name="Emphasis"><text:span text:style-name="Strong_20_Emphasis"><text:span text:style-name="T1">perusahaan atau laboratorium riset terkemuka</text:span></text:span></text:span><text:span text:style-name="Emphasis"><text:span text:style-name="T1"> yang aktif mendorong batas teknologi ini (contoh: </text:span></text:span><text:span text:style-name="Emphasis"><text:span text:style-name="Strong_20_Emphasis"><text:span text:style-name="T1">Neuralink</text:span></text:span></text:span><text:span text:style-name="Emphasis"><text:span text:style-name="T1">, laboratorium universitas terkemuka) dan jelaskan secara singkat tujuan ambisius mereka (misalnya, BCI ber-bandwidth tinggi). Namun, segera </text:span></text:span><text:span text:style-name="Emphasis"><text:span text:style-name="Strong_20_Emphasis"><text:span text:style-name="T1">imbangi dengan pandangan realistis</text:span></text:span></text:span><text:span text:style-name="Emphasis"><text:span text:style-name="T1">: bahas </text:span></text:span><text:span text:style-name="Emphasis"><text:span text:style-name="Strong_20_Emphasis"><text:span text:style-name="T1">hambatan teknis monumental</text:span></text:span></text:span><text:span text:style-name="Emphasis"><text:span text:style-name="T1"> (miniaturisasi, keamanan jangka panjang implan, pemahaman kode neural), </text:span></text:span><text:span text:style-name="Emphasis"><text:span text:style-name="Strong_20_Emphasis"><text:span text:style-name="T1">tantangan ilmiah fundamental</text:span></text:span></text:span><text:span text:style-name="Emphasis"><text:span text:style-name="T1"> (pemahaman utuh tentang otak), dan </text:span></text:span><text:span text:style-name="Emphasis"><text:span text:style-name="Strong_20_Emphasis"><text:span text:style-name="T1">dilema etika yang sangat kompleks</text:span></text:span></text:span><text:span text:style-name="Emphasis"><text:span text:style-name="T1"> (privasi pikiran, kesetaraan akses, potensi penyalahgunaan, definisi 'diri'). Dorong pembaca untuk berpikir kritis tentang janji dan bahaya teknologi ini, serta bagaimana kita sebagai masyarakat mungkin akan mengaturnya di masa depan.</text:span></text:span><text:span text:style-name="T1">" </text:span></text:p>
                      </text:list-item>
                    </text:list>
                  </text:list-item>
                </text:list>
              </text:list-item>
            </text:list>
            <text:p text:style-name="P1"/>
            <text:p text:style-name="P121">Semoga prompt ini membantu Anda mengembangkan Bab 3 dengan konten yang mendalam, akurat secara ilmiah (sesuai pemahaman terkini per April 2025), namun tetap menarik dan relevan bagi pembaca remaja.</text:p>
          </text:section>
          <text:section text:style-name="Sect1" text:name="feedback-form-4">
            <text:p text:style-name="P241"/>
          </text:section>
        </text:section>
        <text:section text:style-name="Sect1" text:name="0861f248e924704a">
          <text:p text:style-name="P121"/>
          <text:section text:style-name="Sect1" text:name="user-query-content-5">
            <text:p text:style-name="P262"><text:soft-page-break/>Pada Bab 4 Tambahkan prompt pada awal bab untuk mendapatkan pengantar , pada tiap subbab/sub-subab untuk mendapatkan isi dengan pembahasan mendalam </text:p>
          </text:section>
          <text:p text:style-name="P241">Tampilkan alur berpikir</text:p>
          <text:section text:style-name="Sect2" text:name="model-response-message-contentr_0861f248e924704a">
            <text:p text:style-name="P121">Oke, mari kita susun prompt untuk pengantar Bab 4 dan pembahasan mendalam untuk setiap subbabnya, fokus pada dampak dan etika jika telepati berbasis teknologi menjadi nyata. Mengingat waktu saat ini (Kamis, 24 April 2025), kita bisa membayangkan skenario ini sebagai eksplorasi masa depan yang tidak terlalu jauh.</text:p>
            <text:p text:style-name="P1"/>
            <text:p text:style-name="Text_20_body"><text:span text:style-name="Strong_20_Emphasis"><text:span text:style-name="T1">Bab 4: Jika Telepati (Berbasis Teknologi) Menjadi Nyata: Dunia Baru?</text:span></text:span></text:p>
            <text:list xml:id="list6796989037254306688" text:style-name="L15">
              <text:list-item>
                <text:p text:style-name="P23"><text:span text:style-name="Strong_20_Emphasis"><text:span text:style-name="T1">Prompt untuk Pengantar Bab 4:</text:span></text:span></text:p>
                <text:list>
                  <text:list-item>
                    <text:p text:style-name="P160"><text:span text:style-name="T1">"</text:span><text:span text:style-name="Emphasis"><text:span text:style-name="T1">Tuliskan paragraf pengantar yang provokatif dan mengajak berpikir untuk Bab 4. Mulai dengan skenario singkat: 'Bayangkan tahun 2040. Earbud telepati atau implan BCI sudah mulai umum seperti smartphone hari ini. Apa yang terjadi selanjutnya?'. Geser fokus dari 'bagaimana teknologi bekerja' (Bab 3) ke 'bagaimana teknologi ini mengubah kita dan dunia'. Sampaikan bahwa bab ini adalah zona spekulasi dan analisis dampak: kita akan menyelami bagaimana komunikasi, privasi, hubungan sosial, bahkan konsep 'manusia' itu sendiri bisa berubah jika kita bisa berbagi pikiran secara teknologi. Ajak pembaca untuk tidak hanya menjadi penonton, tapi juga pemikir kritis tentang masa depan yang mungkin sedang kita bangun. Gunakan nada yang menggugah, sedikit filosofis, namun tetap relevan untuk remaja yang akan hidup di masa depan itu.</text:span></text:span><text:span text:style-name="T1">" </text:span></text:p>
                  </text:list-item>
                </text:list>
              </text:list-item>
              <text:list-item>
                <text:p text:style-name="P23"><text:span text:style-name="Strong_20_Emphasis"><text:span text:style-name="T1">Subbab 4.1: Komunikasi Super Cepat atau Super Ribet?</text:span></text:span></text:p>
                <text:list>
                  <text:list-item>
                    <text:p text:style-name="P160"><text:span text:style-name="Strong_20_Emphasis"><text:span text:style-name="T1">Prompt untuk Isi Mendalam:</text:span></text:span><text:span text:style-name="T1"> </text:span></text:p>
                    <text:list>
                      <text:list-item>
                        <text:p text:style-name="P160"><text:span text:style-name="T1">"</text:span><text:span text:style-name="Emphasis"><text:span text:style-name="T1">Analisis secara mendalam </text:span></text:span><text:span text:style-name="Emphasis"><text:span text:style-name="Strong_20_Emphasis"><text:span text:style-name="T1">pro dan kontra komunikasi</text:span></text:span></text:span><text:span text:style-name="Emphasis"><text:span text:style-name="T1"> di dunia yang dilengkapi telepati teknologi, dari kacamata remaja. Eksplorasi sisi </text:span></text:span><text:span text:style-name="Emphasis"><text:span text:style-name="Strong_20_Emphasis"><text:span text:style-name="T1">positif</text:span></text:span></text:span><text:span text:style-name="Emphasis"><text:span text:style-name="T1">: Kecepatan berbagi ide instan (bayangkan brainstorming atau kolaborasi proyek sekolah!), potensi pemahaman emosi dan niat yang lebih akurat (mengurangi salah paham?), kemudahan komunikasi lintas bahasa atau bagi penyandang </text:span></text:span><text:soft-page-break/><text:span text:style-name="Emphasis"><text:span text:style-name="T1">disabilitas wicara. Di sisi lain, gali sisi </text:span></text:span><text:span text:style-name="Emphasis"><text:span text:style-name="Strong_20_Emphasis"><text:span text:style-name="T1">negatif/kerumitan</text:span></text:span></text:span><text:span text:style-name="Emphasis"><text:span text:style-name="T1">: Risiko </text:span></text:span><text:span text:style-name="Emphasis"><text:span text:style-name="Strong_20_Emphasis"><text:span text:style-name="T1">information overload</text:span></text:span></text:span><text:span text:style-name="Emphasis"><text:span text:style-name="T1"> (kebanjiran 'suara' pikiran orang lain), kesulitan menyaring atau mengendalikan pikiran yang 'terkirim', potensi hilangnya seni percakapan verbal dan nuansa bahasa, kemungkinan salah interpretasi 'pikiran mentah' yang belum terstruktur, atau bahkan tekanan sosial untuk selalu 'terbuka' pikirannya. Gunakan contoh konkret dalam konteks sosial remaja (sekolah, persahabatan, keluarga, media sosial) untuk menggambarkan dilema ini. Apakah komunikasi akan lebih efisien atau malah lebih melelahkan secara mental?</text:span></text:span><text:span text:style-name="T1">" </text:span></text:p>
                      </text:list-item>
                    </text:list>
                  </text:list-item>
                </text:list>
              </text:list-item>
              <text:list-item>
                <text:p text:style-name="P23"><text:span text:style-name="Strong_20_Emphasis"><text:span text:style-name="T1">Subbab 4.2: Privasi Pikiran: Batas Terakhir yang Hilang?</text:span></text:span></text:p>
                <text:list>
                  <text:list-item>
                    <text:p text:style-name="P160"><text:span text:style-name="Strong_20_Emphasis"><text:span text:style-name="T1">Prompt untuk Isi Mendalam:</text:span></text:span><text:span text:style-name="T1"> </text:span></text:p>
                    <text:list>
                      <text:list-item>
                        <text:p text:style-name="P160"><text:span text:style-name="T1">"</text:span><text:span text:style-name="Emphasis"><text:span text:style-name="T1">Lakukan pembahasan mendalam dan kritis mengenai </text:span></text:span><text:span text:style-name="Emphasis"><text:span text:style-name="Strong_20_Emphasis"><text:span text:style-name="T1">konsep privasi pikiran</text:span></text:span></text:span><text:span text:style-name="Emphasis"><text:span text:style-name="T1"> dalam menghadapi teknologi telepati. Tekankan mengapa pikiran dianggap sebagai 'ruang paling pribadi' dan mengapa ancaman terhadapnya terasa begitu fundamental. Elaborasi </text:span></text:span><text:span text:style-name="Emphasis"><text:span text:style-name="Strong_20_Emphasis"><text:span text:style-name="T1">bentuk-bentuk pelanggaran privasi baru</text:span></text:span></text:span><text:span text:style-name="Emphasis"><text:span text:style-name="T1">: pengawasan pikiran oleh pemerintah/korporasi (analisis sentimen, pemrofilan kepribadian tanpa izin), 'brain-hacking' untuk mencuri ide/data rahasia atau memanipulasi memori, tekanan sosial untuk 'membagikan' pikiran di lingkungan kerja atau sosial. Diskusikan dampak psikologisnya: kecemasan konstan, hilangnya otentisitas diri, ketakutan untuk berpikir 'salah'. Bandingkan dengan isu privasi data digital saat ini (per April 2025) namun tunjukkan bagaimana ini bisa jauh lebih invasif. Ajak pembaca merenungkan: Apakah mungkin menciptakan 'firewall' untuk pikiran? Di mana batas antara berbagi demi transparansi dan melindungi ruang mental pribadi? Apakah kita siap dengan konsekuensi hilangnya 'benteng terakhir' ini?</text:span></text:span><text:span text:style-name="T1">" </text:span></text:p>
                      </text:list-item>
                    </text:list>
                  </text:list-item>
                </text:list>
              </text:list-item>
              <text:list-item>
                <text:p text:style-name="P23"><text:span text:style-name="Strong_20_Emphasis"><text:span text:style-name="T1">Subbab 4.3: Empati Radikal atau Konflik Baru?</text:span></text:span></text:p>
                <text:list>
                  <text:list-item>
                    <text:p text:style-name="P160"><text:span text:style-name="Strong_20_Emphasis"><text:span text:style-name="T1">Prompt untuk Isi Mendalam:</text:span></text:span><text:span text:style-name="T1"> </text:span></text:p>
                    <text:list>
                      <text:list-item>
                        <text:p text:style-name="P160"><text:span text:style-name="T1">"</text:span><text:span text:style-name="Emphasis"><text:span text:style-name="T1">Selidiki secara mendalam </text:span></text:span><text:span text:style-name="Emphasis"><text:span text:style-name="Strong_20_Emphasis"><text:span text:style-name="T1">dampak ambivalen</text:span></text:span></text:span><text:span text:style-name="Emphasis"><text:span text:style-name="T1"> dari telepati teknologi terhadap </text:span></text:span><text:span text:style-name="Emphasis"><text:span text:style-name="Strong_20_Emphasis"><text:span text:style-name="T1">empati, hubungan </text:span></text:span></text:span><text:soft-page-break/><text:span text:style-name="Emphasis"><text:span text:style-name="Strong_20_Emphasis"><text:span text:style-name="T1">antarmanusia, dan potensi konflik sosial</text:span></text:span></text:span><text:span text:style-name="Emphasis"><text:span text:style-name="T1">. Eksplorasi </text:span></text:span><text:span text:style-name="Emphasis"><text:span text:style-name="Strong_20_Emphasis"><text:span text:style-name="T1">skenario utopis</text:span></text:span></text:span><text:span text:style-name="Emphasis"><text:span text:style-name="T1">: Mungkinkah berbagi pengalaman mental secara langsung (merasakan sakit atau senang orang lain) akan melahirkan </text:span></text:span><text:span text:style-name="Emphasis"><text:span text:style-name="Strong_20_Emphasis"><text:span text:style-name="T1">gelombang empati global</text:span></text:span></text:span><text:span text:style-name="Emphasis"><text:span text:style-name="T1">, menghancurkan tembok prasangka (ras, agama, ideologi), dan memfasilitasi pemahaman lintas budaya yang belum pernah terjadi sebelumnya? Bayangkan negosiasi damai di mana kedua pihak 'merasakan' perspektif lawan. Sebaliknya, gali </text:span></text:span><text:span text:style-name="Emphasis"><text:span text:style-name="Strong_20_Emphasis"><text:span text:style-name="T1">skenario distopis</text:span></text:span></text:span><text:span text:style-name="Emphasis"><text:span text:style-name="T1">: Bagaimana jika paparan langsung pada pikiran negatif, bias tersembunyi, ketakutan, atau kebencian orang lain justru </text:span></text:span><text:span text:style-name="Emphasis"><text:span text:style-name="Strong_20_Emphasis"><text:span text:style-name="T1">memperburuk polarisasi</text:span></text:span></text:span><text:span text:style-name="Emphasis"><text:span text:style-name="T1">, memicu permusuhan instan, dan membuat kepercayaan menjadi mustahil? Mungkinkah mengetahui 'kebenaran' pikiran orang lain malah menghancurkan hubungan? Analisis bagaimana faktor budaya, psikologis individu, dan regulasi akan mempengaruhi apakah teknologi ini lebih membawa harmoni atau perpecahan.</text:span></text:span><text:span text:style-name="T1">" </text:span></text:p>
                      </text:list-item>
                    </text:list>
                  </text:list-item>
                </text:list>
              </text:list-item>
              <text:list-item>
                <text:p text:style-name="P23"><text:span text:style-name="Strong_20_Emphasis"><text:span text:style-name="T1">Subbab 4.4: Etika Telepati: Aturan Main di Masa Depan</text:span></text:span></text:p>
                <text:list>
                  <text:list-item>
                    <text:p text:style-name="P160"><text:span text:style-name="Strong_20_Emphasis"><text:span text:style-name="T1">Prompt untuk Isi Mendalam:</text:span></text:span><text:span text:style-name="T1"> </text:span></text:p>
                    <text:list>
                      <text:list-item>
                        <text:p text:style-name="P23"><text:span text:style-name="T1">"</text:span><text:span text:style-name="Emphasis"><text:span text:style-name="T1">Fokus pada pembahasan mendalam tentang </text:span></text:span><text:span text:style-name="Emphasis"><text:span text:style-name="Strong_20_Emphasis"><text:span text:style-name="T1">kerangka kerja etis dan hukum</text:span></text:span></text:span><text:span text:style-name="Emphasis"><text:span text:style-name="T1"> yang mendesak untuk dikembangkan seiring kemajuan teknologi telepati. Identifikasi dan elaborasi </text:span></text:span><text:span text:style-name="Emphasis"><text:span text:style-name="Strong_20_Emphasis"><text:span text:style-name="T1">dilema-dilema etis utama</text:span></text:span></text:span><text:span text:style-name="Emphasis"><text:span text:style-name="T1">: 1) </text:span></text:span><text:span text:style-name="Emphasis"><text:span text:style-name="Strong_20_Emphasis"><text:span text:style-name="T1">Otonomi dan Persetujuan (Consent):</text:span></text:span></text:span><text:span text:style-name="Emphasis"><text:span text:style-name="T1"> Bagaimana memastikan persetujuan yang benar-benar bebas dan terinformasi untuk 'dibaca' atau 'dikirim' pikiran? Bagaimana dengan anak-anak atau orang yang tidak bisa memberi persetujuan? 2) </text:span></text:span><text:span text:style-name="Emphasis"><text:span text:style-name="Strong_20_Emphasis"><text:span text:style-name="T1">Keamanan dan Penyalahgunaan:</text:span></text:span></text:span><text:span text:style-name="Emphasis"><text:span text:style-name="T1"> Bagaimana mencegah penggunaan teknologi untuk pengendalian pikiran, interogasi paksa, atau penciptaan 'prajurit' yang dikendalikan? 3) </text:span></text:span><text:span text:style-name="Emphasis"><text:span text:style-name="Strong_20_Emphasis"><text:span text:style-name="T1">Identitas dan Kemanusiaan:</text:span></text:span></text:span><text:span text:style-name="Emphasis"><text:span text:style-name="T1"> Apakah penggunaan BCI ekstensif mengubah definisi 'diri' atau 'manusia'? Bagaimana dengan augmentasi kognitif dan kesenjangan yang diciptakannya? 4) </text:span></text:span><text:span text:style-name="Emphasis"><text:span text:style-name="Strong_20_Emphasis"><text:span text:style-name="T1">Tanggung Jawab:</text:span></text:span></text:span><text:span text:style-name="Emphasis"><text:span text:style-name="T1"> Siapa yang bertanggung jawab jika terjadi kesalahan atau kerusakan </text:span></text:span><text:soft-page-break/><text:span text:style-name="Emphasis"><text:span text:style-name="T1">akibat komunikasi telepati teknologi (misal: salah diagnosis medis via BCI, perintah salah dari atasan)? Ajak pembaca remaja untuk ikut memikirkan prinsip-prinsip dasar (seperti 'hak untuk diam secara mental', 'hak atas integritas mental') yang perlu diperjuangkan dan dituangkan dalam regulasi nasional maupun internasional di masa depan.</text:span></text:span><text:span text:style-name="T1">" </text:span></text:p>
                      </text:list-item>
                    </text:list>
                  </text:list-item>
                </text:list>
              </text:list-item>
            </text:list>
            <text:p text:style-name="P1"/>
            <text:p text:style-name="P121">Prompt-prompt ini bertujuan untuk mendorong eksplorasi yang lebih dalam mengenai konsekuensi sosial dan etis, mengundang pembaca remaja untuk tidak hanya memahami teknologinya tetapi juga bergulat dengan implikasinya bagi masa depan umat manusia.</text:p>
          </text:section>
          <text:section text:style-name="Sect1" text:name="feedback-form-5">
            <text:p text:style-name="P241"/>
          </text:section>
        </text:section>
        <text:section text:style-name="Sect1" text:name="8bb349a678b0de4e">
          <text:p text:style-name="P121"/>
          <text:section text:style-name="Sect1" text:name="user-query-content-6">
            <text:p text:style-name="P262">Pada Bab 5 Tambahkan prompt pada awal bab untuk mendapatkan pengantar , pada tiap subbab/sub-subab untuk mendapatkan isi dengan pembahasan mendalam </text:p>
          </text:section>
          <text:p text:style-name="P241">Tampilkan alur berpikir</text:p>
          <text:section text:style-name="Sect2" text:name="model-response-message-contentr_8bb349a678b0de4e">
            <text:p text:style-name="P121">Tentu, mari kita buat prompt untuk Bab 5 (Kesimpulan) beserta subbabnya, yang bertujuan merangkum perjalanan buku ini dan memberikan pandangan ke depan bagi pembaca remaja di Banda Aceh, Aceh, pada tanggal 24 April 2025 ini.</text:p>
            <text:p text:style-name="P1"/>
            <text:p text:style-name="Text_20_body"><text:span text:style-name="Strong_20_Emphasis"><text:span text:style-name="T1">Bab 5: Kesimpulan: Pikiran Terbuka untuk Masa Depan</text:span></text:span></text:p>
            <text:list xml:id="list6557035659214004566" text:style-name="L16">
              <text:list-item>
                <text:p text:style-name="P24"><text:span text:style-name="Strong_20_Emphasis"><text:span text:style-name="T1">Prompt untuk Pengantar Bab 5:</text:span></text:span></text:p>
                <text:list>
                  <text:list-item>
                    <text:p text:style-name="P161"><text:span text:style-name="T1">"</text:span><text:span text:style-name="Emphasis"><text:span text:style-name="T1">Tuliskan paragraf pengantar untuk Bab 5 yang menandai akhir dari eksplorasi buku ini tentang telepati. Gunakan nada reflektif, seolah mengajak pembaca berhenti sejenak setelah perjalanan panjang. Rangkum secara singkat tema-tema utama yang telah dibahas: dari daya tarik abadi telepati dalam mitos dan fiksi, penyelaman ke dalam kerja otak yang menakjubkan, pengenalan teknologi BCI yang mulai menjembatani pikiran dan mesin, hingga perenungan tentang dampak sosial dan etisnya di masa </text:span></text:span><text:soft-page-break/><text:span text:style-name="Emphasis"><text:span text:style-name="T1">depan. Sampaikan bahwa bab terakhir ini bertujuan untuk mengikat semua benang merah, menyoroti apa yang kita ketahui dan apa yang masih menjadi misteri, serta memikirkan bagaimana kita, termasuk para pembaca muda di Aceh dan seluruh Indonesia, dapat menyikapi masa depan komunikasi yang terus berkembang.</text:span></text:span><text:span text:style-name="T1">" </text:span></text:p>
                  </text:list-item>
                </text:list>
              </text:list-item>
              <text:list-item>
                <text:p text:style-name="P24"><text:span text:style-name="Strong_20_Emphasis"><text:span text:style-name="T1">Subbab 5.1: Merangkum Perjalanan: Mitos, Sains, dan Teknologi</text:span></text:span></text:p>
                <text:list>
                  <text:list-item>
                    <text:p text:style-name="P161"><text:span text:style-name="Strong_20_Emphasis"><text:span text:style-name="T1">Prompt untuk Isi Mendalam:</text:span></text:span><text:span text:style-name="T1"> </text:span></text:p>
                    <text:list>
                      <text:list-item>
                        <text:p text:style-name="P161"><text:span text:style-name="T1">"</text:span><text:span text:style-name="Emphasis"><text:span text:style-name="T1">Sajikan rangkuman yang padat namun komprehensif dari keseluruhan isi buku. Pertama, tegaskan kembali kesimpulan mengenai </text:span></text:span><text:span text:style-name="Emphasis"><text:span text:style-name="Strong_20_Emphasis"><text:span text:style-name="T1">telepati 'alami'</text:span></text:span></text:span><text:span text:style-name="Emphasis"><text:span text:style-name="T1">: berdasarkan bukti ilmiah hingga April 2025, komunikasi pikiran-ke-pikiran langsung tanpa alat bantu tetap belum terbukti dan menghadapi tantangan ilmiah fundamental (merujuk kembali ke Bab 2). Kedua, rangkum status </text:span></text:span><text:span text:style-name="Emphasis"><text:span text:style-name="Strong_20_Emphasis"><text:span text:style-name="T1">telepati berbasis teknologi (BCI/BBI)</text:span></text:span></text:span><text:span text:style-name="Emphasis"><text:span text:style-name="T1">: jelaskan kemajuan signifikan yang telah dicapai (sebutkan lagi contoh aplikasi nyata dari Bab 3), namun tekankan juga </text:span></text:span><text:span text:style-name="Emphasis"><text:span text:style-name="Strong_20_Emphasis"><text:span text:style-name="T1">keterbatasan teknis dan konseptual</text:span></text:span></text:span><text:span text:style-name="Emphasis"><text:span text:style-name="T1"> saat ini (masih jauh dari 'membaca pikiran' seperti di fiksi). Ketiga, ingatkan kembali secara singkat </text:span></text:span><text:span text:style-name="Emphasis"><text:span text:style-name="Strong_20_Emphasis"><text:span text:style-name="T1">dilema etis dan sosial utama</text:span></text:span></text:span><text:span text:style-name="Emphasis"><text:span text:style-name="T1"> yang muncul seiring perkembangan teknologi ini (privasi, manipulasi, keadilan, empati - merujuk Bab 4). Tujuannya adalah memberikan pembaca gambaran utuh dan seimbang tentang topik ini, memisahkan fakta dari fiksi dan harapan dari kenyataan saat ini.</text:span></text:span><text:span text:style-name="T1">" </text:span></text:p>
                      </text:list-item>
                    </text:list>
                  </text:list-item>
                </text:list>
              </text:list-item>
              <text:list-item>
                <text:p text:style-name="P24"><text:span text:style-name="Strong_20_Emphasis"><text:span text:style-name="T1">Subbab 5.2: Pertanyaan yang Tersisa</text:span></text:span></text:p>
                <text:list>
                  <text:list-item>
                    <text:p text:style-name="P161"><text:span text:style-name="Strong_20_Emphasis"><text:span text:style-name="T1">Prompt untuk Isi Mendalam:</text:span></text:span><text:span text:style-name="T1"> </text:span></text:p>
                    <text:list>
                      <text:list-item>
                        <text:p text:style-name="P161"><text:span text:style-name="T1">"</text:span><text:span text:style-name="Emphasis"><text:span text:style-name="T1">Lakukan pembahasan mendalam mengenai </text:span></text:span><text:span text:style-name="Emphasis"><text:span text:style-name="Strong_20_Emphasis"><text:span text:style-name="T1">misteri dan pertanyaan besar yang masih menggantung</text:span></text:span></text:span><text:span text:style-name="Emphasis"><text:span text:style-name="T1"> di bidang neurosains dan neuroteknologi, untuk menunjukkan bahwa ini adalah bidang yang dinamis. Angkat beberapa pertanyaan kunci: </text:span></text:span><text:span text:style-name="Emphasis"><text:span text:style-name="Strong_20_Emphasis"><text:span text:style-name="T1">Secara Ilmiah:</text:span></text:span></text:span><text:span text:style-name="Emphasis"><text:span text:style-name="T1"> Bagaimana persisnya otak mengkodekan pikiran kompleks atau kesadaran subjektif? Apa batas fundamental dari 'membaca' atau 'menulis' ke otak? </text:span></text:span><text:span text:style-name="Emphasis"><text:span text:style-name="Strong_20_Emphasis"><text:span text:style-name="T1">Secara Teknologis:</text:span></text:span></text:span><text:span text:style-name="Emphasis"><text:span text:style-name="T1"> Kapan BCI non-</text:span></text:span><text:soft-page-break/><text:span text:style-name="Emphasis"><text:span text:style-name="T1">invasif akan sekuat implan? Bagaimana menciptakan BCI yang aman, tahan lama, dan dapat beradaptasi dengan plastisitas otak? Bagaimana AI dapat membantu decoding tanpa melanggar privasi? </text:span></text:span><text:span text:style-name="Emphasis"><text:span text:style-name="Strong_20_Emphasis"><text:span text:style-name="T1">Secara Etis &amp; Sosial:</text:span></text:span></text:span><text:span text:style-name="Emphasis"><text:span text:style-name="T1"> Bagaimana kita akan mendefinisikan 'persetujuan mental'? Bagaimana memastikan teknologi ini tidak memperlebar kesenjangan sosial? Hukum apa yang perlu dibuat di tingkat nasional (Indonesia) dan global untuk mengatur neuroteknologi? Tujuannya adalah untuk merangsang rasa ingin tahu lebih lanjut dan menunjukkan bahwa masih banyak pekerjaan rumah bagi para ilmuwan, insinyur, filsuf, dan pembuat kebijakan di masa depan.</text:span></text:span><text:span text:style-name="T1">" </text:span></text:p>
                      </text:list-item>
                    </text:list>
                  </text:list-item>
                </text:list>
              </text:list-item>
              <text:list-item>
                <text:p text:style-name="P24"><text:span text:style-name="Strong_20_Emphasis"><text:span text:style-name="T1">Subbab 5.3: Kamu dan Masa Depan Komunikasi</text:span></text:span></text:p>
                <text:list>
                  <text:list-item>
                    <text:p text:style-name="P161"><text:span text:style-name="Strong_20_Emphasis"><text:span text:style-name="T1">Prompt untuk Isi Mendalam:</text:span></text:span><text:span text:style-name="T1"> </text:span></text:p>
                    <text:list>
                      <text:list-item>
                        <text:p text:style-name="P24"><text:span text:style-name="T1">"</text:span><text:span text:style-name="Emphasis"><text:span text:style-name="T1">Sampaikan pesan penutup yang bersifat personal dan memberdayakan kepada pembaca remaja (di Aceh dan di mana pun). Tekankan bahwa </text:span></text:span><text:span text:style-name="Emphasis"><text:span text:style-name="Strong_20_Emphasis"><text:span text:style-name="T1">masa depan komunikasi dan penggunaan neuroteknologi bukanlah sesuatu yang 'terjadi begitu saja'</text:span></text:span></text:span><text:span text:style-name="Emphasis"><text:span text:style-name="T1">, melainkan sesuatu yang ikut </text:span></text:span><text:span text:style-name="Emphasis"><text:span text:style-name="Strong_20_Emphasis"><text:span text:style-name="T1">dibentuk oleh pilihan dan tindakan kita semua</text:span></text:span></text:span><text:span text:style-name="Emphasis"><text:span text:style-name="T1">, termasuk generasi mereka. Ajak mereka untuk: 1) </text:span></text:span><text:span text:style-name="Emphasis"><text:span text:style-name="Strong_20_Emphasis"><text:span text:style-name="T1">Tetap Kritis dan Terinformasi:</text:span></text:span></text:span><text:span text:style-name="Emphasis"><text:span text:style-name="T1"> Terus belajar tentang sains dan teknologi, namun jangan mudah percaya pada klaim sensasional. Cari sumber informasi yang kredibel. 2) </text:span></text:span><text:span text:style-name="Emphasis"><text:span text:style-name="Strong_20_Emphasis"><text:span text:style-name="T1">Berpartisipasi dalam Diskusi:</text:span></text:span></text:span><text:span text:style-name="Emphasis"><text:span text:style-name="T1"> Saat dewasa nanti, ikutlah dalam percakapan publik mengenai etika dan penggunaan teknologi ini. Suara mereka penting. 3) </text:span></text:span><text:span text:style-name="Emphasis"><text:span text:style-name="Strong_20_Emphasis"><text:span text:style-name="T1">Berimajinasi Secara Bertanggung Jawab:</text:span></text:span></text:span><text:span text:style-name="Emphasis"><text:span text:style-name="T1"> Pikirkan tentang jenis masa depan yang diinginkan – bagaimana teknologi ini bisa digunakan untuk kebaikan (misalnya, kesehatan, pendidikan, empati) dan bagaimana mencegah penyalahgunaannya. 4) </text:span></text:span><text:span text:style-name="Emphasis"><text:span text:style-name="Strong_20_Emphasis"><text:span text:style-name="T1">Menghargai Komunikasi Saat Ini:</text:span></text:span></text:span><text:span text:style-name="Emphasis"><text:span text:style-name="T1"> Sambil menatap masa depan, hargai juga kekayaan komunikasi manusia yang sudah kita miliki (bahasa, ekspresi, sentuhan). Akhiri dengan nada optimis yang hati-hati, menekankan potensi luar biasa manusia untuk </text:span></text:span><text:soft-page-break/><text:span text:style-name="Emphasis"><text:span text:style-name="T1">inovasi sekaligus tanggung jawab besar yang menyertainya.</text:span></text:span><text:span text:style-name="T1">" </text:span></text:p>
                      </text:list-item>
                    </text:list>
                  </text:list-item>
                </text:list>
              </text:list-item>
            </text:list>
            <text:p text:style-name="P1"/>
            <text:p text:style-name="P121">Dengan prompt ini, Bab 5 diharapkan dapat memberikan kesimpulan yang kuat, merangkum pembelajaran, mengakui ketidakpastian, dan yang terpenting, memberdayakan pembaca muda untuk menghadapi masa depan dengan pikiran terbuka dan kritis.</text:p>
          </text:section>
          <text:section text:style-name="Sect1" text:name="feedback-form-6">
            <text:p text:style-name="P241"/>
          </text:section>
        </text:section>
        <text:section text:style-name="Sect1" text:name="e7a9df9754972751">
          <text:p text:style-name="P121"/>
          <text:section text:style-name="Sect1" text:name="user-query-content-7">
            <text:p text:style-name="P262">Pada Lampiran , Tambahkan prompt pada subbab mendapatkan isinya </text:p>
          </text:section>
          <text:p text:style-name="P241">Tampilkan alur berpikir</text:p>
          <text:section text:style-name="Sect2" text:name="model-response-message-contentr_e7a9df9754972751">
            <text:p text:style-name="P121">Oke, mari kita tambahkan prompt untuk mengisi setiap subbab di bagian Lampiran, agar isinya relevan dan bermanfaat bagi pembaca remaja di Banda Aceh (atau di manapun) per April 2025:</text:p>
            <text:p text:style-name="P1"/>
            <text:p text:style-name="Text_20_body"><text:span text:style-name="Strong_20_Emphasis"><text:span text:style-name="T1">Lampiran</text:span></text:span></text:p>
            <text:list xml:id="list2009222731887366530" text:style-name="L17">
              <text:list-item>
                <text:p text:style-name="P25"><text:span text:style-name="Strong_20_Emphasis"><text:span text:style-name="T1">Subbab: Glosarium</text:span></text:span></text:p>
                <text:list>
                  <text:list-item>
                    <text:p text:style-name="P162"><text:span text:style-name="Strong_20_Emphasis"><text:span text:style-name="T1">Prompt untuk Isi:</text:span></text:span><text:span text:style-name="T1"> </text:span></text:p>
                    <text:list>
                      <text:list-item>
                        <text:p text:style-name="P162"><text:span text:style-name="T1">"</text:span><text:span text:style-name="Emphasis"><text:span text:style-name="T1">Buatlah daftar istilah penting (Glosarium) yang muncul dalam buku ini, disusun secara alfabetis. Istilah yang perlu dimasukkan minimal mencakup: </text:span></text:span><text:span text:style-name="Emphasis"><text:span text:style-name="Strong_20_Emphasis"><text:span text:style-name="T1">AI (Artificial Intelligence)/Kecerdasan Buatan, BCI (Brain-Computer Interface), DBS (Deep Brain Stimulation), EEG (Electroencephalography), ECoG (Electrocorticography), Empati, Etika, fMRI (functional Magnetic Resonance Imaging), Implan Neural, Kesadaran (Consciousness), Neurotransmitter, Neuron, Neurosains, Parapsikologi, Plastisitas Otak, Privasi Pikiran, Sinapsis, Skeptisisme Ilmiah, Stimulasi Otak, Telepati, TMS (Transcranial Magnetic Stimulation).</text:span></text:span></text:span><text:span text:style-name="Emphasis"><text:span text:style-name="T1"> Untuk setiap istilah, berikan </text:span></text:span><text:span text:style-name="Emphasis"><text:span text:style-name="Strong_20_Emphasis"><text:span text:style-name="T1">definisi yang singkat, akurat, dan menggunakan bahasa yang mudah dipahami remaja</text:span></text:span></text:span><text:span text:style-name="Emphasis"><text:span text:style-name="T1">. Sebisa mungkin, gunakan </text:span></text:span><text:span text:style-name="Emphasis"><text:span text:style-name="Strong_20_Emphasis"><text:span text:style-name="T1">analogi atau </text:span></text:span></text:span><text:soft-page-break/><text:span text:style-name="Emphasis"><text:span text:style-name="Strong_20_Emphasis"><text:span text:style-name="T1">contoh sederhana</text:span></text:span></text:span><text:span text:style-name="Emphasis"><text:span text:style-name="T1"> untuk memperjelas. Misalnya, untuk 'Neuron', bisa dijelaskan sebagai 'sel khusus di otak yang berfungsi seperti kabel kecil pengirim pesan listrik dan kimia'.</text:span></text:span><text:span text:style-name="T1">" </text:span></text:p>
                      </text:list-item>
                    </text:list>
                  </text:list-item>
                </text:list>
              </text:list-item>
              <text:list-item>
                <text:p text:style-name="P25"><text:span text:style-name="Strong_20_Emphasis"><text:span text:style-name="T1">Subbab: Tokoh Penting</text:span></text:span></text:p>
                <text:list>
                  <text:list-item>
                    <text:p text:style-name="P162"><text:span text:style-name="Strong_20_Emphasis"><text:span text:style-name="T1">Prompt untuk Isi:</text:span></text:span><text:span text:style-name="T1"> </text:span></text:p>
                    <text:list>
                      <text:list-item>
                        <text:p text:style-name="P162"><text:span text:style-name="T1">"</text:span><text:span text:style-name="Emphasis"><text:span text:style-name="T1">Sajikan bagian 'Tokoh Penting' yang memperkenalkan secara ringkas beberapa figur kunci yang relevan dengan sejarah atau perkembangan topik telepati dan neuroteknologi hingga April 2025. Sertakan minimal: </text:span></text:span><text:span text:style-name="Emphasis"><text:span text:style-name="Strong_20_Emphasis"><text:span text:style-name="T1">1) J.B. Rhine:</text:span></text:span></text:span><text:span text:style-name="Emphasis"><text:span text:style-name="T1"> Jelaskan perannya dalam mempopulerkan penelitian parapsikologi dan eksperimen kartu Zener, serta kritik terhadap metodenya. </text:span></text:span><text:span text:style-name="Emphasis"><text:span text:style-name="Strong_20_Emphasis"><text:span text:style-name="T1">2) Seorang pionir neurosains</text:span></text:span></text:span><text:span text:style-name="Emphasis"><text:span text:style-name="T1"> yang penemuannya fundamental untuk memahami cara kerja otak (misalnya, Santiago Ramón y Cajal tentang neuron, atau penemu neurotransmitter). </text:span></text:span><text:span text:style-name="Emphasis"><text:span text:style-name="Strong_20_Emphasis"><text:span text:style-name="T1">3) Ilmuwan atau insinyur kontemporer</text:span></text:span></text:span><text:span text:style-name="Emphasis"><text:span text:style-name="T1"> yang menjadi wajah riset BCI saat ini (sebutkan nama peneliti dari universitas terkemuka atau figur dari perusahaan seperti </text:span></text:span><text:span text:style-name="Emphasis"><text:span text:style-name="Strong_20_Emphasis"><text:span text:style-name="T1">Neuralink</text:span></text:span></text:span><text:span text:style-name="Emphasis"><text:span text:style-name="T1">, jelaskan fokus riset/visi mereka secara singkat dan objektif). Untuk setiap tokoh, berikan </text:span></text:span><text:span text:style-name="Emphasis"><text:span text:style-name="Strong_20_Emphasis"><text:span text:style-name="T1">nama, perkiraan masa hidup/aktif, dan 1-2 kalimat</text:span></text:span></text:span><text:span text:style-name="Emphasis"><text:span text:style-name="T1"> yang menjelaskan kontribusi utama atau relevansinya dengan isi buku. Hindari biografi panjang, fokus pada kaitan dengan telepati/otak/BCI.</text:span></text:span><text:span text:style-name="T1">" </text:span></text:p>
                      </text:list-item>
                    </text:list>
                  </text:list-item>
                </text:list>
              </text:list-item>
              <text:list-item>
                <text:p text:style-name="P25"><text:span text:style-name="Strong_20_Emphasis"><text:span text:style-name="T1">Subbab: Bacaan/Tontonan Lebih Lanjut</text:span></text:span></text:p>
                <text:list>
                  <text:list-item>
                    <text:p text:style-name="P162"><text:span text:style-name="Strong_20_Emphasis"><text:span text:style-name="T1">Prompt untuk Isi:</text:span></text:span><text:span text:style-name="T1"> </text:span></text:p>
                    <text:list>
                      <text:list-item>
                        <text:p text:style-name="P162"><text:span text:style-name="T1">"</text:span><text:span text:style-name="Emphasis"><text:span text:style-name="T1">Buatlah daftar rekomendasi 'Bacaan dan Tontonan Lebih Lanjut' yang </text:span></text:span><text:span text:style-name="Emphasis"><text:span text:style-name="Strong_20_Emphasis"><text:span text:style-name="T1">terkurasi untuk remaja</text:span></text:span></text:span><text:span text:style-name="Emphasis"><text:span text:style-name="T1"> yang tertarik memperdalam pengetahuan setelah membaca buku ini. Pastikan sumbernya relatif </text:span></text:span><text:span text:style-name="Emphasis"><text:span text:style-name="Strong_20_Emphasis"><text:span text:style-name="T1">mudah diakses di Indonesia per April 2025</text:span></text:span></text:span><text:span text:style-name="Emphasis"><text:span text:style-name="T1"> (misalnya, tersedia online, di toko buku besar, atau platform streaming populer). Kategori yang perlu dicakup: </text:span></text:span><text:span text:style-name="Emphasis"><text:span text:style-name="Strong_20_Emphasis"><text:span text:style-name="T1">1) Buku Non-Fiksi Populer:</text:span></text:span></text:span><text:span text:style-name="Emphasis"><text:span text:style-name="T1"> Cari judul tentang neurosains, masa depan teknologi, atau AI yang ditulis untuk awam (misalnya, karya Yuval Noah Harari, </text:span></text:span><text:soft-page-break/><text:span text:style-name="Emphasis"><text:span text:style-name="T1">Michio Kaku, atau penulis sains populer Indonesia jika ada yang relevan). </text:span></text:span><text:span text:style-name="Emphasis"><text:span text:style-name="Strong_20_Emphasis"><text:span text:style-name="T1">2) Artikel Online:</text:span></text:span></text:span><text:span text:style-name="Emphasis"><text:span text:style-name="T1"> Arahkan ke website majalah sains terkemuka (National Geographic Indonesia, Scientific American online, Kompas Sains) atau blog sains kredibel yang membahas BCI atau etika AI. </text:span></text:span><text:span text:style-name="Emphasis"><text:span text:style-name="Strong_20_Emphasis"><text:span text:style-name="T1">3) Dokumenter:</text:span></text:span></text:span><text:span text:style-name="Emphasis"><text:span text:style-name="T1"> Sebutkan judul dokumenter di Netflix, YouTube, atau platform lain yang membahas otak, kesadaran, AI, atau masa depan manusia (misalnya, seri 'Explained' tentang otak, atau film tentang dampak teknologi). </text:span></text:span><text:span text:style-name="Emphasis"><text:span text:style-name="Strong_20_Emphasis"><text:span text:style-name="T1">4) Website Edukatif:</text:span></text:span></text:span><text:span text:style-name="Emphasis"><text:span text:style-name="T1"> Berikan tautan ke website museum sains, lembaga riset neurosains, atau kanal YouTube edukasi sains yang terpercaya. Untuk setiap item, berikan </text:span></text:span><text:span text:style-name="Emphasis"><text:span text:style-name="Strong_20_Emphasis"><text:span text:style-name="T1">judul, pembuat (jika relevan), platform/penerbit, dan deskripsi 1-2 kalimat</text:span></text:span></text:span><text:span text:style-name="Emphasis"><text:span text:style-name="T1"> tentang isinya dan mengapa itu direkomendasikan.</text:span></text:span><text:span text:style-name="T1">" </text:span></text:p>
                      </text:list-item>
                    </text:list>
                  </text:list-item>
                </text:list>
              </text:list-item>
              <text:list-item>
                <text:p text:style-name="P25"><text:span text:style-name="Strong_20_Emphasis"><text:span text:style-name="T1">Subbab: Eksperimen Pikiran Sederhana (Yuk, Coba Pikirkan!)</text:span></text:span></text:p>
                <text:list>
                  <text:list-item>
                    <text:p text:style-name="P162"><text:span text:style-name="Strong_20_Emphasis"><text:span text:style-name="T1">Prompt untuk Isi:</text:span></text:span><text:span text:style-name="T1"> </text:span></text:p>
                    <text:list>
                      <text:list-item>
                        <text:p text:style-name="P25"><text:span text:style-name="T1">"</text:span><text:span text:style-name="Emphasis"><text:span text:style-name="T1">Rancang 3-4 </text:span></text:span><text:span text:style-name="Emphasis"><text:span text:style-name="Strong_20_Emphasis"><text:span text:style-name="T1">aktivitas atau eksperimen pikiran singkat dan menarik</text:span></text:span></text:span><text:span text:style-name="Emphasis"><text:span text:style-name="T1"> yang bisa dilakukan pembaca remaja untuk berefleksi lebih lanjut tentang tema buku. Buat instruksinya jelas dan sederhana. Contoh aktivitas: </text:span></text:span><text:span text:style-name="Emphasis"><text:span text:style-name="Strong_20_Emphasis"><text:span text:style-name="T1">1) 'Telepati' Gambar:</text:span></text:span></text:span><text:span text:style-name="Emphasis"><text:span text:style-name="T1"> Ajak pembaca berpasangan, satu orang menggambar objek sederhana tanpa bicara, yang lain mencoba menebak hanya dari melihat proses menggambar atau konsentrasi temannya (tujuannya melihat seberapa banyak info non-verbal). </text:span></text:span><text:span text:style-name="Emphasis"><text:span text:style-name="Strong_20_Emphasis"><text:span text:style-name="T1">2) Filter Pikiran:</text:span></text:span></text:span><text:span text:style-name="Emphasis"><text:span text:style-name="T1"> Ajak pembaca selama 5 menit mencoba menyadari semua pikiran yang melintas di kepala mereka, lalu pikirkan mana yang akan mereka 'ucapkan' jika bisa telepati, mana yang akan 'disimpan' (untuk refleksi privasi). </text:span></text:span><text:span text:style-name="Emphasis"><text:span text:style-name="Strong_20_Emphasis"><text:span text:style-name="T1">3) Debat Mini Etika:</text:span></text:span></text:span><text:span text:style-name="Emphasis"><text:span text:style-name="T1"> Berikan satu skenario etis singkat (misal: 'Haruskah polisi diizinkan menggunakan BCI untuk membaca pikiran tersangka kejahatan berat? Ya/Tidak? Mengapa?') dan minta pembaca menuliskan 3 argumen pro dan 3 argumen kontra. </text:span></text:span><text:span text:style-name="Emphasis"><text:span text:style-name="Strong_20_Emphasis"><text:span text:style-name="T1">4) Rancang Aturan:</text:span></text:span></text:span><text:span text:style-name="Emphasis"><text:span text:style-name="T1"> Ajak pembaca membayangkan mereka membuat 3 aturan </text:span></text:span><text:soft-page-break/><text:span text:style-name="Emphasis"><text:span text:style-name="T1">paling penting jika telepati teknologi jadi nyata di sekolah mereka. Tujuannya bukan untuk mendapatkan jawaban 'benar', tapi untuk merangsang pemikiran kritis dan imajinasi etis.</text:span></text:span><text:span text:style-name="T1">" </text:span></text:p>
                      </text:list-item>
                    </text:list>
                  </text:list-item>
                </text:list>
              </text:list-item>
            </text:list>
            <text:p text:style-name="P1"/>
            <text:p text:style-name="P121">Prompt ini bertujuan menghasilkan isi Lampiran yang benar-benar fungsional dan menambah nilai bagi pembaca remaja, membantu mereka memahami istilah, mengenal tokoh, menemukan sumber belajar lain, dan terus berpikir tentang topik tersebut.</text:p>
          </text:section>
          <text:section text:style-name="Sect1" text:name="feedback-form-7">
            <text:p text:style-name="P241"/>
          </text:section>
        </text:section>
        <text:section text:style-name="Sect1" text:name="173ca14e238cbe22">
          <text:p text:style-name="P121"/>
          <text:section text:style-name="Sect1" text:name="user-query-content-8">
            <text:p text:style-name="P262">Jawablah setiap prompt yang telah anda buat secara bertahap satu persatu dan jangan pindah prompt sebelum saya memerintahkan “YAX” dengan ketentuan sebagai berikut : </text:p>
            <text:p text:style-name="P262">Gaya Bahasa : Sesuai yang telah Anda sarankan sebelumnya </text:p>
            <text:p text:style-name="P262">Catatan :  </text:p>
            <text:p text:style-name="P262">-gunakan tips sesuai yang telah anda sarankan sebelumnya untuk menambah bobot jawaban </text:p>
            <text:p text:style-name="P262">- Tambahkan prompt pembuatan gambar ilustrasi yang relevan dengan jawaban ( opsional ) </text:p>
          </text:section>
          <text:p text:style-name="P241">Tampilkan alur berpikir</text:p>
          <text:section text:style-name="Sect2" text:name="model-response-message-contentr_173ca14e238cbe22">
            <text:p text:style-name="Text_20_body"><text:span text:style-name="T1">Siap! Mari kita mulai menyusun isi buku ini langkah demi langkah, sesuai prompt yang telah kita buat. Saya akan mulai dengan prompt pertama untuk bagian </text:span><text:span text:style-name="Strong_20_Emphasis"><text:span text:style-name="T1">Kata Pengantar</text:span></text:span><text:span text:style-name="T1">.</text:span></text:p>
            <text:p text:style-name="P1"/>
            <text:p text:style-name="Text_20_body"><text:span text:style-name="Strong_20_Emphasis"><text:span text:style-name="T1">(Prompt yang Dikerjakan: </text:span></text:span><text:span text:style-name="Strong_20_Emphasis"><text:span text:style-name="Emphasis"><text:span text:style-name="T1">Tuliskan paragraf pembuka yang energik dan memikat untuk remaja (usia 13-22 tahun) yang menjelaskan mengapa ide tentang telepati atau komunikasi pikiran-ke-pikiran itu sangat keren dan bikin penasaran. Sentuh bagaimana kita semua kadang berharap bisa tahu apa yang dipikirkan teman atau keluarga. Singgung sedikit bagaimana telepati sering muncul di film atau cerita favorit mereka. Buat agar pembaca merasa 'Wah, ini bakal seru!' Gunakan bahasa gaul yang wajar dan nada antusias.</text:span></text:span></text:span><text:span text:style-name="Strong_20_Emphasis"><text:span text:style-name="T1">)</text:span></text:span></text:p>
            <text:p text:style-name="Text_20_body"><text:soft-page-break/><text:span text:style-name="Strong_20_Emphasis"><text:span text:style-name="T1">Hasil Teks:</text:span></text:span></text:p>
            <text:p text:style-name="Text_20_body"><text:span text:style-name="Strong_20_Emphasis"><text:span text:style-name="T1">Kata Pengantar</text:span></text:span></text:p>
            <text:p text:style-name="Text_20_body"><text:span text:style-name="Strong_20_Emphasis"><text:span text:style-name="T1">Kenapa Sih Telepati Itu Keren Banget?</text:span></text:span></text:p>
            <text:p text:style-name="Text_20_body"><text:span text:style-name="T1">Pernah nggak sih kamu lagi ngobrol sama teman, terus dalam hati berharap banget bisa tahu </text:span><text:span text:style-name="Emphasis"><text:span text:style-name="T1">persis</text:span></text:span><text:span text:style-name="T1"> apa yang ada di kepalanya? Atau mungkin waktu lagi berantem sama adik/kakak, kamu mikir, "Andai aja dia bisa ngerti maksud gue tanpa harus teriak-teriak!" Jujur aja, kita semua pasti pernah kan, ngerasa gemes pengen bisa 'klik' langsung ke pikiran orang lain? Nah, ide tentang komunikasi langsung dari pikiran ke pikiran, alias </text:span><text:span text:style-name="Strong_20_Emphasis"><text:span text:style-name="T1">telepati</text:span></text:span><text:span text:style-name="T1">, itu emang udah bikin penasaran manusia dari dulu banget.</text:span></text:p>
            <text:p text:style-name="Text_20_body"><text:span text:style-name="T1">Rasanya kayak punya kekuatan super, ya? Nggak heran kalau di film-film keren kayak X-Men (ingat Professor X yang bisa baca pikiran semua orang?) atau di serial seru Stranger Things (Eleven dengan kekuatannya!), telepati jadi salah satu kemampuan paling </text:span><text:span text:style-name="Emphasis"><text:span text:style-name="T1">cool</text:span></text:span><text:span text:style-name="T1">. Kemampuan ini bikin kita mikir: "Gimana rasanya ya, bisa berbagi ide, perasaan, atau rahasia terdalam tanpa perlu ngomong sepatah kata pun?"</text:span></text:p>
            <text:p text:style-name="P121">Ide inilah yang bikin telepati jadi topik yang super menarik buat dikulik. Apakah ini cuma mimpi di siang bolong, fantasi penulis komik, atau... jangan-jangan... ada sedikit kemungkinan jadi nyata? Nah, buku ini bakal ngajak kamu berpetualang buat mengungkap misteri di balik komunikasi pikiran ke pikiran. Siap buat ikutan? Dijamin seru!</text:p>
            <text:p text:style-name="P1"/>
            <text:p text:style-name="Text_20_body"><text:span text:style-name="Strong_20_Emphasis"><text:span text:style-name="T1">[Tips Tambahan Digunakan dalam Teks Ini]:</text:span></text:span></text:p>
            <text:list xml:id="list3409597538106909888" text:style-name="L18">
              <text:list-item>
                <text:p text:style-name="P248">Menggunakan pertanyaan retoris untuk menarik pembaca. </text:p>
              </text:list-item>
              <text:list-item>
                <text:p text:style-name="P248">Menghubungkan dengan pengalaman relatable (keinginan memahami teman/keluarga). </text:p>
              </text:list-item>
              <text:list-item>
                <text:p text:style-name="P248">Menggunakan referensi Pop Culture yang dikenal remaja (X-Men, Stranger Things). </text:p>
              </text:list-item>
              <text:list-item>
                <text:p text:style-name="P128">Gaya bahasa santai, antusias, dan sedikit menggunakan bahasa gaul wajar ("gue", "cool", "keren banget"). </text:p>
              </text:list-item>
            </text:list>
            <text:p text:style-name="P1"/>
            <text:p text:style-name="Text_20_body"><text:span text:style-name="Strong_20_Emphasis"><text:span text:style-name="T1">(Prompt Ilustrasi - Opsional):</text:span></text:span></text:p>
            <text:list xml:id="list7719027554774366032" text:style-name="L19">
              <text:list-item>
                <text:p text:style-name="P26"><text:span text:style-name="T1">"</text:span><text:span text:style-name="Emphasis"><text:span text:style-name="T1">Buat ilustrasi gaya komik modern yang menggambarkan dua kepala </text:span></text:span><text:soft-page-break/><text:span text:style-name="Emphasis"><text:span text:style-name="T1">remaja saling berhadapan. Dari dahi masing-masing keluar gelombang energi berwarna cerah (misalnya biru elektrik dan hijau neon) yang bertemu dan berputar di tengah, melambangkan koneksi pikiran atau telepati. Ekspresi wajah mereka menunjukkan rasa ingin tahu atau keheranan.</text:span></text:span><text:span text:style-name="T1">" </text:span></text:p>
              </text:list-item>
            </text:list>
            <text:p text:style-name="P1"/>
            <text:p text:style-name="P121">Silakan berikan perintah "YAX" jika Anda ingin saya melanjutkan ke prompt berikutnya (Pendahuluan/Kata Pengantar - Subbab: Apa yang akan dijelajahi buku ini?).</text:p>
          </text:section>
          <text:section text:style-name="Sect1" text:name="feedback-form-8">
            <text:p text:style-name="P241"/>
          </text:section>
        </text:section>
        <text:section text:style-name="Sect1" text:name="cc291ead234a5b38">
          <text:p text:style-name="P121"/>
          <text:section text:style-name="Sect1" text:name="user-query-content-9">
            <text:p text:style-name="P262">YAX </text:p>
          </text:section>
          <text:p text:style-name="P241">Tampilkan alur berpikir</text:p>
          <text:section text:style-name="Sect2" text:name="model-response-message-contentr_cc291ead234a5b38">
            <text:p text:style-name="P121">Oke, siap! Mari kita lanjutkan ke prompt berikutnya.</text:p>
            <text:p text:style-name="P1"/>
            <text:p text:style-name="Text_20_body"><text:span text:style-name="Strong_20_Emphasis"><text:span text:style-name="T1">(Prompt yang Dikerjakan: </text:span></text:span><text:span text:style-name="Strong_20_Emphasis"><text:span text:style-name="Emphasis"><text:span text:style-name="T1">Buatlah beberapa kalimat yang menjelaskan secara singkat petualangan apa yang menanti pembaca remaja dalam buku ini. Sebutkan bahwa buku ini akan mengupas tuntas telepati, mulai dari mitos dan cerita seru, menyelami cara kerja otak yang keren, melihat teknologi canggih yang bisa menghubungkan pikiran, hingga memikirkan dampak besarnya bagi masa depan kita. Janjikan sebuah perjalanan yang membuka wawasan dan penuh kejutan, tanpa membuatnya terdengar seperti buku pelajaran yang membosankan.</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Petualangan Apa yang Menanti Kamu?</text:span></text:span></text:p>
            <text:p text:style-name="Text_20_body"><text:span text:style-name="T1">Jadi, apa aja sih yang bakal kita bongkar bareng di buku ini? Anggap aja ini </text:span><text:span text:style-name="Emphasis"><text:span text:style-name="T1">roadmap</text:span></text:span><text:span text:style-name="T1"> petualangan kita:</text:span></text:p>
            <text:list xml:id="list2272459686564143266" text:style-name="L20">
              <text:list-item>
                <text:p text:style-name="P163"><text:span text:style-name="Strong_20_Emphasis"><text:span text:style-name="T1">Mulai dari Akarnya:</text:span></text:span><text:span text:style-name="T1"> Kita bakal telusuri dari mana ide telepati ini datang. Dari cerita nenek moyang yang penuh misteri sampai film superhero favoritmu, kita kupas tuntas asal-usulnya. </text:span></text:p>
              </text:list-item>
              <text:list-item>
                <text:p text:style-name="P163"><text:span text:style-name="Strong_20_Emphasis"><text:span text:style-name="T1">Ngintip ke Dalam Kepala:</text:span></text:span><text:span text:style-name="T1"> Siap-siap buat kenalan lebih dekat sama 'komputer super' di dalam tengkorak kita: otak! Kita bakal cari tahu gimana sih cara kerja organ keren ini dan apa sebenarnya 'pikiran' itu </text:span><text:soft-page-break/><text:span text:style-name="T1">menurut sains (tenang, dijelasin pakai cara gampang!). </text:span></text:p>
              </text:list-item>
              <text:list-item>
                <text:p text:style-name="P163"><text:span text:style-name="Strong_20_Emphasis"><text:span text:style-name="T1">Jembatan Teknologi:</text:span></text:span><text:span text:style-name="T1"> Nah, ini bagian serunya! Kita bakal lihat gimana para ilmuwan dan insinyur lagi berusaha keras bikin teknologi canggih, namanya </text:span><text:span text:style-name="Emphasis"><text:span text:style-name="T1">Brain-Computer Interface</text:span></text:span><text:span text:style-name="T1"> (BCI), yang mungkin suatu hari nanti bisa jadi 'jembatan' antar pikiran. Beneran bisa? Kita cek faktanya! </text:span></text:p>
              </text:list-item>
              <text:list-item>
                <text:p text:style-name="P27"><text:span text:style-name="Strong_20_Emphasis"><text:span text:style-name="T1">Gimana Kalau Jadi Nyata?:</text:span></text:span><text:span text:style-name="T1"> Terakhir, kita bakal main 'andai-andai' yang serius. Kalau teknologi telepati beneran ada, gimana dampaknya buat persahabatan, privasi, bahkan cara kita hidup sehari-hari? Siap-siap buat mikir keras! </text:span></text:p>
              </text:list-item>
            </text:list>
            <text:p text:style-name="P121">Pokoknya, siapin pikiranmu buat perjalanan yang penuh fakta mengejutkan, ide-ide gila, dan pertanyaan-pertanyaan penting tentang masa depan. Ini bukan buku pelajaran biasa, tapi ajakan buat menjelajahi salah satu misteri paling menarik: pikiran manusia!</text:p>
            <text:p text:style-name="P1"/>
            <text:p text:style-name="Text_20_body"><text:span text:style-name="Strong_20_Emphasis"><text:span text:style-name="T1">[Tips Tambahan Digunakan dalam Teks Ini]:</text:span></text:span></text:p>
            <text:list xml:id="list6394597018543425540" text:style-name="L21">
              <text:list-item>
                <text:p text:style-name="P249">Menggunakan struktur poin (roadmap/list) untuk memecah informasi dan membuatnya mudah diikuti. </text:p>
              </text:list-item>
              <text:list-item>
                <text:p text:style-name="P249">Bahasa antusias dan menjanjikan ("bongkar bareng", "petualangan", "bagian serunya", "fakta mengejutkan"). </text:p>
              </text:list-item>
              <text:list-item>
                <text:p text:style-name="P249">Menegaskan bahwa ini bukan buku pelajaran yang membosankan. </text:p>
              </text:list-item>
              <text:list-item>
                <text:p text:style-name="P129">Menggunakan analogi ("roadmap", "komputer super", "jembatan teknologi"). </text:p>
              </text:list-item>
            </text:list>
            <text:p text:style-name="P1"/>
            <text:p text:style-name="Text_20_body"><text:span text:style-name="Strong_20_Emphasis"><text:span text:style-name="T1">(Prompt Ilustrasi - Opsional):</text:span></text:span></text:p>
            <text:list xml:id="list5028100002971048726" text:style-name="L22">
              <text:list-item>
                <text:p text:style-name="P28"><text:span text:style-name="T1">"</text:span><text:span text:style-name="Emphasis"><text:span text:style-name="T1">Buat ilustrasi seperti peta petualangan kartun. Ada jalur berkelok-kelok yang melewati empat 'pulau' atau 'zona': Zona 1 bergambar awan mistis dan buku kuno (Mitos); Zona 2 bergambar otak manusia dengan lampu-lampu kecil menyala (Sains Otak); Zona 3 bergambar chip komputer, kabel, dan gelombang sinyal (Teknologi BCI); Zona 4 bergambar siluet orang-orang terhubung dengan garis cahaya dan banyak tanda tanya (Dampak &amp; Etika). Ada ikon 'Start' di awal dan 'Finish?' di akhir jalur.</text:span></text:span><text:span text:style-name="T1">" </text:span></text:p>
              </text:list-item>
            </text:list>
            <text:p text:style-name="P1"/>
            <text:p text:style-name="P121">Silakan berikan perintah "YAX" jika Anda ingin saya melanjutkan ke prompt <text:soft-page-break/>berikutnya (Pendahuluan/Kata Pengantar - Subbab: Pentingnya berpikir kritis...).</text:p>
          </text:section>
          <text:section text:style-name="Sect1" text:name="feedback-form-9">
            <text:p text:style-name="P241"/>
          </text:section>
        </text:section>
        <text:section text:style-name="Sect1" text:name="c28ea21c6656a886">
          <text:p text:style-name="P121"/>
          <text:section text:style-name="Sect1" text:name="user-query-content-10">
            <text:p text:style-name="P262">YAX </text:p>
          </text:section>
          <text:p text:style-name="P241">Tampilkan alur berpikir</text:p>
          <text:section text:style-name="Sect2" text:name="model-response-message-contentr_c28ea21c6656a886">
            <text:p text:style-name="P121">Baik, mari kita lanjutkan ke prompt terakhir untuk bagian Kata Pengantar.</text:p>
            <text:p text:style-name="P1"/>
            <text:p text:style-name="Text_20_body"><text:span text:style-name="Strong_20_Emphasis"><text:span text:style-name="T1">(Prompt yang Dikerjakan: </text:span></text:span><text:span text:style-name="Strong_20_Emphasis"><text:span text:style-name="Emphasis"><text:span text:style-name="T1">Tuliskan sebuah paragraf pendek yang menekankan pentingnya memiliki 'kacamata kritis' saat membaca tentang ide-ide sehebat telepati. Jelaskan bahwa meskipun seru membayangkan masa depan, kita juga perlu membedakan mana yang fakta ilmiah, mana yang masih spekulasi, dan mana yang hanya ada di film. Sampaikan pesan ini dengan nada positif, mengajak pembaca untuk menjadi penjelajah ide yang cerdas dan tidak mudah percaya begitu saja, sambil tetap menjaga rasa ingin tahu merek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Jangan Lupa Bawa 'Kacamata Kritis' Kamu!</text:span></text:span></text:p>
            <text:p text:style-name="Text_20_body"><text:span text:style-name="T1">Oke, sebelum kita benar-benar terjun ke dunia telepati yang super menarik ini, ada satu </text:span><text:span text:style-name="Emphasis"><text:span text:style-name="T1">alat penting</text:span></text:span><text:span text:style-name="T1"> lagi yang wajib kita bawa dalam petualangan ini: yaitu </text:span><text:span text:style-name="Strong_20_Emphasis"><text:span text:style-name="T1">'kacamata kritis'</text:span></text:span><text:span text:style-name="T1">. Eits, jangan keburu mikir ini bakal bikin perjalanan kita jadi nggak seru, ya! Justru sebaliknya.</text:span></text:p>
            <text:p text:style-name="Text_20_body"><text:span text:style-name="T1">Memakai 'kacamata kritis' itu artinya kita jadi </text:span><text:span text:style-name="Strong_20_Emphasis"><text:span text:style-name="T1">penjelajah ide yang cerdas</text:span></text:span><text:span text:style-name="T1">. Saat kita baca tentang teknologi canggih atau kemampuan luar biasa, kita nggak langsung telan mentah-mentah. Kita bakal belajar memilah: "Oke, ini fakta sains yang udah terbukti", "Hmm, yang ini kayaknya masih dugaan atau harapan para ilmuwan", atau "Nah, kalau yang ini sih jelas cuma ada di dunia film!".</text:span></text:p>
            <text:p text:style-name="Text_20_body"><text:span text:style-name="T1">Dengan begini, kita bisa tetap </text:span><text:span text:style-name="Emphasis"><text:span text:style-name="T1">excited</text:span></text:span><text:span text:style-name="T1"> sama kemungkinan-kemungkinan keren di masa depan, tapi nggak gampang terkecoh sama berita hoaks atau klaim berlebihan. Jadi, yuk, pakai 'kacamata kritis' kita sambil tetap menjaga rasa penasaran yang membara. Siap jadi detektif ide yang hebat?</text:span></text:p>
            <text:p text:style-name="P1"/>
            <text:p text:style-name="Text_20_body"><text:soft-page-break/><text:span text:style-name="Strong_20_Emphasis"><text:span text:style-name="T1">[Tips Tambahan Digunakan dalam Teks Ini]:</text:span></text:span></text:p>
            <text:list xml:id="list6867333442755202685" text:style-name="L23">
              <text:list-item>
                <text:p text:style-name="P250">Menggunakan metafora ("kacamata kritis", "penjelajah ide yang cerdas", "detektif ide") untuk membuat konsep berpikir kritis lebih menarik. </text:p>
              </text:list-item>
              <text:list-item>
                <text:p text:style-name="P250">Nada positif dan memberdayakan, menekankan bahwa kritis itu bukan berarti negatif, tapi cerdas. </text:p>
              </text:list-item>
              <text:list-item>
                <text:p text:style-name="P250">Menghubungkan langsung dengan isi buku (membedakan fakta, spekulasi, fiksi). </text:p>
              </text:list-item>
              <text:list-item>
                <text:p text:style-name="P130">Mengajak pembaca secara langsung ("yuk", "siap?"). </text:p>
              </text:list-item>
            </text:list>
            <text:p text:style-name="P1"/>
            <text:p text:style-name="Text_20_body"><text:span text:style-name="Strong_20_Emphasis"><text:span text:style-name="T1">(Prompt Ilustrasi - Opsional):</text:span></text:span></text:p>
            <text:list xml:id="list4243226101277245675" text:style-name="L24">
              <text:list-item>
                <text:p text:style-name="P29"><text:span text:style-name="T1">"</text:span><text:span text:style-name="Emphasis"><text:span text:style-name="T1">Buat ilustrasi seorang remaja (bisa laki-laki atau perempuan, berkerudung atau tidak, sesuai representasi keberagaman di Banda Aceh) yang sedang membaca buku atau melihat layar gadget dengan ekspresi tertarik. Dia memakai kacamata bergaya modern yang lensanya seolah-olah memproyeksikan label kecil seperti 'FAKTA', 'SPEKULASI?', 'FIKSI' ke arah gambar-gambar mini tentang telepati atau BCI yang melayang di depannya.</text:span></text:span><text:span text:style-name="T1">" </text:span></text:p>
              </text:list-item>
            </text:list>
            <text:p text:style-name="P1"/>
            <text:p text:style-name="P121">Kata Pengantar selesai! Silakan berikan perintah "YAX" jika Anda ingin saya melanjutkan ke prompt berikutnya (Pengantar Bab 1).</text:p>
          </text:section>
          <text:section text:style-name="Sect1" text:name="feedback-form-10">
            <text:p text:style-name="P241"/>
          </text:section>
        </text:section>
        <text:section text:style-name="Sect1" text:name="ac83b218fb9c6b9c">
          <text:p text:style-name="P121"/>
          <text:section text:style-name="Sect1" text:name="user-query-content-11">
            <text:p text:style-name="P262">YAX </text:p>
          </text:section>
          <text:p text:style-name="P241">Tampilkan alur berpikir</text:p>
          <text:section text:style-name="Sect2" text:name="model-response-message-contentr_ac83b218fb9c6b9c">
            <text:p text:style-name="P121">Oke, kita masuk ke Bab 1! Ini adalah prompt untuk pengantar Bab 1.</text:p>
            <text:p text:style-name="P1"/>
            <text:p text:style-name="Text_20_body"><text:span text:style-name="Strong_20_Emphasis"><text:span text:style-name="T1">(Prompt yang Dikerjakan: </text:span></text:span><text:span text:style-name="Strong_20_Emphasis"><text:span text:style-name="Emphasis"><text:span text:style-name="T1">Tuliskan paragraf pengantar untuk Bab 1 buku tentang telepati yang ditujukan untuk remaja. Mulai dengan mengakui bahwa ide 'membaca pikiran' terdengar seperti di film fiksi ilmiah, tapi selalu menarik perhatian manusia. Sebutkan bahwa bab ini akan menjadi langkah pertama kita mengungkap misteri ini: mulai dari mencari tahu apa sebenarnya telepati itu, melihat bagaimana telepati muncul di film dan game favorit mereka, hingga menyelidiki apakah benar ada orang </text:span></text:span></text:span><text:soft-page-break/><text:span text:style-name="Strong_20_Emphasis"><text:span text:style-name="Emphasis"><text:span text:style-name="T1">yang bisa melakukannya di dunia nyata. Buat agar pembaca penasaran untuk lanjut membac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Bab 1: Telepati: Sekadar Mimpi atau Bisa Jadi Nyata?</text:span></text:span></text:p>
            <text:p text:style-name="Text_20_body"><text:span text:style-name="T1">Oke, </text:span><text:span text:style-name="Emphasis"><text:span text:style-name="T1">Bismillah</text:span></text:span><text:span text:style-name="T1">, petualangan kita dimulai! Kalau ngomongin soal telepati alias kemampuan 'baca pikiran' atau kirim pesan tanpa ngomong, rasanya langsung kebayang adegan-adegan keren di film fiksi ilmiah atau kekuatan super di komik, kan? Kedengarannya memang agak mustahil, kayak sesuatu yang cuma ada di dunia fantasi. Tapi, percaya nggak, ide tentang komunikasi pikiran-ke-pikiran ini udah bikin manusia penasaran selama berabad-abad, jauh sebelum ada smartphone atau internet!</text:span></text:p>
            <text:p text:style-name="P121">Nah, di bab pertama ini, kita bakal jadi detektif yang mulai mengumpulkan petunjuk-petunjuk awal tentang misteri telepati ini. Kita mulai dari dasar:</text:p>
            <text:list xml:id="list3684822739709802273" text:style-name="L25">
              <text:list-item>
                <text:p text:style-name="P164"><text:span text:style-name="Strong_20_Emphasis"><text:span text:style-name="T1">Apa sih</text:span></text:span><text:span text:style-name="T1"> sebenarnya yang dimaksud dengan telepati itu? Kita cari definisi yang jelas. </text:span></text:p>
              </text:list-item>
              <text:list-item>
                <text:p text:style-name="P164"><text:span text:style-name="Strong_20_Emphasis"><text:span text:style-name="T1">Kenapa ya</text:span></text:span><text:span text:style-name="T1"> ide ini sering banget muncul di film, buku, bahkan game favorit kita? Apa yang bikin telepati begitu menarik di dunia cerita? </text:span></text:p>
              </text:list-item>
              <text:list-item>
                <text:p text:style-name="P30"><text:span text:style-name="T1">Dan pertanyaan paling bikin penasaran: </text:span><text:span text:style-name="Strong_20_Emphasis"><text:span text:style-name="T1">Pernahkah</text:span></text:span><text:span text:style-name="T1"> ada orang di dunia nyata yang </text:span><text:span text:style-name="Emphasis"><text:span text:style-name="T1">benar-benar</text:span></text:span><text:span text:style-name="T1"> bisa melakukan telepati? Kita bakal intip klaim-klaim dan cerita-cerita yang beredar. </text:span></text:p>
              </text:list-item>
            </text:list>
            <text:p text:style-name="P121">Siap buat mengupas lapisan pertama dari teka-teki besar ini? Yuk, kita mulai selidiki bareng-bareng, apakah telepati itu cuma mimpi indah atau jangan-jangan... ada sedikit percikan kenyataan di baliknya?</text:p>
            <text:p text:style-name="P1"/>
            <text:p text:style-name="Text_20_body"><text:span text:style-name="Strong_20_Emphasis"><text:span text:style-name="T1">[Tips Tambahan Digunakan dalam Teks Ini]:</text:span></text:span></text:p>
            <text:list xml:id="list2157814109689748892" text:style-name="L26">
              <text:list-item>
                <text:p text:style-name="P165"><text:span text:style-name="T1">Menggunakan sapaan pembuka yang akrab ("Oke, </text:span><text:span text:style-name="Emphasis"><text:span text:style-name="T1">Bismillah</text:span></text:span><text:span text:style-name="T1">"). </text:span></text:p>
              </text:list-item>
              <text:list-item>
                <text:p text:style-name="P251">Mengakui dan memvalidasi persepsi awal pembaca (telepati = fiksi ilmiah). </text:p>
              </text:list-item>
              <text:list-item>
                <text:p text:style-name="P251">Menggunakan struktur poin (bullet points) untuk menjelaskan cakupan bab dengan jelas. </text:p>
              </text:list-item>
              <text:list-item>
                <text:p text:style-name="P251">Mengajukan pertanyaan langsung kepada pembaca untuk membangun rasa ingin tahu. </text:p>
              </text:list-item>
              <text:list-item>
                <text:p text:style-name="P31"><text:span text:style-name="T1">Sedikit </text:span><text:span text:style-name="Emphasis"><text:span text:style-name="T1">foreshadowing</text:span></text:span><text:span text:style-name="T1"> atau menggantung di akhir ("percikan </text:span><text:soft-page-break/><text:span text:style-name="T1">kenyataan?") untuk menjaga minat. </text:span></text:p>
              </text:list-item>
            </text:list>
            <text:p text:style-name="P1"/>
            <text:p text:style-name="Text_20_body"><text:span text:style-name="Strong_20_Emphasis"><text:span text:style-name="T1">(Prompt Ilustrasi - Opsional):</text:span></text:span></text:p>
            <text:list xml:id="list3453579196484057955" text:style-name="L27">
              <text:list-item>
                <text:p text:style-name="P32"><text:span text:style-name="T1">"</text:span><text:span text:style-name="Emphasis"><text:span text:style-name="T1">Buat ilustrasi pembuka Bab 1 yang menampilkan sebuah tanda tanya (?) besar yang bagian batangnya terbuat dari simbol otak dan bagian titiknya adalah ikon 'play' atau 'start'. Di sekitar tanda tanya ini melayang ikon-ikon kecil yang relevan dengan isi bab: gulungan perkamen kuno (mitos), rol film/layar bioskop (hiburan), dan siluet kepala manusia dengan gelombang sinyal samar (klaim dunia nyata). Gunakan palet warna yang sedikit misterius tapi menarik (misalnya ungu, biru tua, dengan aksen neon).</text:span></text:span><text:span text:style-name="T1"> " </text:span></text:p>
              </text:list-item>
            </text:list>
            <text:p text:style-name="P1"/>
            <text:p text:style-name="P121">Pengantar Bab 1 selesai. Silakan berikan perintah "YAX" jika Anda ingin saya melanjutkan ke prompt berikutnya (Bab 1 - Subbab 1.1: Apa Sih Telepati Itu?).</text:p>
          </text:section>
          <text:section text:style-name="Sect1" text:name="feedback-form-11">
            <text:p text:style-name="P241"/>
          </text:section>
        </text:section>
        <text:section text:style-name="Sect1" text:name="3e94e89468760374">
          <text:p text:style-name="P121"/>
          <text:section text:style-name="Sect1" text:name="user-query-content-12">
            <text:p text:style-name="P262">YAX </text:p>
          </text:section>
          <text:p text:style-name="P241">Tampilkan alur berpikir</text:p>
          <text:section text:style-name="Sect2" text:name="model-response-message-contentr_3e94e89468760374">
            <text:p text:style-name="P121">Sip, kita lanjutkan ke isi Subbab 1.1!</text:p>
            <text:p text:style-name="P1"/>
            <text:p text:style-name="Text_20_body"><text:span text:style-name="Strong_20_Emphasis"><text:span text:style-name="T1">(Prompt yang Dikerjakan: </text:span></text:span><text:span text:style-name="Strong_20_Emphasis"><text:span text:style-name="Emphasis"><text:span text:style-name="T1">Jelaskan secara rinci dan mendalam apa itu telepati dengan bahasa yang mudah dimengerti remaja. Berikan definisi yang jelas (komunikasi langsung antar pikiran tanpa indra). Elaborasi dengan contoh-contoh dari cerita rakyat atau mitos berbagai budaya (jika ada). Bahas juga pengalaman sehari-hari yang terasa seperti telepati, misalnya 'firasat ibu', 'chemistry' dengan sahabat, atau tiba-tiba memikirkan orang yang sama di waktu bersamaan. Tekankan perbedaan antara pengalaman ini dengan definisi telepati yang sebenarnya. Gunakan contoh konkret dan bahasa yang relatable.</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1.1 Apa Sih Telepati Itu Sebenarnya? Membedah Definisi</text:span></text:span></text:p>
            <text:p text:style-name="Text_20_body"><text:span text:style-name="T1">Oke, kita sering dengar kata 'telepati', tapi apa sih artinya </text:span><text:span text:style-name="Emphasis"><text:span text:style-name="T1">sebenarnya</text:span></text:span><text:span text:style-name="T1">? Kalau </text:span><text:soft-page-break/><text:span text:style-name="T1">kita bedah, telepati itu berasal dari bahasa Yunani: </text:span><text:span text:style-name="Emphasis"><text:span text:style-name="T1">tele</text:span></text:span><text:span text:style-name="T1"> artinya 'jauh' dan </text:span><text:span text:style-name="Emphasis"><text:span text:style-name="T1">pathos</text:span></text:span><text:span text:style-name="T1"> artinya 'perasaan' atau 'pikiran'. Jadi, secara harfiah, telepati itu kayak 'merasakan dari jauh'.</text:span></text:p>
            <text:p text:style-name="Quotations"><text:span text:style-name="Strong_20_Emphasis"><text:span text:style-name="T1">[Kotak Definisi Kunci]</text:span></text:span><text:span text:style-name="T1"> </text:span><text:span text:style-name="Strong_20_Emphasis"><text:span text:style-name="T1">Telepati adalah:</text:span></text:span><text:span text:style-name="T1"> Komunikasi informasi (pikiran, ide, perasaan, gambaran) secara langsung dari satu pikiran ke pikiran lain, </text:span><text:span text:style-name="Strong_20_Emphasis"><text:span text:style-name="T1">TANPA</text:span></text:span><text:span text:style-name="T1"> menggunakan panca indra yang kita kenal (penglihatan, pendengaran, penciuman, perasa, peraba) atau alat bantu apapun.</text:span></text:p>
            <text:p text:style-name="P121">Intinya, bayangin kamu bisa kirim pesan WhatsApp ke temanmu, tapi nggak pakai HP, nggak ngomong, nggak nulis, cuma pakai... pikiran! Pesannya langsung 'sampai' gitu aja di kepala temanmu. Atau sebaliknya, kamu bisa 'dengar' atau 'lihat' apa yang lagi dipikirkan orang lain tanpa dia ngomong atau nunjukin ekspresi. Itu baru namanya telepati murni.</text:p>
            <text:p text:style-name="Text_20_body"><text:span text:style-name="Strong_20_Emphasis"><text:span text:style-name="T1">Telepati dalam Cerita dan Mitos:</text:span></text:span></text:p>
            <text:p text:style-name="P121">Ide kayak gini udah ada dari zaman baheula, lho. Di banyak cerita mitologi atau legenda kuno, sering ada dewa-dewi atau tokoh sakti yang bisa berkomunikasi dari jarak jauh tanpa suara, atau bisa tahu apa yang dipikirkan manusia. Misalnya, para dewa Yunani di Gunung Olympus yang sering 'ngobrol' dalam pikiran, atau mungkin kisah-kisah tentang orang suci atau pertapa yang konon bisa 'mendengar' suara gaib atau mengetahui kejadian di tempat lain. Walaupun ini cerita, tapi nunjukkin kalau ide komunikasi 'ajaib' ini udah lama ada di benak manusia.</text:p>
            <text:p text:style-name="Text_20_body"><text:span text:style-name="Strong_20_Emphasis"><text:span text:style-name="T1">"Kok Rasanya Kayak Telepati, Ya?" Pengalaman Sehari-hari</text:span></text:span></text:p>
            <text:p text:style-name="P121">Nah, sekarang bagian yang sering bikin bingung. Kamu pasti pernah kan ngalamin hal-hal ini:</text:p>
            <text:list xml:id="list3009731435247420157" text:style-name="L28">
              <text:list-item>
                <text:p text:style-name="P166"><text:span text:style-name="Strong_20_Emphasis"><text:span text:style-name="T1">Firasat Ibu:</text:span></text:span><text:span text:style-name="T1"> Tiba-tiba ibu telepon pas kamu lagi kangen banget atau lagi ada masalah? Atau ibu kayak 'tahu aja' kalau kamu lagi bohong? </text:span></text:p>
              </text:list-item>
              <text:list-item>
                <text:p text:style-name="P166"><text:span text:style-name="Strong_20_Emphasis"><text:span text:style-name="T1">Telepon Berdering:</text:span></text:span><text:span text:style-name="T1"> Kamu lagi mikirin si dia, eh, tiba-tiba HP bunyi dan ternyata dia yang telepon! Kebetulan banget! </text:span></text:p>
              </text:list-item>
              <text:list-item>
                <text:p text:style-name="P166"><text:span text:style-name="Strong_20_Emphasis"><text:span text:style-name="T1">"Chemistry" Sahabat:</text:span></text:span><text:span text:style-name="T1"> Kamu sama sahabatmu bisa ngelanjutin omongan satu sama lain, ketawa bareng padahal nggak ada yang lucu menurut orang lain, atau pesan makanan yang sama persis tanpa janjian? </text:span></text:p>
              </text:list-item>
              <text:list-item>
                <text:p text:style-name="P33"><text:span text:style-name="Strong_20_Emphasis"><text:span text:style-name="T1">Mikirin Hal Sama:</text:span></text:span><text:span text:style-name="T1"> Lagi jalan bareng teman, terus tiba-tiba kalian </text:span><text:soft-page-break/><text:span text:style-name="T1">berdua nyeletuk hal yang sama persis di waktu yang sama? </text:span></text:p>
              </text:list-item>
            </text:list>
            <text:p text:style-name="Text_20_body"><text:span text:style-name="T1">Kejadian-kejadian ini memang terasa 'ajaib' dan mirip telepati, kan? Rasanya kayak ada koneksi tak terlihat. TAAAPI... menurut definisi telepati yang ketat tadi (ingat: </text:span><text:span text:style-name="Emphasis"><text:span text:style-name="T1">tanpa</text:span></text:span><text:span text:style-name="T1"> panca indra), kejadian sehari-hari ini </text:span><text:span text:style-name="Strong_20_Emphasis"><text:span text:style-name="T1">belum bisa disebut telepati murni</text:span></text:span><text:span text:style-name="T1">. Kenapa?</text:span></text:p>
            <text:list xml:id="list5943133910890430460" text:style-name="L29">
              <text:list-item>
                <text:p text:style-name="P167"><text:span text:style-name="Strong_20_Emphasis"><text:span text:style-name="T1">Masih Pakai Indra (Tanpa Sadar):</text:span></text:span><text:span text:style-name="T1"> Firasat ibu atau 'chemistry' sahabat seringkali terbangun dari pengamatan bawah sadar selama bertahun-tahun. Ibu mungkin 'membaca' perubahan kecil di nada suaramu lewat telepon, atau sahabatmu menangkap ekspresi wajahmu yang sekilas. Otak kita jago banget menangkap sinyal-sinyal non-verbal ini! </text:span></text:p>
              </text:list-item>
              <text:list-item>
                <text:p text:style-name="P167"><text:span text:style-name="Strong_20_Emphasis"><text:span text:style-name="T1">Faktor Kebetulan:</text:span></text:span><text:span text:style-name="T1"> Dalam sehari kita mikirin banyak hal dan banyak orang. Sesekali, pasti </text:span><text:span text:style-name="Emphasis"><text:span text:style-name="T1">ada aja</text:span></text:span><text:span text:style-name="T1"> kebetulan pas kita mikirin seseorang, terus orang itu muncul atau telepon. Otak kita cenderung lebih ingat sama kebetulan yang 'wow' ini daripada saat kita mikirin orang tapi nggak terjadi apa-apa. Namanya </text:span><text:span text:style-name="Emphasis"><text:span text:style-name="T1">confirmation bias</text:span></text:span><text:span text:style-name="T1">. </text:span></text:p>
              </text:list-item>
              <text:list-item>
                <text:p text:style-name="P34"><text:span text:style-name="Strong_20_Emphasis"><text:span text:style-name="T1">Pengalaman Bersama:</text:span></text:span><text:span text:style-name="T1"> Mikirin hal yang sama bareng teman sering terjadi karena kalian punya pengalaman, minat, atau baru aja melihat/mendengar sesuatu yang sama, yang memicu pikiran serupa. </text:span></text:p>
              </text:list-item>
            </text:list>
            <text:p text:style-name="P121">Jadi, walaupun pengalaman itu seru dan nunjukkin dalamnya hubungan antar manusia, itu beda ya sama definisi telepati yang benar-benar 'transfer pikiran murni' tanpa perantara apapun. Memahami perbedaan ini penting banget sebelum kita melangkah lebih jauh!</text:p>
            <text:p text:style-name="P1"/>
            <text:p text:style-name="Text_20_body"><text:span text:style-name="Strong_20_Emphasis"><text:span text:style-name="T1">[Tips Tambahan Digunakan dalam Teks Ini]:</text:span></text:span></text:p>
            <text:list xml:id="list951984938624595304" text:style-name="L30">
              <text:list-item>
                <text:p text:style-name="P252">Menggunakan "Kotak Definisi Kunci" untuk menyoroti definisi inti. </text:p>
              </text:list-item>
              <text:list-item>
                <text:p text:style-name="P252">Membuat sub-judul ("Telepati dalam Cerita...", "Kok Rasanya Kayak Telepati...") untuk memecah pembahasan. </text:p>
              </text:list-item>
              <text:list-item>
                <text:p text:style-name="P252">Menggunakan poin-poin untuk contoh pengalaman sehari-hari. </text:p>
              </text:list-item>
              <text:list-item>
                <text:p text:style-name="P252">Memberikan penjelasan logis (indra bawah sadar, kebetulan, pengalaman bersama) mengapa pengalaman sehari-hari bukan telepati murni (elemen "Mitos vs. Fakta"). </text:p>
              </text:list-item>
              <text:list-item>
                <text:p text:style-name="P131">Bahasa tetap santai dan menggunakan contoh relatable ("pesan WhatsApp tanpa HP"). </text:p>
              </text:list-item>
            </text:list>
            <text:p text:style-name="P1"/>
            <text:p text:style-name="Text_20_body"><text:soft-page-break/><text:span text:style-name="Strong_20_Emphasis"><text:span text:style-name="T1">(Prompt Ilustrasi - Opsional):</text:span></text:span></text:p>
            <text:list xml:id="list9124176205936568854" text:style-name="L31">
              <text:list-item>
                <text:p text:style-name="P35"><text:span text:style-name="T1">"</text:span><text:span text:style-name="Emphasis"><text:span text:style-name="T1">Buat ilustrasi dua panel bersebelahan. Panel Kiri berjudul 'Telepati Murni (Definisi)' menunjukkan dua kepala saling terhubung langsung dengan garis energi pikiran yang jelas, tanpa ada medium lain. Panel Kanan berjudul 'Terasa Seperti Telepati (Penjelasan)' menunjukkan ikon-ikon kecil: seorang ibu dengan 'radar' firasat ke arah anaknya, ikon telepon berdering dengan tanda seru kebetulan (!), dua teman dengan 'percikan chemistry' di antara mereka, dan ikon otak yang menangkap sinyal kecil dari ekspresi wajah/nada suara.</text:span></text:span><text:span text:style-name="T1">" </text:span></text:p>
              </text:list-item>
            </text:list>
            <text:p text:style-name="P1"/>
            <text:p text:style-name="P121">Subbab 1.1 selesai. Silakan berikan perintah "YAX" jika Anda ingin saya melanjutkan ke prompt berikutnya (Bab 1 - Subbab 1.2: Telepati di Dunia Hiburan).</text:p>
          </text:section>
          <text:section text:style-name="Sect1" text:name="feedback-form-12">
            <text:p text:style-name="P241"/>
          </text:section>
        </text:section>
        <text:section text:style-name="Sect1" text:name="d148aa99cb13f247">
          <text:p text:style-name="P121"/>
          <text:section text:style-name="Sect1" text:name="user-query-content-13">
            <text:p text:style-name="P262">YAX </text:p>
          </text:section>
          <text:p text:style-name="P241">Tampilkan alur berpikir</text:p>
          <text:section text:style-name="Sect2" text:name="model-response-message-contentr_d148aa99cb13f247">
            <text:p text:style-name="P121">Baik, kita lanjut ke pembahasan Subbab 1.2.</text:p>
            <text:p text:style-name="P1"/>
            <text:p text:style-name="Text_20_body"><text:span text:style-name="Strong_20_Emphasis"><text:span text:style-name="T1">(Prompt yang Dikerjakan: </text:span></text:span><text:span text:style-name="Strong_20_Emphasis"><text:span text:style-name="Emphasis"><text:span text:style-name="T1">Bahasa secara mendalam bagaimana telepati digambarkan dalam dunia hiburan yang populer di kalangan remaja. Berikan contoh-contoh spesifik dari film (misalnya Professor X di X-Men, karakter di Stranger Things, Jedi di Star Wars), buku (jika ada yang relevan), dan game. Analisis mengapa kemampuan telepati ini begitu sering digunakan dan disukai dalam cerita: Apakah karena memberi kekuatan super? Memudahkan plot? Menciptakan hubungan karakter yang unik? Kaitkan dengan fantasi atau keinginan terpendam penonton/pembaca remaja. Gunakan referensi yang mereka kenal.</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1.2 Telepati di Layar Kaca dan Halaman Cerita: Kenapa Kita Suka?</text:span></text:span></text:p>
            <text:p text:style-name="P121">Kalau ada satu kekuatan super yang sering banget nongol di film, komik, anime, atau game, telepati pasti masuk 5 besar! Para penulis cerita kayaknya suka banget ya, ngasih karakter kemampuan buat 'ngintip' atau 'ngobrol' pakai <text:soft-page-break/>pikiran. Kenapa ya? Yuk, kita lihat beberapa contoh jagoan (atau penjahat!) telepati favorit dan kenapa mereka keren:</text:p>
            <text:list xml:id="list3937361093815235100" text:style-name="L32">
              <text:list-item>
                <text:p text:style-name="P168"><text:span text:style-name="Strong_20_Emphasis"><text:span text:style-name="T1">Professor X (X-Men):</text:span></text:span><text:span text:style-name="T1"> Ini dia dedengkotnya telepati di dunia komik dan film! Charles Xavier bisa dibilang telepat paling kuat. Dia nggak cuma bisa baca pikiran jutaan orang dari jarak jauh pakai alat Cerebro-nya, tapi kadang bisa juga mengendalikan pikiran atau bikin ilusi mental. Kerennya? Kekuatan pikirannya dipakai buat ngelindungi kaum mutan dan ngajarin mereka pakai kekuatan dengan bijak. Dia nunjukkin kalau kekuatan besar datang dengan tanggung jawab besar (dan kursi roda keren!). </text:span></text:p>
              </text:list-item>
              <text:list-item>
                <text:p text:style-name="P168"><text:span text:style-name="Strong_20_Emphasis"><text:span text:style-name="T1">Eleven (Stranger Things):</text:span></text:span><text:span text:style-name="T1"> Siapa yang nggak kenal El? Kekuatan telepatinya lebih misterius dan sering banget terhubung sama emosinya. Dia bisa 'nemuin' orang dari jauh di </text:span><text:span text:style-name="Emphasis"><text:span text:style-name="T1">Void</text:span></text:span><text:span text:style-name="T1"> (ruang hampa hitam itu, lho), kadang bisa 'dengerin' pikiran orang lain, bahkan berkomunikasi lintas dimensi! Kekuatan El sering banget jadi kunci buat ngelawan monster dari Upside Down, tapi juga bikin dia terisolasi dan kadang ketakutan sama kekuatannya sendiri. Bikin kita jadi simpati sekaligus penasaran. </text:span></text:p>
              </text:list-item>
              <text:list-item>
                <text:p text:style-name="P168"><text:span text:style-name="Strong_20_Emphasis"><text:span text:style-name="T1">Jedi &amp; Sith (Star Wars):</text:span></text:span><text:span text:style-name="T1"> "These aren't the droids you're looking for..." Siapa yang nggak tahu </text:span><text:span text:style-name="Emphasis"><text:span text:style-name="T1">Jedi Mind Trick</text:span></text:span><text:span text:style-name="T1">? Ini contoh klasik telepati sebagai </text:span><text:span text:style-name="Strong_20_Emphasis"><text:span text:style-name="T1">sugesti</text:span></text:span><text:span text:style-name="T1"> atau </text:span><text:span text:style-name="Strong_20_Emphasis"><text:span text:style-name="T1">pengendalian pikiran</text:span></text:span><text:span text:style-name="T1"> ringan. Para pengguna Force bisa 'mempengaruhi' pikiran makhluk berkehendak lemah buat nurutin perintah mereka. Walaupun simpel, tapi efektif banget buat lolos dari situasi sulit atau dapetin informasi. Ini nunjukkin sisi 'licik' tapi juga kuat dari telepati. </text:span></text:p>
              </text:list-item>
              <text:list-item>
                <text:p text:style-name="P168"><text:span text:style-name="Strong_20_Emphasis"><text:span text:style-name="T1">Mantis (Guardians of the Galaxy):</text:span></text:span><text:span text:style-name="T1"> Kalau yang ini jenisnya agak beda, dia seorang </text:span><text:span text:style-name="Emphasis"><text:span text:style-name="T1">empath</text:span></text:span><text:span text:style-name="T1">. Mantis bisa </text:span><text:span text:style-name="Strong_20_Emphasis"><text:span text:style-name="T1">merasakan</text:span></text:span><text:span text:style-name="T1"> emosi orang lain dengan menyentuh mereka, bahkan bisa mengubah emosi itu (misalnya bikin Ego tertidur). Ini nunjukkin kalau telepati nggak cuma soal 'membaca kata-kata' di kepala, tapi juga bisa soal koneksi emosional yang dalam. Kadang lucu, kadang bikin terharu. </text:span></text:p>
              </text:list-item>
              <text:list-item>
                <text:p text:style-name="P36"><text:span text:style-name="Strong_20_Emphasis"><text:span text:style-name="T1">Anime &amp; Manga:</text:span></text:span><text:span text:style-name="T1"> Banyak banget contohnya! Mulai dari karakter yang bisa 'dengar suara hati' orang lain kayak di </text:span><text:span text:style-name="Emphasis"><text:span text:style-name="T1">Kotoura-san</text:span></text:span><text:span text:style-name="T1"> (yang malah bikin dia dikucilkan), sampai yang punya kekuatan telepati super dahsyat kayak Saiki Kusuo di </text:span><text:span text:style-name="Emphasis"><text:span text:style-name="T1">The Disastrous Life of Saiki K.</text:span></text:span><text:span text:style-name="T1"> (yang justru pengen hidup normal tanpa kekuatannya). Ini nunjukkin variasi cerita </text:span><text:soft-page-break/><text:span text:style-name="T1">yang bisa dibuat dari ide telepati. </text:span></text:p>
              </text:list-item>
            </text:list>
            <text:p text:style-name="Text_20_body"><text:span text:style-name="Strong_20_Emphasis"><text:span text:style-name="T1">Kenapa Sih Penulis Suka Pakai Telepati?</text:span></text:span></text:p>
            <text:p text:style-name="P121">Jadi, kenapa telepati laku keras di dunia fiksi? Ada beberapa alasan:</text:p>
            <text:list xml:id="list1076026258520597390" text:style-name="L33">
              <text:list-item>
                <text:p text:style-name="P169"><text:span text:style-name="Strong_20_Emphasis"><text:span text:style-name="T1">Jalan Pintas Cerita:</text:span></text:span><text:span text:style-name="T1"> Telepati itu cara gampang buat penulis ngasih tahu penonton/pembaca apa yang dipikirkan karakter lain tanpa perlu dialog panjang. Bisa juga buat ngungkap rahasia atau rencana jahat dengan cepat. </text:span></text:p>
              </text:list-item>
              <text:list-item>
                <text:p text:style-name="P169"><text:span text:style-name="Strong_20_Emphasis"><text:span text:style-name="T1">Power Fantasy:</text:span></text:span><text:span text:style-name="T1"> Siapa sih yang nggak mau punya kekuatan super? Telepati itu salah satu fantasi kekuatan paling dasar: tahu segalanya, bisa mempengaruhi orang lain. Menarik banget kan? </text:span></text:p>
              </text:list-item>
              <text:list-item>
                <text:p text:style-name="P169"><text:span text:style-name="Strong_20_Emphasis"><text:span text:style-name="T1">Hubungan Karakter Unik:</text:span></text:span><text:span text:style-name="T1"> Telepati bisa bikin hubungan antar karakter jadi super dekat (bayangin sahabat yang beneran bisa saling baca pikiran!) atau malah jadi super rumit dan penuh konflik. </text:span></text:p>
              </text:list-item>
              <text:list-item>
                <text:p text:style-name="P169"><text:span text:style-name="Strong_20_Emphasis"><text:span text:style-name="T1">Eksplorasi Tema Dalam:</text:span></text:span><text:span text:style-name="T1"> Lewat telepati, penulis bisa main-main sama ide tentang privasi, kebohongan, empati, kesepian, dan apa artinya jadi manusia yang terhubung (atau terlalu terhubung). </text:span></text:p>
              </text:list-item>
              <text:list-item>
                <text:p text:style-name="P37"><text:span text:style-name="Strong_20_Emphasis"><text:span text:style-name="T1">Elemen Misteri &amp; Ketegangan:</text:span></text:span><text:span text:style-name="T1"> Kemampuan membaca pikiran bisa dipakai buat menciptakan ketegangan (siapa yang bisa dipercaya?) atau memecahkan misteri. </text:span></text:p>
              </text:list-item>
            </text:list>
            <text:p text:style-name="P121">Nggak heran kan, kalau telepati terus-terusan muncul dan bikin kita terpukau. Kemampuan ini menyentuh keinginan dasar kita untuk terhubung dan memahami (atau mungkin sedikit mengendalikan?) dunia di sekitar kita.</text:p>
            <text:p text:style-name="P1"/>
            <text:p text:style-name="Text_20_body"><text:span text:style-name="Strong_20_Emphasis"><text:span text:style-name="T1">[Tips Tambahan Digunakan dalam Teks Ini]:</text:span></text:span></text:p>
            <text:list xml:id="list1031670501412041608" text:style-name="L34">
              <text:list-item>
                <text:p text:style-name="P170"><text:span text:style-name="T1">Memberikan </text:span><text:span text:style-name="Strong_20_Emphasis"><text:span text:style-name="T1">banyak contoh spesifik</text:span></text:span><text:span text:style-name="T1"> dari berbagai media (film, komik, serial TV, anime/manga) yang dikenal luas oleh remaja. </text:span></text:p>
              </text:list-item>
              <text:list-item>
                <text:p text:style-name="P170"><text:span text:style-name="T1">Menganalisis </text:span><text:span text:style-name="Strong_20_Emphasis"><text:span text:style-name="T1">alasan popularitas</text:span></text:span><text:span text:style-name="T1"> telepati dalam fiksi dengan poin-poin yang jelas. </text:span></text:p>
              </text:list-item>
              <text:list-item>
                <text:p text:style-name="P170"><text:span text:style-name="T1">Mengaitkan dengan </text:span><text:span text:style-name="Strong_20_Emphasis"><text:span text:style-name="T1">fantasi dan keinginan</text:span></text:span><text:span text:style-name="T1"> penonton/pembaca (power fantasy, koneksi). </text:span></text:p>
              </text:list-item>
              <text:list-item>
                <text:p text:style-name="P132">Menggunakan bahasa yang akrab dan deskriptif ("dedengkotnya telepati", "ruang hampa hitam itu, lho", "laku keras"). </text:p>
              </text:list-item>
            </text:list>
            <text:p text:style-name="P1"/>
            <text:p text:style-name="Text_20_body"><text:soft-page-break/><text:span text:style-name="Strong_20_Emphasis"><text:span text:style-name="T1">(Prompt Ilustrasi - Opsional):</text:span></text:span></text:p>
            <text:list xml:id="list9068279394758111349" text:style-name="L35">
              <text:list-item>
                <text:p text:style-name="P38"><text:span text:style-name="T1">"</text:span><text:span text:style-name="Emphasis"><text:span text:style-name="T1">Buat ilustrasi kolase dinamis yang menampilkan beberapa karakter telepat ikonik dari pop culture. Misalnya, siluet kepala Professor X dengan helm Cerebro di satu sudut, Eleven dengan tatapan intens dan sedikit darah di hidung di sudut lain, tangan Jedi melakukan 'mind trick' dengan gelombang energi halus, dan mungkin antena unik Mantis. Berikan efek visual yang berbeda untuk tiap karakter sesuai gaya sumbernya (komik, live-action, dll).</text:span></text:span><text:span text:style-name="T1"> " </text:span></text:p>
              </text:list-item>
            </text:list>
            <text:p text:style-name="P1"/>
            <text:p text:style-name="P121">Subbab 1.2 selesai. Silakan berikan perintah "YAX" jika Anda ingin saya melanjutkan ke prompt berikutnya (Bab 1 - Subbab 1.3: Klaim Telepati di Dunia Nyata).</text:p>
          </text:section>
          <text:section text:style-name="Sect1" text:name="feedback-form-13">
            <text:p text:style-name="P241"/>
          </text:section>
        </text:section>
        <text:section text:style-name="Sect1" text:name="a6098fa4ff0796ce">
          <text:p text:style-name="P121"/>
          <text:section text:style-name="Sect1" text:name="user-query-content-14">
            <text:p text:style-name="P262">YAX </text:p>
          </text:section>
          <text:p text:style-name="P241">Tampilkan alur berpikir</text:p>
          <text:section text:style-name="Sect2" text:name="model-response-message-contentr_a6098fa4ff0796ce">
            <text:p text:style-name="P121">Sip, kita masuk ke subbab terakhir di Bab 1. Ini bagian yang membahas klaim di dunia nyata.</text:p>
            <text:p text:style-name="P1"/>
            <text:p text:style-name="Text_20_body"><text:span text:style-name="Strong_20_Emphasis"><text:span text:style-name="T1">(Prompt yang Dikerjakan: </text:span></text:span><text:span text:style-name="Strong_20_Emphasis"><text:span text:style-name="Emphasis"><text:span text:style-name="T1">Jelaskan secara mendalam tentang klaim-klaim telepati di dunia nyata. Ceritakan beberapa contoh terkenal orang yang mengaku punya kemampuan telepati atau eksperimen-eksperimen awal yang mencoba membuktikannya (misalnya, percobaan kartu Zener oleh J.B. Rhine). Jelaskan mengapa eksperimen-eksperimen ini sering dikritik (masalah metodologi, hasil tidak konsisten). Bahas perbedaan penting antara cerita pribadi (anekdot) dengan bukti ilmiah yang kuat. Sampaikan sudut pandang skeptis secara adil, jelaskan mengapa sains membutuhkan bukti yang bisa diulang dan diverifikasi, tanpa terdengar meremehkan rasa penasaran pembaca. Tekankan pentingnya berpikir kritis terhadap klaim-klaim luar bias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1.3 Telepati di Dunia Nyata: Antara Klaim dan Bukti Sains</text:span></text:span></text:p>
            <text:p text:style-name="Text_20_body"><text:span text:style-name="T1">Setelah seru-seruan di dunia fiksi, sekarang kita mendarat kembali ke bumi. </text:span><text:soft-page-break/><text:span text:style-name="T1">Pertanyaannya: Apakah di dunia nyata ini beneran ada orang yang bisa telepati? Sepanjang sejarah, banyak banget orang yang </text:span><text:span text:style-name="Emphasis"><text:span text:style-name="T1">mengklaim</text:span></text:span><text:span text:style-name="T1"> punya kemampuan ini, mulai dari peramal, paranormal, sampai orang biasa yang merasa punya 'bakat' khusus. Ada juga cabang ilmu (walaupun sering dianggap di pinggiran sains) bernama </text:span><text:span text:style-name="Strong_20_Emphasis"><text:span text:style-name="T1">parapsikologi</text:span></text:span><text:span text:style-name="T1"> yang mencoba meneliti fenomena-fenomena 'psikis' seperti telepati ini secara ilmiah.</text:span></text:p>
            <text:p text:style-name="Text_20_body"><text:span text:style-name="Strong_20_Emphasis"><text:span text:style-name="T1">Studi Kasus: Eksperimen Kartu Zener J.B. Rhine</text:span></text:span></text:p>
            <text:p text:style-name="Text_20_body"><text:span text:style-name="T1">Salah satu usaha paling terkenal untuk membuktikan telepati secara ilmiah dilakukan oleh seorang botanis yang banting setir jadi parapsikolog bernama </text:span><text:span text:style-name="Strong_20_Emphasis"><text:span text:style-name="T1">Joseph Banks Rhine (J.B. Rhine)</text:span></text:span><text:span text:style-name="T1"> di Duke University, Amerika Serikat, sekitar tahun 1930-an. Rhine merancang eksperimen menggunakan setumpuk kartu khusus yang disebut </text:span><text:span text:style-name="Strong_20_Emphasis"><text:span text:style-name="T1">Kartu Zener</text:span></text:span><text:span text:style-name="T1">.</text:span></text:p>
            <text:list xml:id="list2621968233004110823" text:style-name="L36">
              <text:list-item>
                <text:p text:style-name="P171"><text:span text:style-name="Strong_20_Emphasis"><text:span text:style-name="T1">Kartu Zener:</text:span></text:span><text:span text:style-name="T1"> Ada lima desain simpel di kartu ini: lingkaran, tanda tambah (+), gelombang tiga garis, kotak, dan bintang. Dalam satu set ada 25 kartu (masing-masing simbol muncul 5 kali). </text:span></text:p>
              </text:list-item>
              <text:list-item>
                <text:p text:style-name="P171"><text:span text:style-name="Strong_20_Emphasis"><text:span text:style-name="T1">Eksperimennya:</text:span></text:span><text:span text:style-name="T1"> Biasanya ada dua orang, 'pengirim' dan 'penerima'. Pengirim akan melihat satu per satu kartu Zener yang diacak, lalu berkonsentrasi pada simbolnya. Si penerima, yang biasanya ada di ruangan lain (biar nggak bisa ngintip!), mencoba 'menebak' simbol apa yang lagi dipikirkan si pengirim. </text:span></text:p>
              </text:list-item>
              <text:list-item>
                <text:p text:style-name="P39"><text:span text:style-name="Strong_20_Emphasis"><text:span text:style-name="T1">Hasil Awal yang Menggemparkan:</text:span></text:span><text:span text:style-name="T1"> Rhine melaporkan hasil yang luar biasa! Beberapa subjek penelitiannya bisa menebak dengan benar jauh di atas angka kebetulan (kalau cuma nebak asal, harusnya benar 1 dari 5 kartu, atau 20%). Hasil ini sempat bikin heboh dan dianggap sebagai bukti awal adanya telepati. </text:span></text:p>
              </text:list-item>
            </text:list>
            <text:p text:style-name="Text_20_body"><text:span text:style-name="Strong_20_Emphasis"><text:span text:style-name="T1">Tapi... Kenapa Sains Masih Skeptis?</text:span></text:span></text:p>
            <text:p text:style-name="Text_20_body"><text:span text:style-name="T1">Walaupun hasil awal Rhine tampak menjanjikan, para ilmuwan lain yang mencoba mengulang eksperimennya seringkali gagal mendapatkan hasil serupa, terutama kalau percobaannya dilakukan dengan </text:span><text:span text:style-name="Strong_20_Emphasis"><text:span text:style-name="T1">kontrol yang lebih ketat</text:span></text:span><text:span text:style-name="T1">. Kritik utama terhadap eksperimen Rhine dan banyak penelitian parapsikologi lainnya adalah:</text:span></text:p>
            <text:list xml:id="list1539050178048538789" text:style-name="L37">
              <text:list-item>
                <text:p text:style-name="P172"><text:span text:style-name="Strong_20_Emphasis"><text:span text:style-name="T1">Kebocoran Sensorik (Sensory Leakage):</text:span></text:span><text:span text:style-name="T1"> Kemungkinan si penerima tanpa sadar menangkap petunjuk halus dari si pengirim atau dari lingkungan sekitar. Mungkin suara langkah kaki yang berbeda, bayangan samar, atau bahkan pola di belakang kartu yang tembus </text:span><text:soft-page-break/><text:span text:style-name="T1">cahaya! Kontrol yang super ketat dibutuhkan untuk memastikan </text:span><text:span text:style-name="Emphasis"><text:span text:style-name="T1">sama sekali</text:span></text:span><text:span text:style-name="T1"> tidak ada input indrawi. </text:span></text:p>
              </text:list-item>
              <text:list-item>
                <text:p text:style-name="P172"><text:span text:style-name="Strong_20_Emphasis"><text:span text:style-name="T1">Masalah Statistik:</text:span></text:span><text:span text:style-name="T1"> Ada dugaan bahwa Rhine mungkin (secara tidak sengaja) lebih fokus melaporkan hasil yang positif dan mengabaikan hasil yang negatif, atau cara analisis statistiknya kurang tepat. </text:span></text:p>
              </text:list-item>
              <text:list-item>
                <text:p text:style-name="P40"><text:span text:style-name="Strong_20_Emphasis"><text:span text:style-name="T1">Sulit Direplikasi (Lack of Replication):</text:span></text:span><text:span text:style-name="T1"> Ini masalah terbesar. Dalam sains, sebuah penemuan baru dianggap valid kalau ilmuwan lain di tempat berbeda bisa mengulang eksperimennya dan mendapatkan hasil yang sama. Nah, hasil positif telepati ini ternyata sangat sulit direplikasi secara konsisten oleh laboratorium independen. </text:span></text:p>
              </text:list-item>
            </text:list>
            <text:p text:style-name="Text_20_body"><text:span text:style-name="Strong_20_Emphasis"><text:span text:style-name="T1">Cerita vs. Bukti Ilmiah: Kenapa Beda?</text:span></text:span></text:p>
            <text:p text:style-name="Text_20_body"><text:span text:style-name="T1">Di sinilah pentingnya kita memakai 'kacamata kritis' lagi. Kita sering dengar cerita-cerita pribadi (namanya </text:span><text:span text:style-name="Strong_20_Emphasis"><text:span text:style-name="T1">anekdot</text:span></text:span><text:span text:style-name="T1">) tentang pengalaman 'telepati'. Mungkin temanmu cerita pernah tahu isi pikiran adiknya, atau kamu baca di internet tentang orang yang bisa menebak nomor telepon. Cerita-cerita ini memang menarik, tapi dalam sains, anekdot </text:span><text:span text:style-name="Strong_20_Emphasis"><text:span text:style-name="T1">bukanlah bukti yang kuat</text:span></text:span><text:span text:style-name="T1">. Kenapa? Karena anekdot tidak terkontrol, bisa jadi cuma kebetulan, salah interpretasi, atau bahkan dilebih-lebihkan.</text:span></text:p>
            <text:p text:style-name="Text_20_body"><text:span text:style-name="T1">Sains bekerja dengan cara berbeda. Sains butuh </text:span><text:span text:style-name="Strong_20_Emphasis"><text:span text:style-name="T1">bukti empiris</text:span></text:span><text:span text:style-name="T1"> dari </text:span><text:span text:style-name="Strong_20_Emphasis"><text:span text:style-name="T1">eksperimen terkontrol</text:span></text:span><text:span text:style-name="T1"> yang bisa </text:span><text:span text:style-name="Strong_20_Emphasis"><text:span text:style-name="T1">diulang (direplikasi)</text:span></text:span><text:span text:style-name="T1"> oleh siapa saja dan memberikan hasil yang </text:span><text:span text:style-name="Strong_20_Emphasis"><text:span text:style-name="T1">konsisten</text:span></text:span><text:span text:style-name="T1">. Sampai saat ini (ingat, ini kondisi per April 2025 ya), bukti semacam itu untuk telepati alami </text:span><text:span text:style-name="Strong_20_Emphasis"><text:span text:style-name="T1">belum ditemukan</text:span></text:span><text:span text:style-name="T1">.</text:span></text:p>
            <text:p text:style-name="Quotations"><text:span text:style-name="Strong_20_Emphasis"><text:span text:style-name="T1">[Kotak Penting: Skeptisisme Ilmiah]</text:span></text:span><text:span text:style-name="T1"> Skeptis dalam sains itu bukan berarti 'nggak percaya' atau 'kolot'. Skeptis artinya </text:span><text:span text:style-name="Strong_20_Emphasis"><text:span text:style-name="T1">menunda kepercayaan sampai ada bukti yang kuat dan meyakinkan</text:span></text:span><text:span text:style-name="T1">. Semakin luar biasa sebuah klaim (seperti klaim bisa baca pikiran), semakin kuat pula bukti yang dibutuhkan. Ini prinsip dasar metode ilmiah untuk melindungi kita dari kesalahan atau penipuan.</text:span></text:p>
            <text:p text:style-name="P121">Jadi, kesimpulan sementara kita di akhir Bab 1 ini: telepati itu ide yang super menarik dan sering muncul di mana-mana, tapi klaimnya di dunia nyata belum berhasil dibuktikan secara ilmiah dengan standar yang ketat. Rasa penasaran boleh, tapi sikap kritis wajib!</text:p>
            <text:p text:style-name="P1"/>
            <text:p text:style-name="Text_20_body"><text:span text:style-name="Strong_20_Emphasis"><text:span text:style-name="T1">[Tips Tambahan Digunakan dalam Teks Ini]:</text:span></text:span></text:p>
            <text:list xml:id="list7317675178648122052" text:style-name="L38">
              <text:list-item>
                <text:p text:style-name="P173"><text:soft-page-break/><text:span text:style-name="T1">Menggunakan </text:span><text:span text:style-name="Strong_20_Emphasis"><text:span text:style-name="T1">Studi Kasus</text:span></text:span><text:span text:style-name="T1"> (Eksperimen Kartu Zener) untuk memberikan contoh konkret penelitian awal. </text:span></text:p>
              </text:list-item>
              <text:list-item>
                <text:p text:style-name="P173"><text:span text:style-name="T1">Menjelaskan </text:span><text:span text:style-name="Strong_20_Emphasis"><text:span text:style-name="T1">kritik ilmiah</text:span></text:span><text:span text:style-name="T1"> secara jelas dengan poin-poin. </text:span></text:p>
              </text:list-item>
              <text:list-item>
                <text:p text:style-name="P173"><text:span text:style-name="T1">Menjelaskan </text:span><text:span text:style-name="Strong_20_Emphasis"><text:span text:style-name="T1">perbedaan fundamental</text:span></text:span><text:span text:style-name="T1"> antara Anekdot vs. Bukti Ilmiah. </text:span></text:p>
              </text:list-item>
              <text:list-item>
                <text:p text:style-name="P173"><text:span text:style-name="T1">Menggunakan </text:span><text:span text:style-name="Strong_20_Emphasis"><text:span text:style-name="T1">Kotak Info</text:span></text:span><text:span text:style-name="T1"> untuk menjelaskan konsep Skeptisisme Ilmiah secara positif. </text:span></text:p>
              </text:list-item>
              <text:list-item>
                <text:p text:style-name="P133">Mengakhiri subbab (dan Bab 1) dengan kesimpulan sementara yang jelas dan menghubungkan kembali ke tema berpikir kritis. </text:p>
              </text:list-item>
            </text:list>
            <text:p text:style-name="P1"/>
            <text:p text:style-name="Text_20_body"><text:span text:style-name="Strong_20_Emphasis"><text:span text:style-name="T1">(Prompt Ilustrasi - Opsional):</text:span></text:span></text:p>
            <text:list xml:id="list5610208971040041183" text:style-name="L39">
              <text:list-item>
                <text:p text:style-name="P41"><text:span text:style-name="T1">"</text:span><text:span text:style-name="Emphasis"><text:span text:style-name="T1">Buat ilustrasi yang menggambarkan eksperimen Kartu Zener. Satu sisi menunjukkan 'Pengirim' melihat kartu bintang (</text:span></text:span><text:span text:style-name="T1">) dengan ekspresi konsentrasi. Sisi lain menunjukkan 'Penerima' di ruangan terpisah, menulis simbol tebakannya (misalnya, lingkaran O) di kertas, dengan ekspresi ragu. Di antara mereka ada dinding tebal. Di bawah ilustrasi, ada ikon timbangan: di satu sisi ada ikon 'Cerita/Anekdot' (seperti gelembung ucapan), di sisi lain ada ikon 'Bukti Ilmiah' (seperti grafik data atau mikroskop). Timbangan tampak berat sebelah ke arah 'Bukti Ilmiah' yang masih kosong/ringan untuk telepati.* " </text:span></text:p>
              </text:list-item>
            </text:list>
            <text:p text:style-name="P1"/>
            <text:p text:style-name="P121">Bab 1 selesai! Silakan berikan perintah "YAX" jika Anda ingin saya melanjutkan ke prompt berikutnya (Pengantar Bab 2).</text:p>
          </text:section>
          <text:section text:style-name="Sect1" text:name="feedback-form-14">
            <text:p text:style-name="P241"/>
          </text:section>
        </text:section>
        <text:section text:style-name="Sect1" text:name="75015533880c0aa8">
          <text:p text:style-name="P121"/>
          <text:section text:style-name="Sect1" text:name="user-query-content-15">
            <text:p text:style-name="P262">YAX </text:p>
          </text:section>
          <text:p text:style-name="P241">Tampilkan alur berpikir</text:p>
          <text:section text:style-name="Sect2" text:name="model-response-message-contentr_75015533880c0aa8">
            <text:p text:style-name="P121">Oke, kita masuk ke Bab 2! Ini adalah prompt untuk pengantar Bab 2.</text:p>
            <text:p text:style-name="P1"/>
            <text:p text:style-name="Text_20_body"><text:span text:style-name="Strong_20_Emphasis"><text:span text:style-name="T1">(Prompt yang Dikerjakan: </text:span></text:span><text:span text:style-name="Strong_20_Emphasis"><text:span text:style-name="Emphasis"><text:span text:style-name="T1">Tuliskan paragraf pengantar yang menarik untuk Bab 2, yang menghubungkan rasa penasaran tentang telepati dari Bab 1 dengan organ paling keren di tubuh kita: otak. Awali dengan menyatakan bahwa untuk mengerti kemungkinan komunikasi pikiran, kita harus 'mengintip' dulu ke dalam kepala dan memahami bagaimana </text:span></text:span></text:span><text:soft-page-break/><text:span text:style-name="Strong_20_Emphasis"><text:span text:style-name="Emphasis"><text:span text:style-name="T1">'pabrik pikiran' itu bekerja. Sampaikan bahwa bab ini akan membawa pembaca remaja menyelami dunia neurosains (ilmu otak) dengan cara yang seru: mengenal otak sebagai 'komputer super', mencari tahu apa sebenarnya 'pikiran' itu menurut sains, dan menjawab pertanyaan besar: mungkinkah sinyal pikiran kita 'bocor' keluar dan ditangkap orang lain? Janjikan penjelasan yang mudah dicerna walau topiknya agak rumit.</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Bab 2: Mengintip Isi Kepala: Bagaimana Pikiran Bekerja?</text:span></text:span></text:p>
            <text:p text:style-name="Text_20_body"><text:span text:style-name="T1">Nah, setelah di Bab 1 kita lihat kalau bukti telepati alami itu masih 'gaib', mungkin sekarang kamu jadi mikir: "Kenapa sih susah banget? Emang gimana cara kerja pikiran kita?" Pertanyaan bagus! Untuk bisa benar-benar paham soal kemungkinan komunikasi pikiran-ke-pikiran, langkah logis berikutnya adalah... </text:span><text:span text:style-name="Emphasis"><text:span text:style-name="T1">jeng jeng jeng</text:span></text:span><text:span text:style-name="T1">... kita harus </text:span><text:span text:style-name="Strong_20_Emphasis"><text:span text:style-name="T1">mengintip ke dalam kepala</text:span></text:span><text:span text:style-name="T1"> kita sendiri!</text:span></text:p>
            <text:p text:style-name="Text_20_body"><text:span text:style-name="T1">Selamat datang di </text:span><text:span text:style-name="Strong_20_Emphasis"><text:span text:style-name="T1">Bab 2</text:span></text:span><text:span text:style-name="T1">, di mana kita bakal jadi ilmuwan dadakan dan menjelajahi organ paling keren sekaligus paling misterius di seluruh alam semesta (yang kebetulan ada di antara kedua telinga kita): </text:span><text:span text:style-name="Strong_20_Emphasis"><text:span text:style-name="T1">OTAK</text:span></text:span><text:span text:style-name="T1">! Anggap aja kita lagi tur ke 'pabrik pikiran' super canggih.</text:span></text:p>
            <text:p text:style-name="Text_20_body"><text:span text:style-name="T1">Di bab ini, kita bakal menyelami dunia </text:span><text:span text:style-name="Strong_20_Emphasis"><text:span text:style-name="T1">neurosains</text:span></text:span><text:span text:style-name="T1"> (ilmu yang mempelajari otak dan sistem saraf) dengan cara yang asyik:</text:span></text:p>
            <text:list xml:id="list230777380536517003" text:style-name="L40">
              <text:list-item>
                <text:p text:style-name="P174"><text:span text:style-name="T1">Kita bakal kenalan sama otak sebagai </text:span><text:span text:style-name="Strong_20_Emphasis"><text:span text:style-name="T1">'komputer super'</text:span></text:span><text:span text:style-name="T1"> biologis yang menjalankan seluruh hidup kita. </text:span></text:p>
              </text:list-item>
              <text:list-item>
                <text:p text:style-name="P174"><text:span text:style-name="T1">Kita cari tahu, kalau menurut kacamata sains, </text:span><text:span text:style-name="Strong_20_Emphasis"><text:span text:style-name="T1">apa sih sebenarnya 'pikiran'</text:span></text:span><text:span text:style-name="T1"> itu? Apakah bentuknya kayak awan atau gelombang? </text:span></text:p>
              </text:list-item>
              <text:list-item>
                <text:p text:style-name="P42"><text:span text:style-name="T1">Dan kita bakal coba jawab pertanyaan krusial yang nyambung banget sama telepati: </text:span><text:span text:style-name="Strong_20_Emphasis"><text:span text:style-name="T1">Mungkinkah sinyal pikiran kita 'bocor'</text:span></text:span><text:span text:style-name="T1"> keluar dari kepala dan bisa 'ditangkap' sama orang lain tanpa alat? </text:span></text:p>
              </text:list-item>
            </text:list>
            <text:p text:style-name="P121">Tenang aja, walaupun kedengarannya rumit, kita bakal coba bedah semuanya pakai bahasa yang gampang dicerna dan analogi-analogi seru. Siap buat kenalan lebih dekat sama 'bos besar' di kepala kita? Yuk, mulai!</text:p>
            <text:p text:style-name="P1"/>
            <text:p text:style-name="Text_20_body"><text:span text:style-name="Strong_20_Emphasis"><text:span text:style-name="T1">[Tips Tambahan Digunakan dalam Teks Ini]:</text:span></text:span></text:p>
            <text:list xml:id="list1775179000922908904" text:style-name="L41">
              <text:list-item>
                <text:p text:style-name="P175"><text:span text:style-name="T1">Membuat </text:span><text:span text:style-name="Strong_20_Emphasis"><text:span text:style-name="T1">transisi logis</text:span></text:span><text:span text:style-name="T1"> dari kesimpulan Bab 1 ke topik Bab 2. </text:span></text:p>
              </text:list-item>
              <text:list-item>
                <text:p text:style-name="P175"><text:span text:style-name="T1">Menggunakan </text:span><text:span text:style-name="Strong_20_Emphasis"><text:span text:style-name="T1">analogi</text:span></text:span><text:span text:style-name="T1"> yang menarik ("mengintip ke dalam kepala", </text:span><text:soft-page-break/><text:span text:style-name="T1">"pabrik pikiran", "komputer super", "bos besar"). </text:span></text:p>
              </text:list-item>
              <text:list-item>
                <text:p text:style-name="P175"><text:span text:style-name="T1">Memperkenalkan istilah </text:span><text:span text:style-name="Strong_20_Emphasis"><text:span text:style-name="T1">Neurosains</text:span></text:span><text:span text:style-name="T1"> dengan cara yang tidak mengintimidasi. </text:span></text:p>
              </text:list-item>
              <text:list-item>
                <text:p text:style-name="P175"><text:span text:style-name="T1">Menyusun </text:span><text:span text:style-name="Strong_20_Emphasis"><text:span text:style-name="T1">poin-poin cakupan bab</text:span></text:span><text:span text:style-name="T1"> dengan jelas. </text:span></text:p>
              </text:list-item>
              <text:list-item>
                <text:p text:style-name="P175"><text:span text:style-name="Strong_20_Emphasis"><text:span text:style-name="T1">Menjanjikan penjelasan yang mudah</text:span></text:span><text:span text:style-name="T1"> untuk topik yang kompleks. </text:span></text:p>
              </text:list-item>
              <text:list-item>
                <text:p text:style-name="P134">Nada antusias dan mengajak ("jeng jeng jeng", "organ paling keren", "asyik", "yuk mulai!"). </text:p>
              </text:list-item>
            </text:list>
            <text:p text:style-name="P1"/>
            <text:p text:style-name="Text_20_body"><text:span text:style-name="Strong_20_Emphasis"><text:span text:style-name="T1">(Prompt Ilustrasi - Opsional):</text:span></text:span></text:p>
            <text:list xml:id="list3320703271343436796" text:style-name="L42">
              <text:list-item>
                <text:p text:style-name="P43"><text:span text:style-name="T1">"</text:span><text:span text:style-name="Emphasis"><text:span text:style-name="T1">Buat ilustrasi pembuka Bab 2 yang menampilkan siluet kepala manusia. Bagian tengkoraknya dibuat seperti pintu yang sedikit terbuka atau transparan, memperlihatkan otak di dalamnya yang bersinar terang dengan pola jaringan neural yang rumit dan berwarna-warni (seperti sirkuit atau galaksi mini). Mungkin ada ikon kaca pembesar yang diarahkan ke otak, menekankan tema 'mengintip' atau 'menjelajahi'.</text:span></text:span><text:span text:style-name="T1">" </text:span></text:p>
              </text:list-item>
            </text:list>
            <text:p text:style-name="P1"/>
            <text:p text:style-name="P121">Pengantar Bab 2 selesai. Silakan berikan perintah "YAX" jika Anda ingin saya melanjutkan ke prompt berikutnya (Bab 2 - Subbab 2.1: Otak: Komputer Super Canggih...).</text:p>
          </text:section>
          <text:section text:style-name="Sect1" text:name="feedback-form-15">
            <text:p text:style-name="P241"/>
          </text:section>
        </text:section>
        <text:section text:style-name="Sect1" text:name="b92aa9c7e52c6351">
          <text:p text:style-name="P121"/>
          <text:section text:style-name="Sect1" text:name="user-query-content-16">
            <text:p text:style-name="P262">yax </text:p>
          </text:section>
          <text:p text:style-name="P241">Tampilkan alur berpikir</text:p>
          <text:section text:style-name="Sect2" text:name="model-response-message-contentr_b92aa9c7e52c6351">
            <text:p text:style-name="P121">Sip, mari kita bedah isi 'komputer super' di kepala kita di Subbab 2.1!</text:p>
            <text:p text:style-name="P1"/>
            <text:p text:style-name="Text_20_body"><text:span text:style-name="Strong_20_Emphasis"><text:span text:style-name="T1">(Prompt yang Dikerjakan: </text:span></text:span><text:span text:style-name="Strong_20_Emphasis"><text:span text:style-name="Emphasis"><text:span text:style-name="T1">Jelaskan secara mendalam tentang struktur dasar dan cara kerja otak manusia, disajikan khusus untuk remaja. Gunakan analogi utama 'otak sebagai komputer super canggih' atau 'jaringan sosial raksasa'. Uraikan komponen utamanya: neuron (sel otak) sebagai 'kurir pesan', sinapsis sebagai 'jembatan penghubung', serta bagaimana mereka berkomunikasi menggunakan sinyal listrik dan kimia (neurotransmitter). Jelaskan secara sederhana bagaimana otak </text:span></text:span></text:span><text:soft-page-break/><text:span text:style-name="Strong_20_Emphasis"><text:span text:style-name="Emphasis"><text:span text:style-name="T1">menerima input dari panca indra (mata, telinga, dll.), memproses informasi ini, dan menghasilkan output (gerakan, ucapan, dll.). Tekankan betapa kompleks dan efisiennya organ ini. Sertakan fakta-fakta menarik tentang otak (misalnya jumlah neuron, kecepatan sinyal) untuk menambah daya tarik.</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2.1 Otak Kita: Komputer Super Canggih (dan Sedikit Misterius!)</text:span></text:span></text:p>
            <text:p text:style-name="Text_20_body"><text:span text:style-name="T1">Kalau kamu pikir smartphone atau laptop gaming terbaru itu udah canggih, coba deh tengok 'mesin' yang ada di dalam kepala kita. Otak manusia itu kayak </text:span><text:span text:style-name="Strong_20_Emphasis"><text:span text:style-name="T1">komputer super paling canggih</text:span></text:span><text:span text:style-name="T1"> yang pernah ada, tapi terbuat dari bahan biologis yang lembut kayak tahu! Beratnya cuma sekitar 1.3-1.4 kg (nggak lebih berat dari sekantong gula!), tapi kemampuannya luar biasa.</text:span></text:p>
            <text:p text:style-name="Text_20_body"><text:span text:style-name="T1">Atau, bayangin otak kayak </text:span><text:span text:style-name="Strong_20_Emphasis"><text:span text:style-name="T1">kota metropolitan super sibuk</text:span></text:span><text:span text:style-name="T1"> yang nggak pernah tidur. Penduduknya? Ada sekitar </text:span><text:span text:style-name="Strong_20_Emphasis"><text:span text:style-name="T1">86 miliar</text:span></text:span><text:span text:style-name="T1"> sel khusus yang disebut </text:span><text:span text:style-name="Strong_20_Emphasis"><text:span text:style-name="T1">neuron</text:span></text:span><text:span text:style-name="T1">! Banyak banget, kan? Neuron-neuron inilah 'pekerja keras' utama di otak kita.</text:span></text:p>
            <text:p text:style-name="Text_20_body"><text:span text:style-name="Strong_20_Emphasis"><text:span text:style-name="T1">Kenalan Sama Neuron: Si Kurir Pesan Otak</text:span></text:span></text:p>
            <text:p text:style-name="P121">Neuron itu bentuknya unik, nggak kayak sel biasa. Bayangin aja kayak pohon kecil atau gurita mini:</text:p>
            <text:list xml:id="list1494330144083198213" text:style-name="L43">
              <text:list-item>
                <text:p text:style-name="P176"><text:span text:style-name="Strong_20_Emphasis"><text:span text:style-name="T1">Badan Sel:</text:span></text:span><text:span text:style-name="T1"> Ini 'pusat komando' neuron. </text:span></text:p>
              </text:list-item>
              <text:list-item>
                <text:p text:style-name="P176"><text:span text:style-name="Strong_20_Emphasis"><text:span text:style-name="T1">Dendrit:</text:span></text:span><text:span text:style-name="T1"> Kayak ranting-ranting pohon yang menjulur ke mana-mana. Tugasnya </text:span><text:span text:style-name="Strong_20_Emphasis"><text:span text:style-name="T1">menerima</text:span></text:span><text:span text:style-name="T1"> sinyal atau 'pesan' dari neuron lain. </text:span></text:p>
              </text:list-item>
              <text:list-item>
                <text:p text:style-name="P44"><text:span text:style-name="Strong_20_Emphasis"><text:span text:style-name="T1">Akson:</text:span></text:span><text:span text:style-name="T1"> Ini batang pohonnya yang panjang, kadang bisa panjang banget! Tugasnya </text:span><text:span text:style-name="Strong_20_Emphasis"><text:span text:style-name="T1">mengirim</text:span></text:span><text:span text:style-name="T1"> sinyal ke neuron lain. Akson ini kayak kabel data super cepat. </text:span></text:p>
              </text:list-item>
            </text:list>
            <text:p text:style-name="Text_20_body"><text:span text:style-name="Strong_20_Emphasis"><text:span text:style-name="T1">Ngobrol Antar Neuron: Listrik Ketemu Kimia di Sinapsis</text:span></text:span></text:p>
            <text:p text:style-name="Text_20_body"><text:span text:style-name="T1">Terus, gimana cara neuron-neuron ini 'ngobrol' atau kirim-kiriman pesan? Mereka pakai kombinasi dua bahasa: </text:span><text:span text:style-name="Strong_20_Emphasis"><text:span text:style-name="T1">listrik</text:span></text:span><text:span text:style-name="T1"> dan </text:span><text:span text:style-name="Strong_20_Emphasis"><text:span text:style-name="T1">kimia</text:span></text:span><text:span text:style-name="T1">.</text:span></text:p>
            <text:list xml:id="list6207958834370746425" text:style-name="L44">
              <text:list-item>
                <text:p text:style-name="P177"><text:span text:style-name="Strong_20_Emphasis"><text:span text:style-name="T1">Sinyal Listrik (di dalam Neuron):</text:span></text:span><text:span text:style-name="T1"> Kalau sebuah neuron dapet cukup 'stimulus' atau rangsangan dari dendritnya, dia bakal nembakin sinyal listrik cepat yang disebut </text:span><text:span text:style-name="Strong_20_Emphasis"><text:span text:style-name="T1">potensial aksi</text:span></text:span><text:span text:style-name="T1">. Sinyal ini kayak gelombang listrik kecil yang lari kencang di sepanjang aksonnya, dari badan sel sampai ke ujung akson. Ngebut banget, bisa sampai ratusan kilometer per jam! </text:span></text:p>
              </text:list-item>
              <text:list-item>
                <text:p text:style-name="P177"><text:soft-page-break/><text:span text:style-name="Strong_20_Emphasis"><text:span text:style-name="T1">Sinyal Kimia (antar Neuron):</text:span></text:span><text:span text:style-name="T1"> Nah, ujung akson satu neuron itu nggak nempel langsung sama dendrit neuron berikutnya. Ada celah super kecil di antara mereka yang namanya </text:span><text:span text:style-name="Strong_20_Emphasis"><text:span text:style-name="T1">sinapsis</text:span></text:span><text:span text:style-name="T1">. Ini kayak 'jembatan penghubung' atau 'ruang chat' antar neuron. Waktu sinyal listrik sampai di ujung akson, dia bakal memicu pelepasan 'kurir kimia' khusus yang disebut </text:span><text:span text:style-name="Strong_20_Emphasis"><text:span text:style-name="T1">neurotransmitter</text:span></text:span><text:span text:style-name="T1">. </text:span></text:p>
              </text:list-item>
              <text:list-item>
                <text:p text:style-name="P45"><text:span text:style-name="Strong_20_Emphasis"><text:span text:style-name="T1">Neurotransmitter:</text:span></text:span><text:span text:style-name="T1"> Bayangin neurotransmitter ini kayak 'emoji' atau 'pesan singkat' kimia yang dilepas ke celah sinapsis. Ada banyak jenis neurotransmitter (kayak dopamin yang bikin senang, atau serotonin yang ngatur mood), dan masing-masing punya 'arti' berbeda. Neurotransmitter ini kemudian 'terbang' menyeberangi celah sinapsis dan nempel di 'reseptor' (kayak gembok) di dendrit neuron berikutnya. Kalau 'kunci' neurotransmitter pas sama 'gembok' reseptor, dia bakal memicu respons di neuron penerima (bisa jadi ikut nembakin sinyal listrik, atau malah jadi lebih 'diam'). </text:span></text:p>
              </text:list-item>
            </text:list>
            <text:p text:style-name="P121">Proses ini terjadi triliunan kali setiap detik di otakmu! Gila, kan?</text:p>
            <text:p text:style-name="Text_20_body"><text:span text:style-name="Strong_20_Emphasis"><text:span text:style-name="T1">Input -&gt; Proses -&gt; Output: Cara Otak Bekerja</text:span></text:span></text:p>
            <text:p text:style-name="P121">Secara garis besar, otak bekerja kayak sistem komputer:</text:p>
            <text:list xml:id="list8687996502420103975" text:style-name="L45">
              <text:list-item>
                <text:p text:style-name="P178"><text:span text:style-name="Strong_20_Emphasis"><text:span text:style-name="T1">Input:</text:span></text:span><text:span text:style-name="T1"> Otak terus-menerus menerima informasi dari dunia luar lewat panca indra kita (mata lihat pemandangan, telinga dengar musik, kulit rasa sentuhan) dan juga dari dalam tubuh kita (rasa lapar, detak jantung). </text:span></text:p>
              </text:list-item>
              <text:list-item>
                <text:p text:style-name="P178"><text:span text:style-name="Strong_20_Emphasis"><text:span text:style-name="T1">Proses:</text:span></text:span><text:span text:style-name="T1"> Informasi ini kemudian dikirim lewat jaringan neuron ke berbagai 'departemen' khusus di otak untuk diolah, dianalisis, dibandingkan dengan memori, dan dipahami maknanya. Di sinilah 'pikiran', 'persepsi', dan 'keputusan' mulai terbentuk. </text:span></text:p>
              </text:list-item>
              <text:list-item>
                <text:p text:style-name="P46"><text:span text:style-name="Strong_20_Emphasis"><text:span text:style-name="T1">Output:</text:span></text:span><text:span text:style-name="T1"> Setelah diproses, otak mengirimkan perintah balik ke tubuh. Bisa berupa gerakan (mengambil buku), ucapan (menjawab pertanyaan), perubahan fisiologis (jantung berdebar karena kaget), atau bahkan membentuk pikiran dan ide baru. </text:span></text:p>
              </text:list-item>
            </text:list>
            <text:p text:style-name="P121">Semua ini terjadi dalam sekejap mata, sangat efisien dan kompleks!</text:p>
            <text:p text:style-name="Quotations"><text:span text:style-name="Strong_20_Emphasis"><text:span text:style-name="T1">[Fakta Otak Keren!]</text:span></text:span><text:span text:style-name="T1"> ?￢ﾜﾨ</text:span></text:p>
            <text:list xml:id="list2919413832616668691" text:style-name="L46">
              <text:list-item>
                <text:p text:style-name="P7"><text:span text:style-name="T1">Diperkirakan ada sekitar </text:span><text:span text:style-name="Strong_20_Emphasis"><text:span text:style-name="T1">86 miliar neuron</text:span></text:span><text:span text:style-name="T1"> di otak manusia dewasa. </text:span></text:p>
              </text:list-item>
              <text:list-item>
                <text:p text:style-name="P7"><text:soft-page-break/><text:span text:style-name="T1">Setiap neuron bisa terhubung dengan ribuan neuron lain, membentuk </text:span><text:span text:style-name="Strong_20_Emphasis"><text:span text:style-name="T1">ratusan triliun koneksi (sinapsis)</text:span></text:span><text:span text:style-name="T1">! Jumlahnya lebih banyak dari bintang di galaksi Bima Sakti! </text:span></text:p>
              </text:list-item>
              <text:list-item>
                <text:p text:style-name="P7"><text:span text:style-name="T1">Walaupun beratnya cuma sekitar 2% dari berat badan, otak memakai sekitar </text:span><text:span text:style-name="Strong_20_Emphasis"><text:span text:style-name="T1">20% energi</text:span></text:span><text:span text:style-name="T1"> tubuh kita! Rakus juga ya si bos ini. </text:span></text:p>
              </text:list-item>
              <text:list-item>
                <text:p text:style-name="P2"><text:span text:style-name="T1">Informasi di otak bisa melaju secepat </text:span><text:span text:style-name="Strong_20_Emphasis"><text:span text:style-name="T1">430 km/jam</text:span></text:span><text:span text:style-name="T1"> di beberapa jalur neuron! </text:span></text:p>
              </text:list-item>
            </text:list>
            <text:p text:style-name="P121">Jadi, sekarang kebayang kan betapa rumit dan hebatnya 'mesin' di kepala kita? Mengenal cara kerjanya ini penting banget sebelum kita mikirin lagi soal telepati.</text:p>
            <text:p text:style-name="P1"/>
            <text:p text:style-name="Text_20_body"><text:span text:style-name="Strong_20_Emphasis"><text:span text:style-name="T1">[Tips Tambahan Digunakan dalam Teks Ini]:</text:span></text:span></text:p>
            <text:list xml:id="list7404706577779070331" text:style-name="L47">
              <text:list-item>
                <text:p text:style-name="P179"><text:span text:style-name="T1">Menggunakan </text:span><text:span text:style-name="Strong_20_Emphasis"><text:span text:style-name="T1">analogi utama</text:span></text:span><text:span text:style-name="T1"> (komputer super, kota metropolitan) secara konsisten. </text:span></text:p>
              </text:list-item>
              <text:list-item>
                <text:p text:style-name="P179"><text:span text:style-name="T1">Menggunakan </text:span><text:span text:style-name="Strong_20_Emphasis"><text:span text:style-name="T1">analogi kecil</text:span></text:span><text:span text:style-name="T1"> untuk komponen spesifik (neuron=pohon/gurita, dendrit=ranting, akson=kabel, sinapsis=jembatan/ruang chat, neurotransmitter=emoji/pesan kimia). </text:span></text:p>
              </text:list-item>
              <text:list-item>
                <text:p text:style-name="P253">Menjelaskan proses komunikasi neural langkah demi langkah (listrik -&gt; kimia). </text:p>
              </text:list-item>
              <text:list-item>
                <text:p text:style-name="P253">Menjelaskan alur kerja otak (Input-Proses-Output) secara sederhana. </text:p>
              </text:list-item>
              <text:list-item>
                <text:p text:style-name="P179"><text:span text:style-name="T1">Menyertakan </text:span><text:span text:style-name="Strong_20_Emphasis"><text:span text:style-name="T1">kotak "Fakta Otak Keren!"</text:span></text:span><text:span text:style-name="T1"> untuk menambah daya tarik dan informasi unik. </text:span></text:p>
              </text:list-item>
              <text:list-item>
                <text:p text:style-name="P135">Bahasa tetap santai dan menggunakan penekanan ("banyak banget", "gila, kan?", "rakus juga ya si bos ini"). </text:p>
              </text:list-item>
            </text:list>
            <text:p text:style-name="P1"/>
            <text:p text:style-name="Text_20_body"><text:span text:style-name="Strong_20_Emphasis"><text:span text:style-name="T1">(Prompt Ilustrasi - Opsional):</text:span></text:span></text:p>
            <text:list xml:id="list5907243648014735948" text:style-name="L48">
              <text:list-item>
                <text:p text:style-name="P47"><text:span text:style-name="T1">"</text:span><text:span text:style-name="Emphasis"><text:span text:style-name="T1">Buat ilustrasi yang menarik secara visual tentang komunikasi neuron. Gambarkan dua neuron yang terhubung. Di neuron pertama, tunjukkan panah-panah kecil berwarna kuning (sinyal listrik) bergerak cepat di sepanjang akson menuju sinapsis. Di celah sinapsis, gambarkan titik-titik kecil berwarna-warni (neurotransmitter) 'melompat' dari ujung akson neuron pertama ke reseptor di dendrit neuron kedua. Beri label sederhana: Neuron, Akson, Sinapsis, Neurotransmitter, Dendrit. Latar </text:span></text:span><text:soft-page-break/><text:span text:style-name="Emphasis"><text:span text:style-name="T1">belakangnya bisa berupa pola sirkuit komputer atau jaringan abstrak untuk memperkuat analogi.</text:span></text:span><text:span text:style-name="T1">" </text:span></text:p>
              </text:list-item>
            </text:list>
            <text:p text:style-name="P1"/>
            <text:p text:style-name="P121">Subbab 2.1 selesai. Silakan berikan perintah "YAX" jika Anda ingin saya melanjutkan ke prompt berikutnya (Bab 2 - Subbab 2.2: Apa Itu "Pikiran"?).</text:p>
          </text:section>
          <text:section text:style-name="Sect1" text:name="feedback-form-16">
            <text:p text:style-name="P241"/>
          </text:section>
        </text:section>
        <text:section text:style-name="Sect1" text:name="a1da9d25a5de7e4f">
          <text:p text:style-name="P121"/>
          <text:section text:style-name="Sect1" text:name="user-query-content-17">
            <text:p text:style-name="P262">yax </text:p>
          </text:section>
          <text:p text:style-name="P241">Tampilkan alur berpikir</text:p>
          <text:section text:style-name="Sect2" text:name="model-response-message-contentr_a1da9d25a5de7e4f">
            <text:p text:style-name="P121">Oke, mari kita lanjutkan ke Subbab 2.2, mencoba menjawab pertanyaan besar: Apa sih 'pikiran' itu?</text:p>
            <text:p text:style-name="P1"/>
            <text:p text:style-name="Text_20_body"><text:span text:style-name="Strong_20_Emphasis"><text:span text:style-name="T1">(Prompt yang Dikerjakan: </text:span></text:span><text:span text:style-name="Strong_20_Emphasis"><text:span text:style-name="Emphasis"><text:span text:style-name="T1">Bahasa secara mendalam apa sebenarnya 'pikiran' itu dari sudut pandang sains (neurosains). Jelaskan bahwa 'pikiran', 'ide', 'memori', atau 'emosi' bukanlah 'benda' yang melayang-layang, melainkan hasil dari pola aktivitas listrik dan kimia yang sangat kompleks di antara jutaan neuron di otak. Gunakan analogi seperti 'pola lampu yang menyala di papan sirkuit raksasa' atau 'simfoni yang dimainkan oleh orkestra neuron'. Sentuh sedikit konsep kesadaran (consciousness) secara sederhana sebagai pengalaman subjektif dari aktivitas otak ini. Jelaskan mengapa sangat sulit (bahkan tidak mungkin dengan teknologi saat ini) untuk 'menangkap' atau 'melihat' satu pikiran spesifik yang utuh, karena melibatkan jaringan yang luas dan dinamis di otak. Tegaskan bahwa pikiran adalah proses internal otak.</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2.2 Jadi, Apa Sih Sebenarnya "Pikiran" Itu?</text:span></text:span></text:p>
            <text:p text:style-name="P121">Kita udah tahu kalau neuron itu kayak kurir super sibuk yang kirim-kiriman pesan listrik dan kimia. Tapi, gimana caranya obrolan miliaran neuron ini bisa jadi sesuatu yang kita sebut 'pikiran', 'ide', 'ingatan', atau 'perasaan'? Nah, ini salah satu misteri terbesar yang masih terus dipelajari para ilmuwan neurosains!</text:p>
            <text:p text:style-name="Text_20_body"><text:span text:style-name="T1">Satu hal yang pasti menurut sains saat ini: </text:span><text:span text:style-name="Strong_20_Emphasis"><text:span text:style-name="T1">pikiran itu bukanlah 'benda'</text:span></text:span><text:span text:style-name="T1">. Bukan kayak awan kecil yang melayang di dalam kepala kita, atau file data </text:span><text:soft-page-break/><text:span text:style-name="T1">yang tersimpan di satu folder khusus. Pikiran itu lebih tepat disebut sebagai </text:span><text:span text:style-name="Strong_20_Emphasis"><text:span text:style-name="T1">proses</text:span></text:span><text:span text:style-name="T1"> atau </text:span><text:span text:style-name="Strong_20_Emphasis"><text:span text:style-name="T1">pola aktivitas</text:span></text:span><text:span text:style-name="T1">.</text:span></text:p>
            <text:list xml:id="list3609112262605961086" text:style-name="L49">
              <text:list-item>
                <text:p text:style-name="P180"><text:span text:style-name="Strong_20_Emphasis"><text:span text:style-name="T1">Analogi Papan Lampu Raksasa:</text:span></text:span><text:span text:style-name="T1"> Bayangin otakmu itu kayak papan reklame super besar dengan jutaan lampu LED kecil (itu neuron-neuronmu!). Saat kamu lagi mikirin pantai di Lampuuk (halo teman-teman di Aceh!), itu bukan berarti ada satu lampu khusus 'pantai Lampuuk' yang nyala. Tapi, ada </text:span><text:span text:style-name="Strong_20_Emphasis"><text:span text:style-name="T1">pola nyala-mati yang unik dan kompleks</text:span></text:span><text:span text:style-name="T1"> dari ribuan atau bahkan jutaan lampu di berbagai area papan reklame itu yang </text:span><text:span text:style-name="Emphasis"><text:span text:style-name="T1">bersama-sama</text:span></text:span><text:span text:style-name="T1"> merepresentasikan ingatan atau bayanganmu tentang pantai Lampuuk. Pola lampunya beda lagi kalau kamu mikirin PR matematika atau rasa pedas mie Aceh! </text:span></text:p>
              </text:list-item>
              <text:list-item>
                <text:p text:style-name="P48"><text:span text:style-name="Strong_20_Emphasis"><text:span text:style-name="T1">Analogi Orkestra Simfoni:</text:span></text:span><text:span text:style-name="T1"> Atau, pikirin otak kayak orkestra raksasa dengan miliaran pemain musik (neuron). Sebuah 'pikiran' atau 'perasaan' itu bukan suara dari satu biola atau satu terompet saja. Tapi, itu adalah </text:span><text:span text:style-name="Strong_20_Emphasis"><text:span text:style-name="T1">harmoni atau melodi indah (atau kadang sumbang!)</text:span></text:span><text:span text:style-name="T1"> yang muncul dari Zusammenspiel (kerja sama) semua pemain musik yang memainkan nada dan ritme spesifik secara bersamaan. </text:span></text:p>
              </text:list-item>
            </text:list>
            <text:p text:style-name="Text_20_body"><text:span text:style-name="Strong_20_Emphasis"><text:span text:style-name="T1">Terus, Kesadaran Itu Apa Dong?</text:span></text:span></text:p>
            <text:p text:style-name="Text_20_body"><text:span text:style-name="T1">Nah, 'rasanya' menjadi dirimu saat ini – bisa membaca tulisan ini, merasakan kursi yang kamu duduki, mengingat sarapan tadi pagi, punya keinginan atau kekhawatiran – pengalaman subjektif ini yang disebut </text:span><text:span text:style-name="Strong_20_Emphasis"><text:span text:style-name="T1">kesadaran (consciousness)</text:span></text:span><text:span text:style-name="T1">. Bagi neurosains, kesadaran ini juga dianggap sebagai </text:span><text:span text:style-name="Strong_20_Emphasis"><text:span text:style-name="T1">produk emergen</text:span></text:span><text:span text:style-name="T1"> (sesuatu yang muncul dari interaksi kompleks bagian-bagian yang lebih sederhana) dari seluruh aktivitas orkestra neuron di otak kita. Gimana persisnya ini terjadi? Wah, itu masih jadi pertanyaan Nobel Prize berikutnya!</text:span></text:p>
            <text:p text:style-name="Text_20_body"><text:span text:style-name="Strong_20_Emphasis"><text:span text:style-name="T1">Kenapa Susah Banget 'Nangkep' Satu Pikiran?</text:span></text:span></text:p>
            <text:p text:style-name="P121">Karena pikiran itu bukan 'benda' tapi 'pola aktivitas dinamis', inilah kenapa susah banget (bahkan mungkin mustahil dengan teknologi sekarang) buat 'nangkep' atau 'ngelihat' satu pikiran spesifik punya orang lain (apalagi pakai telepati alami!).</text:p>
            <text:list xml:id="list8568453254795705902" text:style-name="L50">
              <text:list-item>
                <text:p text:style-name="P181"><text:span text:style-name="Strong_20_Emphasis"><text:span text:style-name="T1">Tersebar Luas:</text:span></text:span><text:span text:style-name="T1"> Satu pikiran aja, misalnya "Aku mau makan nasi goreng", itu melibatkan aktivitas neuron di banyak area otak sekaligus – area memori (ingat rasa nasi goreng), area bahasa (memikirkan katanya), area perencanaan (mikirin cara dapetinnya), area emosi (rasa </text:span><text:soft-page-break/><text:span text:style-name="T1">lapar atau ngidam). Nggak ada satu titik lokasi buat 'pikiran nasi goreng'. </text:span></text:p>
              </text:list-item>
              <text:list-item>
                <text:p text:style-name="P181"><text:span text:style-name="Strong_20_Emphasis"><text:span text:style-name="T1">Berubah Cepat:</text:span></text:span><text:span text:style-name="T1"> Pola aktivitas neuron ini berubah terus-menerus, secepat kilat! Pikiran kita ngalir gitu aja dari satu topik ke topik lain. Susah banget 'nge-pause' satu pola spesifik. </text:span></text:p>
              </text:list-item>
              <text:list-item>
                <text:p text:style-name="P49"><text:span text:style-name="Strong_20_Emphasis"><text:span text:style-name="T1">Kompleksitas Kode:</text:span></text:span><text:span text:style-name="T1"> Kalaupun kita bisa 'merekam' semua pola aktivitas listrik dan kimia itu, kita belum punya 'kamus' lengkap buat nerjemahin kode super rumit itu jadi arti pikiran yang sebenarnya. </text:span></text:p>
              </text:list-item>
            </text:list>
            <text:p text:style-name="Text_20_body"><text:span text:style-name="Strong_20_Emphasis"><text:span text:style-name="T1">Intinya:</text:span></text:span><text:span text:style-name="T1"> Pikiran, ide, memori, emosi itu adalah hasil dari tarian listrik dan kimia yang luar biasa kompleks di dalam jaringan neuron otak kita. Semuanya terjadi </text:span><text:span text:style-name="Strong_20_Emphasis"><text:span text:style-name="T1">di dalam</text:span></text:span><text:span text:style-name="T1"> kepala kita, sebagai proses internal yang sangat rumit.</text:span></text:p>
            <text:p text:style-name="Quotations"><text:span text:style-name="Strong_20_Emphasis"><text:span text:style-name="T1">[Jadi, Pikiran Itu Apa Dong? Singkatnya...]</text:span></text:span></text:p>
            <text:list xml:id="list389037401288503445" text:style-name="L51">
              <text:list-item>
                <text:p text:style-name="P8"><text:span text:style-name="T1">Bukan 'benda', tapi </text:span><text:span text:style-name="Strong_20_Emphasis"><text:span text:style-name="T1">proses</text:span></text:span><text:span text:style-name="T1"> atau </text:span><text:span text:style-name="Strong_20_Emphasis"><text:span text:style-name="T1">pola aktivitas</text:span></text:span><text:span text:style-name="T1"> neuron. </text:span></text:p>
              </text:list-item>
              <text:list-item>
                <text:p text:style-name="P8"><text:span text:style-name="T1">Hasil kerja sama </text:span><text:span text:style-name="Strong_20_Emphasis"><text:span text:style-name="T1">jaringan luas</text:span></text:span><text:span text:style-name="T1"> di banyak area otak. </text:span></text:p>
              </text:list-item>
              <text:list-item>
                <text:p text:style-name="P8"><text:span text:style-name="T1">Sifatnya </text:span><text:span text:style-name="Strong_20_Emphasis"><text:span text:style-name="T1">dinamis</text:span></text:span><text:span text:style-name="T1">, berubah sangat cepat. </text:span></text:p>
              </text:list-item>
              <text:list-item>
                <text:p text:style-name="P8"><text:span text:style-name="T1">Terjadi secara </text:span><text:span text:style-name="Strong_20_Emphasis"><text:span text:style-name="T1">internal</text:span></text:span><text:span text:style-name="T1"> di dalam otak. </text:span></text:p>
              </text:list-item>
              <text:list-item>
                <text:p text:style-name="P3"><text:span text:style-name="Strong_20_Emphasis"><text:span text:style-name="T1">Kesadaran</text:span></text:span><text:span text:style-name="T1"> adalah pengalaman subjektif dari semua aktivitas ini. </text:span></text:p>
              </text:list-item>
            </text:list>
            <text:p text:style-name="P121">Memahami ini penting banget buat langkah kita selanjutnya: mikirin apakah mungkin 'pola' atau 'proses internal' ini bisa 'bocor' keluar?</text:p>
            <text:p text:style-name="P1"/>
            <text:p text:style-name="Text_20_body"><text:span text:style-name="Strong_20_Emphasis"><text:span text:style-name="T1">[Tips Tambahan Digunakan dalam Teks Ini]:</text:span></text:span></text:p>
            <text:list xml:id="list8170853934509694713" text:style-name="L52">
              <text:list-item>
                <text:p text:style-name="P182"><text:span text:style-name="T1">Menggunakan </text:span><text:span text:style-name="Strong_20_Emphasis"><text:span text:style-name="T1">analogi utama</text:span></text:span><text:span text:style-name="T1"> (papan lampu, orkestra simfoni) untuk menjelaskan konsep abstrak. </text:span></text:p>
              </text:list-item>
              <text:list-item>
                <text:p text:style-name="P182"><text:span text:style-name="Strong_20_Emphasis"><text:span text:style-name="T1">Mendebunk mitos</text:span></text:span><text:span text:style-name="T1"> (pikiran sebagai 'benda'). </text:span></text:p>
              </text:list-item>
              <text:list-item>
                <text:p text:style-name="P182"><text:span text:style-name="T1">Menjelaskan </text:span><text:span text:style-name="Strong_20_Emphasis"><text:span text:style-name="T1">konsep kesadaran</text:span></text:span><text:span text:style-name="T1"> secara sederhana dan relevan. </text:span></text:p>
              </text:list-item>
              <text:list-item>
                <text:p text:style-name="P182"><text:span text:style-name="T1">Memberikan </text:span><text:span text:style-name="Strong_20_Emphasis"><text:span text:style-name="T1">alasan jelas</text:span></text:span><text:span text:style-name="T1"> mengapa 'menangkap pikiran' itu sulit, dengan poin-poin. </text:span></text:p>
              </text:list-item>
              <text:list-item>
                <text:p text:style-name="P182"><text:span text:style-name="T1">Menggunakan </text:span><text:span text:style-name="Strong_20_Emphasis"><text:span text:style-name="T1">kotak rangkuman</text:span></text:span><text:span text:style-name="T1"> ("Jadi, Pikiran Itu Apa Dong?") untuk memperkuat poin utama. </text:span></text:p>
              </text:list-item>
              <text:list-item>
                <text:p text:style-name="P136">Mengaitkan dengan konteks lokal (menyebut contoh makanan atau tempat di Aceh). </text:p>
              </text:list-item>
            </text:list>
            <text:p text:style-name="P1"/>
            <text:p text:style-name="Text_20_body"><text:soft-page-break/><text:span text:style-name="Strong_20_Emphasis"><text:span text:style-name="T1">(Prompt Ilustrasi - Opsional):</text:span></text:span></text:p>
            <text:list xml:id="list4765040792165796632" text:style-name="L53">
              <text:list-item>
                <text:p text:style-name="P50"><text:span text:style-name="T1">"</text:span><text:span text:style-name="Emphasis"><text:span text:style-name="T1">Buat ilustrasi abstrak yang menggambarkan konsep 'pikiran sebagai pola'. Bisa berupa siluet kepala manusia yang di dalamnya bukan berisi organ otak solid, tapi dipenuhi oleh jaringan cahaya yang saling terhubung dan terus bergerak, membentuk pola-pola kompleks yang berpendar dan berubah warna. Hindari menggambarkan 'objek' pikiran, fokus pada 'pola' dan 'aktivitas' jaringan.</text:span></text:span><text:span text:style-name="T1">" </text:span></text:p>
              </text:list-item>
            </text:list>
            <text:p text:style-name="P1"/>
            <text:p text:style-name="P121">Subbab 2.2 selesai. Silakan berikan perintah "YAX" jika Anda ingin saya melanjutkan ke prompt berikutnya (Bab 2 - Subbab 2.3: Bisakah Pikiran Kita "Dibaca" dari Jauh?).</text:p>
          </text:section>
          <text:section text:style-name="Sect1" text:name="feedback-form-17">
            <text:p text:style-name="P241"/>
          </text:section>
        </text:section>
        <text:section text:style-name="Sect1" text:name="827adae28f41446d">
          <text:p text:style-name="P121"/>
          <text:section text:style-name="Sect1" text:name="user-query-content-18">
            <text:p text:style-name="P262">YAX </text:p>
          </text:section>
          <text:p text:style-name="P241">Tampilkan alur berpikir</text:p>
          <text:section text:style-name="Sect2" text:name="model-response-message-contentr_827adae28f41446d">
            <text:p text:style-name="P121">Sip, kita sampai di bagian akhir Bab 2 yang mencoba menjawab pertanyaan paling inti terkait telepati alami.</text:p>
            <text:p text:style-name="P1"/>
            <text:p text:style-name="Text_20_body"><text:span text:style-name="Strong_20_Emphasis"><text:span text:style-name="T1">(Prompt yang Dikerjakan: </text:span></text:span><text:span text:style-name="Strong_20_Emphasis"><text:span text:style-name="Emphasis"><text:span text:style-name="T1">Analisis secara mendalam tantangan ilmiah yang membuat telepati alami (membaca pikiran dari jauh tanpa alat) sangat tidak mungkin menurut pemahaman sains saat ini. Bahas beberapa poin kunci: 1) </text:span></text:span></text:span><text:span text:style-name="Emphasis"><text:span text:style-name="Strong_20_Emphasis"><text:span text:style-name="T1">Penghalang Fisik:</text:span></text:span></text:span><text:span text:style-name="Strong_20_Emphasis"><text:span text:style-name="Emphasis"><text:span text:style-name="T1"> Tengkorak kepala sebagai peredam sinyal alami. 2) Kelemahan Sinyal: Sinyal listrik otak sangat lemah dan menyebar ke segala arah, kekuatannya menurun drastis seiring jarak. 3) </text:span></text:span></text:span><text:span text:style-name="Emphasis"><text:span text:style-name="Strong_20_Emphasis"><text:span text:style-name="T1">'Kebisingan' Otak:</text:span></text:span></text:span><text:span text:style-name="Strong_20_Emphasis"><text:span text:style-name="Emphasis"><text:span text:style-name="T1"> Otak selalu aktif dengan jutaan sinyal lain secara bersamaan, membuat sulit mengisolasi 'sinyal pikiran' tertentu. 4) </text:span></text:span></text:span><text:span text:style-name="Emphasis"><text:span text:style-name="Strong_20_Emphasis"><text:span text:style-name="T1">Masalah Kode:</text:span></text:span></text:span><text:span text:style-name="Strong_20_Emphasis"><text:span text:style-name="Emphasis"><text:span text:style-name="T1"> Bahkan jika sinyal bisa ditangkap, kita belum tahu 'kode' atau 'bahasa' otak untuk menerjemahkan pola aktivitas menjadi pikiran spesifik yang bermakna. Simpulkan mengapa, berdasarkan fisika dan biologi, ide pikiran 'bocor' keluar dan bisa 'ditangkap' oleh otak lain secara langsung sangatlah sulit diterima secara ilmiah. Gunakan analogi seperti mencoba mendengar bisikan di tengah konser rock dari jarak jauh.</text:span></text:span></text:span><text:span text:style-name="Strong_20_Emphasis"><text:span text:style-name="T1">)</text:span></text:span></text:p>
            <text:p text:style-name="Text_20_body"><text:soft-page-break/><text:span text:style-name="Strong_20_Emphasis"><text:span text:style-name="T1">Hasil Teks:</text:span></text:span></text:p>
            <text:p text:style-name="Text_20_body"><text:span text:style-name="Strong_20_Emphasis"><text:span text:style-name="T1">2.3 Bisakah Pikiran Kita 'Bocor' dan 'Dibaca' dari Jauh? Kata Sains Sih... Susah Banget!</text:span></text:span></text:p>
            <text:p text:style-name="P121">Oke, kita udah tahu kalau pikiran itu adalah pola aktivitas listrik dan kimia super kompleks di dalam otak kita. Sekarang, pertanyaan besarnya: Mungkinkah 'pola' ini 'bocor' keluar dari kepala kita, melintasi udara (atau bahkan tembok!), lalu 'ditangkap' dan 'diterjemahkan' oleh otak orang lain secara langsung, tanpa alat bantu sama sekali? Ini inti dari telepati alami, kan?</text:p>
            <text:p text:style-name="Text_20_body"><text:span text:style-name="T1">Nah, kalau kita pakai 'kacamata kritis' dan melihat dari sudut pandang fisika dan biologi yang kita pahami saat ini (ingat, per April 2025 ya!), jawabannya adalah: </text:span><text:span text:style-name="Strong_20_Emphasis"><text:span text:style-name="T1">kemungkinannya sangat, sangat kecil, bahkan bisa dibilang hampir tidak mungkin.</text:span></text:span><text:span text:style-name="T1"> Kenapa? Ada beberapa tembok penghalang ilmiah yang super tebal:</text:span></text:p>
            <text:list xml:id="list3716506000764832701" text:style-name="L54">
              <text:list-item>
                <text:p text:style-name="P183"><text:span text:style-name="Strong_20_Emphasis"><text:span text:style-name="T1">Tembok Tengkorak (Penghalang Fisik):</text:span></text:span><text:span text:style-name="T1"> Kepala kita itu dilindungi oleh lapisan tengkorak yang cukup tebal dan keras. Fungsinya memang buat ngelindungin otak dari benturan. Tapi, tengkorak ini juga berfungsi kayak peredam alami. Sinyal listrik (yang nantinya menghasilkan medan elektromagnetik) yang dihasilkan oleh aktivitas neuron itu </text:span><text:span text:style-name="Emphasis"><text:span text:style-name="T1">sudah sangat lemah</text:span></text:span><text:span text:style-name="T1"> dari sananya. Begitu harus nembus tengkorak, cairan otak, dan kulit kepala, sinyal yang berhasil keluar jadi makin lemah lagi. Kayak kamu lagi dengerin musik di kamar pakai headset, orang di luar kamar kemungkinan besar nggak bakal dengar apa-apa kan? </text:span></text:p>
              </text:list-item>
              <text:list-item>
                <text:p text:style-name="P183"><text:span text:style-name="Strong_20_Emphasis"><text:span text:style-name="T1">Sinyal Super Lemah &amp; Hukum Jarak (Kelemahan Sinyal):</text:span></text:span><text:span text:style-name="T1"> Medan elektromagnetik yang dihasilkan otak kita itu kekuatannya jauuuuh lebih lemah daripada sinyal radio, sinyal HP, atau bahkan medan magnet bumi. Selain itu, ada hukum fisika dasar namanya </text:span><text:span text:style-name="Emphasis"><text:span text:style-name="T1">Hukum Kuadrat Terbalik (Inverse Square Law)</text:span></text:span><text:span text:style-name="T1">. Artinya, kekuatan sinyal itu bakal berkurang drastis banget seiring bertambahnya jarak dari sumbernya. Kalau jaraknya jadi 2 kali lipat, kekuatannya tinggal seperempatnya. Kalau jaraknya 10 kali lipat, kekuatannya tinggal seperseratusnya! Jadi, kalaupun ada sinyal pikiran yang berhasil keluar dari tengkorak, begitu jaraknya cuma beberapa senti aja, kekuatannya udah hampir nggak terdeteksi. Kayak cahaya lilin kecil di tengah lapangan bola pas siang bolong, hilang gitu aja. </text:span></text:p>
              </text:list-item>
              <text:list-item>
                <text:p text:style-name="P183"><text:soft-page-break/><text:span text:style-name="Strong_20_Emphasis"><text:span text:style-name="T1">Konser Rock di Kepala (Kebisingan Otak):</text:span></text:span><text:span text:style-name="T1"> Otak kita itu nggak pernah diam! Ada 86 miliar neuron yang terus-menerus 'ngobrol', ngurusin detak jantung, napas, gerakan otot, memproses apa yang kita lihat dan dengar, SEMUANYA secara bersamaan! Ini menghasilkan 'kebisingan latar belakang' (noise) listrik dan kimia yang luar biasa. Mencoba 'menangkap' sinyal spesifik dari satu 'pikiran' tertentu di tengah semua kebisingan ini itu kayak mencoba </text:span><text:span text:style-name="Strong_20_Emphasis"><text:span text:style-name="T1">mendengar temanmu berbisik lirik lagu di tengah konser musik rock yang volumenya maksimal, dari jarak 10 meter</text:span></text:span><text:span text:style-name="T1">. Susah banget kan bedain mana suara bisikan temanmu, mana suara musik, mana suara penonton lain? </text:span></text:p>
              </text:list-item>
              <text:list-item>
                <text:p text:style-name="P51"><text:span text:style-name="Strong_20_Emphasis"><text:span text:style-name="T1">Ngomong Bahasa Alien (Masalah Kode):</text:span></text:span><text:span text:style-name="T1"> Ini masalah paling fundamental. Oke, </text:span><text:span text:style-name="Emphasis"><text:span text:style-name="T1">anggap aja</text:span></text:span><text:span text:style-name="T1"> kita punya alat super canggih di masa depan yang bisa nangkep sinyal otak samar dari jauh dan misahinnya dari noise (padahal ini aja udah susah banget). Terus gimana? Kita masih punya masalah besar: kita </text:span><text:span text:style-name="Strong_20_Emphasis"><text:span text:style-name="T1">belum tahu 'bahasa' atau 'kode' yang dipakai otak</text:span></text:span><text:span text:style-name="T1"> untuk merepresentasikan pikiran. Pola aktivitas neuron untuk 'makan nasi goreng' itu kayak gimana persisnya? Beda nggak sama 'makan mie Aceh'? Beda lagi nggak sama 'mikirin rumus fisika'? Tanpa 'kamus' buat nerjemahin pola aktivitas neural jadi makna pikiran yang spesifik, sinyal yang ketangkep itu ya cuma kayak dengerin siaran radio bahasa alien – kita nggak ngerti artinya apa-apa. </text:span></text:p>
              </text:list-item>
            </text:list>
            <text:p text:style-name="Text_20_body"><text:span text:style-name="Strong_20_Emphasis"><text:span text:style-name="T1">Kesimpulan Sementara Bab 2:</text:span></text:span></text:p>
            <text:p text:style-name="Text_20_body"><text:span text:style-name="T1">Jadi, berdasarkan pemahaman kita tentang fisika (hukum jarak, kekuatan sinyal) dan biologi (struktur otak, kebisingan aktivitas neural, kompleksitas kode), ide bahwa pikiran bisa 'bocor' begitu saja dari satu kepala dan 'ditangkap' oleh kepala lain secara alami itu </text:span><text:span text:style-name="Strong_20_Emphasis"><text:span text:style-name="T1">sangat sulit diterima secara ilmiah</text:span></text:span><text:span text:style-name="T1">. Hambatan-hambatan tadi itu tembok yang terlalu tinggi untuk dilompati tanpa bantuan... mungkin bantuan teknologi? Nah, itu yang akan kita bahas di bab berikutnya!</text:span></text:p>
            <text:p text:style-name="P1"/>
            <text:p text:style-name="Text_20_body"><text:span text:style-name="Strong_20_Emphasis"><text:span text:style-name="T1">[Tips Tambahan Digunakan dalam Teks Ini]:</text:span></text:span></text:p>
            <text:list xml:id="list791888787792311892" text:style-name="L55">
              <text:list-item>
                <text:p text:style-name="P184"><text:span text:style-name="T1">Menggunakan </text:span><text:span text:style-name="Strong_20_Emphasis"><text:span text:style-name="T1">poin-poin terstruktur</text:span></text:span><text:span text:style-name="T1"> (1-4) untuk menjelaskan setiap hambatan ilmiah. </text:span></text:p>
              </text:list-item>
              <text:list-item>
                <text:p text:style-name="P184"><text:span text:style-name="T1">Menggunakan </text:span><text:span text:style-name="Strong_20_Emphasis"><text:span text:style-name="T1">analogi yang kuat dan relatable</text:span></text:span><text:span text:style-name="T1"> untuk setiap poin (headset di kamar, lilin di lapangan, konser rock, bahasa alien). </text:span></text:p>
              </text:list-item>
              <text:list-item>
                <text:p text:style-name="P184"><text:soft-page-break/><text:span text:style-name="Strong_20_Emphasis"><text:span text:style-name="T1">Menghubungkan langsung ke prinsip sains</text:span></text:span><text:span text:style-name="T1"> (fisika, biologi, hukum kuadrat terbalik). </text:span></text:p>
              </text:list-item>
              <text:list-item>
                <text:p text:style-name="P184"><text:span text:style-name="Strong_20_Emphasis"><text:span text:style-name="T1">Menegaskan kesimpulan</text:span></text:span><text:span text:style-name="T1"> berdasarkan argumen ilmiah yang telah dipaparkan. </text:span></text:p>
              </text:list-item>
              <text:list-item>
                <text:p text:style-name="P184"><text:span text:style-name="Strong_20_Emphasis"><text:span text:style-name="T1">Membuat transisi</text:span></text:span><text:span text:style-name="T1"> yang jelas ke bab berikutnya (tentang teknologi). </text:span></text:p>
              </text:list-item>
              <text:list-item>
                <text:p text:style-name="P137">Nada tetap menjaga keseimbangan antara penjelasan ilmiah dan bahasa yang mudah dipahami. </text:p>
              </text:list-item>
            </text:list>
            <text:p text:style-name="P1"/>
            <text:p text:style-name="Text_20_body"><text:span text:style-name="Strong_20_Emphasis"><text:span text:style-name="T1">(Prompt Ilustrasi - Opsional):</text:span></text:span></text:p>
            <text:list xml:id="list5891170991182307847" text:style-name="L56">
              <text:list-item>
                <text:p text:style-name="P52"><text:span text:style-name="T1">"</text:span><text:span text:style-name="Emphasis"><text:span text:style-name="T1">Buat ilustrasi infografis yang menunjukkan kepala manusia di tengah. Dari kepala itu keluar gelombang sinyal yang sangat lemah dan cepat memudar (beri label 'Sinyal Lemah + Hukum Jarak'). Tunjukkan ikon perisai tebal mengelilingi bagian atas kepala (label 'Tengkorak: Peredam Sinyal'). Gambarkan banyak simbol 'noise' atau 'static' (seperti coretan acak atau gelombang kacau) di sekitar kepala (label 'Kebisingan Otak'). Lalu, tunjukkan sinyal lemah yang berhasil keluar itu memiliki bentuk pola yang rumit dengan tanda tanya besar di atasnya (label 'Kode Belum Terpecahkan'). Mungkin bisa ditambahkan ikon telinga besar di kejauhan yang tidak bisa menangkap sinyal lemah tersebut.</text:span></text:span><text:span text:style-name="T1">" </text:span></text:p>
              </text:list-item>
            </text:list>
            <text:p text:style-name="P1"/>
            <text:p text:style-name="P121">Bab 2 selesai! Silakan berikan perintah "YAX" jika Anda ingin saya melanjutkan ke prompt berikutnya (Pengantar Bab 3).</text:p>
          </text:section>
          <text:section text:style-name="Sect1" text:name="feedback-form-18">
            <text:p text:style-name="P241"/>
          </text:section>
        </text:section>
        <text:section text:style-name="Sect1" text:name="0b149282dc19632b">
          <text:p text:style-name="P121"/>
          <text:section text:style-name="Sect1" text:name="user-query-content-19">
            <text:p text:style-name="P262">YAX </text:p>
          </text:section>
          <text:p text:style-name="P241">Tampilkan alur berpikir</text:p>
          <text:section text:style-name="Sect2" text:name="model-response-message-contentr_0b149282dc19632b">
            <text:p text:style-name="P121">Oke, kita masuk ke Bab 3 yang penuh dengan teknologi canggih! Ini prompt untuk pengantar Bab 3.</text:p>
            <text:p text:style-name="P1"/>
            <text:p text:style-name="Text_20_body"><text:span text:style-name="Strong_20_Emphasis"><text:span text:style-name="T1">(Prompt yang Dikerjakan: </text:span></text:span><text:span text:style-name="Strong_20_Emphasis"><text:span text:style-name="Emphasis"><text:span text:style-name="T1">Tuliskan paragraf pengantar yang membangun antusiasme untuk Bab 3. Mulai dengan merujuk pada kesimpulan Bab 2 bahwa telepati alami sulit terjadi karena hambatan sains. Lalu, ajukan </text:span></text:span></text:span><text:soft-page-break/><text:span text:style-name="Strong_20_Emphasis"><text:span text:style-name="Emphasis"><text:span text:style-name="T1">pertanyaan 'Bagaimana jika kita bisa membangun jembatan menggunakan teknologi?'. Perkenalkan konsep </text:span></text:span></text:span><text:span text:style-name="Emphasis"><text:span text:style-name="Strong_20_Emphasis"><text:span text:style-name="T1">Brain-Computer Interface (BCI)</text:span></text:span></text:span><text:span text:style-name="Strong_20_Emphasis"><text:span text:style-name="Emphasis"><text:span text:style-name="T1"> sebagai teknologi kunci yang mencoba menghubungkan otak langsung dengan dunia luar (komputer, mesin, bahkan otak lain!). Sampaikan bahwa bab ini akan membawa pembaca ke garis depan inovasi: melihat bagaimana BCI bekerja saat ini, sejauh mana kita bisa 'mengintip' pikiran dengan alat, kemungkinan mengirim informasi ke otak, dan impian futuristik tentang komunikasi otak-ke-otak. Ciptakan nuansa fiksi ilmiah yang menjadi nyat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Bab 3: Jembatan Teknologi: Dari Otak ke Mesin (dan Mungkin ke Otak Lain?)</text:span></text:span></text:p>
            <text:p text:style-name="Text_20_body"><text:span text:style-name="T1">Di Bab 2 kemarin, kita udah lihat kan betapa banyaknya tembok penghalang ilmiah yang bikin telepati alami itu susah banget jadi kenyataan. Rasanya kayak pintu komunikasi antar pikiran itu terkunci rapat dari sisi sains. Tapi... gimana kalau kita nggak mencoba 'mendobrak' pintu itu secara paksa, melainkan mencoba membangun </text:span><text:span text:style-name="Strong_20_Emphasis"><text:span text:style-name="T1">jembatan</text:span></text:span><text:span text:style-name="T1"> baru pakai alat bantu? Gimana kalau kita bisa bikin 'kabel' atau 'sinyal Wi-Fi' langsung dari otak ke dunia luar?</text:span></text:p>
            <text:p text:style-name="Text_20_body"><text:span text:style-name="T1">Selamat datang di </text:span><text:span text:style-name="Strong_20_Emphasis"><text:span text:style-name="T1">Bab 3</text:span></text:span><text:span text:style-name="T1">, di mana kita bakal menjelajahi dunia </text:span><text:span text:style-name="Strong_20_Emphasis"><text:span text:style-name="T1">Brain-Computer Interface (BCI)</text:span></text:span><text:span text:style-name="T1"> yang super keren! BCI ini adalah teknologi yang lagi dikembangin para ilmuwan dan insinyur buat mencoba 'ngobrol' langsung sama otak kita. Tujuannya? Macam-macam! Mulai dari ngebantu orang lumpuh buat ngendaliin komputer atau lengan robot pakai pikiran, sampai (mungkin suatu hari nanti) bikin kita bisa 'download' informasi langsung ke otak atau bahkan... </text:span><text:span text:style-name="Emphasis"><text:span text:style-name="T1">drumroll please</text:span></text:span><text:span text:style-name="T1">... komunikasi langsung antar otak via teknologi!</text:span></text:p>
            <text:p text:style-name="Text_20_body"><text:span text:style-name="T1">Di bab ini, kita bakal berdiri di </text:span><text:span text:style-name="Strong_20_Emphasis"><text:span text:style-name="T1">garis depan inovasi teknologi neurosains</text:span></text:span><text:span text:style-name="T1">:</text:span></text:p>
            <text:list xml:id="list2623303090618423630" text:style-name="L57">
              <text:list-item>
                <text:p text:style-name="P185"><text:span text:style-name="T1">Kita lihat gimana sih cara kerja BCI yang </text:span><text:span text:style-name="Strong_20_Emphasis"><text:span text:style-name="T1">udah ada sekarang</text:span></text:span><text:span text:style-name="T1"> (kamu mungkin bakal kaget!). </text:span></text:p>
              </text:list-item>
              <text:list-item>
                <text:p text:style-name="P185"><text:span text:style-name="T1">Sejauh mana teknologi saat ini bisa </text:span><text:span text:style-name="Strong_20_Emphasis"><text:span text:style-name="T1">'mengintip' atau 'membaca'</text:span></text:span><text:span text:style-name="T1"> sinyal dari otak kita? Udah bisa baca pikiran detail belum? </text:span></text:p>
              </text:list-item>
              <text:list-item>
                <text:p text:style-name="P185"><text:span text:style-name="T1">Bisakah teknologi </text:span><text:span text:style-name="Strong_20_Emphasis"><text:span text:style-name="T1">'menulis' atau mengirim informasi </text:span></text:span><text:span text:style-name="Strong_20_Emphasis"><text:span text:style-name="Emphasis"><text:span text:style-name="T1">ke</text:span></text:span></text:span><text:span text:style-name="Strong_20_Emphasis"><text:span text:style-name="T1"> dalam otak</text:span></text:span><text:span text:style-name="T1"> kita? </text:span></text:p>
              </text:list-item>
              <text:list-item>
                <text:p text:style-name="P53"><text:span text:style-name="T1">Dan tentu saja, kita bakal intip </text:span><text:span text:style-name="Strong_20_Emphasis"><text:span text:style-name="T1">impian futuristik</text:span></text:span><text:span text:style-name="T1"> (yang kadang agak gila) tentang komunikasi otak-ke-otak di masa depan. </text:span></text:p>
              </text:list-item>
            </text:list>
            <text:p text:style-name="P121"><text:soft-page-break/>Siap-siap ya, karena di bab ini, batas antara fiksi ilmiah dan kenyataan mulai terasa tipis! Kita bakal lihat gimana manusia mencoba 'meretas' kode otaknya sendiri.</text:p>
            <text:p text:style-name="P1"/>
            <text:p text:style-name="Text_20_body"><text:span text:style-name="Strong_20_Emphasis"><text:span text:style-name="T1">[Tips Tambahan Digunakan dalam Teks Ini]:</text:span></text:span></text:p>
            <text:list xml:id="list3525096682225694379" text:style-name="L58">
              <text:list-item>
                <text:p text:style-name="P186"><text:span text:style-name="T1">Menggunakan </text:span><text:span text:style-name="Strong_20_Emphasis"><text:span text:style-name="T1">metafora utama</text:span></text:span><text:span text:style-name="T1"> ("jembatan teknologi") sebagai konsep sentral bab. </text:span></text:p>
              </text:list-item>
              <text:list-item>
                <text:p text:style-name="P186"><text:span text:style-name="T1">Membangun </text:span><text:span text:style-name="Strong_20_Emphasis"><text:span text:style-name="T1">antusiasme dan rasa heran</text:span></text:span><text:span text:style-name="T1"> ("super keren", "garis depan inovasi", "drumroll please", "impian futuristik agak gila", "batas fiksi ilmiah dan kenyataan mulai tipis", "meretas kode otak"). </text:span></text:p>
              </text:list-item>
              <text:list-item>
                <text:p text:style-name="P186"><text:span text:style-name="T1">Memperkenalkan </text:span><text:span text:style-name="Strong_20_Emphasis"><text:span text:style-name="T1">istilah kunci (BCI)</text:span></text:span><text:span text:style-name="T1"> dengan jelas. </text:span></text:p>
              </text:list-item>
              <text:list-item>
                <text:p text:style-name="P186"><text:span text:style-name="T1">Memberikan </text:span><text:span text:style-name="Strong_20_Emphasis"><text:span text:style-name="T1">outline yang jelas</text:span></text:span><text:span text:style-name="T1"> tentang apa saja yang akan dibahas dalam bab menggunakan poin-poin. </text:span></text:p>
              </text:list-item>
              <text:list-item>
                <text:p text:style-name="P54"><text:span text:style-name="T1">Membuat </text:span><text:span text:style-name="Strong_20_Emphasis"><text:span text:style-name="T1">transisi yang mulus</text:span></text:span><text:span text:style-name="T1"> dari kesimpulan Bab 2. </text:span></text:p>
              </text:list-item>
            </text:list>
            <text:p text:style-name="P1"/>
            <text:p text:style-name="Text_20_body"><text:span text:style-name="Strong_20_Emphasis"><text:span text:style-name="T1">(Prompt Ilustrasi - Opsional):</text:span></text:span></text:p>
            <text:list xml:id="list605314445848212590" text:style-name="L59">
              <text:list-item>
                <text:p text:style-name="P55"><text:span text:style-name="T1">"</text:span><text:span text:style-name="Emphasis"><text:span text:style-name="T1">Buat ilustrasi pembuka Bab 3 yang futuristik. Gambarkan siluet otak manusia yang bersinar di satu sisi. Dari otak ini keluar beberapa jalur koneksi (bisa berupa kabel fiber optik bercahaya atau gelombang nirkabel) yang terhubung ke ikon-ikon di sisi lain: ikon layar komputer yang menampilkan grafik sinyal otak, ikon lengan robotik, ikon bola dunia/jaringan internet, dan mungkin siluet otak kedua yang lebih kecil di kejauhan. Gunakan warna dominan biru teknologi, silver, dengan aksen cahaya terang.</text:span></text:span><text:span text:style-name="T1">" </text:span></text:p>
              </text:list-item>
            </text:list>
            <text:p text:style-name="P1"/>
            <text:p text:style-name="P121">Pengantar Bab 3 selesai. Silakan berikan perintah "YAX" jika Anda ingin saya melanjutkan ke prompt berikutnya (Bab 3 - Subbab 3.1: BCI (Brain-Computer Interface): Langkah Pertama).</text:p>
          </text:section>
          <text:section text:style-name="Sect1" text:name="feedback-form-19">
            <text:p text:style-name="P241"/>
          </text:section>
        </text:section>
        <text:section text:style-name="Sect1" text:name="768a29bfba527016">
          <text:p text:style-name="P121"/>
          <text:section text:style-name="Sect1" text:name="user-query-content-20">
            <text:p text:style-name="P262">YAX </text:p>
          </text:section>
          <text:p text:style-name="P241">Tampilkan alur berpikir</text:p>
          <text:section text:style-name="Sect2" text:name="model-response-message-contentr_768a29bfba527016">
            <text:p text:style-name="P121">Sip, mari kita mulai jelajahi teknologi BCI di Subbab 3.1!</text:p>
            <text:p text:style-name="P1"><text:soft-page-break/></text:p>
            <text:p text:style-name="Text_20_body"><text:span text:style-name="Strong_20_Emphasis"><text:span text:style-name="T1">(Prompt yang Dikerjakan: </text:span></text:span><text:span text:style-name="Strong_20_Emphasis"><text:span text:style-name="Emphasis"><text:span text:style-name="T1">Jelaskan secara mendalam apa itu Brain-Computer Interface (BCI) dengan bahasa yang mudah dipahami remaja. Uraikan definisi BCI (sistem yang menerjemahkan aktivitas otak menjadi perintah untuk perangkat eksternal). Jelaskan prinsip kerjanya secara langkah demi langkah: 1) </text:span></text:span></text:span><text:span text:style-name="Emphasis"><text:span text:style-name="Strong_20_Emphasis"><text:span text:style-name="T1">Akuisisi Sinyal:</text:span></text:span></text:span><text:span text:style-name="Strong_20_Emphasis"><text:span text:style-name="Emphasis"><text:span text:style-name="T1"> Bagaimana sinyal otak dideteksi (singgung teknologi seperti EEG - pakai topi elektroda - dan implan - operasi kecil). Jelaskan perbedaan, kelebihan, dan kekurangan masing-masing. 2) Pemrosesan Sinyal: Bagaimana komputer membersihkan 'noise' dan mencari pola penting dalam sinyal otak. 3) </text:span></text:span></text:span><text:span text:style-name="Emphasis"><text:span text:style-name="Strong_20_Emphasis"><text:span text:style-name="T1">Penerjemahan/Decoding:</text:span></text:span></text:span><text:span text:style-name="Strong_20_Emphasis"><text:span text:style-name="Emphasis"><text:span text:style-name="T1"> Bagaimana pola sinyal diterjemahkan menjadi perintah (misal: 'gerakkan kursor ke kiri', 'pilih huruf A'). Berikan contoh-contoh nyata aplikasi BCI yang sudah ada dan mengubah hidup orang: mengendalikan lengan/kaki robotik, membantu penderita lumpuh total (sindrom terkunci) berkomunikasi, mungkin mengendalikan drone atau game sederhana dengan pikiran. Tekankan bahwa ini masih fokus pada niat atau perintah motorik, bukan membaca pikiran kompleks.</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3.1 BCI (Brain-Computer Interface): Membangun Jembatan Pertama</text:span></text:span></text:p>
            <text:p text:style-name="Text_20_body"><text:span text:style-name="T1">Oke, jadi apa sih sebenarnya </text:span><text:span text:style-name="Strong_20_Emphasis"><text:span text:style-name="T1">Brain-Computer Interface (BCI)</text:span></text:span><text:span text:style-name="T1"> atau Antarmuka Otak-Komputer ini? Gampangnya, BCI itu adalah sebuah sistem teknologi yang mencoba </text:span><text:span text:style-name="Strong_20_Emphasis"><text:span text:style-name="T1">menjembatani</text:span></text:span><text:span text:style-name="T1"> otak kita langsung dengan perangkat di luar tubuh, misalnya komputer, lengan robot, kursi roda, atau bahkan game! Tujuannya? Untuk </text:span><text:span text:style-name="Strong_20_Emphasis"><text:span text:style-name="T1">menerjemahkan aktivitas otak kita menjadi perintah</text:span></text:span><text:span text:style-name="T1"> yang bisa dimengerti dan dijalankan oleh mesin tersebut. Keren, kan? Kayak ngasih otak kita </text:span><text:span text:style-name="Emphasis"><text:span text:style-name="T1">remote control</text:span></text:span><text:span text:style-name="T1"> baru!</text:span></text:p>
            <text:p text:style-name="P121">Gimana cara kerjanya? Prosesnya bisa dipecah jadi tiga langkah utama:</text:p>
            <text:p text:style-name="Text_20_body"><text:span text:style-name="Strong_20_Emphasis"><text:span text:style-name="T1">Langkah 1: Akuisisi Sinyal (Nangkep 'Obrolan' Otak)</text:span></text:span></text:p>
            <text:p text:style-name="P121">Langkah pertama adalah 'mendengarkan' atau menangkap sinyal listrik super kecil yang dihasilkan oleh aktivitas jutaan neuron di otak kita (ingat Bab 2?). Ada dua cara utama buat 'nguping' sinyal ini:</text:p>
            <text:list xml:id="list666520847067606210" text:style-name="L60">
              <text:list-item>
                <text:p text:style-name="P187"><text:span text:style-name="Strong_20_Emphasis"><text:span text:style-name="T1">EEG (Electroencephalography) - Si Topi Pendengar:</text:span></text:span><text:span text:style-name="T1"> Ini metode </text:span><text:span text:style-name="Strong_20_Emphasis"><text:span text:style-name="T1">non-invasif</text:span></text:span><text:span text:style-name="T1">, artinya nggak perlu operasi. Kamu cukup pakai semacam topi atau headband yang dipasangi banyak elektroda (sensor logam kecil) di </text:span><text:soft-page-break/><text:span text:style-name="T1">kulit kepala. EEG ini kayak pasang banyak </text:span><text:span text:style-name="Strong_20_Emphasis"><text:span text:style-name="T1">mikrofon super sensitif di luar stadion</text:span></text:span><text:span text:style-name="T1"> buat dengerin nyanyian penonton di dalam. </text:span></text:p>
                <text:list>
                  <text:list-item>
                    <text:p text:style-name="P187"><text:span text:style-name="Emphasis"><text:span text:style-name="T1">Kelebihan:</text:span></text:span><text:span text:style-name="T1"> Aman, relatif murah, mudah dipakai dan dilepas. </text:span></text:p>
                  </text:list-item>
                  <text:list-item>
                    <text:p text:style-name="P187"><text:span text:style-name="Emphasis"><text:span text:style-name="T1">Kekurangan:</text:span></text:span><text:span text:style-name="T1"> Sinyal yang ketangkep agak 'kabur' dan banyak 'noise'-nya karena harus nembus tengkorak dan kulit kepala. Kurang presisi buat nangkap aktivitas dari area otak yang spesifik atau dalam. </text:span></text:p>
                  </text:list-item>
                </text:list>
              </text:list-item>
              <text:list-item>
                <text:p text:style-name="P187"><text:span text:style-name="Strong_20_Emphasis"><text:span text:style-name="T1">Implan Neural (ECoG/Microelectrodes) - Si Mata-mata di Dalam:</text:span></text:span><text:span text:style-name="T1"> Ini metode </text:span><text:span text:style-name="Strong_20_Emphasis"><text:span text:style-name="T1">invasif</text:span></text:span><text:span text:style-name="T1">, artinya butuh operasi buat menanam elektroda kecil langsung di permukaan otak (ECoG) atau bahkan sedikit ke dalam jaringan otak (microelectrode arrays). Ini kayak </text:span><text:span text:style-name="Strong_20_Emphasis"><text:span text:style-name="T1">masang mikrofon langsung di dalam studio rekaman</text:span></text:span><text:span text:style-name="T1">, deket banget sama sumber suara. </text:span></text:p>
                <text:list>
                  <text:list-item>
                    <text:p text:style-name="P187"><text:span text:style-name="Emphasis"><text:span text:style-name="T1">Kelebihan:</text:span></text:span><text:span text:style-name="T1"> Sinyal yang didapat jauh lebih jelas, kuat, dan presisi. Bisa nangkap aktivitas dari kelompok neuron yang lebih kecil. </text:span></text:p>
                  </text:list-item>
                  <text:list-item>
                    <text:p text:style-name="P56"><text:span text:style-name="Emphasis"><text:span text:style-name="T1">Kekurangan:</text:span></text:span><text:span text:style-name="T1"> Butuh operasi otak (ada risiko infeksi, pendarahan), mahal, teknologinya masih terus dikembangkan agar aman untuk jangka panjang. </text:span></text:p>
                  </text:list-item>
                </text:list>
              </text:list-item>
            </text:list>
            <text:p text:style-name="Text_20_body"><text:span text:style-name="Strong_20_Emphasis"><text:span text:style-name="T1">Langkah 2: Pemrosesan Sinyal (Bersih-bersih dan Cari Pola)</text:span></text:span></text:p>
            <text:p text:style-name="Text_20_body"><text:span text:style-name="T1">Sinyal otak yang berhasil ditangkap (baik lewat EEG atau implan) itu biasanya masih 'kotor' banget, penuh 'noise' atau 'sampah' sinyal lain yang nggak relevan (ingat 'konser rock' di kepala?). Nah, sinyal ini kemudian dikirim ke komputer. Di sinilah tugas </text:span><text:span text:style-name="Strong_20_Emphasis"><text:span text:style-name="T1">algoritma canggih</text:span></text:span><text:span text:style-name="T1"> (sering pakai AI/Machine Learning) buat:</text:span></text:p>
            <text:list xml:id="list8511579155287600939" text:style-name="L61">
              <text:list-item>
                <text:p text:style-name="P188"><text:span text:style-name="Strong_20_Emphasis"><text:span text:style-name="T1">Membersihkan noise:</text:span></text:span><text:span text:style-name="T1"> Kayak pakai software edit audio buat ngilangin suara berisik. </text:span></text:p>
              </text:list-item>
              <text:list-item>
                <text:p text:style-name="P57"><text:span text:style-name="Strong_20_Emphasis"><text:span text:style-name="T1">Mencari pola penting:</text:span></text:span><text:span text:style-name="T1"> Algoritma ini dilatih untuk ngenalin pola-pola aktivitas otak spesifik yang berhubungan dengan niat atau perintah tertentu si pengguna. Misalnya, pola sinyal saat pengguna mikirin 'gerakin tangan kanan' itu beda sama pola pas mikirin 'gerakin tangan kiri'. </text:span></text:p>
              </text:list-item>
            </text:list>
            <text:p text:style-name="Text_20_body"><text:span text:style-name="Strong_20_Emphasis"><text:span text:style-name="T1">Langkah 3: Penerjemahan/Decoding (Jadiin Perintah!)</text:span></text:span></text:p>
            <text:p text:style-name="Text_20_body"><text:span text:style-name="T1">Setelah pola penting berhasil diidentifikasi, langkah terakhir adalah </text:span><text:span text:style-name="Strong_20_Emphasis"><text:span text:style-name="T1">menerjemahkannya menjadi perintah</text:span></text:span><text:span text:style-name="T1"> yang bisa dimengerti oleh mesin. Komputer akan bertindak kayak 'kamus' atau 'penerjemah' yang bilang: "Oke, pola sinyal kayak gini artinya 'gerakkan kursor ke atas'", atau "Pola yang ini </text:span><text:soft-page-break/><text:span text:style-name="T1">artinya 'pilih huruf B'". Perintah inilah yang kemudian dikirim ke perangkat eksternal.</text:span></text:p>
            <text:p text:style-name="Text_20_body"><text:span text:style-name="Strong_20_Emphasis"><text:span text:style-name="T1">BCI di Dunia Nyata: Bukan Cuma Fiksi Ilmiah!</text:span></text:span></text:p>
            <text:p text:style-name="Text_20_body"><text:span text:style-name="T1">Ini bagian paling keren: BCI itu udah </text:span><text:span text:style-name="Emphasis"><text:span text:style-name="T1">ada</text:span></text:span><text:span text:style-name="T1"> dan </text:span><text:span text:style-name="Emphasis"><text:span text:style-name="T1">dipakai</text:span></text:span><text:span text:style-name="T1"> di dunia nyata, lho! Terutama buat ngebantu orang-orang dengan keterbatasan fisik:</text:span></text:p>
            <text:list xml:id="list3619798439368045019" text:style-name="L62">
              <text:list-item>
                <text:p text:style-name="P189"><text:span text:style-name="Strong_20_Emphasis"><text:span text:style-name="T1">Mengendalikan Prostetik:</text:span></text:span><text:span text:style-name="T1"> Orang yang kehilangan lengan atau kaki bisa belajar menggerakkan lengan/kaki robotik canggih hanya dengan memikirkan gerakannya. Sinyal otaknya ditangkap (sering pakai implan) dan diterjemahkan jadi perintah gerak buat si robot. </text:span></text:p>
              </text:list-item>
              <text:list-item>
                <text:p text:style-name="P189"><text:span text:style-name="Strong_20_Emphasis"><text:span text:style-name="T1">Komunikasi Bagi yang 'Terkunci':</text:span></text:span><text:span text:style-name="T1"> Pasien dengan kondisi lumpuh total (seperti </text:span><text:span text:style-name="Emphasis"><text:span text:style-name="T1">locked-in syndrome</text:span></text:span><text:span text:style-name="T1">, di mana mereka sadar tapi nggak bisa gerakin hampir seluruh tubuh kecuali mata) bisa menggunakan BCI (sering pakai EEG) untuk memilih huruf di layar komputer hanya dengan fokus pikiran atau membayangkan gerakan. Ini memungkinkan mereka buat 'bicara' atau nulis pesan lagi! Bayangin betapa berartinya ini buat mereka. </text:span></text:p>
              </text:list-item>
              <text:list-item>
                <text:p text:style-name="P58"><text:span text:style-name="Strong_20_Emphasis"><text:span text:style-name="T1">Aplikasi Lain:</text:span></text:span><text:span text:style-name="T1"> Ada juga riset BCI buat ngendaliin kursi roda, main game sederhana, bahkan ngendaliin drone kecil pakai pikiran! </text:span></text:p>
              </text:list-item>
            </text:list>
            <text:p text:style-name="Quotations"><text:span text:style-name="Strong_20_Emphasis"><text:span text:style-name="T1">[BCI Saat Ini: Fakta Kunci]</text:span></text:span><text:span text:style-name="T1"> ✅</text:span></text:p>
            <text:list xml:id="list3535581623533879685" text:style-name="L63">
              <text:list-item>
                <text:p text:style-name="P9"><text:span text:style-name="Strong_20_Emphasis"><text:span text:style-name="T1">Fokus Utama:</text:span></text:span><text:span text:style-name="T1"> Kebanyakan BCI saat ini fokus menerjemahkan </text:span><text:span text:style-name="Strong_20_Emphasis"><text:span text:style-name="T1">niat motorik</text:span></text:span><text:span text:style-name="T1"> (pikiran untuk bergerak) atau </text:span><text:span text:style-name="Strong_20_Emphasis"><text:span text:style-name="T1">tingkat perhatian/fokus</text:span></text:span><text:span text:style-name="T1">. </text:span></text:p>
              </text:list-item>
              <text:list-item>
                <text:p text:style-name="P9"><text:span text:style-name="Strong_20_Emphasis"><text:span text:style-name="T1">Bukan Baca Pikiran:</text:span></text:span><text:span text:style-name="T1"> BCI </text:span><text:span text:style-name="Emphasis"><text:span text:style-name="T1">belum</text:span></text:span><text:span text:style-name="T1"> bisa membaca pikiran kompleks, abstrak, atau isi percakapan di kepala kita (seperti "Aku lagi mikirin resep rendang nih"). Sinyal yang dibaca jauh lebih sederhana dari itu. </text:span></text:p>
              </text:list-item>
              <text:list-item>
                <text:p text:style-name="P9"><text:span text:style-name="Strong_20_Emphasis"><text:span text:style-name="T1">Butuh Latihan:</text:span></text:span><text:span text:style-name="T1"> Pengguna BCI biasanya perlu latihan yang cukup lama bareng sistem komputernya agar bisa saling 'nyetel' dan perintahnya akurat. </text:span></text:p>
              </text:list-item>
              <text:list-item>
                <text:p text:style-name="P4"><text:span text:style-name="Strong_20_Emphasis"><text:span text:style-name="T1">Perkembangan Cepat:</text:span></text:span><text:span text:style-name="T1"> Teknologi ini berkembang pesat banget, baik dari sisi sensor, algoritma AI, maupun aplikasinya! </text:span></text:p>
              </text:list-item>
            </text:list>
            <text:p text:style-name="P121">Jadi, BCI adalah langkah pertama yang nyata dalam menjembatani otak dan mesin. Walaupun belum selevel telepati di film, tapi dampaknya udah mulai <text:soft-page-break/>terasa!</text:p>
            <text:p text:style-name="P1"/>
            <text:p text:style-name="Text_20_body"><text:span text:style-name="Strong_20_Emphasis"><text:span text:style-name="T1">[Tips Tambahan Digunakan dalam Teks Ini]:</text:span></text:span></text:p>
            <text:list xml:id="list1713332156244017774" text:style-name="L64">
              <text:list-item>
                <text:p text:style-name="P190"><text:span text:style-name="T1">Menggunakan </text:span><text:span text:style-name="Strong_20_Emphasis"><text:span text:style-name="T1">struktur langkah demi langkah</text:span></text:span><text:span text:style-name="T1"> (1-2-3) untuk menjelaskan cara kerja BCI. </text:span></text:p>
              </text:list-item>
              <text:list-item>
                <text:p text:style-name="P190"><text:span text:style-name="T1">Menggunakan </text:span><text:span text:style-name="Strong_20_Emphasis"><text:span text:style-name="T1">analogi</text:span></text:span><text:span text:style-name="T1"> untuk setiap langkah (mikrofon luar/dalam, pembersih suara, kamus). </text:span></text:p>
              </text:list-item>
              <text:list-item>
                <text:p text:style-name="P190"><text:span text:style-name="T1">Membandingkan </text:span><text:span text:style-name="Strong_20_Emphasis"><text:span text:style-name="T1">dua jenis teknologi akuisisi sinyal (EEG vs Implan)</text:span></text:span><text:span text:style-name="T1"> dengan pro dan kontranya. </text:span></text:p>
              </text:list-item>
              <text:list-item>
                <text:p text:style-name="P190"><text:span text:style-name="T1">Memberikan </text:span><text:span text:style-name="Strong_20_Emphasis"><text:span text:style-name="T1">contoh aplikasi nyata yang inspiratif</text:span></text:span><text:span text:style-name="T1"> dan relevan. </text:span></text:p>
              </text:list-item>
              <text:list-item>
                <text:p text:style-name="P190"><text:span text:style-name="T1">Menggunakan </text:span><text:span text:style-name="Strong_20_Emphasis"><text:span text:style-name="T1">kotak "Fakta Kunci"</text:span></text:span><text:span text:style-name="T1"> untuk merangkum kemampuan dan keterbatasan BCI saat ini, mengelola ekspektasi pembaca (elemen Mitos vs Fakta). </text:span></text:p>
              </text:list-item>
              <text:list-item>
                <text:p text:style-name="P138">Menegaskan perbedaan antara BCI saat ini dengan 'membaca pikiran' kompleks. </text:p>
              </text:list-item>
            </text:list>
            <text:p text:style-name="P1"/>
            <text:p text:style-name="Text_20_body"><text:span text:style-name="Strong_20_Emphasis"><text:span text:style-name="T1">(Prompt Ilustrasi - Opsional):</text:span></text:span></text:p>
            <text:list xml:id="list4085732133919901019" text:style-name="L65">
              <text:list-item>
                <text:p text:style-name="P59"><text:span text:style-name="T1">"</text:span><text:span text:style-name="Emphasis"><text:span text:style-name="T1">Buat diagram alir sederhana yang menunjukkan 3 langkah kerja BCI. Kotak 1: Ikon kepala dengan pilihan antara 'Topi EEG' atau 'Chip Implan' di atasnya, dengan panah keluar bertuliskan 'Sinyal Otak'. Kotak 2: Ikon layar komputer menampilkan grafik sinyal otak yang sedang diproses (dari berantakan jadi lebih teratur) dengan label 'Proses Sinyal (AI)'. Kotak 3: Menampilkan beberapa ikon output seperti 'Lengan Robot Bergerak', 'Kursor di Layar Bergerak', 'Huruf Tertulis', dengan panah masuk dari Kotak 2 bertuliskan 'Perintah'. Beri judul 'Cara Kerja BCI' di atas diagram.</text:span></text:span><text:span text:style-name="T1">" </text:span></text:p>
              </text:list-item>
            </text:list>
            <text:p text:style-name="P1"/>
            <text:p text:style-name="P121">Subbab 3.1 selesai. Silakan berikan perintah "YAX" jika Anda ingin saya melanjutkan ke prompt berikutnya (Bab 3 - Subbab 3.2: "Membaca" Pikiran Sederhana dengan Teknologi).</text:p>
          </text:section>
          <text:section text:style-name="Sect1" text:name="feedback-form-20">
            <text:p text:style-name="P241"/>
          </text:section>
        </text:section>
        <text:section text:style-name="Sect1" text:name="5f641e63c7042c9c">
          <text:p text:style-name="P121"/>
          <text:section text:style-name="Sect1" text:name="user-query-content-21">
            <text:p text:style-name="P262">YAX </text:p>
          </text:section>
          <text:p text:style-name="P241"><text:soft-page-break/>Tampilkan alur berpikir</text:p>
          <text:section text:style-name="Sect2" text:name="model-response-message-contentr_5f641e63c7042c9c">
            <text:p text:style-name="P121">Oke, mari kita lanjutkan ke Subbab 3.2, melihat teknologi yang mencoba 'mengintip' lebih dalam.</text:p>
            <text:p text:style-name="P1"/>
            <text:p text:style-name="Text_20_body"><text:span text:style-name="Strong_20_Emphasis"><text:span text:style-name="T1">(Prompt yang Dikerjakan: </text:span></text:span><text:span text:style-name="Strong_20_Emphasis"><text:span text:style-name="Emphasis"><text:span text:style-name="T1">Bahasa secara mendalam upaya-upaya riset terkini yang mencoba 'membaca' atau mendekode konten mental yang lebih spesifik menggunakan teknologi canggih, terutama </text:span></text:span></text:span><text:span text:style-name="Emphasis"><text:span text:style-name="Strong_20_Emphasis"><text:span text:style-name="T1">fMRI</text:span></text:span></text:span><text:span text:style-name="Strong_20_Emphasis"><text:span text:style-name="Emphasis"><text:span text:style-name="T1"> (pemindaian otak fungsional) yang dikombinasikan dengan kecerdasan buatan (AI). Jelaskan bagaimana peneliti melatih AI untuk mengenali pola aktivitas otak yang terkait dengan stimulus tertentu (misalnya, saat seseorang melihat gambar kucing vs anjing, atau mendengar kata tertentu). Ceritakan beberapa hasil eksperimen yang menakjubkan namun terbatas (misalnya, merekonstruksi gambar kasar yang dilihat seseorang, menebak kata yang didengar/dipikirkan dari pilihan terbatas). Tekankan dengan jelas keterbatasan besar teknologi ini saat ini: butuh mesin fMRI raksasa dan mahal, prosesnya lambat, hasilnya seringkali kasar atau probabilistik (menebak), dan sangat jauh dari kemampuan membaca aliran pikiran atau kalimat kompleks seperti di film. Bedakan ini tegas dari konsep 'mind reading' instan di fiksi.</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3.2 "Membaca" Pikiran Sederhana: Seberapa Dekat Kita?</text:span></text:span></text:p>
            <text:p text:style-name="Text_20_body"><text:span text:style-name="T1">Setelah tahu BCI bisa nangkep niat gerakan, pertanyaan selanjutnya pasti: "Bisa nggak sih teknologinya dibikin lebih canggih lagi buat ngebaca </text:span><text:span text:style-name="Emphasis"><text:span text:style-name="T1">isi</text:span></text:span><text:span text:style-name="T1"> pikiran kita? Kayak gambar yang lagi kita lihat, atau kata yang lagi kita pikirin?" Jawabannya... </text:span><text:span text:style-name="Strong_20_Emphasis"><text:span text:style-name="T1">sedikiiit bisa</text:span></text:span><text:span text:style-name="T1">, tapi dengan catatan super banyak!</text:span></text:p>
            <text:p text:style-name="Text_20_body"><text:span text:style-name="T1">Para ilmuwan lagi bereksperimen pakai alat yang berbeda dari EEG atau implan BCI biasa, namanya </text:span><text:span text:style-name="Strong_20_Emphasis"><text:span text:style-name="T1">fMRI (functional Magnetic Resonance Imaging)</text:span></text:span><text:span text:style-name="T1">. Kamu mungkin pernah dengar MRI buat ngecek kondisi organ dalam? Nah, fMRI ini mirip, tapi dia bisa 'ngelihat' area otak mana yang lagi aktif bekerja dengan cara mendeteksi perubahan aliran darah di area tersebut (otak yang kerja butuh lebih banyak oksigen, jadi aliran darahnya ningkat).</text:span></text:p>
            <text:p text:style-name="Text_20_body"><text:span text:style-name="T1">Tapi, fMRI ini mesinnya </text:span><text:span text:style-name="Strong_20_Emphasis"><text:span text:style-name="T1">gede banget</text:span></text:span><text:span text:style-name="T1"> (seukuran kamar kecil!), berisik, mahal, dan kamu harus tiduran diam di dalamnya. Jadi, ini bukan alat yang bisa dipakai jalan-jalan kayak topi EEG.</text:span></text:p>
            <text:p text:style-name="Text_20_body"><text:soft-page-break/><text:span text:style-name="Strong_20_Emphasis"><text:span text:style-name="T1">Peran AI si Penerjemah Pola Otak</text:span></text:span></text:p>
            <text:p text:style-name="Text_20_body"><text:span text:style-name="T1">Nah, data dari fMRI ini nunjukkin pola aktivitas otak yang super rumit. Di sinilah </text:span><text:span text:style-name="Strong_20_Emphasis"><text:span text:style-name="T1">Kecerdasan Buatan (AI)</text:span></text:span><text:span text:style-name="T1"> atau </text:span><text:span text:style-name="Emphasis"><text:span text:style-name="T1">Machine Learning</text:span></text:span><text:span text:style-name="T1"> masuk. Cara kerjanya kira-kira gini:</text:span></text:p>
            <text:list xml:id="list4074907814075553023" text:style-name="L66">
              <text:list-item>
                <text:p text:style-name="P191"><text:span text:style-name="Strong_20_Emphasis"><text:span text:style-name="T1">Tahap 'Belajar':</text:span></text:span><text:span text:style-name="T1"> Peneliti bakal minta orang (sukarelawan) masuk ke mesin fMRI. Terus, orang itu disuruh ngelihat gambar tertentu (misalnya, gambar kucing, anjing, rumah) atau dengerin kata-kata spesifik. Sambil orang itu ngelakuin tugasnya, mesin fMRI merekam pola aktivitas otaknya. Ini dilakukan berulang-ulang dengan banyak gambar atau kata berbeda. </text:span></text:p>
              </text:list-item>
              <text:list-item>
                <text:p text:style-name="P60"><text:span text:style-name="Strong_20_Emphasis"><text:span text:style-name="T1">AI 'Dilatih':</text:span></text:span><text:span text:style-name="T1"> Data rekaman pola otak dan gambar/kata yang sesuai kemudian 'dikasih makan' ke program AI. AI ini dilatih untuk ngenalin: "Oh, kalau pola aktivitas otaknya kayak gini, kemungkinan besar orang ini lagi ngelihat gambar kucing" atau "Kalau polanya begini, dia lagi denger kata 'bola'". Kayak ngajarin AI ngenalin wajah temanmu dengan nunjukkin banyak fotonya. </text:span></text:p>
              </text:list-item>
            </text:list>
            <text:p text:style-name="Text_20_body"><text:span text:style-name="Strong_20_Emphasis"><text:span text:style-name="T1">Hasil Eksperimen yang "Wow!" (tapi...)</text:span></text:span></text:p>
            <text:p text:style-name="P121">Beberapa hasil eksperimen pakai fMRI dan AI ini emang kedengeran keren banget, kayak cuplikan film fiksi ilmiah:</text:p>
            <text:list xml:id="list2664790106856904157" text:style-name="L67">
              <text:list-item>
                <text:p text:style-name="P192"><text:span text:style-name="Strong_20_Emphasis"><text:span text:style-name="T1">Rekonstruksi Gambar:</text:span></text:span><text:span text:style-name="T1"> Peneliti berhasil bikin program AI yang bisa 'menggambar ulang' secara kasar gambar atau bahkan klip video pendek yang lagi dilihat sama orang di dalam mesin fMRI, hanya berdasarkan data aktivitas otaknya! Tapi ingat ya, hasilnya itu masih </text:span><text:span text:style-name="Strong_20_Emphasis"><text:span text:style-name="T1">kabur banget</text:span></text:span><text:span text:style-name="T1">, kayak lukisan abstrak atau video kualitas super rendah, bukan gambar jelas. </text:span></text:p>
              </text:list-item>
              <text:list-item>
                <text:p text:style-name="P61"><text:span text:style-name="Strong_20_Emphasis"><text:span text:style-name="T1">Tebak Kata:</text:span></text:span><text:span text:style-name="T1"> Ada juga eksperimen di mana AI bisa menebak kata benda (misalnya 'palu', 'rumah') yang lagi dipikirkan atau didengar seseorang, tapi biasanya si orang itu disuruh milih dari </text:span><text:span text:style-name="Strong_20_Emphasis"><text:span text:style-name="T1">daftar kata yang terbatas</text:span></text:span><text:span text:style-name="T1">. Jadi, bukan nebak kata apa aja secara bebas. </text:span></text:p>
              </text:list-item>
            </text:list>
            <text:p text:style-name="Text_20_body"><text:span text:style-name="Strong_20_Emphasis"><text:span text:style-name="T1">PENTING BANGET DIINGAT: Keterbatasan Besarnya!</text:span></text:span></text:p>
            <text:p text:style-name="Text_20_body"><text:span text:style-name="T1">Sebelum kamu keburu mikir "Wah, bentar lagi pikiran kita bisa dibaca semua orang!", tahan dulu. Teknologi 'pembaca pikiran' ini masih punya </text:span><text:span text:style-name="Strong_20_Emphasis"><text:span text:style-name="T1">keterbatasan super besar</text:span></text:span><text:span text:style-name="T1">:</text:span></text:p>
            <text:list xml:id="list538208481571633202" text:style-name="L68">
              <text:list-item>
                <text:p text:style-name="P193"><text:span text:style-name="Strong_20_Emphasis"><text:span text:style-name="T1">Butuh Mesin Raksasa (fMRI):</text:span></text:span><text:span text:style-name="T1"> Nggak praktis sama sekali buat dipakai </text:span><text:soft-page-break/><text:span text:style-name="T1">sehari-hari. </text:span></text:p>
              </text:list-item>
              <text:list-item>
                <text:p text:style-name="P193"><text:span text:style-name="Strong_20_Emphasis"><text:span text:style-name="T1">Lambat:</text:span></text:span><text:span text:style-name="T1"> fMRI ngukur aliran darah, yang perubahannya lebih lambat dari aktivitas listrik neuron. Jadi, nggak bisa nangkep pikiran yang berubah cepat. </text:span></text:p>
              </text:list-item>
              <text:list-item>
                <text:p text:style-name="P193"><text:span text:style-name="Strong_20_Emphasis"><text:span text:style-name="T1">Hasil Kasar &amp; Probabilistik:</text:span></text:span><text:span text:style-name="T1"> Rekonstruksi gambar masih blur, tebak kata sering salah atau cuma nebak dari pilihan terbatas. Hasilnya lebih ke 'kemungkinan besar' (probabilitas), bukan kepastian. </text:span></text:p>
              </text:list-item>
              <text:list-item>
                <text:p text:style-name="P193"><text:span text:style-name="Strong_20_Emphasis"><text:span text:style-name="T1">Perlu 'Kalibrasi' Tiap Orang:</text:span></text:span><text:span text:style-name="T1"> Pola otak tiap orang itu unik. AI yang dilatih pakai data otakmu belum tentu bisa baca pola otak temanmu. Butuh dilatih ulang. </text:span></text:p>
              </text:list-item>
              <text:list-item>
                <text:p text:style-name="P62"><text:span text:style-name="Strong_20_Emphasis"><text:span text:style-name="T1">JAUH BANGET dari Baca Pikiran Kompleks:</text:span></text:span><text:span text:style-name="T1"> Teknologi ini sama sekali </text:span><text:span text:style-name="Strong_20_Emphasis"><text:span text:style-name="T1">belum bisa</text:span></text:span><text:span text:style-name="T1"> membaca aliran pikiran yang spontan, kalimat lengkap, ide abstrak, emosi kompleks, niat tersembunyi, atau mimpi kita. Lupakan adegan di film di mana alat bisa nampilin semua isi kepala orang dengan jelas. Itu masih 100% fiksi ilmiah. </text:span></text:p>
              </text:list-item>
            </text:list>
            <text:p text:style-name="Quotations"><text:span text:style-name="Strong_20_Emphasis"><text:span text:style-name="T1">[Penting Diingat!] ⚠️</text:span></text:span><text:span text:style-name="T1"> Riset fMRI+AI ini menarik, tapi </text:span><text:span text:style-name="Strong_20_Emphasis"><text:span text:style-name="T1">jangan samakan dengan 'mind reading'</text:span></text:span><text:span text:style-name="T1"> ala film. Kemampuannya saat ini masih sangat terbatas pada tugas spesifik, dalam kondisi laboratorium yang terkontrol ketat, dan hasilnya pun belum sempurna. Kita masih jauuuh dari teknologi yang bisa benar-benar 'menguping' pikiran orang lain secara bebas.</text:span></text:p>
            <text:p text:style-name="P121">Jadi, walaupun ada kemajuan, 'jembatan' untuk benar-benar membaca isi pikiran kita secara detail itu ternyata masih panjang dan penuh tantangan.</text:p>
            <text:p text:style-name="P1"/>
            <text:p text:style-name="Text_20_body"><text:span text:style-name="Strong_20_Emphasis"><text:span text:style-name="T1">[Tips Tambahan Digunakan dalam Teks Ini]:</text:span></text:span></text:p>
            <text:list xml:id="list3209160139523814052" text:style-name="L69">
              <text:list-item>
                <text:p text:style-name="P194"><text:span text:style-name="T1">Memperkenalkan </text:span><text:span text:style-name="Strong_20_Emphasis"><text:span text:style-name="T1">teknologi spesifik (fMRI)</text:span></text:span><text:span text:style-name="T1"> dan </text:span><text:span text:style-name="Strong_20_Emphasis"><text:span text:style-name="T1">metode (AI/Machine Learning)</text:span></text:span><text:span text:style-name="T1"> yang relevan. </text:span></text:p>
              </text:list-item>
              <text:list-item>
                <text:p text:style-name="P194"><text:span text:style-name="T1">Menjelaskan </text:span><text:span text:style-name="Strong_20_Emphasis"><text:span text:style-name="T1">proses kerja (tahap belajar, AI dilatih)</text:span></text:span><text:span text:style-name="T1"> secara sederhana. </text:span></text:p>
              </text:list-item>
              <text:list-item>
                <text:p text:style-name="P194"><text:span text:style-name="T1">Memberikan </text:span><text:span text:style-name="Strong_20_Emphasis"><text:span text:style-name="T1">contoh hasil riset konkret</text:span></text:span><text:span text:style-name="T1"> (rekonstruksi gambar, tebak kata). </text:span></text:p>
              </text:list-item>
              <text:list-item>
                <text:p text:style-name="P194"><text:span text:style-name="Strong_20_Emphasis"><text:span text:style-name="T1">Menekankan dengan kuat keterbatasan</text:span></text:span><text:span text:style-name="T1"> teknologi saat ini menggunakan poin-poin dan kata-kata penegas (super besar, lambat, kasar, probabilistik, JAUH BANGET). </text:span></text:p>
              </text:list-item>
              <text:list-item>
                <text:p text:style-name="P194"><text:soft-page-break/><text:span text:style-name="T1">Membuat </text:span><text:span text:style-name="Strong_20_Emphasis"><text:span text:style-name="T1">perbedaan yang jelas</text:span></text:span><text:span text:style-name="T1"> antara riset saat ini dengan fiksi ilmiah (elemen Mitos vs Fakta). </text:span></text:p>
              </text:list-item>
              <text:list-item>
                <text:p text:style-name="P63"><text:span text:style-name="T1">Menggunakan </text:span><text:span text:style-name="Strong_20_Emphasis"><text:span text:style-name="T1">kotak "Penting Diingat!"</text:span></text:span><text:span text:style-name="T1"> untuk menyoroti poin krusial tentang keterbatasan. </text:span></text:p>
              </text:list-item>
            </text:list>
            <text:p text:style-name="P1"/>
            <text:p text:style-name="Text_20_body"><text:span text:style-name="Strong_20_Emphasis"><text:span text:style-name="T1">(Prompt Ilustrasi - Opsional):</text:span></text:span></text:p>
            <text:list xml:id="list7010356822636433650" text:style-name="L70">
              <text:list-item>
                <text:p text:style-name="P64"><text:span text:style-name="T1">"</text:span><text:span text:style-name="Emphasis"><text:span text:style-name="T1">Buat ilustrasi diagram alir: [Panel 1] Seseorang berbaring di dalam tabung mesin fMRI besar sambil melihat layar yang menampilkan gambar Kucing. [Panah] -&gt; [Panel 2] Layar komputer menampilkan visualisasi data fMRI yang kompleks (seperti peta panas berwarna di gambar otak) dengan ikon 'AI' menganalisisnya. [Panah] -&gt; [Panel 3] Layar komputer lain menampilkan hasil 'rekonstruksi': gambar kucing yang sangat buram dan tidak jelas, dengan label 'Hasil Rekonstruksi (Perkiraan)'. Beri catatan kecil di bawah: 'Membutuhkan Mesin Besar &amp; Hasil Belum Sempurna'.</text:span></text:span><text:span text:style-name="T1">" </text:span></text:p>
              </text:list-item>
            </text:list>
            <text:p text:style-name="P1"/>
            <text:p text:style-name="P121">Subbab 3.2 selesai. Silakan berikan perintah "YAX" jika Anda ingin saya melanjutkan ke prompt berikutnya (Bab 3 - Subbab 3.3: Dari Mesin ke Otak: Bisakah Informasi "Dikirim"?).</text:p>
          </text:section>
          <text:section text:style-name="Sect1" text:name="feedback-form-21">
            <text:p text:style-name="P241"/>
          </text:section>
        </text:section>
        <text:section text:style-name="Sect1" text:name="07fbe93bda5e3b71">
          <text:p text:style-name="P121"/>
          <text:section text:style-name="Sect1" text:name="user-query-content-22">
            <text:p text:style-name="P262">YAX </text:p>
          </text:section>
          <text:p text:style-name="P241">Tampilkan alur berpikir</text:p>
          <text:section text:style-name="Sect2" text:name="model-response-message-contentr_07fbe93bda5e3b71">
            <text:p text:style-name="P121">Sip, kita beranjak ke sisi lain jembatan teknologi di Subbab 3.3!</text:p>
            <text:p text:style-name="P1"/>
            <text:p text:style-name="Text_20_body"><text:span text:style-name="Strong_20_Emphasis"><text:span text:style-name="T1">(Prompt yang Dikerjakan: </text:span></text:span><text:span text:style-name="Strong_20_Emphasis"><text:span text:style-name="Emphasis"><text:span text:style-name="T1">Jelaskan secara mendalam konsep dan teknologi untuk mengirim informasi dari mesin (atau otak lain via mesin) ke otak. Perkenalkan teknik-teknik </text:span></text:span></text:span><text:span text:style-name="Emphasis"><text:span text:style-name="Strong_20_Emphasis"><text:span text:style-name="T1">stimulasi otak</text:span></text:span></text:span><text:span text:style-name="Strong_20_Emphasis"><text:span text:style-name="Emphasis"><text:span text:style-name="T1">, seperti TMS (Stimulasi Magnetik Transkranial) yang menggunakan medan magnet dari luar kepala, atau </text:span></text:span></text:span><text:span text:style-name="Emphasis"><text:span text:style-name="Strong_20_Emphasis"><text:span text:style-name="T1">DBS (Stimulasi Otak Dalam)</text:span></text:span></text:span><text:span text:style-name="Strong_20_Emphasis"><text:span text:style-name="Emphasis"><text:span text:style-name="T1"> yang menggunakan implan elektroda (sebutkan penggunaannya untuk penyakit Parkinson sebagai contoh). Jelaskan bagaimana stimulasi ini bisa memicu sensasi sederhana (misalnya kilatan cahaya/phosphenes) atau gerakan </text:span></text:span></text:span><text:soft-page-break/><text:span text:style-name="Strong_20_Emphasis"><text:span text:style-name="Emphasis"><text:span text:style-name="T1">sederhana. Ceritakan tentang </text:span></text:span></text:span><text:span text:style-name="Emphasis"><text:span text:style-name="Strong_20_Emphasis"><text:span text:style-name="T1">eksperimen Brain-to-Brain Interface (BBI)</text:span></text:span></text:span><text:span text:style-name="Strong_20_Emphasis"><text:span text:style-name="Emphasis"><text:span text:style-name="T1"> awal yang berhasil mengirimkan sinyal sangat dasar antar individu (misal: satu orang berpikir 'mainkan game', otak orang kedua menerima sinyal via TMS untuk menekan tombol). Tekankan betapa </text:span></text:span></text:span><text:span text:style-name="Emphasis"><text:span text:style-name="Strong_20_Emphasis"><text:span text:style-name="T1">dasarnya</text:span></text:span></text:span><text:span text:style-name="Strong_20_Emphasis"><text:span text:style-name="Emphasis"><text:span text:style-name="T1"> sinyal yang bisa dikirim saat ini dan </text:span></text:span></text:span><text:span text:style-name="Emphasis"><text:span text:style-name="Strong_20_Emphasis"><text:span text:style-name="T1">tantangan raksasa</text:span></text:span></text:span><text:span text:style-name="Strong_20_Emphasis"><text:span text:style-name="Emphasis"><text:span text:style-name="T1"> untuk mengirim informasi yang kompleks, bermakna, atau setara dengan 'pikiran' utuh ke dalam otak orang lain tanpa menimbulkan efek samping atau kebingungan.</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3.3 Dari Mesin (atau Otak Lain) ke Otak: Bisakah Kita 'Nulis' Pikiran?</text:span></text:span></text:p>
            <text:p text:style-name="Text_20_body"><text:span text:style-name="T1">Oke, kita udah lihat kalau 'membaca' pikiran pakai teknologi itu masih terbatas banget. Gimana kalau dibalik? Bisakah kita pakai teknologi buat </text:span><text:span text:style-name="Strong_20_Emphasis"><text:span text:style-name="T1">mengirim informasi atau 'menulis' pesan langsung ke dalam otak</text:span></text:span><text:span text:style-name="T1">? Misalnya, bisakah kita 'meng-upload' pelajaran matematika langsung ke kepala, atau 'mengirim' perasaan senang ke teman yang lagi sedih?</text:span></text:p>
            <text:p text:style-name="Text_20_body"><text:span text:style-name="T1">Jawabannya lagi-lagi: </text:span><text:span text:style-name="Strong_20_Emphasis"><text:span text:style-name="T1">sedikiiit bisa untuk hal super simpel</text:span></text:span><text:span text:style-name="T1">, tapi jauuuuh banget dari impian 'upload' pengetahuan atau perasaan kompleks. Teknologi yang dipakai untuk ini namanya </text:span><text:span text:style-name="Strong_20_Emphasis"><text:span text:style-name="T1">teknik stimulasi otak</text:span></text:span><text:span text:style-name="T1">. Tujuannya adalah untuk merangsang atau mengaktifkan area otak tertentu dari luar atau dalam. Ada dua teknik utama yang sering dipakai:</text:span></text:p>
            <text:list xml:id="list4677721111101623561" text:style-name="L71">
              <text:list-item>
                <text:p text:style-name="P195"><text:span text:style-name="Strong_20_Emphasis"><text:span text:style-name="T1">TMS (Transcranial Magnetic Stimulation) - Si 'Ketukan' Magnet:</text:span></text:span><text:span text:style-name="T1"> Ini metode </text:span><text:span text:style-name="Strong_20_Emphasis"><text:span text:style-name="T1">non-invasif</text:span></text:span><text:span text:style-name="T1">. Dokter atau peneliti akan meletakkan sebuah alat (kayak angka 8 atau lingkaran kecil) yang disebut </text:span><text:span text:style-name="Emphasis"><text:span text:style-name="T1">coil</text:span></text:span><text:span text:style-name="T1"> di dekat kulit kepalamu. Alat ini menghasilkan medan magnet kuat yang bisa menembus tengkorak dan merangsang neuron-neuron di area otak tepat di bawahnya. Rasanya paling cuma kayak 'ketukan' kecil atau kedutan otot. </text:span></text:p>
                <text:list>
                  <text:list-item>
                    <text:p text:style-name="P195"><text:span text:style-name="Emphasis"><text:span text:style-name="T1">Efeknya?</text:span></text:span><text:span text:style-name="T1"> Tergantung area otak mana yang 'diketuk'. Kalau di area motorik, bisa bikin jari atau tanganmu bergerak sendiri tanpa kamu sadari. Kalau di area visual, bisa bikin kamu 'melihat' kilatan cahaya padahal matamu merem (ini namanya </text:span><text:span text:style-name="Emphasis"><text:span text:style-name="T1">phosphenes</text:span></text:span><text:span text:style-name="T1">). TMS sering dipakai buat riset fungsi otak atau terapi depresi. </text:span></text:p>
                  </text:list-item>
                </text:list>
              </text:list-item>
              <text:list-item>
                <text:p text:style-name="P195"><text:span text:style-name="Strong_20_Emphasis"><text:span text:style-name="T1">DBS (Deep Brain Stimulation) - Si 'Pacemaker' Otak:</text:span></text:span><text:span text:style-name="T1"> Ini metode </text:span><text:span text:style-name="Strong_20_Emphasis"><text:span text:style-name="T1">invasif</text:span></text:span><text:span text:style-name="T1"> yang butuh operasi. Dokter akan menanam elektroda super tipis </text:span><text:soft-page-break/><text:span text:style-name="T1">ke area otak bagian dalam yang spesifik. Elektroda ini dihubungkan sama alat kayak </text:span><text:span text:style-name="Emphasis"><text:span text:style-name="T1">pacemaker</text:span></text:span><text:span text:style-name="T1"> jantung yang ditanam di dada, yang mengirimkan stimulasi listrik terus-menerus ke target di otak. </text:span></text:p>
                <text:list>
                  <text:list-item>
                    <text:p text:style-name="P65"><text:span text:style-name="Emphasis"><text:span text:style-name="T1">Contoh Nyata:</text:span></text:span><text:span text:style-name="T1"> DBS ini sukses banget dipakai buat ngebantu pasien </text:span><text:span text:style-name="Strong_20_Emphasis"><text:span text:style-name="T1">Penyakit Parkinson</text:span></text:span><text:span text:style-name="T1"> mengurangi gejala gemetar (tremor) dan kekakuan otot mereka. Ini contoh keren gimana stimulasi otak bisa 'memperbaiki' sirkuit otak yang bermasalah. </text:span></text:p>
                  </text:list-item>
                </text:list>
              </text:list-item>
            </text:list>
            <text:p text:style-name="Text_20_body"><text:span text:style-name="Strong_20_Emphasis"><text:span text:style-name="T1">Eksperimen Awal 'Ngobrol' Antar Otak (Brain-to-Brain Interface - BBI)</text:span></text:span></text:p>
            <text:p text:style-name="Text_20_body"><text:span text:style-name="T1">Nah, yang paling mendekati ide 'telepati teknologi' adalah eksperimen awal </text:span><text:span text:style-name="Strong_20_Emphasis"><text:span text:style-name="T1">Brain-to-Brain Interface (BBI)</text:span></text:span><text:span text:style-name="T1">. Salah satu eksperimen terkenal (oleh Rajesh Rao dkk tahun 2013) kira-kira begini:</text:span></text:p>
            <text:list xml:id="list9061316279316038749" text:style-name="L72">
              <text:list-item>
                <text:p text:style-name="P196"><text:span text:style-name="T1">Orang Pertama main game komputer simpel, di mana dia harus nembak target hanya dengan memikirkan untuk menggerakkan tangan kanannya (tanpa benar-benar bergerak). Aktivitas otaknya direkam pakai </text:span><text:span text:style-name="Strong_20_Emphasis"><text:span text:style-name="T1">EEG</text:span></text:span><text:span text:style-name="T1">. </text:span></text:p>
              </text:list-item>
              <text:list-item>
                <text:p text:style-name="P254">Saat EEG mendeteksi sinyal 'niat menembak' dari Orang Pertama, sinyal itu dikirim lewat internet ke ruangan lain. </text:p>
              </text:list-item>
              <text:list-item>
                <text:p text:style-name="P196"><text:span text:style-name="T1">Di ruangan lain, Orang Kedua duduk di depan komputer yang sama, tapi tangannya ada di atas tombol 'tembak'. Di atas area otak motorik tangannya, dipasang alat </text:span><text:span text:style-name="Strong_20_Emphasis"><text:span text:style-name="T1">TMS</text:span></text:span><text:span text:style-name="T1">. </text:span></text:p>
              </text:list-item>
              <text:list-item>
                <text:p text:style-name="P66"><text:span text:style-name="T1">Saat sinyal dari Orang Pertama sampai, alat TMS langsung 'mengetuk' otak Orang Kedua. Hasilnya? Tangan Orang Kedua </text:span><text:span text:style-name="Strong_20_Emphasis"><text:span text:style-name="T1">bergerak sendiri</text:span></text:span><text:span text:style-name="T1"> (tanpa dia sadari atau niatkan) dan menekan tombol 'tembak' di game! </text:span></text:p>
              </text:list-item>
            </text:list>
            <text:p text:style-name="Text_20_body"><text:span text:style-name="T1">Keren? Iya! Tapi apakah ini 'mengirim pikiran'? </text:span><text:span text:style-name="Strong_20_Emphasis"><text:span text:style-name="T1">Belum</text:span></text:span><text:span text:style-name="T1">. Eksperimen ini cuma berhasil mengirim </text:span><text:span text:style-name="Strong_20_Emphasis"><text:span text:style-name="T1">sinyal pemicu motorik super sederhana</text:span></text:span><text:span text:style-name="T1">. Orang Kedua nggak ikut ngerasain main game, nggak tahu strategi Orang Pertama, cuma tangannya aja yang gerak karena 'diketuk' dari luar.</text:span></text:p>
            <text:p text:style-name="Text_20_body"><text:span text:style-name="Strong_20_Emphasis"><text:span text:style-name="T1">Tantangan Raksasa 'Menulis' Pikiran Kompleks</text:span></text:span></text:p>
            <text:p text:style-name="P121">Kenapa sih susah banget ngirim informasi kompleks atau pikiran utuh ke otak?</text:p>
            <text:list xml:id="list3995137551159949210" text:style-name="L73">
              <text:list-item>
                <text:p text:style-name="P197"><text:span text:style-name="Strong_20_Emphasis"><text:span text:style-name="T1">Otak Itu Rumit Banget:</text:span></text:span><text:span text:style-name="T1"> Kita belum tahu persis gimana cara 'mengalamatkan' stimulasi ke miliaran neuron spesifik untuk menciptakan pengalaman atau ide yang bermakna. Salah 'ketuk' bisa bahaya. </text:span></text:p>
              </text:list-item>
              <text:list-item>
                <text:p text:style-name="P197"><text:span text:style-name="Strong_20_Emphasis"><text:span text:style-name="T1">Kode yang Nggak Diketahui:</text:span></text:span><text:span text:style-name="T1"> Sama kayak masalah 'membaca', kita </text:span><text:soft-page-break/><text:span text:style-name="T1">juga belum tahu 'kode' yang tepat buat 'menulis' informasi ke otak. Gimana cara menstimulasi otak biar orang bisa langsung 'tahu' cara main gitar atau 'merasakan' keindahan pantai di Tapak Tuan? Kita belum tahu kodenya. </text:span></text:p>
              </text:list-item>
              <text:list-item>
                <text:p text:style-name="P197"><text:span text:style-name="Strong_20_Emphasis"><text:span text:style-name="T1">Pengalaman Subjektif:</text:span></text:span><text:span text:style-name="T1"> Pengalaman itu sangat personal. 'Merah' buatmu mungkin sedikit beda sama 'merah' buatku. Gimana cara mengirim pengalaman subjektif? </text:span></text:p>
              </text:list-item>
              <text:list-item>
                <text:p text:style-name="P67"><text:span text:style-name="Strong_20_Emphasis"><text:span text:style-name="T1">Risiko Efek Samping:</text:span></text:span><text:span text:style-name="T1"> Stimulasi otak yang nggak tepat bisa menyebabkan kejang, perubahan mood, gangguan memori, atau masalah lain. Keamanan jadi prioritas utama. </text:span></text:p>
              </text:list-item>
            </text:list>
            <text:p text:style-name="Quotations"><text:span text:style-name="Strong_20_Emphasis"><text:span text:style-name="T1">[Seberapa Jauh Kita Bisa 'Nulis' ke Otak?] ?</text:span></text:span></text:p>
            <text:list xml:id="list2368260874820847402" text:style-name="L74">
              <text:list-item>
                <text:p text:style-name="P10"><text:span text:style-name="Strong_20_Emphasis"><text:span text:style-name="T1">Saat ini (April 2025):</text:span></text:span><text:span text:style-name="T1"> Baru bisa memicu </text:span><text:span text:style-name="Strong_20_Emphasis"><text:span text:style-name="T1">respons sangat sederhana</text:span></text:span><text:span text:style-name="T1"> (gerakan otot, kilatan cahaya) pakai TMS/DBS. </text:span></text:p>
              </text:list-item>
              <text:list-item>
                <text:p text:style-name="P10"><text:span text:style-name="Strong_20_Emphasis"><text:span text:style-name="T1">BBI Awal:</text:span></text:span><text:span text:style-name="T1"> Berhasil mengirim </text:span><text:span text:style-name="Strong_20_Emphasis"><text:span text:style-name="T1">sinyal pemicu motorik dasar</text:span></text:span><text:span text:style-name="T1"> antar otak. </text:span></text:p>
              </text:list-item>
              <text:list-item>
                <text:p text:style-name="P5"><text:span text:style-name="Strong_20_Emphasis"><text:span text:style-name="T1">Tantangan:</text:span></text:span><text:span text:style-name="T1"> Mengirim </text:span><text:span text:style-name="Strong_20_Emphasis"><text:span text:style-name="T1">informasi kompleks, abstrak, emosi, atau pengalaman utuh</text:span></text:span><text:span text:style-name="T1"> masih jadi tantangan raksasa dan masuk ranah fiksi ilmiah. Mencoba 'menulis' pikiran kompleks itu kayak mencoba melukis mahakarya cuma pakai satu jenis kuas kasar. </text:span></text:p>
              </text:list-item>
            </text:list>
            <text:p text:style-name="P121">Jadi, ide 'upload' pengetahuan atau mengirim perasaan via teknologi itu masih jauuuh banget dari kenyataan. Jembatan untuk 'menulis' ke otak ini baru fondasinya aja yang dibangun.</text:p>
            <text:p text:style-name="P1"/>
            <text:p text:style-name="Text_20_body"><text:span text:style-name="Strong_20_Emphasis"><text:span text:style-name="T1">[Tips Tambahan Digunakan dalam Teks Ini]:</text:span></text:span></text:p>
            <text:list xml:id="list2065464601228699490" text:style-name="L75">
              <text:list-item>
                <text:p text:style-name="P198"><text:span text:style-name="T1">Menjelaskan </text:span><text:span text:style-name="Strong_20_Emphasis"><text:span text:style-name="T1">konsep stimulasi otak</text:span></text:span><text:span text:style-name="T1"> sebagai kebalikan dari BCI pembaca sinyal. </text:span></text:p>
              </text:list-item>
              <text:list-item>
                <text:p text:style-name="P198"><text:span text:style-name="T1">Menjelaskan </text:span><text:span text:style-name="Strong_20_Emphasis"><text:span text:style-name="T1">dua teknik utama (TMS, DBS)</text:span></text:span><text:span text:style-name="T1"> dengan analogi ('ketukan' magnet, 'pacemaker' otak) dan contoh aplikasi nyata (Parkinson). </text:span></text:p>
              </text:list-item>
              <text:list-item>
                <text:p text:style-name="P198"><text:span text:style-name="T1">Menceritakan </text:span><text:span text:style-name="Strong_20_Emphasis"><text:span text:style-name="T1">eksperimen BBI konkret</text:span></text:span><text:span text:style-name="T1"> sebagai studi kasus, lalu langsung menganalisis keterbatasannya. </text:span></text:p>
              </text:list-item>
              <text:list-item>
                <text:p text:style-name="P198"><text:span text:style-name="T1">Menggunakan </text:span><text:span text:style-name="Strong_20_Emphasis"><text:span text:style-name="T1">poin-poin</text:span></text:span><text:span text:style-name="T1"> untuk merinci tantangan 'menulis' pikiran kompleks. </text:span></text:p>
              </text:list-item>
              <text:list-item>
                <text:p text:style-name="P198"><text:span text:style-name="T1">Menggunakan </text:span><text:span text:style-name="Strong_20_Emphasis"><text:span text:style-name="T1">kotak rangkuman</text:span></text:span><text:span text:style-name="T1"> ("Seberapa Jauh Kita Bisa 'Nulis' ke </text:span><text:soft-page-break/><text:span text:style-name="T1">Otak?") untuk menekankan batasan saat ini. </text:span></text:p>
              </text:list-item>
              <text:list-item>
                <text:p text:style-name="P139">Mengaitkan dengan konteks lokal (menyebut pantai di Tapak Tuan). </text:p>
              </text:list-item>
            </text:list>
            <text:p text:style-name="P1"/>
            <text:p text:style-name="Text_20_body"><text:span text:style-name="Strong_20_Emphasis"><text:span text:style-name="T1">(Prompt Ilustrasi - Opsional):</text:span></text:span></text:p>
            <text:list xml:id="list5788974008885014558" text:style-name="L76">
              <text:list-item>
                <text:p text:style-name="P68"><text:span text:style-name="T1">"</text:span><text:span text:style-name="Emphasis"><text:span text:style-name="T1">Buat ilustrasi perbandingan. Panel Kiri: Kepala manusia dengan alat TMS (coil) di luarnya, mengirimkan gelombang magnetik ke area permukaan otak, diberi label 'TMS (Non-Invasif) -&gt; Efek Permukaan/Sederhana'. Panel Kanan: Kepala manusia dengan potongan transparan menunjukkan elektroda DBS tertanam di bagian dalam otak, terhubung kabel ke alat di dada, diberi label 'DBS (Invasif) -&gt; Efek Dalam/Spesifik (Contoh: Parkinson)'. Di bagian bawah, bisa ditambahkan diagram mini eksperimen BBI: [Otak 1 + EEG] -&gt; [Komputer] -&gt; [Otak 2 + TMS] -&gt; [Tangan Bergerak].</text:span></text:span><text:span text:style-name="T1">" </text:span></text:p>
              </text:list-item>
            </text:list>
            <text:p text:style-name="P1"/>
            <text:p text:style-name="P121">Subbab 3.3 selesai. Silakan berikan perintah "YAX" jika Anda ingin saya melanjutkan ke prompt berikutnya (Bab 3 - Subbab 3.4: Masa Depan Komunikasi Otak-ke-Otak).</text:p>
          </text:section>
          <text:section text:style-name="Sect1" text:name="feedback-form-22">
            <text:p text:style-name="P241"/>
          </text:section>
        </text:section>
        <text:section text:style-name="Sect1" text:name="9139e55ea6231eee">
          <text:p text:style-name="P121"/>
          <text:section text:style-name="Sect1" text:name="user-query-content-23">
            <text:p text:style-name="P262">YAX </text:p>
          </text:section>
          <text:p text:style-name="P241">Tampilkan alur berpikir</text:p>
          <text:section text:style-name="Sect2" text:name="model-response-message-contentr_9139e55ea6231eee">
            <text:p text:style-name="P241"/>
          </text:section>
          <text:section text:style-name="Sect1" text:name="feedback-form-23">
            <text:p text:style-name="P241"/>
          </text:section>
        </text:section>
        <text:section text:style-name="Sect1" text:name="d6261f999ffb1393">
          <text:p text:style-name="P121"/>
          <text:section text:style-name="Sect1" text:name="user-query-content-24">
            <text:p text:style-name="P262">PRESENT IT </text:p>
          </text:section>
          <text:p text:style-name="P241">Tampilkan alur berpikir</text:p>
          <text:section text:style-name="Sect2" text:name="model-response-message-contentr_d6261f999ffb1393">
            <text:p text:style-name="P121">Oke, ini dia bagian terakhir dari Bab 3, tempat kita sedikit berandai-andai tentang masa depan!</text:p>
            <text:p text:style-name="P1"/>
            <text:p text:style-name="Text_20_body"><text:span text:style-name="Strong_20_Emphasis"><text:span text:style-name="T1">(Prompt yang Dikerjakan: </text:span></text:span><text:span text:style-name="Strong_20_Emphasis"><text:span text:style-name="Emphasis"><text:span text:style-name="T1">Ajak pembaca remaja berimajinasi tentang masa depan komunikasi otak-ke-otak yang dimungkinkan oleh kemajuan BCI dan BBI. Jelajahi konsep-konsep futuristik seperti </text:span></text:span></text:span><text:span text:style-name="Emphasis"><text:span text:style-name="Strong_20_Emphasis"><text:span text:style-name="T1">'jaringan otak' </text:span></text:span></text:span><text:soft-page-break/><text:span text:style-name="Emphasis"><text:span text:style-name="Strong_20_Emphasis"><text:span text:style-name="T1">(brain nets)</text:span></text:span></text:span><text:span text:style-name="Strong_20_Emphasis"><text:span text:style-name="Emphasis"><text:span text:style-name="T1"> di mana beberapa orang bisa berbagi pikiran atau pengalaman secara langsung, atau </text:span></text:span></text:span><text:span text:style-name="Emphasis"><text:span text:style-name="Strong_20_Emphasis"><text:span text:style-name="T1">telepati yang dimediasi teknologi</text:span></text:span></text:span><text:span text:style-name="Strong_20_Emphasis"><text:span text:style-name="Emphasis"><text:span text:style-name="T1">. Sebutkan beberapa pemain kunci dalam riset ini, seperti </text:span></text:span></text:span><text:span text:style-name="Emphasis"><text:span text:style-name="Strong_20_Emphasis"><text:span text:style-name="T1">Neuralink</text:span></text:span></text:span><text:span text:style-name="Strong_20_Emphasis"><text:span text:style-name="Emphasis"><text:span text:style-name="T1"> (perusahaan Elon Musk) dan visi ambisius mereka (jelaskan secara singkat apa yang mereka coba capai). Namun, sangat penting untuk menekankan bahwa ini sebagian besar masih spekulasi jangka panjang. Bahas secara realistis rintangan teknis, ilmiah, dan etis yang maha besar yang harus diatasi sebelum visi ini bisa terwujud (keamanan, privasi, kompleksitas otak, dll.). Ajak pembaca untuk memikirkan potensi positif dan negatifnya, sambil tetap membedakan antara visi masa depan dan kenyataan saat ini.</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3.4 Masa Depan Komunikasi Otak-ke-Otak: Mimpi atau Mimpi Buruk?</text:span></text:span></text:p>
            <text:p text:style-name="P121">Setelah melihat langkah-langkah awal BCI dan BBI yang masih sangat terbatas, yuk kita pakai 'mesin waktu imajinasi' dan melompat jauh ke masa depan. Gimana kalau teknologi ini terus berkembang pesat? Apa jadinya komunikasi manusia?</text:p>
            <text:list xml:id="list3980600833760004998" text:style-name="L77">
              <text:list-item>
                <text:p text:style-name="P199"><text:span text:style-name="Strong_20_Emphasis"><text:span text:style-name="T1">Telepati via Teknologi:</text:span></text:span><text:span text:style-name="T1"> Bayangkan kamu bisa mengirimkan gambaran pemandangan indah pantai di Tapak Tuan langsung ke pikiran temanmu yang ada di Banda Aceh, lengkap dengan sensasi angin dan suara ombaknya! Atau berbagi rasa senang saat tim sepak bola favoritmu menang, secara instan dan mendalam. Bukan lagi telepati 'alami', tapi </text:span><text:span text:style-name="Strong_20_Emphasis"><text:span text:style-name="T1">telepati yang dimediasi teknologi</text:span></text:span><text:span text:style-name="T1">. </text:span></text:p>
              </text:list-item>
              <text:list-item>
                <text:p text:style-name="P199"><text:span text:style-name="Strong_20_Emphasis"><text:span text:style-name="T1">Jaringan Otak (Brain Nets):</text:span></text:span><text:span text:style-name="T1"> Gimana kalau lebih gila lagi? Beberapa orang bisa terhubung dalam satu 'jaringan pikiran', berbagi pengetahuan, keterampilan, atau bahkan pengalaman secara kolektif? Kayak internet, tapi isinya pikiran dan kesadaran! Konsep ini sering muncul di fiksi ilmiah (kadang seram kayak Borg di Star Trek, kadang keren). </text:span></text:p>
              </text:list-item>
              <text:list-item>
                <text:p text:style-name="P69"><text:span text:style-name="Strong_20_Emphasis"><text:span text:style-name="T1">Upgrade Kemampuan Otak:</text:span></text:span><text:span text:style-name="T1"> Ada juga ide BCI dipakai bukan cuma buat komunikasi, tapi buat 'nambah' kemampuan otak kita sendiri – memori lebih kuat, belajar lebih cepat, akses informasi instan dari internet langsung ke otak. </text:span></text:p>
              </text:list-item>
            </text:list>
            <text:p text:style-name="Text_20_body"><text:span text:style-name="Strong_20_Emphasis"><text:span text:style-name="T1">Siapa yang Lagi Ngerjain Ini?</text:span></text:span></text:p>
            <text:p text:style-name="Text_20_body"><text:span text:style-name="T1">Ide-ide ini kedengarannya gila, tapi ada lho perusahaan dan laboratorium riset </text:span><text:soft-page-break/><text:span text:style-name="T1">serius yang lagi berusaha mewujudkannya (walaupun tujuannya mungkin masih jauh). Salah satu yang paling sering dibicarakan adalah </text:span><text:span text:style-name="Strong_20_Emphasis"><text:span text:style-name="T1">Neuralink</text:span></text:span><text:span text:style-name="T1">, perusahaan yang didirikan oleh Elon Musk. Visi ambisius mereka adalah menciptakan BCI implan dengan </text:span><text:span text:style-name="Emphasis"><text:span text:style-name="T1">bandwidth</text:span></text:span><text:span text:style-name="T1"> super tinggi (bisa kirim-terima data otak dalam jumlah besar) yang awalnya ditujukan untuk membantu pasien lumpuh, tapi dalam jangka panjang mungkin juga untuk 'meningkatkan' kemampuan manusia. Banyak juga universitas top dunia yang punya tim riset hebat di bidang ini.</text:span></text:p>
            <text:p text:style-name="Text_20_body"><text:span text:style-name="Strong_20_Emphasis"><text:span text:style-name="T1">TAPI TUNGGU DULU... Ini Masih Jauuuh!</text:span></text:span></text:p>
            <text:p text:style-name="Text_20_body"><text:span text:style-name="T1">Sebelum kita terlalu terbawa suasana fiksi ilmiah, penting banget buat menginjak rem dan pakai 'kacamata kritis' kita lagi. Visi-visi keren tadi itu sebagian besar masih </text:span><text:span text:style-name="Strong_20_Emphasis"><text:span text:style-name="T1">spekulasi jangka panjang</text:span></text:span><text:span text:style-name="T1">. Ada </text:span><text:span text:style-name="Strong_20_Emphasis"><text:span text:style-name="T1">rintangan raksasa</text:span></text:span><text:span text:style-name="T1"> yang harus diatasi dulu:</text:span></text:p>
            <text:list xml:id="list3871208942923236785" text:style-name="L78">
              <text:list-item>
                <text:p text:style-name="P200"><text:span text:style-name="Strong_20_Emphasis"><text:span text:style-name="T1">Teknis:</text:span></text:span><text:span text:style-name="T1"> Gimana bikin implan yang super kecil, aman dipakai bertahun-tahun di dalam otak, nggak butuh ganti baterai terus-menerus, dan bisa kirim data segitu banyak secara nirkabel tanpa 'nge-lag' atau error? Susah banget! </text:span></text:p>
              </text:list-item>
              <text:list-item>
                <text:p text:style-name="P200"><text:span text:style-name="Strong_20_Emphasis"><text:span text:style-name="T1">Ilmiah:</text:span></text:span><text:span text:style-name="T1"> Kita balik lagi ke masalah Bab 2: Kita masih </text:span><text:span text:style-name="Strong_20_Emphasis"><text:span text:style-name="T1">belum sepenuhnya ngerti 'bahasa' atau 'kode' otak</text:span></text:span><text:span text:style-name="T1"> untuk pikiran, emosi, dan kesadaran yang kompleks! Gimana mau 'nulis' atau 'baca' sesuatu kalau kita nggak tahu bahasanya? Ini mungkin tantangan terbesar. </text:span></text:p>
              </text:list-item>
              <text:list-item>
                <text:p text:style-name="P70"><text:span text:style-name="Strong_20_Emphasis"><text:span text:style-name="T1">Etis:</text:span></text:span><text:span text:style-name="T1"> Nah, ini yang bakal kita bahas tuntas di Bab 4. Kalaupun teknologinya bisa, pertanyaan etisnya bejibun: Siapa yang boleh akses pikiran kita? Gimana soal privasi? Potensi disalahgunakan buat kontrol atau manipulasi? Apa jadinya kesenjangan antara orang yang 'di-upgrade' otaknya sama yang enggak? </text:span></text:p>
              </text:list-item>
            </text:list>
            <text:p text:style-name="Text_20_body"><text:span text:style-name="Strong_20_Emphasis"><text:span text:style-name="T1">Mikirin Masa Depan: Antara Harapan dan Waspada</text:span></text:span></text:p>
            <text:p text:style-name="P121">Jadi, masa depan komunikasi otak-ke-otak itu penuh potensi yang luar biasa – bayangin pemahaman antar manusia yang lebih dalam, cara belajar baru, solusi buat penyakit saraf. Tapi, di saat yang sama, ada juga risiko dan tantangan yang nggak main-main.</text:p>
            <text:p text:style-name="Text_20_body"><text:span text:style-name="T1">Penting buat kita untuk terus mengikuti perkembangannya dengan </text:span><text:span text:style-name="Strong_20_Emphasis"><text:span text:style-name="T1">pikiran terbuka tapi juga kritis</text:span></text:span><text:span text:style-name="T1">. Membedakan mana yang benar-benar kemajuan ilmiah, mana yang masih janji atau </text:span><text:span text:style-name="Emphasis"><text:span text:style-name="T1">hype</text:span></text:span><text:span text:style-name="T1">, dan mana yang cuma ada di film. Karena teknologi ini, kalaupun jadi nyata, akan membawa perubahan besar </text:span><text:soft-page-break/><text:span text:style-name="T1">pada cara kita hidup. Pertanyaannya, perubahan seperti apa yang kita inginkan?</text:span></text:p>
            <text:p text:style-name="P1"/>
            <text:p text:style-name="Text_20_body"><text:span text:style-name="Strong_20_Emphasis"><text:span text:style-name="T1">[Tips Tambahan Digunakan dalam Teks Ini]:</text:span></text:span></text:p>
            <text:list xml:id="list1396717290175519316" text:style-name="L79">
              <text:list-item>
                <text:p text:style-name="P201"><text:span text:style-name="T1">Mengajak pembaca </text:span><text:span text:style-name="Strong_20_Emphasis"><text:span text:style-name="T1">berimajinasi</text:span></text:span><text:span text:style-name="T1"> tentang konsep futuristik (telepati teknologi, brain nets, augmentasi). </text:span></text:p>
              </text:list-item>
              <text:list-item>
                <text:p text:style-name="P201"><text:span text:style-name="T1">Menyebutkan </text:span><text:span text:style-name="Strong_20_Emphasis"><text:span text:style-name="T1">pemain kunci kontemporer (Neuralink)</text:span></text:span><text:span text:style-name="T1"> secara singkat dan faktual (sesuai konteks April 2025). </text:span></text:p>
              </text:list-item>
              <text:list-item>
                <text:p text:style-name="P201"><text:span text:style-name="T1">Memberikan </text:span><text:span text:style-name="Strong_20_Emphasis"><text:span text:style-name="T1">penekanan kuat pada realisme</text:span></text:span><text:span text:style-name="T1"> dan </text:span><text:span text:style-name="Strong_20_Emphasis"><text:span text:style-name="T1">tantangan</text:span></text:span><text:span text:style-name="T1"> yang ada (teknis, ilmiah, etis) dengan poin-poin yang jelas. </text:span></text:p>
              </text:list-item>
              <text:list-item>
                <text:p text:style-name="P201"><text:span text:style-name="T1">Menjaga </text:span><text:span text:style-name="Strong_20_Emphasis"><text:span text:style-name="T1">keseimbangan antara antusiasme dan skeptisisme kritis</text:span></text:span><text:span text:style-name="T1">. </text:span></text:p>
              </text:list-item>
              <text:list-item>
                <text:p text:style-name="P71"><text:span text:style-name="T1">Membuat </text:span><text:span text:style-name="Strong_20_Emphasis"><text:span text:style-name="T1">transisi yang jelas ke Bab 4</text:span></text:span><text:span text:style-name="T1"> (tentang etika). </text:span></text:p>
              </text:list-item>
            </text:list>
            <text:p text:style-name="P1"/>
            <text:p text:style-name="Text_20_body"><text:span text:style-name="Strong_20_Emphasis"><text:span text:style-name="T1">(Prompt Ilustrasi - Opsional):</text:span></text:span></text:p>
            <text:list xml:id="list9056880100268409709" text:style-name="L80">
              <text:list-item>
                <text:p text:style-name="P72"><text:span text:style-name="T1">"</text:span><text:span text:style-name="Emphasis"><text:span text:style-name="T1">Buat ilustrasi futuristik yang sedikit abstrak. Gambarkan beberapa siluet kepala manusia (mungkin dari berbagai ras/gender) yang saling terhubung oleh jalinan garis-garis cahaya tipis membentuk sebuah jaringan global yang kompleks. Di antara kepala-kepala itu, melayang ikon-ikon kecil mewakili ide, data, atau emosi. Namun, di beberapa titik koneksi atau di sekitar jaringan itu, tambahkan simbol tanda tanya (?) atau ikon gembok/peringatan (!) yang berpendar samar, untuk menunjukkan ketidakpastian dan isu etis/keamanan.</text:span></text:span><text:span text:style-name="T1">" </text:span></text:p>
              </text:list-item>
            </text:list>
            <text:p text:style-name="P1"/>
            <text:p text:style-name="P121">Bab 3 selesai! Silakan berikan perintah "YAX" jika Anda ingin saya melanjutkan ke prompt berikutnya (Pengantar Bab 4).</text:p>
          </text:section>
          <text:section text:style-name="Sect1" text:name="feedback-form-24">
            <text:p text:style-name="P241"/>
          </text:section>
        </text:section>
        <text:section text:style-name="Sect1" text:name="4deff5cd9f6c35e3">
          <text:p text:style-name="P121"/>
          <text:section text:style-name="Sect1" text:name="user-query-content-25">
            <text:p text:style-name="P262">YAX </text:p>
          </text:section>
          <text:p text:style-name="P241">Tampilkan alur berpikir</text:p>
          <text:section text:style-name="Sect2" text:name="model-response-message-contentr_4deff5cd9f6c35e3">
            <text:p text:style-name="P121">Baik, mari kita masuk ke Bab 4, tempat kita akan banyak berandai-andai dan berpikir kritis tentang dampaknya! Ini prompt untuk pengantar Bab 4.</text:p>
            <text:p text:style-name="P1"/>
            <text:p text:style-name="Text_20_body"><text:soft-page-break/><text:span text:style-name="Strong_20_Emphasis"><text:span text:style-name="T1">(Prompt yang Dikerjakan: </text:span></text:span><text:span text:style-name="Strong_20_Emphasis"><text:span text:style-name="Emphasis"><text:span text:style-name="T1">Tuliskan paragraf pengantar yang menggugah pikiran untuk Bab 4. Mulai dengan mengajak pembaca berandai-andai: 'Setelah melihat teknologinya di Bab 3, sekarang bayangkan jika BCI canggih atau komunikasi otak-ke-otak benar-benar ada dan dipakai banyak orang. Apa yang akan terjadi pada dunia kita?'. Sampaikan bahwa bab ini adalah arena untuk eksplorasi 'bagaimana jika', memikirkan </text:span></text:span></text:span><text:span text:style-name="Emphasis"><text:span text:style-name="Strong_20_Emphasis"><text:span text:style-name="T1">dampak besar</text:span></text:span></text:span><text:span text:style-name="Strong_20_Emphasis"><text:span text:style-name="Emphasis"><text:span text:style-name="T1"> teknologi ini pada cara kita hidup, berkomunikasi, berhubungan satu sama lain, bahkan pada konsep 'privasi' dan 'diri'. Ajak pembaca untuk memakai 'topi filsuf' dan 'sosiolog masa depan' sejenak, mempertimbangkan sisi positif dan negatif dari dunia yang mungkin sangat berbeda. Buat agar bab ini terasa penting untuk memikirkan masa depan secara bertanggung jawab.</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Bab 4: Jika Telepati (Berbasis Teknologi) Menjadi Nyata: Dunia Baru?</text:span></text:span></text:p>
            <text:p text:style-name="Text_20_body"><text:span text:style-name="T1">Oke, tahan napas sebentar. Di Bab 3 kita udah lihat secercah kemungkinan teknologi menjembatani otak, walaupun jalannya masih panjaaaang banget. Sekarang, yuk kita pakai lagi 'mesin waktu imajinasi' kita, tapi kali ini bukan buat lihat teknologinya, melainkan </text:span><text:span text:style-name="Strong_20_Emphasis"><text:span text:style-name="T1">dampaknya</text:span></text:span><text:span text:style-name="T1">.</text:span></text:p>
            <text:p text:style-name="Text_20_body"><text:span text:style-name="T1">Coba bayangkan sebuah masa depan (mungkin 20, 50, atau 100 tahun dari sekarang, siapa tahu?) di mana BCI canggih atau komunikasi otak-ke-otak via teknologi itu </text:span><text:span text:style-name="Strong_20_Emphasis"><text:span text:style-name="T1">beneran ada dan dipakai oleh banyak orang</text:span></text:span><text:span text:style-name="T1">, mungkin semudah kita pakai smartphone hari ini di Tapak Tuan atau di manapun. Pertanyaan besarnya: </text:span><text:span text:style-name="Strong_20_Emphasis"><text:span text:style-name="T1">Apa yang akan terjadi pada dunia kita?</text:span></text:span><text:span text:style-name="T1"> Apakah kita akan masuk ke era emas pemahaman total, atau malah ke zaman baru yang penuh masalah?</text:span></text:p>
            <text:p text:style-name="Text_20_body"><text:span text:style-name="T1">Selamat datang di </text:span><text:span text:style-name="Strong_20_Emphasis"><text:span text:style-name="T1">Bab 4</text:span></text:span><text:span text:style-name="T1">, arena kita untuk </text:span><text:span text:style-name="Strong_20_Emphasis"><text:span text:style-name="T1">bermain 'bagaimana jika'</text:span></text:span><text:span text:style-name="T1">. Di bab ini, kita nggak akan terlalu fokus pada cara kerja teknologinya lagi, tapi lebih pada </text:span><text:span text:style-name="Strong_20_Emphasis"><text:span text:style-name="T1">memikirkan dampak besar</text:span></text:span><text:span text:style-name="T1"> yang mungkin ditimbulkannya pada:</text:span></text:p>
            <text:list xml:id="list1700931642571678737" text:style-name="L81">
              <text:list-item>
                <text:p text:style-name="P202"><text:span text:style-name="T1">Cara kita </text:span><text:span text:style-name="Strong_20_Emphasis"><text:span text:style-name="T1">berkomunikasi</text:span></text:span><text:span text:style-name="T1"> (lebih cepat atau lebih ribet?). </text:span></text:p>
              </text:list-item>
              <text:list-item>
                <text:p text:style-name="P202"><text:span text:style-name="T1">Konsep </text:span><text:span text:style-name="Strong_20_Emphasis"><text:span text:style-name="T1">privasi</text:span></text:span><text:span text:style-name="T1"> (masih adakah ruang pribadi di kepala kita?). </text:span></text:p>
              </text:list-item>
              <text:list-item>
                <text:p text:style-name="P202"><text:span text:style-name="T1">Cara kita </text:span><text:span text:style-name="Strong_20_Emphasis"><text:span text:style-name="T1">berhubungan</text:span></text:span><text:span text:style-name="T1"> satu sama lain (lebih empati atau lebih sering konflik?). </text:span></text:p>
              </text:list-item>
              <text:list-item>
                <text:p text:style-name="P73"><text:span text:style-name="T1">Mungkin bahkan pada </text:span><text:span text:style-name="Strong_20_Emphasis"><text:span text:style-name="T1">masyarakat</text:span></text:span><text:span text:style-name="T1"> dan definisi </text:span><text:span text:style-name="Strong_20_Emphasis"><text:span text:style-name="T1">'diri'</text:span></text:span><text:span text:style-name="T1"> kita sendiri. </text:span></text:p>
              </text:list-item>
            </text:list>
            <text:p text:style-name="Text_20_body"><text:span text:style-name="T1">Untuk menjelajahi ini, yuk kita coba pakai </text:span><text:span text:style-name="Strong_20_Emphasis"><text:span text:style-name="T1">'topi filsuf'</text:span></text:span><text:span text:style-name="T1"> dan </text:span><text:span text:style-name="Strong_20_Emphasis"><text:span text:style-name="T1">'topi sosiolog </text:span></text:span><text:soft-page-break/><text:span text:style-name="Strong_20_Emphasis"><text:span text:style-name="T1">masa depan'</text:span></text:span><text:span text:style-name="T1"> sejenak. Kita akan coba melihat potensi </text:span><text:span text:style-name="Strong_20_Emphasis"><text:span text:style-name="T1">sisi positif</text:span></text:span><text:span text:style-name="T1"> (utopia?) dan </text:span><text:span text:style-name="Strong_20_Emphasis"><text:span text:style-name="T1">sisi negatif</text:span></text:span><text:span text:style-name="T1"> (distopia?) dari dunia yang mungkin bakal sangat berbeda ini. Memikirkan hal-hal ini sekarang itu penting banget, lho! Supaya kalaupun teknologi ini benar-benar datang, kita udah lebih siap dan bisa mengarahkannya ke jalan yang lebih baik secara </text:span><text:span text:style-name="Strong_20_Emphasis"><text:span text:style-name="T1">bertanggung jawab</text:span></text:span><text:span text:style-name="T1">. Siap buat berpikir lebih dalam?</text:span></text:p>
            <text:p text:style-name="P1"/>
            <text:p text:style-name="Text_20_body"><text:span text:style-name="Strong_20_Emphasis"><text:span text:style-name="T1">[Tips Tambahan Digunakan dalam Teks Ini]:</text:span></text:span></text:p>
            <text:list xml:id="list8757801857316216350" text:style-name="L82">
              <text:list-item>
                <text:p text:style-name="P203"><text:span text:style-name="T1">Menggunakan </text:span><text:span text:style-name="Strong_20_Emphasis"><text:span text:style-name="T1">pertanyaan "Bagaimana Jika"</text:span></text:span><text:span text:style-name="T1"> sebagai kerangka utama bab. </text:span></text:p>
              </text:list-item>
              <text:list-item>
                <text:p text:style-name="P203"><text:span text:style-name="Strong_20_Emphasis"><text:span text:style-name="T1">Menjelaskan fokus bab</text:span></text:span><text:span text:style-name="T1"> dengan jelas (dampak, bukan teknologi). </text:span></text:p>
              </text:list-item>
              <text:list-item>
                <text:p text:style-name="P203"><text:span text:style-name="T1">Menyebutkan </text:span><text:span text:style-name="Strong_20_Emphasis"><text:span text:style-name="T1">area dampak spesifik</text:span></text:span><text:span text:style-name="T1"> (komunikasi, privasi, hubungan, diri). </text:span></text:p>
              </text:list-item>
              <text:list-item>
                <text:p text:style-name="P203"><text:span text:style-name="T1">Menggunakan </text:span><text:span text:style-name="Strong_20_Emphasis"><text:span text:style-name="T1">metafora</text:span></text:span><text:span text:style-name="T1"> ("topi filsuf", "topi sosiolog masa depan") untuk mendorong cara berpikir tertentu. </text:span></text:p>
              </text:list-item>
              <text:list-item>
                <text:p text:style-name="P203"><text:span text:style-name="T1">Menekankan </text:span><text:span text:style-name="Strong_20_Emphasis"><text:span text:style-name="T1">pentingnya memikirkan masa depan secara bertanggung jawab</text:span></text:span><text:span text:style-name="T1">. </text:span></text:p>
              </text:list-item>
              <text:list-item>
                <text:p text:style-name="P203"><text:span text:style-name="T1">Membuat </text:span><text:span text:style-name="Strong_20_Emphasis"><text:span text:style-name="T1">transisi logis</text:span></text:span><text:span text:style-name="T1"> dari Bab 3 (teknologi) ke Bab 4 (implikasi). </text:span></text:p>
              </text:list-item>
              <text:list-item>
                <text:p text:style-name="P140">Mengaitkan dengan konteks lokal (menyebut Tapak Tuan). </text:p>
              </text:list-item>
            </text:list>
            <text:p text:style-name="P1"/>
            <text:p text:style-name="Text_20_body"><text:span text:style-name="Strong_20_Emphasis"><text:span text:style-name="T1">(Prompt Ilustrasi - Opsional):</text:span></text:span></text:p>
            <text:list xml:id="list61928764495850856" text:style-name="L83">
              <text:list-item>
                <text:p text:style-name="P74"><text:span text:style-name="T1">"</text:span><text:span text:style-name="Emphasis"><text:span text:style-name="T1">Buat ilustrasi pembuka Bab 4 yang simbolis. Gambarkan sebuah persimpangan jalan (crossroads) yang bercabang dua. Satu jalan mengarah ke pemandangan kota masa depan yang cerah, bersih, dengan ikon-ikon orang terhubung secara harmonis oleh cahaya (visi utopia). Jalan lainnya mengarah ke pemandangan yang lebih gelap, mungkin dengan ikon mata pengawas raksasa atau orang-orang yang tampak terisolasi meskipun terhubung (visi distopia). Di tengah persimpangan, berdiri siluet seorang remaja yang sedang berpikir (mungkin dengan tanda tanya di atas kepalanya), menghadap ke kedua kemungkinan jalan tersebut.</text:span></text:span><text:span text:style-name="T1">" </text:span></text:p>
              </text:list-item>
            </text:list>
            <text:p text:style-name="P1"/>
            <text:p text:style-name="P121">Pengantar Bab 4 selesai. Silakan berikan perintah "YAX" jika Anda ingin saya melanjutkan ke prompt berikutnya (Bab 4 - Subbab 4.1: Komunikasi Super <text:soft-page-break/>Cepat atau Super Ribet?).</text:p>
          </text:section>
          <text:section text:style-name="Sect1" text:name="feedback-form-25">
            <text:p text:style-name="P241"/>
          </text:section>
        </text:section>
        <text:section text:style-name="Sect1" text:name="740d59fc9cc49fa5">
          <text:p text:style-name="P121"/>
          <text:section text:style-name="Sect1" text:name="user-query-content-26">
            <text:p text:style-name="P262">YAX </text:p>
          </text:section>
          <text:p text:style-name="P241">Tampilkan alur berpikir</text:p>
          <text:section text:style-name="Sect2" text:name="model-response-message-contentr_740d59fc9cc49fa5">
            <text:p text:style-name="P121">Oke, mari kita mulai eksplorasi 'bagaimana jika' yang pertama di Subbab 4.1, fokus pada komunikasi!</text:p>
            <text:p text:style-name="P1"/>
            <text:p text:style-name="Text_20_body"><text:span text:style-name="Strong_20_Emphasis"><text:span text:style-name="T1">(Prompt yang Dikerjakan: </text:span></text:span><text:span text:style-name="Strong_20_Emphasis"><text:span text:style-name="Emphasis"><text:span text:style-name="T1">Bahasa secara mendalam bagaimana komunikasi sehari-hari bisa berubah secara drastis jika telepati berbasis teknologi menjadi umum, terutama dari sudut pandang remaja. Analisis potensi keuntungan: komunikasi instan, pemahaman nuansa emosi yang lebih baik, mengatasi hambatan bahasa? Eksplorasi juga potensi </text:span></text:span></text:span><text:span text:style-name="Emphasis"><text:span text:style-name="Strong_20_Emphasis"><text:span text:style-name="T1">kerugian atau kerumitan</text:span></text:span></text:span><text:span text:style-name="Strong_20_Emphasis"><text:span text:style-name="Emphasis"><text:span text:style-name="T1">: kebanjiran informasi (terlalu banyak 'suara' di kepala?), salah tafsir 'pikiran mentah' yang belum difilter, kesulitan berbohong atau menjaga kesopanan, kemungkinan berkurangnya kemampuan bahasa verbal atau tulisan? Gunakan skenario hipotetis: Bagaimana rasanya belajar di kelas, ngobrol dengan teman, atau bahkan kencan pertama jika pikiran bisa 'terbaca' atau 'terkirim' langsung? Diskusikan apakah ini akan membuat hubungan lebih mudah atau justru lebih rumit.</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4.1 Ngobrol Tanpa Suara: Komunikasi Super Cepat atau Super Ribet?</text:span></text:span></text:p>
            <text:p text:style-name="P121">Bayangkan kamu lagi nongkrong sama teman-teman di kafe favoritmu di Tapak Tuan. Tapi, nggak ada suara obrolan sama sekali. Kalian semua saling 'kirim' pikiran, candaan, atau ide langsung ke kepala masing-masing pakai BCI canggih. Kedengarannya efisien banget, kan? Tapi, apakah bakal sesederhana itu? Yuk, kita timbang sisi positif dan sisi rumitnya.</text:p>
            <text:p text:style-name="Text_20_body"><text:span text:style-name="Strong_20_Emphasis"><text:span text:style-name="T1">Sisi Positif yang Menggiurkan:</text:span></text:span></text:p>
            <text:list xml:id="list6362290235204295891" text:style-name="L84">
              <text:list-item>
                <text:p text:style-name="P204"><text:span text:style-name="Strong_20_Emphasis"><text:span text:style-name="T1">Komunikasi Kilat:</text:span></text:span><text:span text:style-name="T1"> Lupakan nungguin teman balas chat atau ngomong panjang lebar. Ide, pertanyaan, jawaban bisa terkirim dalam sekejap mata! Bayangin kerja kelompok atau brainstorming ide, bisa langsung 'sinkron' pikiran tanpa hambatan. </text:span></text:p>
              </text:list-item>
              <text:list-item>
                <text:p text:style-name="P204"><text:soft-page-break/><text:span text:style-name="Strong_20_Emphasis"><text:span text:style-name="T1">Paham Sampai ke Hati?:</text:span></text:span><text:span text:style-name="T1"> Kadang susah kan, jelasin perasaan atau ide yang rumit pakai kata-kata? Mungkin dengan telepati teknologi, nuansa emosi, sarkasme, atau konsep abstrak bisa tersampaikan lebih utuh dan akurat. Salah paham bisa berkurang drastis? </text:span></text:p>
              </text:list-item>
              <text:list-item>
                <text:p text:style-name="P204"><text:span text:style-name="Strong_20_Emphasis"><text:span text:style-name="T1">Selamat Tinggal Hambatan Bahasa?:</text:span></text:span><text:span text:style-name="T1"> Gimana kalau teknologi ini bisa langsung menerjemahkan 'makna' pikiran, bukan kata-katanya? Mungkin kita bisa 'ngobrol' sama orang dari negara mana aja tanpa perlu Google Translate lagi! Ini bisa jadi revolusi besar buat hubungan antarbudaya. </text:span></text:p>
              </text:list-item>
              <text:list-item>
                <text:p text:style-name="P75"><text:span text:style-name="Strong_20_Emphasis"><text:span text:style-name="T1">Suara Bagi yang Tak Bersuara:</text:span></text:span><text:span text:style-name="T1"> Bagi teman-teman kita yang punya kesulitan bicara atau kondisi fisik lain yang menghambat komunikasi verbal, teknologi ini bisa jadi anugerah luar biasa yang memberi mereka 'suara' baru. </text:span></text:p>
              </text:list-item>
            </text:list>
            <text:p text:style-name="Text_20_body"><text:span text:style-name="Strong_20_Emphasis"><text:span text:style-name="T1">Tapi... Sisi Rumitnya Juga Nggak Kalah Banyak:</text:span></text:span></text:p>
            <text:list xml:id="list6994251417486953953" text:style-name="L85">
              <text:list-item>
                <text:p text:style-name="P205"><text:span text:style-name="Strong_20_Emphasis"><text:span text:style-name="T1">Kepala Bisa 'Meledak' (Information Overload):</text:span></text:span><text:span text:style-name="T1"> Bayangin kalau di tempat ramai, kamu nggak cuma dengar suara orang ngobrol, tapi juga 'dengar' pikiran semua orang di sekitar? Atau notifikasi pikiran dari teman-teman masuk terus-menerus? Bisa-bisa stres dan susah fokus! Perlu ada 'filter' atau 'mode jangan ganggu' buat pikiran? </text:span></text:p>
              </text:list-item>
              <text:list-item>
                <text:p text:style-name="P205"><text:span text:style-name="Strong_20_Emphasis"><text:span text:style-name="T1">Salah Tafsir Pikiran 'Mentah':</text:span></text:span><text:span text:style-name="T1"> Pikiran kita itu seringkali acak, nggak terstruktur, kadang negatif atau aneh, sebelum kita 'filter' jadi ucapan. Gimana kalau pikiran 'mentah' ini yang terkirim? Bisa jadi salah paham besar! Misalnya, kamu lagi kesal sesaat sama temanmu, dia langsung 'dengar' pikiran itu padahal kamu nggak bermaksud serius. Gawat, kan? </text:span></text:p>
              </text:list-item>
              <text:list-item>
                <text:p text:style-name="P205"><text:span text:style-name="Strong_20_Emphasis"><text:span text:style-name="T1">Susahnya Jaga Perasaan (dan Berbohong Putih):</text:span></text:span><text:span text:style-name="T1"> Nggak ada lagi basa-basi? Gimana cara nolak ajakan teman tanpa nyakitin hatinya kalau dia bisa 'dengar' alasan sebenarnya? Atau gimana cara ngasih kejutan kalau pikiran kita 'terbaca'? Kemampuan menjaga 'privasi sopan santun' bisa hilang. </text:span></text:p>
              </text:list-item>
              <text:list-item>
                <text:p text:style-name="P76"><text:span text:style-name="Strong_20_Emphasis"><text:span text:style-name="T1">Bahasa Lisan &amp; Tulisan Bisa Punah?:</text:span></text:span><text:span text:style-name="T1"> Kalau semua komunikasi bisa via pikiran, apakah kita masih perlu belajar ngomong yang baik, nulis surat, atau bahkan baca buku? Kemampuan berbahasa yang udah kita bangun ribuan tahun ini bisa jadi tumpul atau bahkan hilang? Apa dampaknya buat budaya dan sastra? </text:span></text:p>
              </text:list-item>
            </text:list>
            <text:p text:style-name="Text_20_body"><text:span text:style-name="Strong_20_Emphasis"><text:span text:style-name="T1">Bagaimana Rasanya di Kehidupan Remaja?</text:span></text:span></text:p>
            <text:list xml:id="list5239886946662799309" text:style-name="L86">
              <text:list-item>
                <text:p text:style-name="P206"><text:soft-page-break/><text:span text:style-name="Strong_20_Emphasis"><text:span text:style-name="T1">Di Kelas:</text:span></text:span><text:span text:style-name="T1"> Belajar bisa lebih cepat karena bisa 'download' penjelasan guru? Atau malah semua nyontek pikiran teman yang pintar? Diskusi kelas jadi lebih hidup atau malah chaos? </text:span></text:p>
              </text:list-item>
              <text:list-item>
                <text:p text:style-name="P206"><text:span text:style-name="Strong_20_Emphasis"><text:span text:style-name="T1">Sama Teman:</text:span></text:span><text:span text:style-name="T1"> Persahabatan jadi super jujur dan dalam? Atau malah gampang bubar karena nggak bisa lagi nyembunyiin rasa kesal atau iri? Nggak ada lagi rahasia antar sahabat? </text:span></text:p>
              </text:list-item>
              <text:list-item>
                <text:p text:style-name="P77"><text:span text:style-name="Strong_20_Emphasis"><text:span text:style-name="T1">Pas Kencan Pertama:</text:span></text:span><text:span text:style-name="T1"> Lebih gampang tahu si dia beneran suka atau nggak? Atau malah jadi </text:span><text:span text:style-name="Emphasis"><text:span text:style-name="T1">awkward</text:span></text:span><text:span text:style-name="T1"> kuadrat karena semua pikiran gugup dan nggak pede langsung 'terbaca'? </text:span></text:p>
              </text:list-item>
            </text:list>
            <text:p text:style-name="Text_20_body"><text:span text:style-name="Strong_20_Emphasis"><text:span text:style-name="T1">Jadi, Lebih Mudah atau Lebih Rumit?</text:span></text:span></text:p>
            <text:p text:style-name="Text_20_body"><text:span text:style-name="T1">Kemungkinan besar, jawabannya adalah </text:span><text:span text:style-name="Strong_20_Emphasis"><text:span text:style-name="T1">keduanya</text:span></text:span><text:span text:style-name="T1">. Komunikasi telepati teknologi bisa jadi sangat efisien dan membuka pintu pemahaman baru, tapi juga bisa menciptakan kerumitan, kesalahpahaman, dan tantangan sosial yang belum pernah kita bayangkan sebelumnya. Ini bukan sekadar soal teknologi, tapi soal bagaimana kita sebagai manusia beradaptasi dan menggunakannya. Gimana menurutmu?</text:span></text:p>
            <text:p text:style-name="P1"/>
            <text:p text:style-name="Text_20_body"><text:span text:style-name="Strong_20_Emphasis"><text:span text:style-name="T1">[Tips Tambahan Digunakan dalam Teks Ini]:</text:span></text:span></text:p>
            <text:list xml:id="list1118763634470088239" text:style-name="L87">
              <text:list-item>
                <text:p text:style-name="P207"><text:span text:style-name="T1">Menggunakan </text:span><text:span text:style-name="Strong_20_Emphasis"><text:span text:style-name="T1">struktur perbandingan</text:span></text:span><text:span text:style-name="T1"> (Positif vs. Rumit) yang jelas. </text:span></text:p>
              </text:list-item>
              <text:list-item>
                <text:p text:style-name="P207"><text:span text:style-name="T1">Menggunakan </text:span><text:span text:style-name="Strong_20_Emphasis"><text:span text:style-name="T1">poin-poin</text:span></text:span><text:span text:style-name="T1"> untuk merinci setiap argumen. </text:span></text:p>
              </text:list-item>
              <text:list-item>
                <text:p text:style-name="P207"><text:span text:style-name="T1">Memberikan </text:span><text:span text:style-name="Strong_20_Emphasis"><text:span text:style-name="T1">skenario hipotetis yang relatable</text:span></text:span><text:span text:style-name="T1"> dengan kehidupan remaja (kelas, teman, kencan). </text:span></text:p>
              </text:list-item>
              <text:list-item>
                <text:p text:style-name="P207"><text:span text:style-name="T1">Mengajukan </text:span><text:span text:style-name="Strong_20_Emphasis"><text:span text:style-name="T1">pertanyaan reflektif</text:span></text:span><text:span text:style-name="T1"> kepada pembaca ("Gimana menurutmu?"). </text:span></text:p>
              </text:list-item>
              <text:list-item>
                <text:p text:style-name="P207"><text:span text:style-name="T1">Menggunakan bahasa yang </text:span><text:span text:style-name="Strong_20_Emphasis"><text:span text:style-name="T1">menggambarkan kemungkinan dan ketidakpastian</text:span></text:span><text:span text:style-name="T1">. </text:span></text:p>
              </text:list-item>
              <text:list-item>
                <text:p text:style-name="P141">Mengaitkan dengan konteks lokal (menyebut Tapak Tuan). </text:p>
              </text:list-item>
            </text:list>
            <text:p text:style-name="P1"/>
            <text:p text:style-name="Text_20_body"><text:span text:style-name="Strong_20_Emphasis"><text:span text:style-name="T1">(Prompt Ilustrasi - Opsional):</text:span></text:span></text:p>
            <text:list xml:id="list8555298923815779941" text:style-name="L88">
              <text:list-item>
                <text:p text:style-name="P78"><text:span text:style-name="T1">"</text:span><text:span text:style-name="Emphasis"><text:span text:style-name="T1">Buat ilustrasi dengan gaya split-screen atau dua panel kontras. Panel Kiri (Utopia): Menunjukkan sekelompok remaja dari berbagai latar belakang tersenyum dan tampak saling mengerti, dengan garis-garis cahaya halus menghubungkan kepala mereka, melambangkan pemahaman mudah dan harmoni. Panel Kanan (Distopia): Menunjukkan </text:span></text:span><text:soft-page-break/><text:span text:style-name="Emphasis"><text:span text:style-name="T1">seorang remaja duduk sendirian di tengah keramaian, memegangi kepalanya dengan ekspresi stres dan kewalahan, dikelilingi oleh banyak gelembung pikiran atau sinyal kacau berwarna gelap dari orang-orang di sekitarnya, melambangkan information overload dan kebingungan.</text:span></text:span><text:span text:style-name="T1">" </text:span></text:p>
              </text:list-item>
            </text:list>
            <text:p text:style-name="P1"/>
            <text:p text:style-name="P121">Subbab 4.1 selesai. Silakan berikan perintah "YAX" jika Anda ingin saya melanjutkan ke prompt berikutnya (Bab 4 - Subbab 4.2: Privasi Pikiran: Batas Terakhir yang Hilang?).</text:p>
          </text:section>
          <text:section text:style-name="Sect1" text:name="feedback-form-26">
            <text:p text:style-name="P241"/>
          </text:section>
        </text:section>
        <text:section text:style-name="Sect1" text:name="1017fce4666b26e9">
          <text:p text:style-name="P121"/>
          <text:section text:style-name="Sect1" text:name="user-query-content-27">
            <text:p text:style-name="P262">YAX </text:p>
          </text:section>
          <text:p text:style-name="P241">Tampilkan alur berpikir</text:p>
          <text:section text:style-name="Sect2" text:name="model-response-message-contentr_1017fce4666b26e9">
            <text:p text:style-name="P121">Baik, mari kita bahas isu yang mungkin paling bikin merinding di Bab 4 ini: privasi pikiran.</text:p>
            <text:p text:style-name="P1"/>
            <text:p text:style-name="Text_20_body"><text:span text:style-name="Strong_20_Emphasis"><text:span text:style-name="T1">(Prompt yang Dikerjakan: </text:span></text:span><text:span text:style-name="Strong_20_Emphasis"><text:span text:style-name="Emphasis"><text:span text:style-name="T1">Lakukan pembahasan mendalam dan serius mengenai isu krusial privasi pikiran di era telepati teknologi. Tekankan bahwa pikiran sering dianggap sebagai 'ruang paling pribadi'. Jelajahi ancaman-ancaman baru yang muncul: Mungkinkah pemerintah atau perusahaan 'menguping' pikiran warga/konsumen? Bisakah pikiran kita 'diretas' (brain-hacking) untuk dicuri informasinya atau dimanipulasi? Bagaimana rasanya hidup jika tidak ada lagi 'pikiran untuk diri sendiri'? Diskusikan dampak psikologisnya (stres, paranoia). Pertimbangkan analogi dengan privasi data digital saat ini, tapi tingkatkan urgensinya. Ajak pembaca memikirkan: Perlindungan hukum atau teknologi seperti apa yang mutlak diperlukan untuk menjaga 'benteng terakhir' privasi ini? Apakah privasi pikiran mutlak, atau ada batasny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4.2 Privasi Pikiran: Akankah 'Benteng Terakhir' Kita Runtuh?</text:span></text:span></text:p>
            <text:p text:style-name="Text_20_body"><text:span text:style-name="T1">Di antara semua hal yang kita anggap pribadi – chat WhatsApp kita, buku harian kita, kamar tidur kita – mungkin nggak ada yang </text:span><text:span text:style-name="Strong_20_Emphasis"><text:span text:style-name="T1">lebih pribadi</text:span></text:span><text:span text:style-name="T1"> daripada isi kepala kita sendiri. Pikiran, khayalan, ketakutan, harapan, kenangan memalukan, atau ide-ide aneh kita – itu semua adalah </text:span><text:span text:style-name="Strong_20_Emphasis"><text:span text:style-name="T1">ruang paling intim</text:span></text:span><text:span text:style-name="T1">, </text:span><text:soft-page-break/><text:span text:style-name="T1">tempat kita bisa jadi diri sendiri sepenuhnya tanpa ada yang menghakimi (kecuali diri sendiri, mungkin!). Ini adalah 'benteng terakhir' privasi kita.</text:span></text:p>
            <text:p text:style-name="Text_20_body"><text:span text:style-name="T1">Sekarang, bayangkan kalau teknologi BCI atau telepati teknologi benar-benar bisa 'mengintip' ke dalam benteng ini. Seketika, muncul </text:span><text:span text:style-name="Strong_20_Emphasis"><text:span text:style-name="T1">ancaman-ancaman baru</text:span></text:span><text:span text:style-name="T1"> yang bikin isu privasi data digital yang kita khawatirkan hari ini (per April 2025) terasa kayak masalah kecil:</text:span></text:p>
            <text:list xml:id="list4437048499017859703" text:style-name="L89">
              <text:list-item>
                <text:p text:style-name="P208"><text:span text:style-name="Strong_20_Emphasis"><text:span text:style-name="T1">Pengawasan Pikiran (Mind Surveillance):</text:span></text:span><text:span text:style-name="T1"> Mungkinkah suatu saat nanti pemerintah bisa memonitor pikiran warganya untuk mencari tanda-tanda 'pemikiran berbahaya' atau 'niat kriminal' sebelum terjadi? Atau perusahaan bisa 'mendengar' keinginan terdalam konsumen buat nawarin iklan yang super-duper-tertARGET bahkan sebelum kita sadar kita menginginkannya? Di mana batasnya? </text:span></text:p>
              </text:list-item>
              <text:list-item>
                <text:p text:style-name="P208"><text:span text:style-name="Strong_20_Emphasis"><text:span text:style-name="T1">Peretasan Otak (Brain-Hacking):</text:span></text:span><text:span text:style-name="T1"> Kalau data bank atau akun media sosial kita bisa diretas, kenapa data pikiran nggak bisa? Bayangkan </text:span><text:span text:style-name="Emphasis"><text:span text:style-name="T1">hacker</text:span></text:span><text:span text:style-name="T1"> bisa mencuri rahasia dagang langsung dari otak penemunya, mendapatkan password atau PIN yang tersimpan di ingatan kita, atau yang lebih mengerikan lagi: </text:span><text:span text:style-name="Strong_20_Emphasis"><text:span text:style-name="T1">memanipulasi pikiran atau menanam memori palsu</text:span></text:span><text:span text:style-name="T1">! Ini potensi kejahatan tingkat baru yang sangat menakutkan. </text:span></text:p>
              </text:list-item>
              <text:list-item>
                <text:p text:style-name="P79"><text:span text:style-name="Strong_20_Emphasis"><text:span text:style-name="T1">Hilangnya Ruang Mental Pribadi:</text:span></text:span><text:span text:style-name="T1"> Gimana rasanya hidup kalau kamu tahu setiap pikiran iseng, keraguan, atau bahkan mimpi liarmu bisa 'terbaca' oleh orang lain (atau mesin)? Mungkin kita jadi takut untuk berpikir 'salah' atau 'aneh', jadi lebih konformis (ikut arus), dan kehilangan keunikan serta kreativitas kita. Ruang untuk refleksi diri yang jujur bisa hilang. </text:span></text:p>
              </text:list-item>
            </text:list>
            <text:p text:style-name="Text_20_body"><text:span text:style-name="Strong_20_Emphasis"><text:span text:style-name="T1">Dampak Psikologisnya:</text:span></text:span></text:p>
            <text:p text:style-name="Text_20_body"><text:span text:style-name="T1">Hidup tanpa privasi pikiran kemungkinan besar akan sangat </text:span><text:span text:style-name="Strong_20_Emphasis"><text:span text:style-name="T1">menekan secara psikologis</text:span></text:span><text:span text:style-name="T1">. Kita bisa terus-menerus merasa cemas, stres, diawasi, bahkan paranoid. Kepercayaan antar manusia bisa runtuh kalau kita selalu curiga pikiran kita sedang 'dibaca'. Rasa aman fundamental kita bisa hilang.</text:span></text:p>
            <text:p text:style-name="Text_20_body"><text:span text:style-name="Strong_20_Emphasis"><text:span text:style-name="T1">Lebih Serius dari Privasi Data Digital?</text:span></text:span></text:p>
            <text:p text:style-name="Text_20_body"><text:span text:style-name="T1">Kita mungkin udah biasa denger berita soal kebocoran data email atau nomor telepon. Tapi kebocoran </text:span><text:span text:style-name="Emphasis"><text:span text:style-name="T1">pikiran</text:span></text:span><text:span text:style-name="T1">? Itu levelnya beda banget! Pikiran itu inti dari identitas kita. Kehilangan kendali atas privasi pikiran berarti kehilangan kendali atas diri kita sendiri.</text:span></text:p>
            <text:p text:style-name="Quotations"><text:soft-page-break/><text:span text:style-name="Strong_20_Emphasis"><text:span text:style-name="T1">[Pikirkan Ini!] ?</text:span></text:span></text:p>
            <text:list xml:id="list403025521849749167" text:style-name="L90">
              <text:list-item>
                <text:p text:style-name="P11">Seandainya ada teknologi yang bisa membaca pikiran untuk mencegah kejahatan besar (misalnya terorisme), apakah penggunaannya bisa dibenarkan? Di mana batasnya? </text:p>
              </text:list-item>
              <text:list-item>
                <text:p text:style-name="P11">Haruskah kita punya 'hak untuk diam secara mental', mirip seperti hak untuk tidak bicara saat diinterogasi polisi? </text:p>
              </text:list-item>
              <text:list-item>
                <text:p text:style-name="P6">Siapa yang berhak memiliki dan mengontrol 'data pikiran' kita? Diri kita sendiri? Perusahaan yang bikin teknologinya? Pemerintah? </text:p>
              </text:list-item>
            </text:list>
            <text:p text:style-name="Text_20_body"><text:span text:style-name="Strong_20_Emphasis"><text:span text:style-name="T1">Perlindungan untuk Benteng Terakhir:</text:span></text:span></text:p>
            <text:p text:style-name="Text_20_body"><text:span text:style-name="T1">Jelas banget, kalau teknologi ini berkembang, kita butuh </text:span><text:span text:style-name="Strong_20_Emphasis"><text:span text:style-name="T1">perlindungan super kuat</text:span></text:span><text:span text:style-name="T1"> untuk privasi pikiran. Mungkin perlu ada:</text:span></text:p>
            <text:list xml:id="list4673174974469743162" text:style-name="L91">
              <text:list-item>
                <text:p text:style-name="P209"><text:span text:style-name="Strong_20_Emphasis"><text:span text:style-name="T1">Hukum baru</text:span></text:span><text:span text:style-name="T1"> di tingkat nasional dan internasional yang secara spesifik melindungi privasi mental (disebut juga </text:span><text:span text:style-name="Emphasis"><text:span text:style-name="T1">neuro-rights</text:span></text:span><text:span text:style-name="T1"> atau hak-hak saraf). </text:span></text:p>
              </text:list-item>
              <text:list-item>
                <text:p text:style-name="P209"><text:span text:style-name="Strong_20_Emphasis"><text:span text:style-name="T1">Teknologi 'firewall' pikiran</text:span></text:span><text:span text:style-name="T1"> atau enkripsi data otak yang canggih. </text:span></text:p>
              </text:list-item>
              <text:list-item>
                <text:p text:style-name="P80"><text:span text:style-name="Strong_20_Emphasis"><text:span text:style-name="T1">Aturan etis</text:span></text:span><text:span text:style-name="T1"> yang sangat ketat tentang siapa, kapan, dan untuk tujuan apa data pikiran boleh diakses (jika memang boleh). </text:span></text:p>
              </text:list-item>
            </text:list>
            <text:p text:style-name="Text_20_body"><text:span text:style-name="T1">Pertanyaan besarnya tetap: Apakah privasi pikiran itu hak yang </text:span><text:span text:style-name="Strong_20_Emphasis"><text:span text:style-name="T1">mutlak</text:span></text:span><text:span text:style-name="T1"> dan tidak bisa diganggu gugat sama sekali? Atau adakah situasi di mana pembatasan privasi pikiran bisa diterima? Ini perdebatan etis super rumit yang harus kita pikirkan bersama sebelum teknologinya benar-benar ada di depan mata. Karena sekali 'benteng terakhir' ini runtuh, membangunnya kembali mungkin mustahil.</text:span></text:p>
            <text:p text:style-name="P1"/>
            <text:p text:style-name="Text_20_body"><text:span text:style-name="Strong_20_Emphasis"><text:span text:style-name="T1">[Tips Tambahan Digunakan dalam Teks Ini]:</text:span></text:span></text:p>
            <text:list xml:id="list2061215184945625827" text:style-name="L92">
              <text:list-item>
                <text:p text:style-name="P210"><text:span text:style-name="T1">Menggunakan </text:span><text:span text:style-name="Strong_20_Emphasis"><text:span text:style-name="T1">metafora kuat</text:span></text:span><text:span text:style-name="T1"> ("benteng terakhir") untuk menekankan pentingnya privasi pikiran. </text:span></text:p>
              </text:list-item>
              <text:list-item>
                <text:p text:style-name="P210"><text:span text:style-name="T1">Menjelaskan </text:span><text:span text:style-name="Strong_20_Emphasis"><text:span text:style-name="T1">ancaman spesifik</text:span></text:span><text:span text:style-name="T1"> (surveillance, brain-hacking, hilangnya ruang mental) secara detail. </text:span></text:p>
              </text:list-item>
              <text:list-item>
                <text:p text:style-name="P210"><text:span text:style-name="T1">Membahas </text:span><text:span text:style-name="Strong_20_Emphasis"><text:span text:style-name="T1">dampak psikologis</text:span></text:span><text:span text:style-name="T1"> secara eksplisit. </text:span></text:p>
              </text:list-item>
              <text:list-item>
                <text:p text:style-name="P210"><text:span text:style-name="T1">Membuat </text:span><text:span text:style-name="Strong_20_Emphasis"><text:span text:style-name="T1">perbandingan dengan privasi data digital</text:span></text:span><text:span text:style-name="T1"> untuk menunjukkan urgensi yang lebih tinggi. </text:span></text:p>
              </text:list-item>
              <text:list-item>
                <text:p text:style-name="P210"><text:soft-page-break/><text:span text:style-name="T1">Menggunakan </text:span><text:span text:style-name="Strong_20_Emphasis"><text:span text:style-name="T1">kotak "Pikirkan Ini!"</text:span></text:span><text:span text:style-name="T1"> untuk menyajikan dilema etis yang menantang kepada pembaca. </text:span></text:p>
              </text:list-item>
              <text:list-item>
                <text:p text:style-name="P210"><text:span text:style-name="T1">Mengajukan </text:span><text:span text:style-name="Strong_20_Emphasis"><text:span text:style-name="T1">pertanyaan tentang solusi</text:span></text:span><text:span text:style-name="T1"> (hukum, teknologi, etika). </text:span></text:p>
              </text:list-item>
              <text:list-item>
                <text:p text:style-name="P81"><text:span text:style-name="T1">Menggunakan </text:span><text:span text:style-name="Strong_20_Emphasis"><text:span text:style-name="T1">nada yang lebih serius</text:span></text:span><text:span text:style-name="T1"> sesuai dengan bobot topik. </text:span></text:p>
              </text:list-item>
            </text:list>
            <text:p text:style-name="P1"/>
            <text:p text:style-name="Text_20_body"><text:span text:style-name="Strong_20_Emphasis"><text:span text:style-name="T1">(Prompt Ilustrasi - Opsional):</text:span></text:span></text:p>
            <text:list xml:id="list3789510382598433797" text:style-name="L93">
              <text:list-item>
                <text:p text:style-name="P82"><text:span text:style-name="T1">"</text:span><text:span text:style-name="Emphasis"><text:span text:style-name="T1">Buat ilustrasi yang kuat secara visual. Gambarkan siluet kepala manusia yang bagian dalamnya terlihat seperti ruangan pribadi yang nyaman (mungkin ada sofa kecil, rak buku mini berisi ikon 'pikiran', 'mimpi', 'rahasia'). Namun, dinding 'ruangan' ini retak, dan dari luar terlihat ada ikon mata besar yang mengintip ('Pengawasan'), tangan robotik dengan alat pembobol gembok mencoba masuk ('Brain-Hacking'), dan mungkin mikrofon besar ('Menguping'). Ekspresi siluet kepala tampak cemas atau terancam. Beri judul 'Ancaman Terhadap Privasi Pikiran'.</text:span></text:span><text:span text:style-name="T1">" </text:span></text:p>
              </text:list-item>
            </text:list>
            <text:p text:style-name="P1"/>
            <text:p text:style-name="P121">Subbab 4.2 selesai. Silakan berikan perintah "YAX" jika Anda ingin saya melanjutkan ke prompt berikutnya (Bab 4 - Subbab 4.3: Empati Radikal atau Konflik Baru?).</text:p>
          </text:section>
          <text:section text:style-name="Sect1" text:name="feedback-form-27">
            <text:p text:style-name="P241"/>
          </text:section>
        </text:section>
        <text:section text:style-name="Sect1" text:name="fb45581af920090d">
          <text:p text:style-name="P121"/>
          <text:section text:style-name="Sect1" text:name="user-query-content-28">
            <text:p text:style-name="P262">YAX </text:p>
          </text:section>
          <text:p text:style-name="P241">Tampilkan alur berpikir</text:p>
          <text:section text:style-name="Sect2" text:name="model-response-message-contentr_fb45581af920090d">
            <text:p text:style-name="P121">Oke, mari kita lanjutkan ke Subbab 4.3, membahas bagaimana teknologi ini bisa mengubah rasa peduli dan hubungan kita.</text:p>
            <text:p text:style-name="P1"/>
            <text:p text:style-name="Text_20_body"><text:span text:style-name="Strong_20_Emphasis"><text:span text:style-name="T1">(Prompt yang Dikerjakan: </text:span></text:span><text:span text:style-name="Strong_20_Emphasis"><text:span text:style-name="Emphasis"><text:span text:style-name="T1">Analisis secara mendalam dampak dua sisi telepati teknologi terhadap </text:span></text:span></text:span><text:span text:style-name="Emphasis"><text:span text:style-name="Strong_20_Emphasis"><text:span text:style-name="T1">empati dan hubungan sosial</text:span></text:span></text:span><text:span text:style-name="Strong_20_Emphasis"><text:span text:style-name="Emphasis"><text:span text:style-name="T1">. Di satu sisi, eksplorasi potensi </text:span></text:span></text:span><text:span text:style-name="Emphasis"><text:span text:style-name="Strong_20_Emphasis"><text:span text:style-name="T1">'empati radikal'</text:span></text:span></text:span><text:span text:style-name="Strong_20_Emphasis"><text:span text:style-name="Emphasis"><text:span text:style-name="T1">: Mungkinkah merasakan langsung kegembiraan atau penderitaan orang lain akan membuat kita lebih peduli, mengurangi prasangka, dan mendorong perdamaian? Bayangkan resolusi konflik jika kedua belah pihak bisa benar-benar 'merasakan' sudut pandang lawan. Di sisi lain, eksplorasi potensi konflik baru: </text:span></text:span></text:span><text:soft-page-break/><text:span text:style-name="Strong_20_Emphasis"><text:span text:style-name="Emphasis"><text:span text:style-name="T1">Bagaimana jika kita malah terpapar pada pikiran-pikiran negatif, kebencian, atau bias yang biasanya disembunyikan orang lain? Bisakah ini justru memicu permusuhan, ketidakpercayaan, dan perpecahan sosial yang lebih parah? Diskusikan skenario di mana teknologi ini bisa memperkuat ikatan atau justru menghancurkannya, tergantung pada bagaimana kita menggunakannya dan sifat manusia itu sendiri.</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4.3 Empati Radikal atau Konflik Baru? Dua Sisi Koin Koneksi Pikiran</text:span></text:span></text:p>
            <text:p text:style-name="Text_20_body"><text:span text:style-name="T1">Selain soal privasi, dampak besar lain dari telepati teknologi adalah pada </text:span><text:span text:style-name="Strong_20_Emphasis"><text:span text:style-name="T1">hubungan antar manusia</text:span></text:span><text:span text:style-name="T1"> dan rasa </text:span><text:span text:style-name="Strong_20_Emphasis"><text:span text:style-name="T1">empati</text:span></text:span><text:span text:style-name="T1"> kita. Empati itu kan kemampuan buat memahami dan ikut merasakan apa yang dirasakan orang lain. Nah, kalau kita bisa 'terhubung' pikiran secara langsung, apakah empati kita bakal meroket, atau malah anjlok? Ini kayak dua sisi koin yang sangat berbeda:</text:span></text:p>
            <text:p text:style-name="Text_20_body"><text:span text:style-name="Strong_20_Emphasis"><text:span text:style-name="T1">Sisi Koin Pertama: Era Empati Radikal? (Utopia)</text:span></text:span></text:p>
            <text:p text:style-name="Text_20_body"><text:span text:style-name="T1">Bayangkan sebuah dunia di mana kamu nggak cuma </text:span><text:span text:style-name="Emphasis"><text:span text:style-name="T1">tahu</text:span></text:span><text:span text:style-name="T1"> temanmu sedih, tapi kamu bisa benar-benar </text:span><text:span text:style-name="Emphasis"><text:span text:style-name="T1">merasakan</text:span></text:span><text:span text:style-name="T1"> kesedihannya seolah-olah itu kesedihanmu sendiri. Atau kamu bisa 'melihat' dunia dari sudut pandang orang yang sangat berbeda latar belakangnya denganmu – merasakan harapan, ketakutan, dan pengalamannya secara langsung.</text:span></text:p>
            <text:list xml:id="list9130545129957520560" text:style-name="L94">
              <text:list-item>
                <text:p text:style-name="P211"><text:span text:style-name="Strong_20_Emphasis"><text:span text:style-name="T1">Pemahaman Mendalam:</text:span></text:span><text:span text:style-name="T1"> Teknologi ini mungkin bisa menghancurkan tembok prasangka. Sulit kan, membenci atau meremehkan kelompok lain kalau kita bisa benar-benar 'merasakan' kemanusiaan mereka? Perbedaan budaya, agama, atau pandangan politik mungkin jadi lebih mudah dipahami. </text:span></text:p>
              </text:list-item>
              <text:list-item>
                <text:p text:style-name="P211"><text:span text:style-name="Strong_20_Emphasis"><text:span text:style-name="T1">Resolusi Konflik:</text:span></text:span><text:span text:style-name="T1"> Bayangin dua pihak yang lagi bertengkar hebat (antar teman, antar kelompok, bahkan antar negara!). Kalau mereka bisa saling 'merasakan' alasan, ketakutan, dan penderitaan di balik argumen masing-masing, mungkin jalan damai jadi lebih mudah ditemukan? Empati bisa jadi 'jembatan' terkuat. </text:span></text:p>
              </text:list-item>
              <text:list-item>
                <text:p text:style-name="P83"><text:span text:style-name="Strong_20_Emphasis"><text:span text:style-name="T1">Kepedulian Global:</text:span></text:span><text:span text:style-name="T1"> Mungkin kita jadi lebih peduli sama masalah kelaparan di belahan dunia lain atau dampak perubahan iklim kalau kita bisa 'merasakan' langsung penderitaan orang atau kerusakan alam? Bisa jadi pendorong aksi kolektif yang kuat. </text:span></text:p>
              </text:list-item>
            </text:list>
            <text:p text:style-name="P121">Kedengarannya indah banget, kan? Sebuah lompatan besar menuju dunia <text:soft-page-break/>yang lebih saling mengerti dan peduli.</text:p>
            <text:p text:style-name="Text_20_body"><text:span text:style-name="Strong_20_Emphasis"><text:span text:style-name="T1">Sisi Koin Kedua: Banjir Kebencian &amp; Konflik Baru? (Distopia)</text:span></text:span></text:p>
            <text:p text:style-name="P121">Tapi, tunggu dulu. Gimana kalau yang terjadi malah sebaliknya? Kita tahu kan, pikiran manusia itu nggak selalu indah. Ada iri hati, kemarahan sesaat, prasangka buruk, pikiran egois, atau bahkan kebencian yang biasanya kita simpan rapat-rapat demi menjaga hubungan baik.</text:p>
            <text:list xml:id="list9132828319736715487" text:style-name="L95">
              <text:list-item>
                <text:p text:style-name="P212"><text:span text:style-name="Strong_20_Emphasis"><text:span text:style-name="T1">Kepercayaan Hancur:</text:span></text:span><text:span text:style-name="T1"> Apa jadinya kalau kamu 'dengar' teman dekatmu diam-diam mikir sesuatu yang negatif tentangmu, walau cuma sekilas? Atau atasanmu ternyata punya pikiran bias tentang kamu? Kepercayaan bisa langsung luntur. Hubungan yang dibangun di atas 'ketidaktahuan sopan' bisa jadi rapuh. </text:span></text:p>
              </text:list-item>
              <text:list-item>
                <text:p text:style-name="P212"><text:span text:style-name="Strong_20_Emphasis"><text:span text:style-name="T1">Permusuhan Meledak:</text:span></text:span><text:span text:style-name="T1"> Paparan terus-menerus pada pikiran negatif, kritik internal, atau kebencian tersembunyi dari orang lain bisa bikin kita jadi gampang tersinggung, marah, dan defensif. Konflik-konflik kecil bisa membesar karena nggak ada lagi 'filter' sosial. </text:span></text:p>
              </text:list-item>
              <text:list-item>
                <text:p text:style-name="P84"><text:span text:style-name="Strong_20_Emphasis"><text:span text:style-name="T1">Polarisasi Makin Parah:</text:span></text:span><text:span text:style-name="T1"> Gimana kalau teknologi ini malah dipakai buat 'mengonfirmasi' prasangka buruk kita? Kita mungkin jadi lebih fokus pada pikiran negatif kelompok lain dan mengabaikan sisi baiknya, membuat perpecahan sosial (misalnya antar pendukung politik atau antar suku/agama) jadi makin dalam dan sulit didamaikan. </text:span></text:p>
              </text:list-item>
            </text:list>
            <text:p text:style-name="P121">Dunia seperti ini bisa jadi tempat yang sangat nggak nyaman, penuh kecurigaan dan permusuhan terbuka.</text:p>
            <text:p text:style-name="Text_20_body"><text:span text:style-name="Strong_20_Emphasis"><text:span text:style-name="T1">Jadi, Mana yang Akan Terjadi?</text:span></text:span></text:p>
            <text:p text:style-name="Text_20_body"><text:span text:style-name="T1">Kemungkinan besar, hasilnya nggak akan hitam-putih. Mungkin kita akan merasakan keduanya. Teknologi ini pada dasarnya cuma </text:span><text:span text:style-name="Strong_20_Emphasis"><text:span text:style-name="T1">alat</text:span></text:span><text:span text:style-name="T1">. Apakah dia akan jadi alat untuk membangun jembatan empati atau jadi senjata pemecah belah, itu </text:span><text:span text:style-name="Strong_20_Emphasis"><text:span text:style-name="T1">sangat tergantung pada kita</text:span></text:span><text:span text:style-name="T1"> – pada pilihan individu, norma sosial yang kita bangun, aturan main yang kita sepakati, dan mungkin juga pada sifat dasar manusia itu sendiri (apakah kita cenderung lebih baik atau lebih buruk saat 'kartu' kita terbuka semua?).</text:span></text:p>
            <text:p text:style-name="P121">Ini tantangan besar: bisakah kita menangani transparansi pikiran total? Bisakah kita belajar memaafkan 'pikiran jelek' sesaat orang lain? Bisakah kita fokus pada potensi kebaikan dari koneksi yang lebih dalam ini? Jawabannya akan membentuk masa depan hubungan sosial kita.</text:p>
            <text:p text:style-name="P1"><text:soft-page-break/></text:p>
            <text:p text:style-name="Text_20_body"><text:span text:style-name="Strong_20_Emphasis"><text:span text:style-name="T1">[Tips Tambahan Digunakan dalam Teks Ini]:</text:span></text:span></text:p>
            <text:list xml:id="list3192516697038176946" text:style-name="L96">
              <text:list-item>
                <text:p text:style-name="P213"><text:span text:style-name="T1">Menggunakan </text:span><text:span text:style-name="Strong_20_Emphasis"><text:span text:style-name="T1">struktur perbandingan</text:span></text:span><text:span text:style-name="T1"> ("Dua Sisi Koin") untuk membahas dampak ganda. </text:span></text:p>
              </text:list-item>
              <text:list-item>
                <text:p text:style-name="P255">Menggunakan istilah kunci ("Empati Radikal"). </text:p>
              </text:list-item>
              <text:list-item>
                <text:p text:style-name="P213"><text:span text:style-name="T1">Menjelajahi </text:span><text:span text:style-name="Strong_20_Emphasis"><text:span text:style-name="T1">skenario utopis dan distopis</text:span></text:span><text:span text:style-name="T1"> secara seimbang. </text:span></text:p>
              </text:list-item>
              <text:list-item>
                <text:p text:style-name="P213"><text:span text:style-name="T1">Menekankan bahwa </text:span><text:span text:style-name="Strong_20_Emphasis"><text:span text:style-name="T1">teknologi adalah alat</text:span></text:span><text:span text:style-name="T1"> dan dampaknya </text:span><text:span text:style-name="Strong_20_Emphasis"><text:span text:style-name="T1">tergantung pada pengguna (manusia)</text:span></text:span><text:span text:style-name="T1">. </text:span></text:p>
              </text:list-item>
              <text:list-item>
                <text:p text:style-name="P213"><text:span text:style-name="T1">Mengajukan </text:span><text:span text:style-name="Strong_20_Emphasis"><text:span text:style-name="T1">pertanyaan reflektif</text:span></text:span><text:span text:style-name="T1"> tentang sifat manusia dan pilihan sosial. </text:span></text:p>
              </text:list-item>
              <text:list-item>
                <text:p text:style-name="P85"><text:span text:style-name="T1">Menghubungkan kembali ke tema </text:span><text:span text:style-name="Strong_20_Emphasis"><text:span text:style-name="T1">tanggung jawab</text:span></text:span><text:span text:style-name="T1"> dalam menghadapi teknologi. </text:span></text:p>
              </text:list-item>
            </text:list>
            <text:p text:style-name="P1"/>
            <text:p text:style-name="Text_20_body"><text:span text:style-name="Strong_20_Emphasis"><text:span text:style-name="T1">(Prompt Ilustrasi - Opsional):</text:span></text:span></text:p>
            <text:list xml:id="list3155300699691133283" text:style-name="L97">
              <text:list-item>
                <text:p text:style-name="P86"><text:span text:style-name="T1">"</text:span><text:span text:style-name="Emphasis"><text:span text:style-name="T1">Buat ilustrasi simbolis yang menampilkan dua kepala manusia saling berhadapan. Di antara mereka ada dua jalur energi pikiran yang berbeda. Jalur atas berwarna cerah (emas/putih) mengalir lancar dan membentuk simbol hati atau jabat tangan di tengah (melambangkan Empati &amp; Harmoni). Jalur bawah berwarna gelap (merah/hitam) tampak kusut, berduri, dan membentuk simbol petir atau ledakan kecil di tengah (melambangkan Konflik &amp; Ketidakpercayaan). Wajah kedua orang itu bisa dibuat netral atau ambigu, menunjukkan bahwa kedua jalur itu adalah kemungkinan.</text:span></text:span><text:span text:style-name="T1">" </text:span></text:p>
              </text:list-item>
            </text:list>
            <text:p text:style-name="P1"/>
            <text:p text:style-name="P121">Subbab 4.3 selesai. Silakan berikan perintah "YAX" jika Anda ingin saya melanjutkan ke prompt berikutnya (Bab 4 - Subbab 4.4: Etika Telepati: Aturan Main di Masa Depan).</text:p>
          </text:section>
          <text:section text:style-name="Sect1" text:name="feedback-form-28">
            <text:p text:style-name="P241"/>
          </text:section>
        </text:section>
        <text:section text:style-name="Sect1" text:name="3b013a14c4809c6c">
          <text:p text:style-name="P121"/>
          <text:section text:style-name="Sect1" text:name="user-query-content-29">
            <text:p text:style-name="P262">YAX </text:p>
          </text:section>
          <text:p text:style-name="P241">Tampilkan alur berpikir</text:p>
          <text:section text:style-name="Sect2" text:name="model-response-message-contentr_3b013a14c4809c6c">
            <text:p text:style-name="P121">Baik, kita sampai di subbab terakhir Bab 4, yang membahas tentang aturan main di dunia (yang mungkin) baru ini.</text:p>
            <text:p text:style-name="P1"><text:soft-page-break/></text:p>
            <text:p text:style-name="Text_20_body"><text:span text:style-name="Strong_20_Emphasis"><text:span text:style-name="T1">(Prompt yang Dikerjakan: </text:span></text:span><text:span text:style-name="Strong_20_Emphasis"><text:span text:style-name="Emphasis"><text:span text:style-name="T1">Lakukan pembahasan mendalam mengenai kerangka etika dan aturan main yang harus dibangun jika telepati teknologi menjadi kenyataan. Fokus pada pertanyaan-pertanyaan etis kunci yang perlu dijawab oleh masyarakat: 1) </text:span></text:span></text:span><text:span text:style-name="Emphasis"><text:span text:style-name="Strong_20_Emphasis"><text:span text:style-name="T1">Persetujuan (Consent):</text:span></text:span></text:span><text:span text:style-name="Strong_20_Emphasis"><text:span text:style-name="Emphasis"><text:span text:style-name="T1"> Kapan dan kepada siapa kita memberikan izin untuk 'membaca' atau 'mengirim' pikiran? Bagaimana persetujuan ini bisa dicabut? 2) </text:span></text:span></text:span><text:span text:style-name="Emphasis"><text:span text:style-name="Strong_20_Emphasis"><text:span text:style-name="T1">Kepemilikan Data Pikiran:</text:span></text:span></text:span><text:span text:style-name="Strong_20_Emphasis"><text:span text:style-name="Emphasis"><text:span text:style-name="T1"> Siapa yang memiliki 'data pikiran' kita? Individu? Perusahaan teknologi? Pemerintah? Bagaimana data ini boleh digunakan? 3) </text:span></text:span></text:span><text:span text:style-name="Emphasis"><text:span text:style-name="Strong_20_Emphasis"><text:span text:style-name="T1">Manipulasi &amp; Paksaan:</text:span></text:span></text:span><text:span text:style-name="Strong_20_Emphasis"><text:span text:style-name="Emphasis"><text:span text:style-name="T1"> Bagaimana mencegah penggunaan teknologi ini untuk memanipulasi opini, mengendalikan perilaku, atau memaksa pengakuan? 4) </text:span></text:span></text:span><text:span text:style-name="Emphasis"><text:span text:style-name="Strong_20_Emphasis"><text:span text:style-name="T1">Keadilan &amp; Akses:</text:span></text:span></text:span><text:span text:style-name="Strong_20_Emphasis"><text:span text:style-name="Emphasis"><text:span text:style-name="T1"> Akankah teknologi ini menciptakan kesenjangan baru antara 'yang terhubung' dan 'yang tidak'? Bagaimana memastikan akses yang adil? 5) Definisi 'Bahaya': Apa saja bentuk 'cedera' atau 'pelanggaran' baru yang bisa terjadi di dunia dengan telepati teknologi? Ajak pembaca remaja untuk menyadari bahwa teknologi ini membutuhkan diskusi etika yang serius dan pembuatan aturan yang bijaksana sebelum teknologinya menyebar luas.</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4.4 Etika Telepati: Merancang Aturan Main Sebelum Terlambat</text:span></text:span></text:p>
            <text:p text:style-name="Text_20_body"><text:span text:style-name="T1">Setelah membayangkan potensi keren sekaligus mengerikan dari teknologi telepati, satu hal jadi jelas banget: kita </text:span><text:span text:style-name="Strong_20_Emphasis"><text:span text:style-name="T1">butuh aturan main</text:span></text:span><text:span text:style-name="T1">. Kita nggak bisa biarkan teknologi secanggih ini berkembang liar tanpa panduan etika dan hukum yang kuat. Kalau nggak, risikonya terlalu besar.</text:span></text:p>
            <text:p text:style-name="Text_20_body"><text:span text:style-name="T1">Membangun kerangka etika untuk neuroteknologi (teknologi otak) ini super rumit, tapi kita harus mulai memikirkannya dari sekarang, </text:span><text:span text:style-name="Emphasis"><text:span text:style-name="T1">sebelum nasi jadi bubur</text:span></text:span><text:span text:style-name="T1">. Ada beberapa </text:span><text:span text:style-name="Strong_20_Emphasis"><text:span text:style-name="T1">pertanyaan etis kunci</text:span></text:span><text:span text:style-name="T1"> yang perlu dijawab oleh kita semua sebagai masyarakat global, termasuk di Indonesia:</text:span></text:p>
            <text:list xml:id="list735531973317873542" text:style-name="L98">
              <text:list-item>
                <text:p text:style-name="P87"><text:span text:style-name="Strong_20_Emphasis"><text:span text:style-name="T1">Soal Izin (Consent): 'Bolehkah Saya Masuk ke Pikiranmu?'</text:span></text:span></text:p>
                <text:list>
                  <text:list-item>
                    <text:p text:style-name="P256">Siapa yang berhak memberi izin untuk 'membaca' atau 'mengirim' sesuatu ke pikiran kita? Harus sejelas apa izinnya? </text:p>
                  </text:list-item>
                  <text:list-item>
                    <text:p text:style-name="P256">Bisakah izin itu ditarik kapan saja dengan mudah? </text:p>
                  </text:list-item>
                  <text:list-item>
                    <text:p text:style-name="P256">Gimana dengan orang yang nggak bisa memberi izin secara sadar (anak-anak, orang dengan gangguan kognitif)? Siapa yang <text:soft-page-break/>melindungi pikiran mereka? </text:p>
                  </text:list-item>
                  <text:list-item>
                    <text:p text:style-name="P256">Apakah ada situasi (misalnya darurat medis atau keamanan nasional) di mana akses tanpa izin bisa dibenarkan? Ini perdebatan super sulit. </text:p>
                  </text:list-item>
                </text:list>
              </text:list-item>
              <text:list-item>
                <text:p text:style-name="P87"><text:span text:style-name="Strong_20_Emphasis"><text:span text:style-name="T1">Soal Kepemilikan: 'Pikiranku Milik Siapa?'</text:span></text:span></text:p>
                <text:list>
                  <text:list-item>
                    <text:p text:style-name="P256">Siapa yang punya 'data' aktivitas otak kita yang direkam BCI? Apakah itu milik kita sepenuhnya? Atau milik perusahaan yang bikin alatnya? Atau milik negara? </text:p>
                  </text:list-item>
                  <text:list-item>
                    <text:p text:style-name="P256">Bolehkah data pikiran ini dijual ke pengiklan, perusahaan asuransi, atau pihak lain? </text:p>
                  </text:list-item>
                  <text:list-item>
                    <text:p text:style-name="P256">Bagaimana data ini disimpan dengan aman dan siapa yang boleh mengaksesnya? Peraturan privasi data yang ada sekarang mungkin nggak cukup kuat untuk melindungi data sepribadi ini. </text:p>
                  </text:list-item>
                </text:list>
              </text:list-item>
              <text:list-item>
                <text:p text:style-name="P87"><text:span text:style-name="Strong_20_Emphasis"><text:span text:style-name="T1">Soal Manipulasi: 'Pikiranmu Dikendalikan?'</text:span></text:span></text:p>
                <text:list>
                  <text:list-item>
                    <text:p text:style-name="P214"><text:span text:style-name="T1">Gimana caranya kita memastikan teknologi ini nggak dipakai buat </text:span><text:span text:style-name="Strong_20_Emphasis"><text:span text:style-name="T1">memanipulasi</text:span></text:span><text:span text:style-name="T1"> pilihan politik orang, keputusan belanja, atau bahkan keyakinan dan perasaan mereka secara diam-diam? </text:span></text:p>
                  </text:list-item>
                  <text:list-item>
                    <text:p text:style-name="P214"><text:span text:style-name="T1">Bagaimana mencegah penggunaan BCI untuk </text:span><text:span text:style-name="Strong_20_Emphasis"><text:span text:style-name="T1">memaksa</text:span></text:span><text:span text:style-name="T1"> pengakuan dari tersangka kejahatan atau untuk tujuan militer yang berbahaya (misalnya mengendalikan tentara)? </text:span></text:p>
                  </text:list-item>
                  <text:list-item>
                    <text:p text:style-name="P256">Perlu ada larangan keras atau pengawasan super ketat untuk aplikasi yang berisiko tinggi ini. </text:p>
                  </text:list-item>
                </text:list>
              </text:list-item>
              <text:list-item>
                <text:p text:style-name="P87"><text:span text:style-name="Strong_20_Emphasis"><text:span text:style-name="T1">Soal Keadilan: 'Siapa yang Bisa Pakai Teknologi Ini?'</text:span></text:span></text:p>
                <text:list>
                  <text:list-item>
                    <text:p text:style-name="P256">Kalau teknologi BCI untuk 'upgrade' otak (belajar lebih cepat, memori lebih kuat) jadi kenyataan, apakah ini cuma akan bisa diakses orang kaya? </text:p>
                  </text:list-item>
                  <text:list-item>
                    <text:p text:style-name="P214"><text:span text:style-name="T1">Akankah ini menciptakan </text:span><text:span text:style-name="Strong_20_Emphasis"><text:span text:style-name="T1">kesenjangan sosial baru</text:span></text:span><text:span text:style-name="T1"> yang lebih parah antara 'manusia biasa' dan 'manusia super' yang di-upgrade? Ini sering disebut </text:span><text:span text:style-name="Emphasis"><text:span text:style-name="T1">'brain divide'</text:span></text:span><text:span text:style-name="T1">. </text:span></text:p>
                  </text:list-item>
                  <text:list-item>
                    <text:p text:style-name="P214"><text:span text:style-name="T1">Bagaimana kita memastikan </text:span><text:span text:style-name="Strong_20_Emphasis"><text:span text:style-name="T1">akses yang adil</text:span></text:span><text:span text:style-name="T1">, terutama untuk aplikasi medis BCI yang bisa sangat membantu penyandang disabilitas? Siapa yang nanggung biayanya? </text:span></text:p>
                  </text:list-item>
                </text:list>
              </text:list-item>
              <text:list-item>
                <text:p text:style-name="P87"><text:span text:style-name="Strong_20_Emphasis"><text:span text:style-name="T1">Soal 'Bahaya' Baru: 'Apa Artinya 'Disakiti' Secara Mental?'</text:span></text:span></text:p>
                <text:list>
                  <text:list-item>
                    <text:p text:style-name="P256">Kita perlu definisi hukum baru tentang apa artinya 'cedera mental' atau 'pelanggaran privasi pikiran'. </text:p>
                  </text:list-item>
                  <text:list-item>
                    <text:p text:style-name="P256"><text:soft-page-break/>Gimana cara membuktikan kalau seseorang telah 'disakiti' atau 'dimanipulasi' melalui pikirannya? </text:p>
                  </text:list-item>
                  <text:list-item>
                    <text:p text:style-name="P142">Apa hukuman yang pantas untuk kejahatan jenis baru ini ('neurocrime')? </text:p>
                  </text:list-item>
                </text:list>
              </text:list-item>
            </text:list>
            <text:p text:style-name="Text_20_body"><text:span text:style-name="Strong_20_Emphasis"><text:span text:style-name="T1">Diskusi Harus Dimulai Sekarang!</text:span></text:span></text:p>
            <text:p text:style-name="Text_20_body"><text:span text:style-name="T1">Pertanyaan-pertanyaan ini nggak punya jawaban gampang. Butuh diskusi panjang yang melibatkan banyak pihak: ilmuwan, ahli etika, ahli hukum, pembuat kebijakan (pemerintah), perusahaan teknologi, dan yang paling penting: </text:span><text:span text:style-name="Strong_20_Emphasis"><text:span text:style-name="T1">masyarakat luas</text:span></text:span><text:span text:style-name="T1">, termasuk kamu!</text:span></text:p>
            <text:p text:style-name="Text_20_body"><text:span text:style-name="T1">Kita perlu mulai membangun kesadaran tentang isu-isu ini, mendorong penelitian etika neuroteknologi, dan mendesak pembuatan </text:span><text:span text:style-name="Strong_20_Emphasis"><text:span text:style-name="T1">aturan main yang bijaksana</text:span></text:span><text:span text:style-name="T1">, baik di tingkat nasional (misalnya undang-undang khusus di Indonesia) maupun internasional. Konsep tentang </text:span><text:span text:style-name="Strong_20_Emphasis"><text:span text:style-name="T1">'Neuro-Rights'</text:span></text:span><text:span text:style-name="T1"> (Hak-Hak Saraf), seperti hak atas privasi mental, hak atas identitas diri, dan hak atas kehendak bebas, mulai banyak dibicarakan dan perlu kita dukung.</text:span></text:p>
            <text:p text:style-name="P121">Jangan sampai kita baru sadar dan bikin aturan setelah teknologinya sudah menyebar dan mungkin menimbulkan masalah besar. Memikirkan etika sejak dini adalah kunci untuk mengarahkan inovasi ke arah yang benar-benar bermanfaat bagi kemanusiaan.</text:p>
            <text:p text:style-name="P1"/>
            <text:p text:style-name="Text_20_body"><text:span text:style-name="Strong_20_Emphasis"><text:span text:style-name="T1">[Tips Tambahan Digunakan dalam Teks Ini]:</text:span></text:span></text:p>
            <text:list xml:id="list3480051611861491589" text:style-name="L99">
              <text:list-item>
                <text:p text:style-name="P215"><text:span text:style-name="T1">Menggunakan </text:span><text:span text:style-name="Strong_20_Emphasis"><text:span text:style-name="T1">struktur berbasis pertanyaan kunci</text:span></text:span><text:span text:style-name="T1"> (Consent, Ownership, Manipulation, Equity, Harm) untuk membahas isu etika. </text:span></text:p>
              </text:list-item>
              <text:list-item>
                <text:p text:style-name="P215"><text:span text:style-name="T1">Menggunakan </text:span><text:span text:style-name="Strong_20_Emphasis"><text:span text:style-name="T1">istilah relevan</text:span></text:span><text:span text:style-name="T1"> seperti Neuroteknologi, Neuro-rights, Neurocrime, Brain Divide. </text:span></text:p>
              </text:list-item>
              <text:list-item>
                <text:p text:style-name="P215"><text:span text:style-name="T1">Menekankan </text:span><text:span text:style-name="Strong_20_Emphasis"><text:span text:style-name="T1">urgensi diskusi proaktif</text:span></text:span><text:span text:style-name="T1"> ("sebelum nasi jadi bubur", "diskusi harus dimulai sekarang"). </text:span></text:p>
              </text:list-item>
              <text:list-item>
                <text:p text:style-name="P215"><text:span text:style-name="T1">Menghubungkan dengan </text:span><text:span text:style-name="Strong_20_Emphasis"><text:span text:style-name="T1">konteks nasional (Indonesia)</text:span></text:span><text:span text:style-name="T1"> dan global. </text:span></text:p>
              </text:list-item>
              <text:list-item>
                <text:p text:style-name="P215"><text:span text:style-name="T1">Mengajak </text:span><text:span text:style-name="Strong_20_Emphasis"><text:span text:style-name="T1">partisipasi pembaca</text:span></text:span><text:span text:style-name="T1"> dalam kesadaran dan diskusi masa depan. </text:span></text:p>
              </text:list-item>
              <text:list-item>
                <text:p text:style-name="P143">Nada serius tapi tetap konstruktif dan mengajak berpikir. </text:p>
              </text:list-item>
            </text:list>
            <text:p text:style-name="P1"/>
            <text:p text:style-name="Text_20_body"><text:span text:style-name="Strong_20_Emphasis"><text:span text:style-name="T1">(Prompt Ilustrasi - Opsional):</text:span></text:span></text:p>
            <text:list xml:id="list9090037953945404949" text:style-name="L100">
              <text:list-item>
                <text:p text:style-name="P88"><text:soft-page-break/><text:span text:style-name="T1">"</text:span><text:span text:style-name="Emphasis"><text:span text:style-name="T1">Buat ilustrasi simbolis yang menampilkan timbangan keadilan. Di satu sisi timbangan ada ikon otak dengan tanda seru (!) melambangkan potensi inovasi dan risiko neuroteknologi. Di sisi lain timbangan ada ikon buku hukum tebal bertuliskan 'Etika &amp; Neuro-Rights' dan ikon perisai. Timbangan ini harus tampak seimbang. Di latar belakang, bisa ada siluet orang-orang dari berbagai kalangan (ilmuwan, warga biasa, pembuat kebijakan) yang sedang berdiskusi di sekitar meja bundar.</text:span></text:span><text:span text:style-name="T1">" </text:span></text:p>
              </text:list-item>
            </text:list>
            <text:p text:style-name="P1"/>
            <text:p text:style-name="P121">Bab 4 selesai! Silakan berikan perintah "YAX" jika Anda ingin saya melanjutkan ke prompt berikutnya (Pengantar Bab 5).</text:p>
          </text:section>
          <text:section text:style-name="Sect1" text:name="feedback-form-29">
            <text:p text:style-name="P241"/>
          </text:section>
        </text:section>
        <text:section text:style-name="Sect1" text:name="9246c01f453a2c6c">
          <text:p text:style-name="P121"/>
          <text:section text:style-name="Sect1" text:name="user-query-content-30">
            <text:p text:style-name="P262">YAX </text:p>
          </text:section>
          <text:p text:style-name="P241">Tampilkan alur berpikir</text:p>
          <text:section text:style-name="Sect2" text:name="model-response-message-contentr_9246c01f453a2c6c">
            <text:p text:style-name="P121">Oke, kita sudah sampai di bab terakhir, Bab 5! Ini adalah prompt untuk pengantar bab penutup ini.</text:p>
            <text:p text:style-name="P1"/>
            <text:p text:style-name="Text_20_body"><text:span text:style-name="Strong_20_Emphasis"><text:span text:style-name="T1">(Prompt yang Dikerjakan: </text:span></text:span><text:span text:style-name="Strong_20_Emphasis"><text:span text:style-name="Emphasis"><text:span text:style-name="T1">Tuliskan paragraf pengantar untuk Bab 5 (Kesimpulan) yang memberikan kesan penutup yang memuaskan namun tetap memprovokasi pemikiran. Mulai dengan menyatakan bahwa perjalanan kita menjelajahi dunia telepati – dari alam mimpi hingga laboratorium canggih – kini tiba di akhir. Ingatkan kembali secara singkat rute yang telah ditempuh: mengupas mitos, menyelami kerja otak, menyaksikan potensi teknologi BCI, hingga merenungkan dampak besarnya bagi masyarakat (seperti dibahas di Bab 4). Sampaikan bahwa bab terakhir ini akan merangkum poin-poin kunci, menyoroti misteri yang belum terpecahkan, dan mengajak pembaca remaja untuk terus berpikir tentang masa depan komunikasi dan peran mereka di dalamnya. Gunakan nada yang reflektif namun juga optimis dan memberdayakan.</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Bab 5: Kesimpulan: Pikiran Terbuka untuk Masa Depan</text:span></text:span></text:p>
            <text:p text:style-name="P121">Wah, nggak terasa ya, perjalanan kita menjelajahi dunia telepati yang penuh lika-liku ini sudah hampir sampai di tujuan akhir! Kita sudah 'jalan-jalan' cukup <text:soft-page-break/>jauh nih, mulai dari:</text:p>
            <text:list xml:id="list4653901511846964656" text:style-name="L101">
              <text:list-item>
                <text:p text:style-name="P216"><text:span text:style-name="T1">Mengunjungi alam </text:span><text:span text:style-name="Strong_20_Emphasis"><text:span text:style-name="T1">mitos dan fiksi ilmiah</text:span></text:span><text:span text:style-name="T1"> tempat telepati jadi kekuatan super idaman. </text:span></text:p>
              </text:list-item>
              <text:list-item>
                <text:p text:style-name="P216"><text:span text:style-name="T1">'Mengintip' ke dalam kepala kita sendiri buat kenalan sama </text:span><text:span text:style-name="Strong_20_Emphasis"><text:span text:style-name="T1">otak</text:span></text:span><text:span text:style-name="T1">, si pabrik pikiran yang super rumit di Bab 2. </text:span></text:p>
              </text:list-item>
              <text:list-item>
                <text:p text:style-name="P216"><text:span text:style-name="T1">Menyaksikan secercah harapan (sekaligus keterbatasan) dari </text:span><text:span text:style-name="Strong_20_Emphasis"><text:span text:style-name="T1">teknologi Brain-Computer Interface (BCI)</text:span></text:span><text:span text:style-name="T1"> yang mencoba jadi 'jembatan' antar pikiran di Bab 3. </text:span></text:p>
              </text:list-item>
              <text:list-item>
                <text:p text:style-name="P89"><text:span text:style-name="T1">Sampai akhirnya kita banyak </text:span><text:span text:style-name="Strong_20_Emphasis"><text:span text:style-name="T1">merenung dan berdiskusi</text:span></text:span><text:span text:style-name="T1"> tentang dampak besar serta dilema etis yang mungkin muncul jika teknologi ini benar-benar jadi bagian hidup kita di Bab 4. </text:span></text:p>
              </text:list-item>
            </text:list>
            <text:p text:style-name="Text_20_body"><text:span text:style-name="T1">Sekarang, di </text:span><text:span text:style-name="Strong_20_Emphasis"><text:span text:style-name="T1">Bab 5</text:span></text:span><text:span text:style-name="T1"> ini, saatnya kita untuk berhenti sejenak, menarik napas, dan mencoba </text:span><text:span text:style-name="Strong_20_Emphasis"><text:span text:style-name="T1">merangkum</text:span></text:span><text:span text:style-name="T1"> apa saja sih poin-poin penting yang sudah kita dapatkan dari petualangan ini. Kita juga akan melihat </text:span><text:span text:style-name="Strong_20_Emphasis"><text:span text:style-name="T1">pertanyaan-pertanyaan besar apa saja yang masih menggantung</text:span></text:span><text:span text:style-name="T1"> dan belum terjawab oleh sains maupun teknologi saat ini.</text:span></text:p>
            <text:p text:style-name="Text_20_body"><text:span text:style-name="T1">Dan yang paling penting, bab penutup ini ingin mengajak kamu, para pembaca remaja yang hebat (iya, kamu yang lagi baca ini di Tapak Tuan atau di manapun!), untuk terus </text:span><text:span text:style-name="Strong_20_Emphasis"><text:span text:style-name="T1">membuka pikiran</text:span></text:span><text:span text:style-name="T1"> dan </text:span><text:span text:style-name="Strong_20_Emphasis"><text:span text:style-name="T1">berpikir tentang masa depan komunikasi</text:span></text:span><text:span text:style-name="T1"> serta </text:span><text:span text:style-name="Strong_20_Emphasis"><text:span text:style-name="T1">peran penting apa yang bisa kamu mainkan</text:span></text:span><text:span text:style-name="T1"> di dalamnya. Yuk, kita selesaikan perjalanan ini dengan semangat optimis dan pikiran yang siap menghadapi masa depan!</text:span></text:p>
            <text:p text:style-name="P1"/>
            <text:p text:style-name="Text_20_body"><text:span text:style-name="Strong_20_Emphasis"><text:span text:style-name="T1">[Tips Tambahan Digunakan dalam Teks Ini]:</text:span></text:span></text:p>
            <text:list xml:id="list692241267334774993" text:style-name="L102">
              <text:list-item>
                <text:p text:style-name="P217"><text:span text:style-name="T1">Menggunakan </text:span><text:span text:style-name="Strong_20_Emphasis"><text:span text:style-name="T1">metafora perjalanan</text:span></text:span><text:span text:style-name="T1"> ("jalan-jalan", "tujuan akhir", "petualangan") untuk memberikan kesan penutup. </text:span></text:p>
              </text:list-item>
              <text:list-item>
                <text:p text:style-name="P217"><text:span text:style-name="Strong_20_Emphasis"><text:span text:style-name="T1">Merangkum secara singkat alur buku</text:span></text:span><text:span text:style-name="T1"> (Bab 1-4) untuk mengingatkan pembaca. </text:span></text:p>
              </text:list-item>
              <text:list-item>
                <text:p text:style-name="P217"><text:span text:style-name="Strong_20_Emphasis"><text:span text:style-name="T1">Menyatakan tujuan Bab 5 dengan jelas</text:span></text:span><text:span text:style-name="T1"> (merangkum, menyoroti pertanyaan, mengajak berpikir ke depan). </text:span></text:p>
              </text:list-item>
              <text:list-item>
                <text:p text:style-name="P217"><text:span text:style-name="T1">Menggunakan </text:span><text:span text:style-name="Strong_20_Emphasis"><text:span text:style-name="T1">nada yang reflektif</text:span></text:span><text:span text:style-name="T1"> ("nggak terasa ya", "berhenti sejenak") namun juga </text:span><text:span text:style-name="Strong_20_Emphasis"><text:span text:style-name="T1">optimis dan memberdayakan</text:span></text:span><text:span text:style-name="T1"> ("pembaca remaja yang hebat", "semangat optimis"). </text:span></text:p>
              </text:list-item>
              <text:list-item>
                <text:p text:style-name="P90"><text:span text:style-name="Strong_20_Emphasis"><text:span text:style-name="T1">Menyapa pembaca secara langsung</text:span></text:span><text:span text:style-name="T1"> dan mengaitkan dengan konteks (menyebut Tapak Tuan). </text:span></text:p>
              </text:list-item>
            </text:list>
            <text:p text:style-name="P1"><text:soft-page-break/></text:p>
            <text:p text:style-name="Text_20_body"><text:span text:style-name="Strong_20_Emphasis"><text:span text:style-name="T1">(Prompt Ilustrasi - Opsional):</text:span></text:span></text:p>
            <text:list xml:id="list2563323553829167644" text:style-name="L103">
              <text:list-item>
                <text:p text:style-name="P91"><text:span text:style-name="T1">"</text:span><text:span text:style-name="Emphasis"><text:span text:style-name="T1">Buat ilustrasi pembuka Bab 5 yang melambangkan akhir perjalanan sekaligus awal pemikiran baru. Bisa berupa gambar sebuah buku tebal tentang telepati/otak yang sedang ditutup, namun dari sela-sela halamannya memancar cahaya terang ke arah pembaca (melambangkan ilmu yang didapat dan inspirasi). Atau gambar jejak kaki di pasir yang mengarah ke sebuah bukit, di puncak bukit tersebut terlihat pemandangan matahari terbit yang cerah di cakrawala (melambangkan akhir perjalanan buku dan tatapan ke masa depan).</text:span></text:span><text:span text:style-name="T1"> " </text:span></text:p>
              </text:list-item>
            </text:list>
            <text:p text:style-name="P1"/>
            <text:p text:style-name="P121">Pengantar Bab 5 selesai. Silakan berikan perintah "YAX" jika Anda ingin saya melanjutkan ke prompt berikutnya (Bab 5 - Subbab 5.1: Merangkum Perjalanan...).</text:p>
          </text:section>
          <text:section text:style-name="Sect1" text:name="feedback-form-30">
            <text:p text:style-name="P241"/>
          </text:section>
        </text:section>
        <text:section text:style-name="Sect1" text:name="08c467ca18815571">
          <text:p text:style-name="P121"/>
          <text:section text:style-name="Sect1" text:name="user-query-content-31">
            <text:p text:style-name="P262">YAX </text:p>
          </text:section>
          <text:p text:style-name="P241">Tampilkan alur berpikir</text:p>
          <text:section text:style-name="Sect2" text:name="model-response-message-contentr_08c467ca18815571">
            <text:p text:style-name="P121">Baik, mari kita rangkum poin-poin penting dari perjalanan kita di Subbab 5.1.</text:p>
            <text:p text:style-name="P1"/>
            <text:p text:style-name="Text_20_body"><text:span text:style-name="Strong_20_Emphasis"><text:span text:style-name="T1">(Prompt yang Dikerjakan: </text:span></text:span><text:span text:style-name="Strong_20_Emphasis"><text:span text:style-name="Emphasis"><text:span text:style-name="T1">Sajikan rangkuman yang jelas dan mendalam mengenai temuan-temuan utama dari seluruh buku. Tegaskan kembali perbedaan krusial antara telepati 'alami' (yang hingga kini, per April 2025, belum terbukti secara ilmiah) dengan </text:span></text:span></text:span><text:span text:style-name="Emphasis"><text:span text:style-name="Strong_20_Emphasis"><text:span text:style-name="T1">komunikasi yang dimediasi teknologi (BCI/BBI)</text:span></text:span></text:span><text:span text:style-name="Strong_20_Emphasis"><text:span text:style-name="Emphasis"><text:span text:style-name="T1">. Rangkum secara singkat </text:span></text:span></text:span><text:span text:style-name="Emphasis"><text:span text:style-name="Strong_20_Emphasis"><text:span text:style-name="T1">kemajuan nyata</text:span></text:span></text:span><text:span text:style-name="Strong_20_Emphasis"><text:span text:style-name="Emphasis"><text:span text:style-name="T1"> dalam teknologi BCI (kemampuannya membantu penyandang disabilitas, membaca niat motorik) sekaligus keterbatasannya saat ini (jauh dari 'membaca pikiran' kompleks). Ingatkan kembali secara ringkas </text:span></text:span></text:span><text:span text:style-name="Emphasis"><text:span text:style-name="Strong_20_Emphasis"><text:span text:style-name="T1">dilema etis dan sosial utama</text:span></text:span></text:span><text:span text:style-name="Strong_20_Emphasis"><text:span text:style-name="Emphasis"><text:span text:style-name="T1"> yang telah dibahas (privasi, potensi manipulasi, dampak pada empati dan komunikasi). Intinya adalah menyajikan 'peta' ringkas dari apa yang telah dipelajari pembaca sepanjang buku.</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5.1 Merangkum Perjalanan Kita: Mitos, Sains, Teknologi, dan Etika</text:span></text:span></text:p>
            <text:p text:style-name="P121"><text:soft-page-break/>Setelah menjelajahi berbagai sudut pandang tentang telepati, apa saja sih 'oleh-oleh' pengetahuan penting yang bisa kita bawa pulang? Yuk, kita rangkum temuan utamanya:</text:p>
            <text:list xml:id="list6856643589891047039" text:style-name="L104">
              <text:list-item>
                <text:p text:style-name="P92"><text:span text:style-name="Strong_20_Emphasis"><text:span text:style-name="T1">Telepati 'Alami' (Pikiran ke Pikiran Langsung): Masih Misteri Besar.</text:span></text:span></text:p>
                <text:list>
                  <text:list-item>
                    <text:p text:style-name="P218"><text:span text:style-name="Strong_20_Emphasis"><text:span text:style-name="T1">Daya Tarik Kuat:</text:span></text:span><text:span text:style-name="T1"> Ide tentang komunikasi pikiran langsung tanpa alat itu memang super menarik dan udah ada sejak lama di berbagai budaya dan cerita fiksi. Pengalaman sehari-hari seperti 'firasat' atau 'chemistry' kadang terasa mirip. </text:span></text:p>
                  </text:list-item>
                  <text:list-item>
                    <text:p text:style-name="P218"><text:span text:style-name="Strong_20_Emphasis"><text:span text:style-name="T1">Kata Sains (per April 2025):</text:span></text:span><text:span text:style-name="T1"> Sampai saat ini, </text:span><text:span text:style-name="Strong_20_Emphasis"><text:span text:style-name="T1">belum ada bukti ilmiah yang kuat dan bisa diulang</text:span></text:span><text:span text:style-name="T1"> yang mendukung keberadaan telepati alami. Banyak klaim dan eksperimen awal ternyata punya kelemahan metodologi atau sulit direplikasi. </text:span></text:p>
                  </text:list-item>
                  <text:list-item>
                    <text:p text:style-name="P218"><text:span text:style-name="Strong_20_Emphasis"><text:span text:style-name="T1">Hambatan Ilmiah:</text:span></text:span><text:span text:style-name="T1"> Seperti yang kita bahas di Bab 2, ada tembok penghalang fisika dan biologi yang sangat besar (sinyal otak lemah, terhalang tengkorak, 'kebisingan' otak, masalah 'kode' pikiran) yang membuat komunikasi pikiran langsung antar otak secara alami itu sangat tidak mungkin menurut pemahaman sains kita sekarang. </text:span></text:p>
                  </text:list-item>
                  <text:list-item>
                    <text:p text:style-name="P218"><text:span text:style-name="Strong_20_Emphasis"><text:span text:style-name="T1">Kesimpulan Sementara:</text:span></text:span><text:span text:style-name="T1"> Telepati alami tetap jadi misteri yang belum terpecahkan oleh sains. Menarik untuk dipikirkan, tapi penting untuk tetap kritis. </text:span></text:p>
                  </text:list-item>
                </text:list>
              </text:list-item>
              <text:list-item>
                <text:p text:style-name="P92"><text:span text:style-name="Strong_20_Emphasis"><text:span text:style-name="T1">Telepati via Teknologi (BCI/BBI): Langkah Nyata, Jalan Masih Panjang.</text:span></text:span></text:p>
                <text:list>
                  <text:list-item>
                    <text:p text:style-name="P218"><text:span text:style-name="Strong_20_Emphasis"><text:span text:style-name="T1">Kemajuan Nyata:</text:span></text:span><text:span text:style-name="T1"> Teknologi Brain-Computer Interface (BCI) dan Brain-to-Brain Interface (BBI) itu </text:span><text:span text:style-name="Strong_20_Emphasis"><text:span text:style-name="T1">bukan lagi fiksi ilmiah murni</text:span></text:span><text:span text:style-name="T1">. Kita sudah lihat di Bab 3, teknologi ini benar-benar ada dan sudah mulai dipakai untuk: </text:span></text:p>
                    <text:list>
                      <text:list-item>
                        <text:p text:style-name="P218"><text:span text:style-name="T1">Membantu orang lumpuh berkomunikasi atau mengendalikan perangkat (lengan robot, kursor komputer) pakai pikiran (fokus pada </text:span><text:span text:style-name="Strong_20_Emphasis"><text:span text:style-name="T1">niat motorik/perhatian</text:span></text:span><text:span text:style-name="T1">). </text:span></text:p>
                      </text:list-item>
                      <text:list-item>
                        <text:p text:style-name="P218"><text:span text:style-name="T1">Riset canggih (pakai fMRI + AI) mulai bisa </text:span><text:span text:style-name="Strong_20_Emphasis"><text:span text:style-name="T1">mendekode konten mental sederhana</text:span></text:span><text:span text:style-name="T1"> seperti gambar kasar yang dilihat orang atau kata yang didengar/dipikirkan dari pilihan terbatas. </text:span></text:p>
                      </text:list-item>
                      <text:list-item>
                        <text:p text:style-name="P218"><text:span text:style-name="T1">Eksperimen awal BBI berhasil mengirim </text:span><text:span text:style-name="Strong_20_Emphasis"><text:span text:style-name="T1">sinyal pemicu motorik super dasar</text:span></text:span><text:span text:style-name="T1"> antar otak. </text:span></text:p>
                      </text:list-item>
                    </text:list>
                  </text:list-item>
                  <text:list-item>
                    <text:p text:style-name="P218"><text:soft-page-break/><text:span text:style-name="Strong_20_Emphasis"><text:span text:style-name="T1">Keterbatasan Besar:</text:span></text:span><text:span text:style-name="T1"> Tapi, penting banget buat nggak </text:span><text:span text:style-name="Emphasis"><text:span text:style-name="T1">overhype</text:span></text:span><text:span text:style-name="T1">. Teknologi ini masih punya keterbatasan raksasa: </text:span></text:p>
                    <text:list>
                      <text:list-item>
                        <text:p text:style-name="P218"><text:span text:style-name="Strong_20_Emphasis"><text:span text:style-name="T1">Belum bisa 'baca pikiran' kompleks:</text:span></text:span><text:span text:style-name="T1"> Lupakan soal membaca kalimat, emosi, atau ide abstrak. </text:span></text:p>
                      </text:list-item>
                      <text:list-item>
                        <text:p text:style-name="P218"><text:span text:style-name="Strong_20_Emphasis"><text:span text:style-name="T1">Belum bisa 'nulis' pikiran kompleks:</text:span></text:span><text:span text:style-name="T1"> Mengirim informasi rumit ke otak masih sangat sulit dan penuh risiko. </text:span></text:p>
                      </text:list-item>
                      <text:list-item>
                        <text:p text:style-name="P218"><text:span text:style-name="Strong_20_Emphasis"><text:span text:style-name="T1">Teknologi pendukung masih rumit:</text:span></text:span><text:span text:style-name="T1"> fMRI butuh mesin besar, implan butuh operasi. EEG non-invasif sinyalnya kurang presisi. </text:span></text:p>
                      </text:list-item>
                      <text:list-item>
                        <text:p text:style-name="P218"><text:span text:style-name="Strong_20_Emphasis"><text:span text:style-name="T1">Butuh latihan dan kalibrasi</text:span></text:span><text:span text:style-name="T1"> personal. </text:span></text:p>
                      </text:list-item>
                    </text:list>
                  </text:list-item>
                  <text:list-item>
                    <text:p text:style-name="P218"><text:span text:style-name="Strong_20_Emphasis"><text:span text:style-name="T1">Kesimpulan Sementara:</text:span></text:span><text:span text:style-name="T1"> Ada kemajuan nyata yang menjanjikan (terutama untuk medis), tapi jalan menuju 'telepati teknologi' seperti di film itu masih </text:span><text:span text:style-name="Strong_20_Emphasis"><text:span text:style-name="T1">sangat, sangat panjang</text:span></text:span><text:span text:style-name="T1"> dan penuh tantangan teknis &amp; ilmiah. </text:span></text:p>
                  </text:list-item>
                </text:list>
              </text:list-item>
              <text:list-item>
                <text:p text:style-name="P92"><text:span text:style-name="Strong_20_Emphasis"><text:span text:style-name="T1">Dampak &amp; Etika: Pertanyaan Besar untuk Masa Depan.</text:span></text:span></text:p>
                <text:list>
                  <text:list-item>
                    <text:p text:style-name="P218"><text:span text:style-name="Strong_20_Emphasis"><text:span text:style-name="T1">Potensi Mengubah Dunia:</text:span></text:span><text:span text:style-name="T1"> Jika teknologi ini benar-benar matang suatu hari nanti, dampaknya ke masyarakat (seperti dibahas di Bab 4) akan </text:span><text:span text:style-name="Strong_20_Emphasis"><text:span text:style-name="T1">luar biasa besar</text:span></text:span><text:span text:style-name="T1">, menyentuh cara kita berkomunikasi, berhubungan, menjaga privasi, bahkan memahami diri sendiri. </text:span></text:p>
                  </text:list-item>
                  <text:list-item>
                    <text:p text:style-name="P218"><text:span text:style-name="Strong_20_Emphasis"><text:span text:style-name="T1">Dua Sisi Koin:</text:span></text:span><text:span text:style-name="T1"> Dampaknya bisa sangat positif (empati meningkat, pemahaman lebih baik, bantuan bagi disabilitas) tapi juga bisa sangat negatif (hilangnya privasi total, potensi manipulasi, konflik baru, kesenjangan sosial). </text:span></text:p>
                  </text:list-item>
                  <text:list-item>
                    <text:p text:style-name="P218"><text:span text:style-name="Strong_20_Emphasis"><text:span text:style-name="T1">Perlunya Aturan Main:</text:span></text:span><text:span text:style-name="T1"> Kita </text:span><text:span text:style-name="Strong_20_Emphasis"><text:span text:style-name="T1">mutlak perlu</text:span></text:span><text:span text:style-name="T1"> membangun kerangka etika dan hukum (</text:span><text:span text:style-name="Emphasis"><text:span text:style-name="T1">neuro-rights</text:span></text:span><text:span text:style-name="T1">) yang kuat untuk memandu pengembangan dan penggunaan teknologi ini secara bertanggung jawab, </text:span><text:span text:style-name="Strong_20_Emphasis"><text:span text:style-name="T1">sebelum terlambat</text:span></text:span><text:span text:style-name="T1">. </text:span></text:p>
                  </text:list-item>
                  <text:list-item>
                    <text:p text:style-name="P92"><text:span text:style-name="Strong_20_Emphasis"><text:span text:style-name="T1">Kesimpulan Sementara:</text:span></text:span><text:span text:style-name="T1"> Diskusi tentang etika neuroteknologi ini sangat penting dan harus melibatkan semua pihak, dimulai dari sekarang. </text:span></text:p>
                  </text:list-item>
                </text:list>
              </text:list-item>
            </text:list>
            <text:p text:style-name="P121">Intinya, perjalanan kita sudah membawa kita dari dunia fantasi, masuk ke laboratorium sains dan teknologi, lalu keluar lagi untuk merenungkan masa depan kita bersama. Kita jadi lebih tahu mana yang fakta, mana yang fiksi, dan mana yang masih jadi tanda tanya besar.</text:p>
            <text:p text:style-name="P1"/>
            <text:p text:style-name="Text_20_body"><text:soft-page-break/><text:span text:style-name="Strong_20_Emphasis"><text:span text:style-name="T1">[Tips Tambahan Digunakan dalam Teks Ini]:</text:span></text:span></text:p>
            <text:list xml:id="list2878120527859706251" text:style-name="L105">
              <text:list-item>
                <text:p text:style-name="P219"><text:span text:style-name="T1">Menggunakan </text:span><text:span text:style-name="Strong_20_Emphasis"><text:span text:style-name="T1">poin-poin utama yang terstruktur</text:span></text:span><text:span text:style-name="T1"> (Telepati Alami, Teknologi BCI/BBI, Dampak &amp; Etika) untuk merangkum isi buku. </text:span></text:p>
              </text:list-item>
              <text:list-item>
                <text:p text:style-name="P219"><text:span text:style-name="Strong_20_Emphasis"><text:span text:style-name="T1">Menegaskan kembali perbedaan</text:span></text:span><text:span text:style-name="T1"> antara telepati alami dan teknologi. </text:span></text:p>
              </text:list-item>
              <text:list-item>
                <text:p text:style-name="P219"><text:span text:style-name="T1">Merangkum </text:span><text:span text:style-name="Strong_20_Emphasis"><text:span text:style-name="T1">kemajuan sekaligus keterbatasan</text:span></text:span><text:span text:style-name="T1"> BCI/BBI secara seimbang. </text:span></text:p>
              </text:list-item>
              <text:list-item>
                <text:p text:style-name="P219"><text:span text:style-name="T1">Mengingatkan kembali </text:span><text:span text:style-name="Strong_20_Emphasis"><text:span text:style-name="T1">isu-isu etis utama</text:span></text:span><text:span text:style-name="T1"> yang dibahas. </text:span></text:p>
              </text:list-item>
              <text:list-item>
                <text:p text:style-name="P219"><text:span text:style-name="T1">Memberikan </text:span><text:span text:style-name="Strong_20_Emphasis"><text:span text:style-name="T1">'kesimpulan sementara'</text:span></text:span><text:span text:style-name="T1"> untuk setiap poin utama. </text:span></text:p>
              </text:list-item>
              <text:list-item>
                <text:p text:style-name="P144">Gaya bahasa ringkas dan jelas, berfungsi sebagai rangkuman ('peta' buku). </text:p>
              </text:list-item>
            </text:list>
            <text:p text:style-name="P1"/>
            <text:p text:style-name="Text_20_body"><text:span text:style-name="Strong_20_Emphasis"><text:span text:style-name="T1">(Prompt Ilustrasi - Opsional):</text:span></text:span></text:p>
            <text:list xml:id="list6267292900905137169" text:style-name="L106">
              <text:list-item>
                <text:p text:style-name="P93"><text:span text:style-name="T1">"</text:span><text:span text:style-name="Emphasis"><text:span text:style-name="T1">Buat ilustrasi infografis sederhana dengan tiga kolom atau bagian utama. [Bagian 1] Judul: 'Telepati Alami?' Isi: Ikon otak dengan tanda tanya besar (?) di atasnya dan siluet orang mengangkat bahu. Teks singkat: 'Belum Terbukti Ilmiah (per April 2025)'. [Bagian 2] Judul: 'BCI/BBI Saat Ini'. Isi: Ikon topi EEG, ikon chip implan, ikon lengan robot bergerak, ikon huruf di layar. Teks singkat: 'Kemajuan Nyata (medis, motorik) TAPI Masih Terbatas (belum baca pikiran kompleks)'. [Bagian 3] Judul: 'Tantangan Masa Depan'. Isi: Ikon timbangan (Etika), ikon gembok (Privasi), ikon tanda seru (!), ikon tanda tanya (?). Teks singkat: 'Perlu Diskusi Etika &amp; Aturan Main Segera!' Gunakan ikonografi yang jelas dan mudah dipahami.</text:span></text:span><text:span text:style-name="T1">" </text:span></text:p>
              </text:list-item>
            </text:list>
            <text:p text:style-name="P1"/>
            <text:p text:style-name="P121">Subbab 5.1 selesai. Silakan berikan perintah "YAX" jika Anda ingin saya melanjutkan ke prompt berikutnya (Bab 5 - Subbab 5.2: Pertanyaan yang Tersisa).</text:p>
          </text:section>
          <text:section text:style-name="Sect1" text:name="feedback-form-31">
            <text:p text:style-name="P241"/>
          </text:section>
        </text:section>
        <text:section text:style-name="Sect1" text:name="12e3fe4af5d822b9">
          <text:p text:style-name="P121"/>
          <text:section text:style-name="Sect1" text:name="user-query-content-32">
            <text:p text:style-name="P262">YAX </text:p>
          </text:section>
          <text:p text:style-name="P241">Tampilkan alur berpikir</text:p>
          <text:section text:style-name="Sect2" text:name="model-response-message-contentr_12e3fe4af5d822b9">
            <text:p text:style-name="P241"/>
          </text:section>
          <text:section text:style-name="Sect1" text:name="feedback-form-32">
            <text:p text:style-name="P241"/>
          </text:section>
        </text:section>
        <text:section text:style-name="Sect1" text:name="206f4bded9ce80c7">
          <text:p text:style-name="P121"><text:soft-page-break/></text:p>
          <text:section text:style-name="Sect1" text:name="user-query-content-33">
            <text:p text:style-name="P262">PRESENT IT </text:p>
          </text:section>
          <text:p text:style-name="P241">Tampilkan alur berpikir</text:p>
          <text:section text:style-name="Sect2" text:name="model-response-message-contentr_206f4bded9ce80c7">
            <text:p text:style-name="P121">Oke, setelah merangkum apa yang kita ketahui (dan belum ketahui), mari kita lihat lebih dekat pertanyaan-pertanyaan besar yang masih menggantung di Subbab 5.2 ini.</text:p>
            <text:p text:style-name="P1"/>
            <text:p text:style-name="Text_20_body"><text:span text:style-name="Strong_20_Emphasis"><text:span text:style-name="T1">(Prompt yang Dikerjakan: </text:span></text:span><text:span text:style-name="Strong_20_Emphasis"><text:span text:style-name="Emphasis"><text:span text:style-name="T1">Lakukan pembahasan mendalam mengenai </text:span></text:span></text:span><text:span text:style-name="Emphasis"><text:span text:style-name="Strong_20_Emphasis"><text:span text:style-name="T1">pertanyaan-pertanyaan besar yang masih belum terjawab</text:span></text:span></text:span><text:span text:style-name="Strong_20_Emphasis"><text:span text:style-name="Emphasis"><text:span text:style-name="T1"> dan </text:span></text:span></text:span><text:span text:style-name="Emphasis"><text:span text:style-name="Strong_20_Emphasis"><text:span text:style-name="T1">arah riset masa depan</text:span></text:span></text:span><text:span text:style-name="Strong_20_Emphasis"><text:span text:style-name="Emphasis"><text:span text:style-name="T1"> di bidang neurosains dan BCI. Sentuh misteri fundamental yang tersisa tentang </text:span></text:span></text:span><text:span text:style-name="Emphasis"><text:span text:style-name="Strong_20_Emphasis"><text:span text:style-name="T1">otak dan kesadaran</text:span></text:span></text:span><text:span text:style-name="Strong_20_Emphasis"><text:span text:style-name="Emphasis"><text:span text:style-name="T1"> (Bagaimana tepatnya kesadaran muncul? Bagaimana memori disimpan dan diambil?). Identifikasi </text:span></text:span></text:span><text:span text:style-name="Emphasis"><text:span text:style-name="Strong_20_Emphasis"><text:span text:style-name="T1">tantangan teknis utama</text:span></text:span></text:span><text:span text:style-name="Strong_20_Emphasis"><text:span text:style-name="Emphasis"><text:span text:style-name="T1"> berikutnya untuk BCI/BBI (bandwidth komunikasi yang lebih tinggi, implan yang lebih aman dan tahan lama, decoding sinyal yang lebih akurat dan kompleks). Singgung </text:span></text:span></text:span><text:span text:style-name="Emphasis"><text:span text:style-name="Strong_20_Emphasis"><text:span text:style-name="T1">pertanyaan etis dan hukum</text:span></text:span></text:span><text:span text:style-name="Strong_20_Emphasis"><text:span text:style-name="Emphasis"><text:span text:style-name="T1"> yang masih membutuhkan perdebatan dan solusi mendalam. Tujuannya adalah menunjukkan bahwa sains adalah proses yang terus berjalan dan masih banyak hal menarik untuk ditemukan, menjaga rasa ingin tahu pembaca tetap hidup.</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5.2 Pertanyaan yang Tersisa: Misteri yang Menanti Dipecahkan</text:span></text:span></text:p>
            <text:p text:style-name="Text_20_body"><text:span text:style-name="T1">Perjalanan kita di buku ini mungkin hampir selesai, tapi perjalanan sains untuk memahami otak dan kemungkinannya itu baru saja dimulai! Semakin banyak kita belajar, semakin kita sadar betapa </text:span><text:span text:style-name="Strong_20_Emphasis"><text:span text:style-name="T1">banyaknya hal yang masih belum kita ketahui</text:span></text:span><text:span text:style-name="T1">. Justru pertanyaan-pertanyaan inilah yang bikin sains itu seru dan terus bergerak maju. Apa saja sih misteri besar dan tantangan masa depan yang masih dihadapi para ilmuwan dan insinyur di bidang ini (per April 2025)?</text:span></text:p>
            <text:p text:style-name="Text_20_body"><text:span text:style-name="Strong_20_Emphasis"><text:span text:style-name="T1">Misteri Fundamental Otak &amp; Pikiran:</text:span></text:span></text:p>
            <text:list xml:id="list6545669921728481" text:style-name="L107">
              <text:list-item>
                <text:p text:style-name="P220"><text:span text:style-name="Strong_20_Emphasis"><text:span text:style-name="T1">Dari Mana Datangnya Kesadaran?</text:span></text:span><text:span text:style-name="T1"> Ini mungkin pertanyaan paling dalam dan paling sulit. Bagaimana caranya kumpulan sel-sel neuron yang pada dasarnya adalah materi biologis bisa menghasilkan pengalaman subjektif 'rasanya' menjadi diri kita, 'rasanya' melihat warna </text:span><text:soft-page-break/><text:span text:style-name="T1">merah, atau 'rasanya' jatuh cinta? Bagaimana proses fisik di otak melahirkan kesadaran? Ini sering disebut </text:span><text:span text:style-name="Emphasis"><text:span text:style-name="T1">"the hard problem of consciousness"</text:span></text:span><text:span text:style-name="T1"> dan jawabannya masih jadi perdebatan sengit di antara filsuf dan ilmuwan. </text:span></text:p>
              </text:list-item>
              <text:list-item>
                <text:p text:style-name="P94"><text:span text:style-name="Strong_20_Emphasis"><text:span text:style-name="T1">Bagaimana Memori Disimpan &amp; Diingat?</text:span></text:span><text:span text:style-name="T1"> Kita tahu memori itu penting, tapi gimana persisnya otak 'mengkode', menyimpan (membentuk </text:span><text:span text:style-name="Emphasis"><text:span text:style-name="T1">engram</text:span></text:span><text:span text:style-name="T1"> atau jejak memori fisik), dan 'memanggil' kembali jutaan kenangan kita? Kenapa kita bisa lupa? Bisakah kita suatu hari nanti 'memperbaiki' memori yang hilang akibat penyakit (seperti Alzheimer) atau 'menghapus' memori traumatis dengan aman? Misteri memori ini masih menyimpan banyak teka-teki. </text:span></text:p>
              </text:list-item>
            </text:list>
            <text:p text:style-name="Text_20_body"><text:span text:style-name="Strong_20_Emphasis"><text:span text:style-name="T1">Tantangan Teknologi BCI/BBI Berikutnya:</text:span></text:span></text:p>
            <text:list xml:id="list1042124144338180015" text:style-name="L108">
              <text:list-item>
                <text:p text:style-name="P221"><text:span text:style-name="Strong_20_Emphasis"><text:span text:style-name="T1">'Membaca' Lebih Banyak &amp; Lebih Baik:</text:span></text:span><text:span text:style-name="T1"> Bagaimana caranya merekam aktivitas dari </text:span><text:span text:style-name="Emphasis"><text:span text:style-name="T1">jauh lebih banyak</text:span></text:span><text:span text:style-name="T1"> neuron secara bersamaan (meningkatkan </text:span><text:span text:style-name="Emphasis"><text:span text:style-name="T1">bandwidth</text:span></text:span><text:span text:style-name="T1">) dengan aman? Dan yang lebih penting, bagaimana mengembangkan AI yang bisa </text:span><text:span text:style-name="Strong_20_Emphasis"><text:span text:style-name="T1">mendekode pola aktivitas super kompleks</text:span></text:span><text:span text:style-name="T1"> ini menjadi informasi yang lebih kaya dan bermakna (misalnya, menerjemahkan pikiran menjadi kalimat utuh, bukan cuma niat gerak)? </text:span></text:p>
              </text:list-item>
              <text:list-item>
                <text:p text:style-name="P221"><text:span text:style-name="Strong_20_Emphasis"><text:span text:style-name="T1">'Menulis' dengan Presisi &amp; Makna:</text:span></text:span><text:span text:style-name="T1"> Kalaupun kita bisa 'membaca' lebih baik, tantangan 'menulis' atau menstimulasi otak untuk menghasilkan pengalaman atau pengetahuan spesifik itu jauh lebih besar. Gimana cara menstimulasi neuron yang tepat tanpa mengganggu fungsi otak lain? Gimana 'bahasa' stimulasinya agar bisa dipahami sebagai informasi yang berguna oleh otak? </text:span></text:p>
              </text:list-item>
              <text:list-item>
                <text:p text:style-name="P221"><text:span text:style-name="Strong_20_Emphasis"><text:span text:style-name="T1">Hardware yang Lebih Canggih:</text:span></text:span><text:span text:style-name="T1"> Bagaimana menciptakan </text:span><text:span text:style-name="Strong_20_Emphasis"><text:span text:style-name="T1">implan neural</text:span></text:span><text:span text:style-name="T1"> yang lebih kecil, lebih aman untuk dipakai seumur hidup di dalam tubuh, lebih tahan lama, tidak menimbulkan penolakan dari sistem imun, dan mungkin bisa ditenagai secara nirkabel? Atau, bisakah kita mengembangkan teknologi </text:span><text:span text:style-name="Strong_20_Emphasis"><text:span text:style-name="T1">non-invasif (seperti EEG generasi baru)</text:span></text:span><text:span text:style-name="T1"> yang resolusinya setara implan tapi tanpa perlu operasi? </text:span></text:p>
              </text:list-item>
              <text:list-item>
                <text:p text:style-name="P95"><text:span text:style-name="Strong_20_Emphasis"><text:span text:style-name="T1">Keamanan &amp; Ketahanan:</text:span></text:span><text:span text:style-name="T1"> Bagaimana melindungi sistem BCI dari peretasan (</text:span><text:span text:style-name="Emphasis"><text:span text:style-name="T1">brain-hacking</text:span></text:span><text:span text:style-name="T1">) atau gangguan sinyal? Ini krusial banget kalau teknologinya mau dipakai luas. </text:span></text:p>
              </text:list-item>
            </text:list>
            <text:p text:style-name="Text_20_body"><text:span text:style-name="Strong_20_Emphasis"><text:span text:style-name="T1">Pertanyaan Etis &amp; Hukum yang Mendesak:</text:span></text:span></text:p>
            <text:list xml:id="list1296722955929292043" text:style-name="L109">
              <text:list-item>
                <text:p text:style-name="P222"><text:soft-page-break/><text:span text:style-name="Strong_20_Emphasis"><text:span text:style-name="T1">Mendefinisikan &amp; Menegakkan Neuro-Rights:</text:span></text:span><text:span text:style-name="T1"> Bagaimana kita merumuskan hak-hak fundamental terkait otak dan pikiran (privasi mental, kehendak bebas, identitas diri) ke dalam hukum yang jelas dan bisa ditegakkan secara global? Bagaimana mengatasi perbedaan budaya dan hukum antar negara? </text:span></text:p>
              </text:list-item>
              <text:list-item>
                <text:p text:style-name="P222"><text:span text:style-name="Strong_20_Emphasis"><text:span text:style-name="T1">Mengatur Teknologi yang Berkembang Cepat:</text:span></text:span><text:span text:style-name="T1"> Bagaimana caranya membuat regulasi yang bisa melindungi masyarakat tanpa menghambat inovasi yang bermanfaat (terutama untuk medis)? Bagaimana mengawasi penggunaan AI dalam neuroteknologi? </text:span></text:p>
              </text:list-item>
              <text:list-item>
                <text:p text:style-name="P96"><text:span text:style-name="Strong_20_Emphasis"><text:span text:style-name="T1">Antisipasi Dampak Jangka Panjang:</text:span></text:span><text:span text:style-name="T1"> Apa saja konsekuensi sosial, budaya, dan bahkan evolusi manusia yang mungkin tidak kita duga dari penggunaan neuroteknologi secara massal? Bagaimana kita mempersiapkan diri? </text:span></text:p>
              </text:list-item>
            </text:list>
            <text:p text:style-name="Text_20_body"><text:span text:style-name="T1">Pertanyaan-pertanyaan ini nunjukkin kalau kita masih ada di bab-bab awal dari buku besar tentang otak dan teknologi. Masih </text:span><text:span text:style-name="Strong_20_Emphasis"><text:span text:style-name="T1">banyak banget penemuan seru, tantangan berat, dan diskusi penting</text:span></text:span><text:span text:style-name="T1"> yang menanti di masa depan. Dan siapa tahu, mungkin salah satu dari kamu, pembaca buku ini di Tapak Tuan atau di mana pun, suatu hari nanti akan ikut berkontribusi menemukan jawabannya! Tetaplah penasaran!</text:span></text:p>
            <text:p text:style-name="P1"/>
            <text:p text:style-name="Text_20_body"><text:span text:style-name="Strong_20_Emphasis"><text:span text:style-name="T1">[Tips Tambahan Digunakan dalam Teks Ini]:</text:span></text:span></text:p>
            <text:list xml:id="list5956191782100839117" text:style-name="L110">
              <text:list-item>
                <text:p text:style-name="P223"><text:span text:style-name="Strong_20_Emphasis"><text:span text:style-name="T1">Mengelompokkan pertanyaan</text:span></text:span><text:span text:style-name="T1"> ke dalam kategori yang jelas (Misteri Otak, Tantangan Teknologi, Pertanyaan Etis/Hukum). </text:span></text:p>
              </text:list-item>
              <text:list-item>
                <text:p text:style-name="P223"><text:span text:style-name="T1">Menyebutkan </text:span><text:span text:style-name="Strong_20_Emphasis"><text:span text:style-name="T1">konsep kunci</text:span></text:span><text:span text:style-name="T1"> (consciousness, engram, bandwidth, neuro-rights) secara relevan. </text:span></text:p>
              </text:list-item>
              <text:list-item>
                <text:p text:style-name="P223"><text:span text:style-name="T1">Menggunakan </text:span><text:span text:style-name="Strong_20_Emphasis"><text:span text:style-name="T1">bahasa yang menunjukkan proses berkelanjutan</text:span></text:span><text:span text:style-name="T1"> ("masih belum kita ketahui", "masih jadi perdebatan", "tantangan berikutnya", "masih membutuhkan perdebatan", "bab-bab awal"). </text:span></text:p>
              </text:list-item>
              <text:list-item>
                <text:p text:style-name="P223"><text:span text:style-name="T1">Menjaga </text:span><text:span text:style-name="Strong_20_Emphasis"><text:span text:style-name="T1">rasa ingin tahu pembaca tetap hidup</text:span></text:span><text:span text:style-name="T1"> ("misteri besar", "penemuan seru", "tetaplah penasaran!"). </text:span></text:p>
              </text:list-item>
              <text:list-item>
                <text:p text:style-name="P97"><text:span text:style-name="Strong_20_Emphasis"><text:span text:style-name="T1">Menghubungkan kembali ke pembaca</text:span></text:span><text:span text:style-name="T1"> ("siapa tahu, mungkin salah satu dari kamu...") untuk memberi inspirasi. </text:span></text:p>
              </text:list-item>
            </text:list>
            <text:p text:style-name="P1"/>
            <text:p text:style-name="Text_20_body"><text:span text:style-name="Strong_20_Emphasis"><text:span text:style-name="T1">(Prompt Ilustrasi - Opsional):</text:span></text:span></text:p>
            <text:list xml:id="list5383341674920451494" text:style-name="L111">
              <text:list-item>
                <text:p text:style-name="P98"><text:soft-page-break/><text:span text:style-name="T1">"</text:span><text:span text:style-name="Emphasis"><text:span text:style-name="T1">Buat ilustrasi seperti peta bintang atau galaksi yang luas dan gelap, melambangkan 'wilayah yang belum terpetakan' dalam pemahaman kita. Di dalam galaksi ini, sebarkan beberapa 'bintang' atau 'nebula' terang yang mewakili pertanyaan-pertanyaan besar. Misalnya, nebula berbentuk otak dengan tanda tanya di tengah ('Kesadaran?'), konstelasi yang membentuk kode biner putus-putus ('Decoding?'), ikon implan chip dengan tanda peringatan ('Keamanan?'), dan ikon timbangan hukum ('Etika?'). Beri judul 'Misteri &amp; Tantangan di Depan Mata'.</text:span></text:span><text:span text:style-name="T1">" </text:span></text:p>
              </text:list-item>
            </text:list>
            <text:p text:style-name="P1"/>
            <text:p text:style-name="P121">Subbab 5.2 selesai. Silakan berikan perintah "YAX" jika Anda ingin saya melanjutkan ke prompt terakhir (Bab 5 - Subbab 5.3: Kamu dan Masa Depan Komunikasi).</text:p>
          </text:section>
          <text:section text:style-name="Sect1" text:name="feedback-form-33">
            <text:p text:style-name="P241"/>
          </text:section>
        </text:section>
        <text:section text:style-name="Sect1" text:name="11b9cd821472a13d">
          <text:p text:style-name="P121"/>
          <text:section text:style-name="Sect1" text:name="user-query-content-34">
            <text:p text:style-name="P262">YAX </text:p>
          </text:section>
          <text:p text:style-name="P241">Tampilkan alur berpikir</text:p>
          <text:section text:style-name="Sect2" text:name="model-response-message-contentr_11b9cd821472a13d">
            <text:p text:style-name="P121">Sip, ini dia bagian penutup dari keseluruhan buku kita, pesan untukmu di Subbab 5.3!</text:p>
            <text:p text:style-name="P1"/>
            <text:p text:style-name="Text_20_body"><text:span text:style-name="Strong_20_Emphasis"><text:span text:style-name="T1">(Prompt yang Dikerjakan: </text:span></text:span><text:span text:style-name="Strong_20_Emphasis"><text:span text:style-name="Emphasis"><text:span text:style-name="T1">Sampaikan pesan penutup yang mendalam dan memberdayakan kepada pembaca remaja mengenai peran mereka dalam menghadapi masa depan komunikasi dan teknologi neurotech. Ajak mereka untuk terus memelihara rasa ingin tahu tentang otak dan teknologi, namun selalu mengasah pemikiran kritis – tidak mudah percaya pada hype atau klaim berlebihan. Tekankan bahwa mereka adalah generasi yang akan menggunakan, mungkin ikut mengembangkan, dan pastinya akan ikut menentukan aturan main etis untuk teknologi seperti BCI. Dorong mereka untuk berimajinasi tentang masa depan komunikasi yang mereka inginkan (yang positif, adil, dan manusiawi) dan untuk berpartisipasi aktif dalam diskusi publik tentang teknologi ini saat mereka dewasa nanti. Akhiri buku dengan nada yang penuh harapan, menekankan potensi manusia untuk menggunakan teknologi demi kebaikan, sambil tetap waspada terhadap risikonya.</text:span></text:span></text:span><text:span text:style-name="Strong_20_Emphasis"><text:span text:style-name="T1">)</text:span></text:span></text:p>
            <text:p text:style-name="Text_20_body"><text:span text:style-name="Strong_20_Emphasis"><text:span text:style-name="T1">Hasil Teks:</text:span></text:span></text:p>
            <text:p text:style-name="Text_20_body"><text:soft-page-break/><text:span text:style-name="Strong_20_Emphasis"><text:span text:style-name="T1">5.3 Kamu dan Masa Depan Komunikasi: Jadi Penentu, Bukan Penonton!</text:span></text:span></text:p>
            <text:p text:style-name="Text_20_body"><text:span text:style-name="T1">Buku ini mungkin sudah sampai di halaman terakhir, tapi petualangan berpikirmu tentang otak, teknologi, dan masa depan komunikasi justru baru dimulai! Apa yang akan terjadi selanjutnya dengan BCI, telepati teknologi, atau pemahaman kita tentang pikiran? Sebagian jawabannya mungkin ada di tangan </text:span><text:span text:style-name="Strong_20_Emphasis"><text:span text:style-name="T1">kamu</text:span></text:span><text:span text:style-name="T1"> dan </text:span><text:span text:style-name="Strong_20_Emphasis"><text:span text:style-name="T1">generasi kalian</text:span></text:span><text:span text:style-name="T1">.</text:span></text:p>
            <text:p text:style-name="P121">Ya, kamu! Kamu yang mungkin lagi baca ini di sekolah di Tapak Tuan, di rumah di Banda Aceh, atau di mana pun di seluruh Indonesia dan dunia. Masa depan itu bukan cuma sesuatu yang pasif kita tunggu kedatangannya. Masa depan itu sesuatu yang kita ikut ciptakan, sedikit demi sedikit, setiap hari.</text:p>
            <text:p text:style-name="P121">Terus, apa peranmu dalam cerita besar ini?</text:p>
            <text:list xml:id="list2465597147851294452" text:style-name="L112">
              <text:list-item>
                <text:p text:style-name="P224"><text:span text:style-name="Strong_20_Emphasis"><text:span text:style-name="T1">Tetap Penasaran, Tapi Juga Kritis:</text:span></text:span><text:span text:style-name="T1"> Jangan pernah berhenti belajar tentang otakmu yang luar biasa dan teknologi baru yang muncul. Rasa ingin tahu adalah bahan bakar kemajuan. TAPI, jangan lupa selalu bawa 'kacamata kritis' yang udah kita bahas. Jangan mudah percaya janji-janji muluk atau berita heboh yang belum jelas faktanya. Tanyakan: Siapa yang bilang? Buktinya apa? Apa untung ruginya? </text:span></text:p>
              </text:list-item>
              <text:list-item>
                <text:p text:style-name="P224"><text:span text:style-name="Strong_20_Emphasis"><text:span text:style-name="T1">Kamu Adalah Generasi Pengguna &amp; Penentu:</text:span></text:span><text:span text:style-name="T1"> Kemungkinan besar, </text:span><text:span text:style-name="Strong_20_Emphasis"><text:span text:style-name="T1">generasi kalianlah</text:span></text:span><text:span text:style-name="T1"> yang nanti akan banyak menggunakan (atau memilih untuk tidak menggunakan) teknologi neurotech ini dalam kehidupan sehari-hari. Kalian juga yang mungkin akan ikut </text:span><text:span text:style-name="Strong_20_Emphasis"><text:span text:style-name="T1">mengembangkan</text:span></text:span><text:span text:style-name="T1"> teknologi ini lebih lanjut – jadi ilmuwan, insinyur, desainer. Dan yang pasti, kalian akan jadi </text:span><text:span text:style-name="Strong_20_Emphasis"><text:span text:style-name="T1">warga negara</text:span></text:span><text:span text:style-name="T1"> yang ikut </text:span><text:span text:style-name="Strong_20_Emphasis"><text:span text:style-name="T1">menentukan aturan main etis dan hukumnya</text:span></text:span><text:span text:style-name="T1">. Suaramu akan penting! </text:span></text:p>
              </text:list-item>
              <text:list-item>
                <text:p text:style-name="P224"><text:span text:style-name="Strong_20_Emphasis"><text:span text:style-name="T1">Berani Berimajinasi (Secara Bertanggung Jawab):</text:span></text:span><text:span text:style-name="T1"> Coba deh, luangkan waktu buat membayangkan masa depan komunikasi seperti apa yang </text:span><text:span text:style-name="Strong_20_Emphasis"><text:span text:style-name="T1">kamu inginkan</text:span></text:span><text:span text:style-name="T1">. Bukan cuma yang keren, tapi yang </text:span><text:span text:style-name="Strong_20_Emphasis"><text:span text:style-name="T1">baik, adil, dan manusiawi</text:span></text:span><text:span text:style-name="T1">. Bagaimana teknologi ini bisa dipakai buat membantu lebih banyak orang? Bagaimana cara mencegahnya disalahgunakan? Imajinasi yang didasari pengetahuan dan kepedulian itu kuat banget lho. </text:span></text:p>
              </text:list-item>
              <text:list-item>
                <text:p text:style-name="P99"><text:span text:style-name="Strong_20_Emphasis"><text:span text:style-name="T1">Ikut Bicara Nanti:</text:span></text:span><text:span text:style-name="T1"> Saat kamu dewasa nanti, jangan ragu untuk </text:span><text:span text:style-name="Strong_20_Emphasis"><text:span text:style-name="T1">ikut dalam diskusi publik</text:span></text:span><text:span text:style-name="T1"> tentang teknologi ini. Baca berita, ikuti perkembangan, sampaikan pendapatmu di forum yang tepat. Masa depan teknologi ini terlalu penting untuk diserahkan hanya pada </text:span><text:soft-page-break/><text:span text:style-name="T1">segelintir ahli atau perusahaan besar. </text:span></text:p>
              </text:list-item>
            </text:list>
            <text:p text:style-name="Text_20_body"><text:span text:style-name="T1">Teknologi itu pada dasarnya netral, seperti pisau. Bisa dipakai untuk memotong buah dan memasak makanan enak, bisa juga dipakai untuk melukai. Kuncinya ada di tangan </text:span><text:span text:style-name="Strong_20_Emphasis"><text:span text:style-name="T1">manusia</text:span></text:span><text:span text:style-name="T1"> yang menggunakannya. Neuroteknologi punya potensi luar biasa untuk kebaikan – menyembuhkan penyakit, membantu komunikasi, memperdalam pemahaman. Tapi risikonya juga nyata.</text:span></text:p>
            <text:p text:style-name="P121">Semoga kita semua – kamu, saya, kita semua – punya kebijaksanaan untuk mengembangkan dan menggunakan kekuatan baru ini demi membangun masa depan yang lebih baik, lebih adil, dan lebih manusiawi.</text:p>
            <text:p text:style-name="P121">Terima kasih sudah ikut dalam petualangan ini. Teruslah berpikir, teruslah bertanya, dan teruslah membuka pikiranmu untuk masa depan!</text:p>
            <text:p text:style-name="Text_20_body"><text:span text:style-name="Strong_20_Emphasis"><text:span text:style-name="T1">[SELESAI]</text:span></text:span></text:p>
            <text:p text:style-name="P1"/>
            <text:p text:style-name="Text_20_body"><text:span text:style-name="Strong_20_Emphasis"><text:span text:style-name="T1">[Tips Tambahan Digunakan dalam Teks Ini]:</text:span></text:span></text:p>
            <text:list xml:id="list6988443519308451970" text:style-name="L113">
              <text:list-item>
                <text:p text:style-name="P225"><text:span text:style-name="Strong_20_Emphasis"><text:span text:style-name="T1">Menyapa pembaca secara langsung dan personal</text:span></text:span><text:span text:style-name="T1"> ("kamu", "generasi kalian"). </text:span></text:p>
              </text:list-item>
              <text:list-item>
                <text:p text:style-name="P225"><text:span text:style-name="T1">Memberikan </text:span><text:span text:style-name="Strong_20_Emphasis"><text:span text:style-name="T1">pesan yang memberdayakan</text:span></text:span><text:span text:style-name="T1"> tentang peran pembaca di masa depan. </text:span></text:p>
              </text:list-item>
              <text:list-item>
                <text:p text:style-name="P225"><text:span text:style-name="T1">Menyeimbangkan </text:span><text:span text:style-name="Strong_20_Emphasis"><text:span text:style-name="T1">ajakan untuk tetap penasaran</text:span></text:span><text:span text:style-name="T1"> dengan </text:span><text:span text:style-name="Strong_20_Emphasis"><text:span text:style-name="T1">pentingnya berpikir kritis</text:span></text:span><text:span text:style-name="T1">. </text:span></text:p>
              </text:list-item>
              <text:list-item>
                <text:p text:style-name="P225"><text:span text:style-name="T1">Menekankan </text:span><text:span text:style-name="Strong_20_Emphasis"><text:span text:style-name="T1">tanggung jawab generasi muda</text:span></text:span><text:span text:style-name="T1"> dalam membentuk penggunaan teknologi dan etika. </text:span></text:p>
              </text:list-item>
              <text:list-item>
                <text:p text:style-name="P225"><text:span text:style-name="T1">Mengajak untuk </text:span><text:span text:style-name="Strong_20_Emphasis"><text:span text:style-name="T1">berimajinasi secara positif dan bertanggung jawab</text:span></text:span><text:span text:style-name="T1">. </text:span></text:p>
              </text:list-item>
              <text:list-item>
                <text:p text:style-name="P225"><text:span text:style-name="T1">Memberikan </text:span><text:span text:style-name="Strong_20_Emphasis"><text:span text:style-name="T1">panggilan untuk partisipasi aktif</text:span></text:span><text:span text:style-name="T1"> di masa depan. </text:span></text:p>
              </text:list-item>
              <text:list-item>
                <text:p text:style-name="P225"><text:span text:style-name="T1">Menggunakan </text:span><text:span text:style-name="Strong_20_Emphasis"><text:span text:style-name="T1">analogi pisau</text:span></text:span><text:span text:style-name="T1"> untuk sifat netral teknologi. </text:span></text:p>
              </text:list-item>
              <text:list-item>
                <text:p text:style-name="P225"><text:span text:style-name="T1">Mengakhiri dengan </text:span><text:span text:style-name="Strong_20_Emphasis"><text:span text:style-name="T1">nada penuh harapan namun tetap realistis</text:span></text:span><text:span text:style-name="T1">. </text:span></text:p>
              </text:list-item>
              <text:list-item>
                <text:p text:style-name="P145">Mengaitkan dengan konteks lokal/nasional (menyebut Tapak Tuan, Banda Aceh, Indonesia). </text:p>
              </text:list-item>
            </text:list>
            <text:p text:style-name="P1"/>
            <text:p text:style-name="Text_20_body"><text:span text:style-name="Strong_20_Emphasis"><text:span text:style-name="T1">(Prompt Ilustrasi - Opsional):</text:span></text:span></text:p>
            <text:list xml:id="list3691599867584893123" text:style-name="L114">
              <text:list-item>
                <text:p text:style-name="P100"><text:span text:style-name="T1">"</text:span><text:span text:style-name="Emphasis"><text:span text:style-name="T1">Buat ilustrasi penutup yang inspiratif. Gambarkan siluet sekelompok remaja yang beragam (mewakili pembaca dari berbagai latar belakang) </text:span></text:span><text:soft-page-break/><text:span text:style-name="Emphasis"><text:span text:style-name="T1">berdiri di puncak bukit, menatap ke arah cakrawala masa depan yang cerah namun kompleks (mungkin ada elemen kota futuristik, jaringan neural abstrak, dan alam yang menyatu). Beberapa dari mereka mungkin terlihat sedang berdiskusi, menunjuk ke depan, atau memegang tablet/buku, melambangkan pembelajaran, diskusi, dan peran aktif mereka dalam membentuk masa depan tersebut. Gunakan warna-warna cerah dan penuh harapan.</text:span></text:span><text:span text:style-name="T1">" </text:span></text:p>
              </text:list-item>
            </text:list>
            <text:p text:style-name="P1"/>
            <text:p text:style-name="P121">Dengan ini, seluruh konten berdasarkan prompt untuk kerangka buku Anda telah selesai dibuat. Semoga ini menjadi dasar yang kuat untuk penulisan buku "Pikiran ke Pikiran: Komunikasi Telepati" Anda! Jika ada hal lain yang bisa saya bantu, jangan ragu bertanya.</text:p>
          </text:section>
          <text:section text:style-name="Sect1" text:name="feedback-form-34">
            <text:p text:style-name="P241"/>
          </text:section>
        </text:section>
        <text:section text:style-name="Sect1" text:name="e017ce6f63f00d34">
          <text:p text:style-name="P121"/>
          <text:section text:style-name="Sect1" text:name="user-query-content-35">
            <text:p text:style-name="P262">YAX </text:p>
          </text:section>
          <text:p text:style-name="P241">Tampilkan alur berpikir</text:p>
          <text:section text:style-name="Sect2" text:name="model-response-message-contentr_e017ce6f63f00d34">
            <text:p text:style-name="Text_20_body"><text:span text:style-name="T1">Oke! Karena "YAX" diberikan setelah prompt terakhir (Subbab 5.3), itu berarti semua bagian konten berdasarkan kerangka dan prompt yang kita buat sebelumnya </text:span><text:span text:style-name="Strong_20_Emphasis"><text:span text:style-name="T1">telah selesai disajikan</text:span></text:span><text:span text:style-name="T1">.</text:span></text:p>
            <text:p text:style-name="P121">Sekarang Anda memiliki draf awal untuk setiap bagian buku "Pikiran ke Pikiran: Komunikasi Telepati", mulai dari Kata Pengantar hingga Bab 5, yang ditulis dengan gaya bahasa dan tips yang disarankan, serta ide ilustrasi pendukung.</text:p>
            <text:p text:style-name="P121">Apakah ada langkah selanjutnya yang ingin Anda diskusikan? Misalnya:</text:p>
            <text:list xml:id="list2380637790787579102" text:style-name="L115">
              <text:list-item>
                <text:p text:style-name="P257">Membahas bagian tertentu lebih lanjut? </text:p>
              </text:list-item>
              <text:list-item>
                <text:p text:style-name="P257">Meminta revisi pada salah satu bagian? </text:p>
              </text:list-item>
              <text:list-item>
                <text:p text:style-name="P257">Mendiskusikan ide untuk bagian Lampiran (Glosarium, Tokoh Penting, dll.) yang belum kita buat isinya? (Kita baru buat promptnya di awal). </text:p>
              </text:list-item>
              <text:list-item>
                <text:p text:style-name="P257">Bertanya tentang aspek lain dalam penulisan buku non-fiksi untuk remaja? </text:p>
              </text:list-item>
              <text:list-item>
                <text:p text:style-name="P146">Atau ada topik lain yang ingin Anda tanyakan? </text:p>
              </text:list-item>
            </text:list>
            <text:p text:style-name="P121">Silakan beri tahu saya bagaimana saya bisa membantu Anda selanjutnya!</text:p>
          </text:section>
          <text:section text:style-name="Sect1" text:name="feedback-form-35">
            <text:p text:style-name="P241"/>
          </text:section>
        </text:section>
        <text:section text:style-name="Sect1" text:name="5c13de63ce47e054">
          <text:p text:style-name="P121"><text:soft-page-break/></text:p>
          <text:section text:style-name="Sect1" text:name="user-query-content-36">
            <text:p text:style-name="P262">buat glosarium </text:p>
          </text:section>
          <text:p text:style-name="P241">Tampilkan alur berpikir</text:p>
          <text:section text:style-name="Sect2" text:name="model-response-message-contentr_5c13de63ce47e054">
            <text:p text:style-name="Text_20_body"><text:span text:style-name="T1">Tentu, mari kita buat isi untuk bagian </text:span><text:span text:style-name="Strong_20_Emphasis"><text:span text:style-name="T1">Glosarium</text:span></text:span><text:span text:style-name="T1"> sesuai dengan prompt sebelumnya. Ini adalah daftar istilah penting yang mungkin muncul di buku Anda, beserta penjelasan singkat yang ramah remaja:</text:span></text:p>
            <text:p text:style-name="P1"/>
            <text:p text:style-name="Text_20_body"><text:span text:style-name="Strong_20_Emphasis"><text:span text:style-name="T1">Glosarium</text:span></text:span></text:p>
            <text:list xml:id="list5416873354592413537" text:style-name="L116">
              <text:list-item>
                <text:p text:style-name="P226"><text:span text:style-name="Strong_20_Emphasis"><text:span text:style-name="T1">AI (Artificial Intelligence) / Kecerdasan Buatan:</text:span></text:span><text:span text:style-name="T1"> Program komputer atau mesin yang dirancang untuk bisa 'berpikir', belajar, dan memecahkan masalah mirip seperti manusia. Dalam buku ini, AI sering dipakai untuk membantu menerjemahkan sinyal otak yang rumit. </text:span></text:p>
              </text:list-item>
              <text:list-item>
                <text:p text:style-name="P226"><text:span text:style-name="Strong_20_Emphasis"><text:span text:style-name="T1">Anekdot:</text:span></text:span><text:span text:style-name="T1"> Cerita pengalaman pribadi seseorang. Menarik untuk didengar, tapi dalam sains, anekdot bukanlah bukti yang cukup kuat karena bisa jadi kebetulan, salah ingat, atau dilebih-lebihkan. Beda ya sama bukti dari eksperimen! </text:span></text:p>
              </text:list-item>
              <text:list-item>
                <text:p text:style-name="P226"><text:span text:style-name="Strong_20_Emphasis"><text:span text:style-name="T1">BCI (Brain-Computer Interface) / Antarmuka Otak-Komputer:</text:span></text:span><text:span text:style-name="T1"> Teknologi yang jadi 'jembatan' antara otak dan perangkat eksternal (seperti komputer atau lengan robot). BCI mencoba 'membaca' sinyal otak dan menerjemahkannya jadi perintah. </text:span></text:p>
              </text:list-item>
              <text:list-item>
                <text:p text:style-name="P226"><text:span text:style-name="Strong_20_Emphasis"><text:span text:style-name="T1">Bukti Empiris:</text:span></text:span><text:span text:style-name="T1"> Bukti yang didapatkan melalui pengamatan langsung atau eksperimen yang terkontrol dan bisa diukur. Ini jenis bukti yang dicari dalam sains untuk mendukung suatu klaim. </text:span></text:p>
              </text:list-item>
              <text:list-item>
                <text:p text:style-name="P226"><text:span text:style-name="Strong_20_Emphasis"><text:span text:style-name="T1">DBS (Deep Brain Stimulation) / Stimulasi Otak Dalam:</text:span></text:span><text:span text:style-name="T1"> Teknik stimulasi otak yang memakai elektroda kecil yang ditanam (dioperasi) ke bagian dalam otak untuk mengirim sinyal listrik. Sering dipakai untuk bantu pasien Parkinson. Kayak 'pacemaker' buat otak. </text:span></text:p>
              </text:list-item>
              <text:list-item>
                <text:p text:style-name="P226"><text:span text:style-name="Strong_20_Emphasis"><text:span text:style-name="T1">EEG (Electroencephalography):</text:span></text:span><text:span text:style-name="T1"> Alat untuk merekam aktivitas listrik otak pakai sensor (elektroda) yang ditempel di kulit kepala (kayak pakai topi khusus). Nggak perlu operasi (non-invasif), tapi sinyalnya kadang kurang detail. </text:span></text:p>
              </text:list-item>
              <text:list-item>
                <text:p text:style-name="P226"><text:span text:style-name="Strong_20_Emphasis"><text:span text:style-name="T1">ECoG (Electrocorticography):</text:span></text:span><text:span text:style-name="T1"> Mirip EEG, tapi elektrodanya diletakkan langsung di permukaan otak lewat operasi. Sinyalnya lebih jelas dari EEG. </text:span></text:p>
              </text:list-item>
              <text:list-item>
                <text:p text:style-name="P226"><text:span text:style-name="Strong_20_Emphasis"><text:span text:style-name="T1">Empath:</text:span></text:span><text:span text:style-name="T1"> Istilah (sering di fiksi) untuk orang yang bisa merasakan emosi </text:span><text:soft-page-break/><text:span text:style-name="T1">orang lain secara langsung. Mirip telepati, tapi fokus ke perasaan. Contohnya Mantis di Guardians of the Galaxy. </text:span></text:p>
              </text:list-item>
              <text:list-item>
                <text:p text:style-name="P226"><text:span text:style-name="Strong_20_Emphasis"><text:span text:style-name="T1">Empati:</text:span></text:span><text:span text:style-name="T1"> Kemampuan untuk memahami dan ikut merasakan perasaan atau pengalaman orang lain. </text:span></text:p>
              </text:list-item>
              <text:list-item>
                <text:p text:style-name="P226"><text:span text:style-name="Strong_20_Emphasis"><text:span text:style-name="T1">Etika:</text:span></text:span><text:span text:style-name="T1"> Prinsip-prinsip tentang apa yang benar dan salah, baik dan buruk, yang memandu perilaku kita. Penting banget dibahas saat ngomongin teknologi canggih kayak BCI. </text:span></text:p>
              </text:list-item>
              <text:list-item>
                <text:p text:style-name="P226"><text:span text:style-name="Strong_20_Emphasis"><text:span text:style-name="T1">fMRI (functional Magnetic Resonance Imaging):</text:span></text:span><text:span text:style-name="T1"> Mesin pemindai otak raksasa yang bisa 'melihat' area otak mana yang lagi aktif bekerja dengan cara mendeteksi perubahan aliran darah. Berguna buat riset, tapi nggak praktis buat BCI sehari-hari. </text:span></text:p>
              </text:list-item>
              <text:list-item>
                <text:p text:style-name="P226"><text:span text:style-name="Strong_20_Emphasis"><text:span text:style-name="T1">Hukum Kuadrat Terbalik (Inverse Square Law):</text:span></text:span><text:span text:style-name="T1"> Hukum fisika yang bilang kalau kekuatan suatu sinyal (kayak cahaya, suara, atau medan elektromagnetik dari otak) akan berkurang sangat drastis seiring bertambahnya jarak dari sumbernya. Ini salah satu alasan kenapa telepati alami susah terjadi. </text:span></text:p>
              </text:list-item>
              <text:list-item>
                <text:p text:style-name="P226"><text:span text:style-name="Strong_20_Emphasis"><text:span text:style-name="T1">Implan Neural:</text:span></text:span><text:span text:style-name="T1"> Alat elektronik kecil (seperti chip atau elektroda) yang ditanam ke dalam tubuh, khususnya ke otak atau sistem saraf, lewat operasi. Dipakai di BCI invasif atau DBS. </text:span></text:p>
              </text:list-item>
              <text:list-item>
                <text:p text:style-name="P226"><text:span text:style-name="Strong_20_Emphasis"><text:span text:style-name="T1">Kesadaran (Consciousness):</text:span></text:span><text:span text:style-name="T1"> Pengalaman subjektif 'menjadi' diri kita – sadar akan lingkungan sekitar, pikiran, dan perasaan kita sendiri. Gimana persisnya otak menghasilkan kesadaran masih jadi misteri besar sains. </text:span></text:p>
              </text:list-item>
              <text:list-item>
                <text:p text:style-name="P226"><text:span text:style-name="Strong_20_Emphasis"><text:span text:style-name="T1">Neuro-Rights / Hak-Hak Saraf:</text:span></text:span><text:span text:style-name="T1"> Ide tentang hak asasi manusia baru yang spesifik melindungi otak dan pikiran kita di era neuroteknologi, misalnya hak atas privasi mental, kehendak bebas, dan identitas diri. </text:span></text:p>
              </text:list-item>
              <text:list-item>
                <text:p text:style-name="P226"><text:span text:style-name="Strong_20_Emphasis"><text:span text:style-name="T1">Neurosains:</text:span></text:span><text:span text:style-name="T1"> Cabang ilmu biologi (dan bidang terkait lainnya) yang khusus mempelajari otak dan sistem saraf, termasuk struktur, fungsi, cara kerja, dan gangguannya. </text:span></text:p>
              </text:list-item>
              <text:list-item>
                <text:p text:style-name="P226"><text:span text:style-name="Strong_20_Emphasis"><text:span text:style-name="T1">Neurotransmitter:</text:span></text:span><text:span text:style-name="T1"> Zat kimia khusus di otak yang berfungsi sebagai 'kurir pesan' antar neuron di sinapsis. Contohnya dopamin (terkait rasa senang) dan serotonin (terkait mood). </text:span></text:p>
              </text:list-item>
              <text:list-item>
                <text:p text:style-name="P226"><text:span text:style-name="Strong_20_Emphasis"><text:span text:style-name="T1">Neuron:</text:span></text:span><text:span text:style-name="T1"> Sel saraf, unit dasar pembangun otak dan sistem saraf. Tugasnya menerima, memproses, dan mengirimkan informasi pakai sinyal listrik dan kimia. Jumlahnya miliaran di otak kita! Kayak 'penduduk' di kota otak. </text:span></text:p>
              </text:list-item>
              <text:list-item>
                <text:p text:style-name="P226"><text:span text:style-name="Strong_20_Emphasis"><text:span text:style-name="T1">Parapsikologi:</text:span></text:span><text:span text:style-name="T1"> Bidang penelitian (sering dianggap di pinggir sains </text:span><text:soft-page-break/><text:span text:style-name="T1">utama) yang mencoba mempelajari fenomena psikis atau paranormal seperti telepati, clairvoyance (melihat jarak jauh), atau psikokinesis (menggerakkan benda dengan pikiran). Hasil penelitiannya sering kontroversial dan sulit dibuktikan secara ilmiah. </text:span></text:p>
              </text:list-item>
              <text:list-item>
                <text:p text:style-name="P226"><text:span text:style-name="Strong_20_Emphasis"><text:span text:style-name="T1">Plastisitas Otak:</text:span></text:span><text:span text:style-name="T1"> Kemampuan luar biasa otak untuk berubah struktur dan fungsinya sebagai respons terhadap pengalaman, pembelajaran, atau cedera. Otak kita nggak kaku, tapi fleksibel! </text:span></text:p>
              </text:list-item>
              <text:list-item>
                <text:p text:style-name="P226"><text:span text:style-name="Strong_20_Emphasis"><text:span text:style-name="T1">Privasi Pikiran:</text:span></text:span><text:span text:style-name="T1"> Konsep tentang hak individu untuk menjaga kerahasiaan isi pikirannya, perasaannya, dan aktivitas mentalnya dari akses pihak luar tanpa izin. Dianggap sebagai 'benteng terakhir' privasi. </text:span></text:p>
              </text:list-item>
              <text:list-item>
                <text:p text:style-name="P226"><text:span text:style-name="Strong_20_Emphasis"><text:span text:style-name="T1">Sinapsis:</text:span></text:span><text:span text:style-name="T1"> Celah super kecil tempat pertemuan antara ujung akson satu neuron dengan dendrit neuron lain. Di sinilah 'obrolan' kimia antar neuron terjadi pakai neurotransmitter. Kayak 'jembatan' atau 'ruang chat' antar neuron. </text:span></text:p>
              </text:list-item>
              <text:list-item>
                <text:p text:style-name="P226"><text:span text:style-name="Strong_20_Emphasis"><text:span text:style-name="T1">Skeptisisme Ilmiah:</text:span></text:span><text:span text:style-name="T1"> Sikap dalam sains yang tidak mudah percaya pada klaim baru atau luar biasa sebelum ada bukti empiris yang kuat, jelas, dan bisa diulang. Bukan berarti anti hal baru, tapi butuh bukti! </text:span></text:p>
              </text:list-item>
              <text:list-item>
                <text:p text:style-name="P226"><text:span text:style-name="Strong_20_Emphasis"><text:span text:style-name="T1">Stimulasi Otak:</text:span></text:span><text:span text:style-name="T1"> Teknik menggunakan alat (seperti TMS atau DBS) untuk merangsang atau mengaktifkan area otak tertentu secara sengaja, baik untuk penelitian maupun terapi. </text:span></text:p>
              </text:list-item>
              <text:list-item>
                <text:p text:style-name="P226"><text:span text:style-name="Strong_20_Emphasis"><text:span text:style-name="T1">Telepati:</text:span></text:span><text:span text:style-name="T1"> Komunikasi informasi (pikiran, perasaan, gambar) secara langsung dari satu pikiran ke pikiran lain tanpa menggunakan panca indra atau alat bantu fisik yang dikenal. </text:span></text:p>
              </text:list-item>
              <text:list-item>
                <text:p text:style-name="P101"><text:span text:style-name="Strong_20_Emphasis"><text:span text:style-name="T1">TMS (Transcranial Magnetic Stimulation) / Stimulasi Magnetik Transkranial:</text:span></text:span><text:span text:style-name="T1"> Teknik stimulasi otak non-invasif yang pakai medan magnet kuat dari alat di luar kepala untuk merangsang area otak di dekat permukaan. Kayak 'ketukan' magnet ke otak. </text:span></text:p>
              </text:list-item>
            </text:list>
            <text:p text:style-name="P1"/>
            <text:p text:style-name="Text_20_body"><text:span text:style-name="Strong_20_Emphasis"><text:span text:style-name="T1">(Prompt Ilustrasi - Opsional):</text:span></text:span></text:p>
            <text:list xml:id="list3930223113326566612" text:style-name="L117">
              <text:list-item>
                <text:p text:style-name="P102"><text:span text:style-name="T1">"</text:span><text:span text:style-name="Emphasis"><text:span text:style-name="T1">Buat ikon kecil atau vinyet sederhana di awal bagian Glosarium, mungkin gambar buku terbuka dengan kaca pembesar di atasnya, atau ikon kamus dengan simbol otak.</text:span></text:span><text:span text:style-name="T1">" </text:span></text:p>
              </text:list-item>
            </text:list>
            <text:p text:style-name="P1"/>
            <text:p text:style-name="P121">Glosarium selesai dibuat! Apakah Anda ingin melanjutkan ke bagian Lampiran berikutnya (misalnya, Tokoh Penting)? Atau ada hal lain?</text:p>
          </text:section>
          <text:section text:style-name="Sect1" text:name="feedback-form-36">
            <text:p text:style-name="P241"><text:soft-page-break/></text:p>
          </text:section>
        </text:section>
        <text:section text:style-name="Sect1" text:name="642e0ef3b5aa5ad7">
          <text:p text:style-name="P121"/>
          <text:section text:style-name="Sect1" text:name="user-query-content-37">
            <text:p text:style-name="P262">buat daftar bacaan </text:p>
          </text:section>
          <text:p text:style-name="P241">Tampilkan alur berpikir</text:p>
          <text:section text:style-name="Sect2" text:name="model-response-message-contentr_642e0ef3b5aa5ad7">
            <text:p text:style-name="P121">Oke, mari kita susun daftar rekomendasi bacaan dan tontonan lebih lanjut untuk bagian Lampiran. Daftar ini disesuaikan agar relevan dan sebisa mungkin dapat diakses oleh remaja di Indonesia pada April 2025.</text:p>
            <text:p text:style-name="P1"/>
            <text:p text:style-name="Text_20_body"><text:span text:style-name="Strong_20_Emphasis"><text:span text:style-name="T1">Bacaan dan Tontonan Lebih Lanjut</text:span></text:span></text:p>
            <text:p text:style-name="P121">Sudah selesai baca buku ini tapi rasa penasaranmu tentang otak, pikiran, dan masa depan teknologi malah makin besar? Keren! Berikut beberapa rekomendasi sumber lain yang bisa kamu jelajahi untuk menambah wawasan (dan keseruan!):</text:p>
            <text:p text:style-name="Text_20_body"><text:span text:style-name="Strong_20_Emphasis"><text:span text:style-name="T1">? Buku Non-Fiksi Populer:</text:span></text:span></text:p>
            <text:list xml:id="list8635397693118870278" text:style-name="L118">
              <text:list-item>
                <text:p text:style-name="P227"><text:span text:style-name="Strong_20_Emphasis"><text:span text:style-name="T1">Homo Deus: Masa Depan Umat Manusia</text:span></text:span><text:span text:style-name="T1"> (Yuval Noah Harari) </text:span></text:p>
                <text:list>
                  <text:list-item>
                    <text:p text:style-name="P227"><text:span text:style-name="Emphasis"><text:span text:style-name="T1">Kenapa menarik?</text:span></text:span><text:span text:style-name="T1"> Buku ini nggak khusus bahas telepati, tapi ngajak kita mikir jauh ke depan tentang bagaimana teknologi (termasuk bio-engineering dan AI) bisa mengubah manusia dan masyarakat. Relevan banget sama diskusi etika di Bab 4! (Tersedia terjemahan Bahasa Indonesia). </text:span></text:p>
                  </text:list-item>
                </text:list>
              </text:list-item>
              <text:list-item>
                <text:p text:style-name="P227"><text:span text:style-name="Strong_20_Emphasis"><text:span text:style-name="T1">The Future of the Mind</text:span></text:span><text:span text:style-name="T1"> (Michio Kaku) </text:span></text:p>
                <text:list>
                  <text:list-item>
                    <text:p text:style-name="P227"><text:span text:style-name="Emphasis"><text:span text:style-name="T1">Kenapa menarik?</text:span></text:span><text:span text:style-name="T1"> Fisikawan terkenal ini membahas secara optimis (mungkin terlalu optimis?) tentang masa depan neurosains, termasuk kemungkinan telekinesis, BCI canggih, merekam mimpi, bahkan 'meng-upload' kesadaran. Baca ini dengan 'kacamata kritis'-mu, ya! (Mungkin perlu cari edisi Bahasa Inggris atau terjemahan jika sudah ada). </text:span></text:p>
                  </text:list-item>
                </text:list>
              </text:list-item>
              <text:list-item>
                <text:p text:style-name="P227"><text:span text:style-name="Strong_20_Emphasis"><text:span text:style-name="T1">The Man Who Mistook His Wife for a Hat and Other Clinical Tales</text:span></text:span><text:span text:style-name="T1"> (Oliver Sacks) </text:span></text:p>
                <text:list>
                  <text:list-item>
                    <text:p text:style-name="P103"><text:span text:style-name="Emphasis"><text:span text:style-name="T1">Kenapa menarik?</text:span></text:span><text:span text:style-name="T1"> Ahli saraf ini menceritakan kisah-kisah nyata pasiennya dengan kondisi neurologis yang aneh dan unik. Lewat cerita-cerita yang menyentuh dan kadang lucu ini, kita jadi lebih paham betapa ajaib dan rapuhnya otak manusia. (Tersedia terjemahan Bahasa Indonesia). </text:span></text:p>
                  </text:list-item>
                </text:list>
              </text:list-item>
            </text:list>
            <text:p text:style-name="Text_20_body"><text:soft-page-break/><text:span text:style-name="Strong_20_Emphasis"><text:span text:style-name="T1">? Artikel Online &amp; Website Edukatif:</text:span></text:span></text:p>
            <text:list xml:id="list5304901984187677147" text:style-name="L119">
              <text:list-item>
                <text:p text:style-name="P228"><text:span text:style-name="Strong_20_Emphasis"><text:span text:style-name="T1">National Geographic Indonesia (website &amp; majalah):</text:span></text:span><text:span text:style-name="T1"> Sering banget ada artikel seru tentang penemuan terbaru di dunia sains, termasuk soal otak, hewan cerdas, dan teknologi masa depan. Coba cari pakai kata kunci "otak", "neurosains", atau "kecerdasan buatan". </text:span></text:p>
              </text:list-item>
              <text:list-item>
                <text:p text:style-name="P228"><text:span text:style-name="Strong_20_Emphasis"><text:span text:style-name="T1">Kompas.id (Rubrik Sains):</text:span></text:span><text:span text:style-name="T1"> Sumber berita dan artikel sains berbahasa Indonesia yang kredibel. Sering membahas perkembangan teknologi dan riset terbaru, termasuk yang berkaitan dengan AI dan bioteknologi. </text:span></text:p>
              </text:list-item>
              <text:list-item>
                <text:p text:style-name="P228"><text:span text:style-name="Strong_20_Emphasis"><text:span text:style-name="T1">Kurzgesagt – In a Nutshell (YouTube &amp; Website):</text:span></text:span><text:span text:style-name="T1"> Wajib tonton! Channel ini bikin video animasi super keren yang ngejelasin topik sains rumit (termasuk soal otak, kesadaran, AI, masa depan) dengan cara yang gampang banget dimengerti dan visualnya memanjakan mata. Banyak video punya subtitle Bahasa Indonesia. </text:span></text:p>
              </text:list-item>
              <text:list-item>
                <text:p text:style-name="P228"><text:span text:style-name="Strong_20_Emphasis"><text:span text:style-name="T1">TED Talks (Website &amp; YouTube):</text:span></text:span><text:span text:style-name="T1"> Cari ceramah singkat dari para ahli neurosains, ahli etika, atau futuris. Banyak banget topik menarik soal cara kerja otak, potensi BCI, dampak AI, dan masa depan kemanusiaan. Banyak yang punya transkrip atau subtitle Bahasa Indonesia. </text:span></text:p>
              </text:list-item>
              <text:list-item>
                <text:p text:style-name="P104"><text:span text:style-name="Strong_20_Emphasis"><text:span text:style-name="T1">Wikipedia.org:</text:span></text:span><text:span text:style-name="T1"> Tempat yang bagus buat mulai cari informasi dasar tentang istilah, tokoh, atau konsep spesifik yang kamu temui. Tapi ingat, pakai sebagai </text:span><text:span text:style-name="Emphasis"><text:span text:style-name="T1">titik awal</text:span></text:span><text:span text:style-name="T1">, dan selalu cek silang informasinya dengan sumber lain yang lebih kredibel ya! </text:span></text:p>
              </text:list-item>
            </text:list>
            <text:p text:style-name="Text_20_body"><text:span text:style-name="Strong_20_Emphasis"><text:span text:style-name="T1">? Film Dokumenter &amp; Tontonan Lain:</text:span></text:span></text:p>
            <text:list xml:id="list931079607596826325" text:style-name="L120">
              <text:list-item>
                <text:p text:style-name="P229"><text:span text:style-name="Strong_20_Emphasis"><text:span text:style-name="T1">Explained (Serial di Netflix):</text:span></text:span><text:span text:style-name="T1"> Ada beberapa episode yang khusus membahas topik relevan, seperti "The Mind, Explained" (membahas memori, mimpi, kecemasan) atau episode tentang Kecerdasan Buatan. Penjelasannya singkat, padat, dan visualnya menarik. </text:span></text:p>
              </text:list-item>
              <text:list-item>
                <text:p text:style-name="P229"><text:span text:style-name="Strong_20_Emphasis"><text:span text:style-name="T1">The Social Dilemma (Dokumenter di Netflix):</text:span></text:span><text:span text:style-name="T1"> Walaupun fokusnya ke media sosial, film ini penting banget buat nunjukkin gimana teknologi (khususnya AI dan algoritma) bisa mempengaruhi pikiran, perilaku, dan masyarakat kita. Relevan banget sama diskusi etika teknologi. </text:span></text:p>
              </text:list-item>
              <text:list-item>
                <text:p text:style-name="P229"><text:span text:style-name="Strong_20_Emphasis"><text:span text:style-name="T1">Black Mirror (Serial Fiksi di Netflix):</text:span></text:span><text:span text:style-name="T1"> Ini bukan dokumenter, tapi serial fiksi ilmiah antologi yang tiap episodenya ngasih cerita berbeda tentang sisi gelap teknologi masa depan (termasuk BCI, memori digital, dll). Bisa banget jadi bahan renungan tentang 'bagaimana jika' yang ekstrem dan bikin kita mikir soal etika. Tonton dengan bijak ya! </text:span></text:p>
              </text:list-item>
              <text:list-item>
                <text:p text:style-name="P105"><text:span text:style-name="Strong_20_Emphasis"><text:span text:style-name="T1">Video-video di YouTube:</text:span></text:span><text:span text:style-name="T1"> Coba cari kanal sains populer lainnya </text:span><text:soft-page-break/><text:span text:style-name="T1">(Vsauce, Veritasium kalau suka Bahasa Inggris) atau cari dokumenter spesifik tentang sejarah BCI atau wawancara dengan ilmuwan neurosains. </text:span></text:p>
              </text:list-item>
            </text:list>
            <text:p text:style-name="Text_20_body"><text:span text:style-name="Strong_20_Emphasis"><text:span text:style-name="T1">Tips Tambahan:</text:span></text:span><text:span text:style-name="T1"> Kalau kamu tertarik sama topik spesifik (misalnya cara kerja memori, atau perkembangan Neuralink), coba langsung cari pakai kata kunci itu di mesin pencari atau database jurnal ilmiah (kalau mau yang lebih teknis dan bisa akses dari perpus sekolah/kampus nanti).</text:span></text:p>
            <text:p text:style-name="P121">Selamat menjelajah lebih jauh!</text:p>
            <text:p text:style-name="P1"/>
            <text:p text:style-name="Text_20_body"><text:span text:style-name="Strong_20_Emphasis"><text:span text:style-name="T1">(Prompt Ilustrasi - Opsional):</text:span></text:span></text:p>
            <text:list xml:id="list1056729331842125196" text:style-name="L121">
              <text:list-item>
                <text:p text:style-name="P106"><text:span text:style-name="T1">"</text:span><text:span text:style-name="Emphasis"><text:span text:style-name="T1">Buat ikon sederhana untuk bagian ini, mungkin gabungan dari ikon buku terbuka, ikon tombol 'play' video, dan ikon kursor mouse komputer, untuk melambangkan berbagai jenis sumber informasi.</text:span></text:span><text:span text:style-name="T1">" </text:span></text:p>
              </text:list-item>
            </text:list>
            <text:p text:style-name="P1"/>
            <text:p text:style-name="P121">Daftar Bacaan/Tontonan Lebih Lanjut selesai dibuat! Apakah Anda ingin melanjutkan ke bagian Lampiran berikutnya (Tokoh Penting)? Atau ada hal lain?</text:p>
          </text:section>
          <text:section text:style-name="Sect1" text:name="feedback-form-37">
            <text:p text:style-name="P241"/>
          </text:section>
        </text:section>
        <text:section text:style-name="Sect1" text:name="65539daa3290bc11">
          <text:p text:style-name="P121"/>
          <text:section text:style-name="Sect1" text:name="user-query-content-38">
            <text:p text:style-name="P262">Buat Prompt Pembuatan Sampul Buku ini </text:p>
          </text:section>
          <text:p text:style-name="P241">Tampilkan alur berpikir</text:p>
          <text:section text:style-name="Sect2" text:name="model-response-message-contentr_65539daa3290bc11">
            <text:p text:style-name="P241"/>
          </text:section>
          <text:p text:style-name="P241">Anda menghentikan respons ini</text:p>
          <text:section text:style-name="Sect1" text:name="feedback-form-38">
            <text:p text:style-name="P241"/>
          </text:section>
        </text:section>
        <text:section text:style-name="Sect1" text:name="9b33ea47ac3f1684">
          <text:p text:style-name="P121"/>
          <text:section text:style-name="Sect1" text:name="user-query-content-39">
            <text:p text:style-name="P262">Buat Daftar Pustaka dan Referensi Tambahan Buku ini </text:p>
          </text:section>
          <text:p text:style-name="P241">Tampilkan alur berpikir</text:p>
          <text:section text:style-name="Sect2" text:name="model-response-message-contentr_9b33ea47ac3f1684">
            <text:p text:style-name="Text_20_body"><text:span text:style-name="T1">Tentu, berdasarkan hasil pencarian dan topik yang telah kita bahas, berikut adalah contoh </text:span><text:span text:style-name="Strong_20_Emphasis"><text:span text:style-name="T1">Daftar Pustaka</text:span></text:span><text:span text:style-name="T1"> dan </text:span><text:span text:style-name="Strong_20_Emphasis"><text:span text:style-name="T1">Referensi Tambahan</text:span></text:span><text:span text:style-name="T1"> yang representatif untuk buku Anda. Daftar ini mencakup sumber-sumber yang relevan dan kredibel (hingga sekitar awal tahun 2025) yang bisa menjadi dasar atau rujukan lebih lanjut.</text:span></text:p>
            <text:p text:style-name="Text_20_body"><text:soft-page-break/><text:span text:style-name="Emphasis"><text:span text:style-name="T1">(Catatan: Daftar Pustaka yang sesungguhnya akan bergantung pada sumber spesifik yang Anda gunakan dalam penulisan. Ini adalah contoh representatif).</text:span></text:span></text:p>
            <text:p text:style-name="P1"/>
            <text:p text:style-name="Text_20_body"><text:span text:style-name="Strong_20_Emphasis"><text:span text:style-name="T1">Daftar Pustaka</text:span></text:span></text:p>
            <text:p text:style-name="Text_20_body"><text:span text:style-name="Strong_20_Emphasis"><text:span text:style-name="T1">Buku:</text:span></text:span></text:p>
            <text:list xml:id="list7976627064250181532" text:style-name="L122">
              <text:list-item>
                <text:p text:style-name="P230"><text:span text:style-name="T1">Doidge, Norman. (2007). </text:span><text:span text:style-name="Emphasis"><text:span text:style-name="T1">The Brain That Changes Itself: Stories of Personal Triumph from the Frontiers of Brain Science</text:span></text:span><text:span text:style-name="T1">. (Buku ini membahas plastisitas otak dengan cerita-cerita nyata yang inspiratif). </text:span></text:p>
              </text:list-item>
              <text:list-item>
                <text:p text:style-name="P230"><text:span text:style-name="T1">Eagleman, David. (2011). </text:span><text:span text:style-name="Emphasis"><text:span text:style-name="T1">Incognito: The Secret Lives of the Brain</text:span></text:span><text:span text:style-name="T1">. (Menjelajahi bagian-bagian otak dan bagaimana aktivitas bawah sadar mengendalikan kita, ditulis dengan gaya populer). </text:span></text:p>
              </text:list-item>
              <text:list-item>
                <text:p text:style-name="P230"><text:span text:style-name="T1">Eagleman, David. (2015). </text:span><text:span text:style-name="Emphasis"><text:span text:style-name="T1">The Brain: The Story of You</text:span></text:span><text:span text:style-name="T1">. (Pengantar visual dan naratif yang menarik tentang cara kerja otak). </text:span></text:p>
              </text:list-item>
              <text:list-item>
                <text:p text:style-name="P230"><text:span text:style-name="T1">Harari, Yuval Noah. (2016). </text:span><text:span text:style-name="Emphasis"><text:span text:style-name="T1">Homo Deus: A Brief History of Tomorrow</text:span></text:span><text:span text:style-name="T1">. (Meskipun bukan khusus neurosains, buku ini membahas implikasi teknologi masa depan, termasuk bioengineering dan AI, terhadap kemanusiaan. Terjemahan Indonesia tersedia). </text:span></text:p>
              </text:list-item>
              <text:list-item>
                <text:p text:style-name="P230"><text:span text:style-name="T1">Kaku, Michio. (2014). </text:span><text:span text:style-name="Emphasis"><text:span text:style-name="T1">The Future of the Mind: The Scientific Quest to Understand, Enhance, and Empower the Mind</text:span></text:span><text:span text:style-name="T1">. (Membahas spekulasi ilmiah tentang masa depan neurosains, termasuk BCI dan telepati teknologi). </text:span></text:p>
              </text:list-item>
              <text:list-item>
                <text:p text:style-name="P230"><text:span text:style-name="T1">Kandel, Eric R. (2006). </text:span><text:span text:style-name="Emphasis"><text:span text:style-name="T1">In Search of Memory: The Emergence of a New Science of Mind</text:span></text:span><text:span text:style-name="T1">. (Ditulis oleh peraih Nobel, membahas dasar-dasar neurobiologis memori). </text:span></text:p>
              </text:list-item>
              <text:list-item>
                <text:p text:style-name="P230"><text:span text:style-name="T1">Rao, Rajesh P. N. (2013). </text:span><text:span text:style-name="Emphasis"><text:span text:style-name="T1">Brain-Computer Interfacing: An Introduction</text:span></text:span><text:span text:style-name="T1">. (Buku pengantar yang komprehensif mengenai BCI oleh salah satu peneliti kunci di bidang ini). </text:span></text:p>
              </text:list-item>
              <text:list-item>
                <text:p text:style-name="P230"><text:span text:style-name="T1">Rhine, J. B. (1934). </text:span><text:span text:style-name="Emphasis"><text:span text:style-name="T1">Extra-Sensory Perception</text:span></text:span><text:span text:style-name="T1">. (Buku historis yang mempopulerkan penelitian ESP dan kartu Zener, penting untuk memahami sejarah parapsikologi meski banyak dikritik). </text:span></text:p>
              </text:list-item>
              <text:list-item>
                <text:p text:style-name="P107"><text:span text:style-name="T1">Sacks, Oliver. (1985). </text:span><text:span text:style-name="Emphasis"><text:span text:style-name="T1">The Man Who Mistook His Wife for a Hat and Other Clinical Tales</text:span></text:span><text:span text:style-name="T1">. (Kumpulan cerita kasus neurologis yang unik dan manusiawi, membuat neurosains terasa dekat. Terjemahan Indonesia tersedia). </text:span></text:p>
              </text:list-item>
            </text:list>
            <text:p text:style-name="Text_20_body"><text:span text:style-name="Strong_20_Emphasis"><text:span text:style-name="T1">Artikel/Riset Kunci (Contoh Representatif):</text:span></text:span></text:p>
            <text:list xml:id="list1693447512484425181" text:style-name="L123">
              <text:list-item>
                <text:p text:style-name="P258"><text:soft-page-break/>Penelitian J.B. Rhine mengenai ESP di Duke University (1930-an): Meskipun kontroversial, merupakan titik penting dalam sejarah penelitian parapsikologi. </text:p>
              </text:list-item>
              <text:list-item>
                <text:p text:style-name="P258">Eksperimen Brain-to-Brain Interface (BBI) oleh Rao, Stocco, dkk. (misalnya, publikasi tahun 2014 di PLOS ONE atau laporan sebelumnya tahun 2013): Mendemonstrasikan pengiriman sinyal motorik dasar antar otak manusia secara non-invasif. </text:p>
              </text:list-item>
              <text:list-item>
                <text:p text:style-name="P108"><text:span text:style-name="T1">Yuste, R., Goering, S., et al. (2017). "Four ethical priorities for neurotechnologies and AI". </text:span><text:span text:style-name="Emphasis"><text:span text:style-name="T1">Nature</text:span></text:span><text:span text:style-name="T1">, 551(7679), 159-163. (Artikel penting yang mengusulkan prioritas etika untuk neuroteknologi dan konsep Neuro-Rights). </text:span></text:p>
              </text:list-item>
            </text:list>
            <text:p text:style-name="P1"/>
            <text:p text:style-name="Text_20_body"><text:span text:style-name="Strong_20_Emphasis"><text:span text:style-name="T1">Referensi Tambahan</text:span></text:span></text:p>
            <text:p text:style-name="Text_20_body"><text:span text:style-name="Strong_20_Emphasis"><text:span text:style-name="T1">Website Organisasi &amp; Sumber Informasi:</text:span></text:span></text:p>
            <text:list xml:id="list8179357253918546672" text:style-name="L124">
              <text:list-item>
                <text:p text:style-name="P231"><text:span text:style-name="Strong_20_Emphasis"><text:span text:style-name="T1">BrainFacts.org:</text:span></text:span><text:span text:style-name="T1"> Dikelola oleh Society for Neuroscience, menyediakan informasi yang akurat dan mudah diakses tentang otak dan neurosains (Bahasa Inggris). </text:span></text:p>
              </text:list-item>
              <text:list-item>
                <text:p text:style-name="P231"><text:span text:style-name="Strong_20_Emphasis"><text:span text:style-name="T1">Mayo Clinic (mayoclinic.org):</text:span></text:span><text:span text:style-name="T1"> Menyediakan penjelasan medis yang terpercaya tentang prosedur seperti TMS dan DBS. </text:span></text:p>
              </text:list-item>
              <text:list-item>
                <text:p text:style-name="P231"><text:span text:style-name="Strong_20_Emphasis"><text:span text:style-name="T1">National Geographic Indonesia (nationalgeographic.grid.id):</text:span></text:span><text:span text:style-name="T1"> Seringkali memuat artikel sains populer yang relevan dengan perkembangan otak dan teknologi. </text:span></text:p>
              </text:list-item>
              <text:list-item>
                <text:p text:style-name="P231"><text:span text:style-name="Strong_20_Emphasis"><text:span text:style-name="T1">Kompas.id (Rubrik Sains):</text:span></text:span><text:span text:style-name="T1"> Sumber berita dan artikel sains dalam Bahasa Indonesia. </text:span></text:p>
              </text:list-item>
              <text:list-item>
                <text:p text:style-name="P231"><text:span text:style-name="Strong_20_Emphasis"><text:span text:style-name="T1">Kurzgesagt – In a Nutshell (YouTube):</text:span></text:span><text:span text:style-name="T1"> Kanal animasi yang menjelaskan sains kompleks (termasuk otak, AI, masa depan) dengan sangat baik. Banyak video memiliki subtitle Bahasa Indonesia. </text:span></text:p>
              </text:list-item>
              <text:list-item>
                <text:p text:style-name="P231"><text:span text:style-name="Strong_20_Emphasis"><text:span text:style-name="T1">TED Talks (ted.com):</text:span></text:span><text:span text:style-name="T1"> Sumber ceramah inspiratif dari para ahli di berbagai bidang, termasuk neurosains, BCI, dan etika teknologi. Banyak tersedia subtitle Bahasa Indonesia. </text:span></text:p>
              </text:list-item>
              <text:list-item>
                <text:p text:style-name="P231"><text:span text:style-name="Strong_20_Emphasis"><text:span text:style-name="T1">Informasi Publik Perusahaan Neuroteknologi:</text:span></text:span><text:span text:style-name="T1"> Perusahaan seperti Neuralink atau Synchron seringkali memiliki website yang menjelaskan visi dan perkembangan teknologi mereka (perlu dibaca dengan kacamata kritis). </text:span></text:p>
              </text:list-item>
              <text:list-item>
                <text:p text:style-name="P109"><text:span text:style-name="Strong_20_Emphasis"><text:span text:style-name="T1">Wikipedia.org:</text:span></text:span><text:span text:style-name="T1"> Titik awal yang baik untuk mencari informasi dasar </text:span><text:soft-page-break/><text:span text:style-name="T1">tentang konsep, teknologi, atau tokoh tertentu, namun selalu verifikasi dengan sumber lain. </text:span></text:p>
              </text:list-item>
            </text:list>
            <text:p text:style-name="P1"/>
            <text:p text:style-name="P121">Daftar ini bisa Anda gunakan sebagai titik awal untuk menyusun daftar pustaka dan referensi yang lebih lengkap sesuai dengan fokus dan kedalaman riset Anda untuk buku ini.</text:p>
            <text:p text:style-name="P121">Apakah ada bagian Lampiran lain yang ingin Anda buat isinya (misalnya Tokoh Penting atau Eksperimen Pikiran Sederhana)? Atau ada pertanyaan lain?</text:p>
          </text:section>
          <text:section text:style-name="Sect1" text:name="feedback-form-39">
            <text:p text:style-name="P241"/>
          </text:section>
        </text:section>
        <text:section text:style-name="Sect1" text:name="6c4d5d4c423cb111">
          <text:p text:style-name="P121"/>
          <text:section text:style-name="Sect1" text:name="user-query-content-40">
            <text:p text:style-name="P262">daftar tokoh penting </text:p>
          </text:section>
          <text:p text:style-name="P241">Tampilkan alur berpikir</text:p>
          <text:section text:style-name="Sect2" text:name="model-response-message-contentr_6c4d5d4c423cb111">
            <text:p text:style-name="P121">Oke, mari kita buat daftar Tokoh Penting yang relevan dengan isi buku ini.</text:p>
            <text:p text:style-name="P1"/>
            <text:p text:style-name="Text_20_body"><text:span text:style-name="Strong_20_Emphasis"><text:span text:style-name="T1">(Prompt yang Dikerjakan: </text:span></text:span><text:span text:style-name="Strong_20_Emphasis"><text:span text:style-name="Emphasis"><text:span text:style-name="T1">Buatlah bagian </text:span></text:span></text:span><text:span text:style-name="Emphasis"><text:span text:style-name="Strong_20_Emphasis"><text:span text:style-name="T1">'Tokoh Penting'</text:span></text:span></text:span><text:span text:style-name="Strong_20_Emphasis"><text:span text:style-name="Emphasis"><text:span text:style-name="T1"> yang memperkenalkan secara singkat beberapa </text:span></text:span></text:span><text:span text:style-name="Emphasis"><text:span text:style-name="Strong_20_Emphasis"><text:span text:style-name="T1">ilmuwan, peneliti, atau tokoh</text:span></text:span></text:span><text:span text:style-name="Strong_20_Emphasis"><text:span text:style-name="Emphasis"><text:span text:style-name="T1"> yang relevan dengan topik buku ini. Bisa mencakup: 1) Tokoh historis dalam penelitian parapsikologi (misal: J.B. Rhine, sebutkan kontribusinya dan kritiknya). 2) Ilmuwan neurosains pionir yang relevan dengan pemahaman otak atau BCI. 3) Tokoh kontemporer (per April 2025) yang aktif dalam pengembangan BCI (misalnya, sebutkan nama peneliti terkemuka atau pendiri perusahaan seperti Neuralink, dengan deskripsi singkat kontribusi atau visi mereka). Untuk setiap tokoh, berikan </text:span></text:span></text:span><text:span text:style-name="Emphasis"><text:span text:style-name="Strong_20_Emphasis"><text:span text:style-name="T1">informasi ringkas</text:span></text:span></text:span><text:span text:style-name="Strong_20_Emphasis"><text:span text:style-name="Emphasis"><text:span text:style-name="T1">: siapa dia, apa kontribusi utamanya terkait topik buku, dan mengapa dia penting. Jaga agar profilnya singkat dan menarik bagi remaja.</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Tokoh Penting</text:span></text:span></text:p>
            <text:p text:style-name="P121">Berikut beberapa nama yang punya peran penting dalam sejarah, pemahaman, atau pengembangan topik yang kita bahas di buku ini:</text:p>
            <text:list xml:id="list2243235492061720685" text:style-name="L125">
              <text:list-item>
                <text:p text:style-name="P110"><text:span text:style-name="Strong_20_Emphasis"><text:span text:style-name="T1">Santiago Ramón y Cajal (1852-1934):</text:span></text:span></text:p>
                <text:list>
                  <text:list-item>
                    <text:p text:style-name="P232"><text:span text:style-name="Strong_20_Emphasis"><text:span text:style-name="T1">Siapa:</text:span></text:span><text:span text:style-name="T1"> Ahli saraf asal Spanyol, sering disebut "Bapak Neurosains </text:span><text:soft-page-break/><text:span text:style-name="T1">Modern". Pemenang Nobel Kedokteran tahun 1906. </text:span></text:p>
                  </text:list-item>
                  <text:list-item>
                    <text:p text:style-name="P232"><text:span text:style-name="Strong_20_Emphasis"><text:span text:style-name="T1">Kenapa Penting:</text:span></text:span><text:span text:style-name="T1"> Dialah orang pertama yang menyadari bahwa otak itu terdiri dari sel-sel individual yang disebut </text:span><text:span text:style-name="Strong_20_Emphasis"><text:span text:style-name="T1">neuron</text:span></text:span><text:span text:style-name="T1">, bukan jaring bersambung (seperti yang dipercaya sebelumnya). Penemuannya ini jadi fondasi dasar untuk semua pemahaman kita tentang cara kerja otak saat ini. </text:span></text:p>
                  </text:list-item>
                </text:list>
              </text:list-item>
              <text:list-item>
                <text:p text:style-name="P110"><text:span text:style-name="Strong_20_Emphasis"><text:span text:style-name="T1">Joseph Banks Rhine (J.B. Rhine) (1895-1980):</text:span></text:span></text:p>
                <text:list>
                  <text:list-item>
                    <text:p text:style-name="P232"><text:span text:style-name="Strong_20_Emphasis"><text:span text:style-name="T1">Siapa:</text:span></text:span><text:span text:style-name="T1"> Botanis Amerika yang beralih menjadi parapsikolog terkenal. Pendiri laboratorium parapsikologi di Duke University. </text:span></text:p>
                  </text:list-item>
                  <text:list-item>
                    <text:p text:style-name="P232"><text:span text:style-name="Strong_20_Emphasis"><text:span text:style-name="T1">Kenapa Penting:</text:span></text:span><text:span text:style-name="T1"> Dia mempopulerkan istilah </text:span><text:span text:style-name="Strong_20_Emphasis"><text:span text:style-name="T1">ESP (Extrasensory Perception)</text:span></text:span><text:span text:style-name="T1"> dan melakukan eksperimen </text:span><text:span text:style-name="Strong_20_Emphasis"><text:span text:style-name="T1">Kartu Zener</text:span></text:span><text:span text:style-name="T1"> yang terkenal untuk mencoba membuktikan telepati dan fenomena psikis lainnya secara ilmiah. Meskipun hasil dan metodenya banyak dikritik oleh komunitas sains, karyanya memicu banyak diskusi (dan kontroversi) tentang topik ini. </text:span></text:p>
                  </text:list-item>
                </text:list>
              </text:list-item>
              <text:list-item>
                <text:p text:style-name="P110"><text:span text:style-name="Strong_20_Emphasis"><text:span text:style-name="T1">Wilder Penfield (1891-1976):</text:span></text:span></text:p>
                <text:list>
                  <text:list-item>
                    <text:p text:style-name="P232"><text:span text:style-name="Strong_20_Emphasis"><text:span text:style-name="T1">Siapa:</text:span></text:span><text:span text:style-name="T1"> Ahli bedah saraf asal Kanada. </text:span></text:p>
                  </text:list-item>
                  <text:list-item>
                    <text:p text:style-name="P232"><text:span text:style-name="Strong_20_Emphasis"><text:span text:style-name="T1">Kenapa Penting:</text:span></text:span><text:span text:style-name="T1"> Saat melakukan operasi otak pada pasien epilepsi (dalam keadaan sadar!), Penfield menstimulasi bagian-bagian korteks otak dengan elektroda kecil dan memetakan area mana yang mengontrol gerakan, sensasi, atau bahkan memicu ingatan tertentu. Karyanya membantu kita memahami </text:span><text:span text:style-name="Strong_20_Emphasis"><text:span text:style-name="T1">peta fungsi di otak</text:span></text:span><text:span text:style-name="T1"> dan jadi dasar penting bagi pengembangan BCI dan stimulasi otak. </text:span></text:p>
                  </text:list-item>
                </text:list>
              </text:list-item>
              <text:list-item>
                <text:p text:style-name="P110"><text:span text:style-name="Strong_20_Emphasis"><text:span text:style-name="T1">Oliver Sacks (1933-2015):</text:span></text:span></text:p>
                <text:list>
                  <text:list-item>
                    <text:p text:style-name="P232"><text:span text:style-name="Strong_20_Emphasis"><text:span text:style-name="T1">Siapa:</text:span></text:span><text:span text:style-name="T1"> Ahli saraf dan penulis Inggris-Amerika. </text:span></text:p>
                  </text:list-item>
                  <text:list-item>
                    <text:p text:style-name="P232"><text:span text:style-name="Strong_20_Emphasis"><text:span text:style-name="T1">Kenapa Penting:</text:span></text:span><text:span text:style-name="T1"> Dia bukan penemu besar, tapi sangat berjasa dalam </text:span><text:span text:style-name="Strong_20_Emphasis"><text:span text:style-name="T1">menceritakan kisah-kisah pasien neurologis</text:span></text:span><text:span text:style-name="T1"> dengan cara yang sangat manusiawi, menarik, dan mudah dipahami awam (lewat buku seperti </text:span><text:span text:style-name="Emphasis"><text:span text:style-name="T1">The Man Who Mistook His Wife for a Hat</text:span></text:span><text:span text:style-name="T1">). Tulisannya membantu banyak orang jadi tertarik dan lebih paham tentang keajaiban sekaligus kerapuhan otak manusia. </text:span></text:p>
                  </text:list-item>
                </text:list>
              </text:list-item>
              <text:list-item>
                <text:p text:style-name="P110"><text:span text:style-name="Strong_20_Emphasis"><text:span text:style-name="T1">Rajesh P. N. Rao (Aktif 2000-an - sekarang):</text:span></text:span></text:p>
                <text:list>
                  <text:list-item>
                    <text:p text:style-name="P232"><text:span text:style-name="Strong_20_Emphasis"><text:span text:style-name="T1">Siapa:</text:span></text:span><text:span text:style-name="T1"> Ilmuwan komputer dan ahli neurosains asal India-Amerika. Profesor di University of Washington. </text:span></text:p>
                  </text:list-item>
                  <text:list-item>
                    <text:p text:style-name="P232"><text:soft-page-break/><text:span text:style-name="Strong_20_Emphasis"><text:span text:style-name="T1">Kenapa Penting:</text:span></text:span><text:span text:style-name="T1"> Dia adalah salah satu pionir dalam penelitian </text:span><text:span text:style-name="Strong_20_Emphasis"><text:span text:style-name="T1">Brain-Computer Interface (BCI)</text:span></text:span><text:span text:style-name="T1"> dan </text:span><text:span text:style-name="Strong_20_Emphasis"><text:span text:style-name="T1">Brain-to-Brain Interface (BBI)</text:span></text:span><text:span text:style-name="T1">. Timnya melakukan salah satu eksperimen pertama yang berhasil mengirim sinyal motorik sederhana antar otak manusia secara non-invasif. Dia juga menulis buku teks pengantar tentang BCI. </text:span></text:p>
                  </text:list-item>
                </text:list>
              </text:list-item>
              <text:list-item>
                <text:p text:style-name="P110"><text:span text:style-name="Strong_20_Emphasis"><text:span text:style-name="T1">Rafael Yuste (Aktif 1990-an - sekarang):</text:span></text:span></text:p>
                <text:list>
                  <text:list-item>
                    <text:p text:style-name="P232"><text:span text:style-name="Strong_20_Emphasis"><text:span text:style-name="T1">Siapa:</text:span></text:span><text:span text:style-name="T1"> Ahli saraf Spanyol-Amerika, profesor di Columbia University. Salah satu penggagas BRAIN Initiative di AS. </text:span></text:p>
                  </text:list-item>
                  <text:list-item>
                    <text:p text:style-name="P232"><text:span text:style-name="Strong_20_Emphasis"><text:span text:style-name="T1">Kenapa Penting:</text:span></text:span><text:span text:style-name="T1"> Selain risetnya tentang sirkuit saraf, Yuste adalah salah satu suara terdepan yang mengkampanyekan pentingnya </text:span><text:span text:style-name="Strong_20_Emphasis"><text:span text:style-name="T1">neuroetika</text:span></text:span><text:span text:style-name="T1"> dan perlunya </text:span><text:span text:style-name="Strong_20_Emphasis"><text:span text:style-name="T1">Neuro-Rights</text:span></text:span><text:span text:style-name="T1"> untuk melindungi otak dan pikiran manusia dari potensi penyalahgunaan neuroteknologi di masa depan. </text:span></text:p>
                  </text:list-item>
                </text:list>
              </text:list-item>
              <text:list-item>
                <text:p text:style-name="P110"><text:span text:style-name="Strong_20_Emphasis"><text:span text:style-name="T1">Elon Musk (Aktif 2000-an - sekarang):</text:span></text:span></text:p>
                <text:list>
                  <text:list-item>
                    <text:p text:style-name="P232"><text:span text:style-name="Strong_20_Emphasis"><text:span text:style-name="T1">Siapa:</text:span></text:span><text:span text:style-name="T1"> Pengusaha teknologi terkenal (Tesla, SpaceX), pendiri </text:span><text:span text:style-name="Strong_20_Emphasis"><text:span text:style-name="T1">Neuralink</text:span></text:span><text:span text:style-name="T1">. </text:span></text:p>
                  </text:list-item>
                  <text:list-item>
                    <text:p text:style-name="P110"><text:span text:style-name="Strong_20_Emphasis"><text:span text:style-name="T1">Kenapa Penting:</text:span></text:span><text:span text:style-name="T1"> Lewat Neuralink, dia mendorong pengembangan </text:span><text:span text:style-name="Strong_20_Emphasis"><text:span text:style-name="T1">BCI implan ber-bandwidth tinggi</text:span></text:span><text:span text:style-name="T1"> dengan tujuan ambisius untuk mengobati penyakit saraf dan, dalam jangka panjang, mungkin 'meningkatkan' kemampuan kognitif manusia. Meskipun visinya kontroversial dan teknologinya masih dalam pengembangan (per April 2025), dia berhasil membawa perhatian publik yang besar pada potensi dan tantangan BCI. </text:span></text:p>
                  </text:list-item>
                </text:list>
              </text:list-item>
            </text:list>
            <text:p text:style-name="P121">Tentu saja, masih banyak lagi ilmuwan, insinyur, filsuf, dan tokoh lain yang berkontribusi pada bidang yang luas ini! Daftar ini hanya beberapa contoh kunci.</text:p>
            <text:p text:style-name="P1"/>
            <text:p text:style-name="Text_20_body"><text:span text:style-name="Strong_20_Emphasis"><text:span text:style-name="T1">(Prompt Ilustrasi - Opsional):</text:span></text:span></text:p>
            <text:list xml:id="list3644987744637015025" text:style-name="L126">
              <text:list-item>
                <text:p text:style-name="P111"><text:span text:style-name="T1">"</text:span><text:span text:style-name="Emphasis"><text:span text:style-name="T1">Buat ikon sederhana untuk bagian ini, mungkin siluet beberapa kepala (profil) dari era yang berbeda (misalnya satu dengan gaya rambut kuno, satu modern) dengan tanda bintang atau lampu ide di atasnya.</text:span></text:span><text:span text:style-name="T1">" </text:span></text:p>
              </text:list-item>
            </text:list>
            <text:p text:style-name="P1"/>
            <text:p text:style-name="P121">Bagian Tokoh Penting selesai dibuat! Apakah Anda ingin melanjutkan ke <text:soft-page-break/>bagian Lampiran terakhir (Eksperimen Pikiran Sederhana)? Atau ada hal lain?</text:p>
          </text:section>
          <text:section text:style-name="Sect1" text:name="feedback-form-40">
            <text:p text:style-name="P241"/>
          </text:section>
        </text:section>
        <text:section text:style-name="Sect1" text:name="e1b37af2d553b450">
          <text:p text:style-name="P121"/>
          <text:section text:style-name="Sect1" text:name="user-query-content-41">
            <text:p text:style-name="P262">buat eksperimen sederhana </text:p>
          </text:section>
          <text:p text:style-name="P241">Tampilkan alur berpikir</text:p>
          <text:section text:style-name="Sect2" text:name="model-response-message-contentr_e1b37af2d553b450">
            <text:p text:style-name="P121">Oke, ini bagian terakhir dari Lampiran yang kita rencanakan: Eksperimen Pikiran Sederhana. Bagian ini bertujuan untuk mengajakmu bermain sambil merenungkan ide-ide dalam buku ini.</text:p>
            <text:p text:style-name="P1"/>
            <text:p text:style-name="Text_20_body"><text:span text:style-name="Strong_20_Emphasis"><text:span text:style-name="T1">(Prompt yang Dikerjakan: </text:span></text:span><text:span text:style-name="Strong_20_Emphasis"><text:span text:style-name="Emphasis"><text:span text:style-name="T1">Buatlah bagian </text:span></text:span></text:span><text:span text:style-name="Emphasis"><text:span text:style-name="Strong_20_Emphasis"><text:span text:style-name="T1">'Yuk, Coba Pikirkan!'</text:span></text:span></text:span><text:span text:style-name="Strong_20_Emphasis"><text:span text:style-name="Emphasis"><text:span text:style-name="T1"> yang berisi beberapa </text:span></text:span></text:span><text:span text:style-name="Emphasis"><text:span text:style-name="Strong_20_Emphasis"><text:span text:style-name="T1">eksperimen pikiran atau aktivitas sederhana</text:span></text:span></text:span><text:span text:style-name="Strong_20_Emphasis"><text:span text:style-name="Emphasis"><text:span text:style-name="T1"> yang bisa dilakukan pembaca remaja untuk merenungkan tema-tema buku ini. Contoh ide: 1) Tes Intuisi: Ajak pembaca mencoba menebak kartu atau gambar sederhana yang dipegang teman/keluarga di ruangan lain (tekankan ini untuk seru-seruan, bukan bukti telepati). 2) </text:span></text:span></text:span><text:span text:style-name="Emphasis"><text:span text:style-name="Strong_20_Emphasis"><text:span text:style-name="T1">Komunikasi Non-Verbal:</text:span></text:span></text:span><text:span text:style-name="Strong_20_Emphasis"><text:span text:style-name="Emphasis"><text:span text:style-name="T1"> Ajak mereka mencoba berkomunikasi dengan teman hanya menggunakan ekspresi wajah atau gestur selama 5 menit dan lihat seberapa banyak pesan yang tersampaikan/salah paham. 3) Dilema Etis Mini: Sajikan skenario etis singkat terkait BCI/telepati (misal: 'Jika kamu bisa mendengar pikiran temanmu selama sehari, apakah kamu mau? Mengapa?') dan ajak mereka memikirkan jawabannya. 4) Desain Masa Depan: Ajak mereka membayangkan satu aplikasi positif BCI yang ingin mereka lihat di masa depan. Buat instruksinya singkat, jelas, dan mendorong refleksi.</text:span></text:span></text:span><text:span text:style-name="Strong_20_Emphasis"><text:span text:style-name="T1">)</text:span></text:span></text:p>
            <text:p text:style-name="Text_20_body"><text:span text:style-name="Strong_20_Emphasis"><text:span text:style-name="T1">Hasil Teks:</text:span></text:span></text:p>
            <text:p text:style-name="Text_20_body"><text:span text:style-name="Strong_20_Emphasis"><text:span text:style-name="T1">Yuk, Coba Pikirkan! (Eksperimen Pikiran Sederhana)</text:span></text:span></text:p>
            <text:p text:style-name="P121">Sudah siap mengasah otakmu sedikit lagi? Coba lakukan beberapa aktivitas atau renungan sederhana ini, sendirian atau bareng teman/keluarga, untuk merasakan langsung beberapa ide yang kita bahas di buku ini!</text:p>
            <text:p text:style-name="Text_20_body"><text:span text:style-name="Strong_20_Emphasis"><text:span text:style-name="T1">1. Tes 'Intuisi' Kartu (Main Bareng Teman/Keluarga)</text:span></text:span></text:p>
            <text:list xml:id="list7163026972082448085" text:style-name="L127">
              <text:list-item>
                <text:p text:style-name="P233"><text:span text:style-name="Strong_20_Emphasis"><text:span text:style-name="T1">Alat:</text:span></text:span><text:span text:style-name="T1"> Setumpuk kartu remi sederhana atau buat 5 kartu dengan simbol berbeda (lingkaran, kotak, bintang, segitiga, gelombang – mirip kartu Zener!). </text:span></text:p>
              </text:list-item>
              <text:list-item>
                <text:p text:style-name="P233"><text:soft-page-break/><text:span text:style-name="Strong_20_Emphasis"><text:span text:style-name="T1">Cara Main:</text:span></text:span><text:span text:style-name="T1"> </text:span></text:p>
                <text:list>
                  <text:list-item>
                    <text:p text:style-name="P259">Minta satu orang (si 'Pengirim') untuk duduk di ruangan lain atau membelakangimu. </text:p>
                  </text:list-item>
                  <text:list-item>
                    <text:p text:style-name="P259">Si Pengirim mengambil satu kartu secara acak, melihatnya, dan berkonsentrasi pada gambar/simbolnya selama 10-15 detik. </text:p>
                  </text:list-item>
                  <text:list-item>
                    <text:p text:style-name="P259">Kamu (si 'Penerima') mencoba menebak kartu apa yang sedang dipikirkan si Pengirim. Tulis tebakanmu. </text:p>
                  </text:list-item>
                  <text:list-item>
                    <text:p text:style-name="P259">Ulangi ini 10-20 kali dengan kartu yang selalu diacak ulang. </text:p>
                  </text:list-item>
                  <text:list-item>
                    <text:p text:style-name="P259">Hitung berapa kali tebakanmu benar. </text:p>
                  </text:list-item>
                </text:list>
              </text:list-item>
              <text:list-item>
                <text:p text:style-name="P112"><text:span text:style-name="Strong_20_Emphasis"><text:span text:style-name="T1">Tujuan Refleksi:</text:span></text:span><text:span text:style-name="T1"> Apakah hasil tebakanmu jauh di atas peluang kebetulan (kalau 5 simbol, peluangnya 1/5 atau 20%)? Kemungkinan besar tidak. Eksperimen ini bukan untuk membuktikan telepati, tapi untuk merasakan sendiri betapa sulitnya menebak informasi tanpa input indrawi dan bagaimana </text:span><text:span text:style-name="Strong_20_Emphasis"><text:span text:style-name="T1">kebetulan</text:span></text:span><text:span text:style-name="T1"> bisa berperan. Ini juga mengingatkan kita pada eksperimen J.B. Rhine dan pentingnya </text:span><text:span text:style-name="Strong_20_Emphasis"><text:span text:style-name="T1">metode ilmiah yang ketat</text:span></text:span><text:span text:style-name="T1">. </text:span></text:p>
              </text:list-item>
            </text:list>
            <text:p text:style-name="Text_20_body"><text:span text:style-name="Strong_20_Emphasis"><text:span text:style-name="T1">2. Ngobrol Tanpa Kata (Main Bareng Teman)</text:span></text:span></text:p>
            <text:list xml:id="list8329723621025398104" text:style-name="L128">
              <text:list-item>
                <text:p text:style-name="P234"><text:span text:style-name="Strong_20_Emphasis"><text:span text:style-name="T1">Alat:</text:span></text:span><text:span text:style-name="T1"> Kamu dan seorang teman, stopwatch (pakai HP bisa). </text:span></text:p>
              </text:list-item>
              <text:list-item>
                <text:p text:style-name="P234"><text:span text:style-name="Strong_20_Emphasis"><text:span text:style-name="T1">Cara Main:</text:span></text:span><text:span text:style-name="T1"> </text:span></text:p>
                <text:list>
                  <text:list-item>
                    <text:p text:style-name="P260">Pilih satu topik obrolan yang agak kompleks (misalnya, "Rencana liburan seru nanti", atau "Pendapatmu tentang film X"). </text:p>
                  </text:list-item>
                  <text:list-item>
                    <text:p text:style-name="P234"><text:span text:style-name="T1">Selama 5 menit penuh, coba diskusikan topik itu dengan temanmu </text:span><text:span text:style-name="Strong_20_Emphasis"><text:span text:style-name="T1">HANYA</text:span></text:span><text:span text:style-name="T1"> menggunakan ekspresi wajah, gestur tangan, dan gerakan tubuh. </text:span><text:span text:style-name="Strong_20_Emphasis"><text:span text:style-name="T1">Dilarang keras mengeluarkan suara atau menulis!</text:span></text:span><text:span text:style-name="T1"> </text:span></text:p>
                  </text:list-item>
                  <text:list-item>
                    <text:p text:style-name="P260">Setelah 5 menit, diskusikan: Seberapa banyak pesan yang berhasil tersampaikan? Bagian mana yang paling susah dijelaskan/dimengerti? Apa saja kesalahpahaman yang terjadi? </text:p>
                  </text:list-item>
                </text:list>
              </text:list-item>
              <text:list-item>
                <text:p text:style-name="P113"><text:span text:style-name="Strong_20_Emphasis"><text:span text:style-name="T1">Tujuan Refleksi:</text:span></text:span><text:span text:style-name="T1"> Aktivitas ini membantu kita menghargai </text:span><text:span text:style-name="Strong_20_Emphasis"><text:span text:style-name="T1">kekayaan dan keterbatasan komunikasi non-verbal</text:span></text:span><text:span text:style-name="T1">. Kita bisa sadar betapa pentingnya bahasa lisan/tulisan untuk menyampaikan ide kompleks, sekaligus menyadari betapa banyak informasi (emosi, niat) yang bisa kita tangkap dari isyarat non-verbal (yang kadang kita anggap 'firasat' atau 'chemistry'). Bandingkan kerumitan ini dengan ide komunikasi telepati yang instan. </text:span></text:p>
              </text:list-item>
            </text:list>
            <text:p text:style-name="Text_20_body"><text:span text:style-name="Strong_20_Emphasis"><text:span text:style-name="T1">3. Dilema 'Membaca Pikiran' Sehari</text:span></text:span></text:p>
            <text:list xml:id="list3844349643850867135" text:style-name="L129">
              <text:list-item>
                <text:p text:style-name="P235"><text:soft-page-break/><text:span text:style-name="Strong_20_Emphasis"><text:span text:style-name="T1">Alat:</text:span></text:span><text:span text:style-name="T1"> Otakmu dan imajinasimu! </text:span></text:p>
              </text:list-item>
              <text:list-item>
                <text:p text:style-name="P235"><text:span text:style-name="Strong_20_Emphasis"><text:span text:style-name="T1">Renungan:</text:span></text:span><text:span text:style-name="T1"> Bayangkan kamu diberi kesempatan (mungkin oleh jin atau teknologi ajaib) untuk bisa </text:span><text:span text:style-name="Strong_20_Emphasis"><text:span text:style-name="T1">membaca pikiran SEMUA orang di sekitarmu</text:span></text:span><text:span text:style-name="T1"> (teman, guru, keluarga, orang asing di jalan) selama </text:span><text:span text:style-name="Strong_20_Emphasis"><text:span text:style-name="T1">satu hari penuh (24 jam)</text:span></text:span><text:span text:style-name="T1">. Kamu tidak bisa mematikannya. Setelah 24 jam, kemampuan itu hilang selamanya. </text:span></text:p>
                <text:list>
                  <text:list-item>
                    <text:p text:style-name="P235"><text:span text:style-name="T1">Apakah kamu akan </text:span><text:span text:style-name="Strong_20_Emphasis"><text:span text:style-name="T1">mengambil</text:span></text:span><text:span text:style-name="T1"> kesempatan ini? </text:span></text:p>
                  </text:list-item>
                  <text:list-item>
                    <text:p text:style-name="P235"><text:span text:style-name="Strong_20_Emphasis"><text:span text:style-name="T1">Mengapa ya atau mengapa tidak?</text:span></text:span><text:span text:style-name="T1"> Pertimbangkan potensi keuntungan (tahu perasaan orang, dapat info rahasia?) dan kerugiannya (terlalu banyak informasi? dengar hal menyakitkan? kehilangan privasi orang lain?). </text:span></text:p>
                  </text:list-item>
                  <text:list-item>
                    <text:p text:style-name="P235"><text:span text:style-name="T1">Menurutmu, setelah 24 jam itu, apakah hubunganmu dengan orang-orang terdekatmu akan jadi </text:span><text:span text:style-name="Strong_20_Emphasis"><text:span text:style-name="T1">lebih baik atau lebih buruk</text:span></text:span><text:span text:style-name="T1">? Kenapa? </text:span></text:p>
                  </text:list-item>
                </text:list>
              </text:list-item>
              <text:list-item>
                <text:p text:style-name="P114"><text:span text:style-name="Strong_20_Emphasis"><text:span text:style-name="T1">Tujuan Refleksi:</text:span></text:span><text:span text:style-name="T1"> Ini membantumu menggali pemikiranmu sendiri tentang </text:span><text:span text:style-name="Strong_20_Emphasis"><text:span text:style-name="T1">nilai privasi (pikiranmu dan pikiran orang lain)</text:span></text:span><text:span text:style-name="T1">, potensi </text:span><text:span text:style-name="Strong_20_Emphasis"><text:span text:style-name="T1">empati vs. konflik</text:span></text:span><text:span text:style-name="T1"> akibat transparansi total, dan </text:span><text:span text:style-name="Strong_20_Emphasis"><text:span text:style-name="T1">konsekuensi tak terduga</text:span></text:span><text:span text:style-name="T1"> dari kemampuan yang terdengar keren ini. Ini nyambung banget sama isu etika di Bab 4. </text:span></text:p>
              </text:list-item>
            </text:list>
            <text:p text:style-name="Text_20_body"><text:span text:style-name="Strong_20_Emphasis"><text:span text:style-name="T1">4. Rancang Aplikasi BCI Impianmu</text:span></text:span></text:p>
            <text:list xml:id="list58299968482799799" text:style-name="L130">
              <text:list-item>
                <text:p text:style-name="P236"><text:span text:style-name="Strong_20_Emphasis"><text:span text:style-name="T1">Alat:</text:span></text:span><text:span text:style-name="T1"> Kertas dan alat tulis, atau cukup imajinasimu. </text:span></text:p>
              </text:list-item>
              <text:list-item>
                <text:p text:style-name="P236"><text:span text:style-name="Strong_20_Emphasis"><text:span text:style-name="T1">Tugas:</text:span></text:span><text:span text:style-name="T1"> Berdasarkan apa yang sudah kamu pelajari tentang BCI (kemampuannya membaca niat motorik atau mendekode sinyal sederhana, dan potensinya di masa depan), coba </text:span><text:span text:style-name="Strong_20_Emphasis"><text:span text:style-name="T1">rancang satu aplikasi BCI positif</text:span></text:span><text:span text:style-name="T1"> yang menurutmu akan sangat bermanfaat bagi manusia. </text:span></text:p>
                <text:list>
                  <text:list-item>
                    <text:p text:style-name="P261">Siapa pengguna utamanya? (Misalnya, orang dengan disabilitas tertentu, pelajar, seniman, dokter?) </text:p>
                  </text:list-item>
                  <text:list-item>
                    <text:p text:style-name="P261">Apa fungsi utama aplikasi BCI ini? (Misalnya, membantu komunikasi, mengontrol lingkungan, meningkatkan kreativitas, mendiagnosis penyakit?) </text:p>
                  </text:list-item>
                  <text:list-item>
                    <text:p text:style-name="P261">Bagaimana kira-kira cara kerjanya (secara sederhana)? Pakai EEG atau implan? </text:p>
                  </text:list-item>
                  <text:list-item>
                    <text:p text:style-name="P261">Apa potensi dampak positif terbesarnya? </text:p>
                  </text:list-item>
                </text:list>
              </text:list-item>
              <text:list-item>
                <text:p text:style-name="P115"><text:span text:style-name="Strong_20_Emphasis"><text:span text:style-name="T1">Tujuan Refleksi:</text:span></text:span><text:span text:style-name="T1"> Ini melatih </text:span><text:span text:style-name="Strong_20_Emphasis"><text:span text:style-name="T1">kreativitasmu</text:span></text:span><text:span text:style-name="T1"> dan mendorongmu berpikir tentang </text:span><text:span text:style-name="Strong_20_Emphasis"><text:span text:style-name="T1">penerapan teknologi yang positif dan bertanggung jawab</text:span></text:span><text:span text:style-name="T1">. </text:span><text:soft-page-break/><text:span text:style-name="T1">Siapa tahu idemu ini jadi inspirasi di masa depan! </text:span></text:p>
              </text:list-item>
            </text:list>
            <text:p text:style-name="P121">Selamat mencoba dan merenung!</text:p>
            <text:p text:style-name="P1"/>
            <text:p text:style-name="Text_20_body"><text:span text:style-name="Strong_20_Emphasis"><text:span text:style-name="T1">(Prompt Ilustrasi - Opsional):</text:span></text:span></text:p>
            <text:list xml:id="list4498827415118310346" text:style-name="L131">
              <text:list-item>
                <text:p text:style-name="P116"><text:span text:style-name="T1">"</text:span><text:span text:style-name="Emphasis"><text:span text:style-name="T1">Buat empat ikon kecil yang masing-masing mewakili satu aktivitas: [1] Kartu remi/Zener dengan tanda tanya. [2] Dua wajah saling memberi isyarat/ekspresi. [3] Kepala dengan gelembung pikiran berisi dilema (misal: ikon 'ya' vs 'tidak'). [4] Ikon otak terhubung ke roda gigi atau lampu ide menyala.</text:span></text:span><text:span text:style-name="T1">" </text:span></text:p>
              </text:list-item>
            </text:list>
            <text:p text:style-name="P1"/>
            <text:p text:style-name="P121">Bagian Eksperimen Pikiran Sederhana selesai dibuat! Dengan ini, semua bagian konten untuk Lampiran yang kita rencanakan juga sudah selesai.</text:p>
            <text:p text:style-name="P121">Apakah ada hal lain lagi yang bisa saya bantu terkait penyusunan buku ini?</text:p>
          </text:section>
          <text:section text:style-name="Sect1" text:name="feedback-form-41">
            <text:p text:style-name="P241"/>
          </text:section>
        </text:section>
        <text:section text:style-name="Sect1" text:name="4a0baa9c06bc9703">
          <text:p text:style-name="P121"/>
          <text:section text:style-name="Sect1" text:name="user-query-content-42">
            <text:p text:style-name="P262">Buat Prompt Pembuatan Sampul Buku ini </text:p>
          </text:section>
          <text:p text:style-name="P241">Tampilkan alur berpikir</text:p>
          <text:section text:style-name="Sect2" text:name="model-response-message-contentr_4a0baa9c06bc9703">
            <text:p text:style-name="Text_20_body"><text:span text:style-name="T1">Tentu, berikut adalah beberapa contoh </text:span><text:span text:style-name="Emphasis"><text:span text:style-name="T1">prompt</text:span></text:span><text:span text:style-name="T1"> yang bisa Anda gunakan sebagai dasar untuk mendesain sampul buku "Pikiran ke Pikiran: Komunikasi Telepati", baik untuk AI generator gambar maupun untuk briefing desainer grafis. Prompt ini mencoba menangkap esensi buku (sains, teknologi, telepati, remaja, masa depan) dengan beberapa pendekatan visual yang berbeda:</text:span></text:p>
            <text:p text:style-name="P1"/>
            <text:p text:style-name="Text_20_body"><text:span text:style-name="Strong_20_Emphasis"><text:span text:style-name="T1">Prompt Opsi 1 (Fokus Koneksi Visual)</text:span></text:span></text:p>
            <text:list xml:id="list6995076538708020584" text:style-name="L132">
              <text:list-item>
                <text:p text:style-name="P237"><text:span text:style-name="Strong_20_Emphasis"><text:span text:style-name="T1">Jenis Konten:</text:span></text:span><text:span text:style-name="T1"> Sampul Buku (Book Cover) </text:span></text:p>
              </text:list-item>
              <text:list-item>
                <text:p text:style-name="P237"><text:span text:style-name="Strong_20_Emphasis"><text:span text:style-name="T1">Judul:</text:span></text:span><text:span text:style-name="T1"> Pikiran ke Pikiran: Komunikasi Telepati </text:span></text:p>
              </text:list-item>
              <text:list-item>
                <text:p text:style-name="P237"><text:span text:style-name="Strong_20_Emphasis"><text:span text:style-name="T1">Nama Penulis:</text:span></text:span><text:span text:style-name="T1"> </text:span><text:span text:style-name="Source_20_Text"><text:span text:style-name="T1">[Nama Penulis Anda]</text:span></text:span><text:span text:style-name="T1"> </text:span><text:span text:style-name="Emphasis"><text:span text:style-name="T1">(Ganti dengan nama Anda)</text:span></text:span><text:span text:style-name="T1"> </text:span></text:p>
              </text:list-item>
              <text:list-item>
                <text:p text:style-name="P237"><text:span text:style-name="Strong_20_Emphasis"><text:span text:style-name="T1">Genre:</text:span></text:span><text:span text:style-name="T1"> Non-Fiksi Sains Populer / Futuristik </text:span></text:p>
              </text:list-item>
              <text:list-item>
                <text:p text:style-name="P237"><text:span text:style-name="Strong_20_Emphasis"><text:span text:style-name="T1">Target Audiens:</text:span></text:span><text:span text:style-name="T1"> Remaja (13-22 Tahun) </text:span></text:p>
              </text:list-item>
              <text:list-item>
                <text:p text:style-name="P237"><text:span text:style-name="Strong_20_Emphasis"><text:span text:style-name="T1">Gaya Visual:</text:span></text:span><text:span text:style-name="T1"> Ilustrasi digital modern, bersih (clean), sedikit abstrak, elegan. </text:span></text:p>
              </text:list-item>
              <text:list-item>
                <text:p text:style-name="P237"><text:span text:style-name="Strong_20_Emphasis"><text:span text:style-name="T1">Elemen Kunci/Visual Utama:</text:span></text:span><text:span text:style-name="T1"> Gambar dua siluet kepala manusia (bisa </text:span><text:soft-page-break/><text:span text:style-name="T1">tampak samping atau depan, tidak harus detail wajahnya) yang saling terhubung oleh garis-garis energi halus, gelombang cahaya, atau pola jaringan neural yang bersinar. Koneksi ini harus menjadi fokus utama. Latar belakang gelap atau gradasi halus agar koneksi menonjol. </text:span></text:p>
              </text:list-item>
              <text:list-item>
                <text:p text:style-name="P237"><text:span text:style-name="Strong_20_Emphasis"><text:span text:style-name="T1">Suasana/Mood:</text:span></text:span><text:span text:style-name="T1"> Futuristik, Canggih, Misterius tapi Menarik, Menekankan Koneksi. </text:span></text:p>
              </text:list-item>
              <text:list-item>
                <text:p text:style-name="P237"><text:span text:style-name="Strong_20_Emphasis"><text:span text:style-name="T1">Palet Warna:</text:span></text:span><text:span text:style-name="T1"> Dominan warna gelap (biru tua, hitam, ungu gelap) untuk latar belakang, kontras dengan warna cerah dan bersinar (biru elektrik, putih, silver, hijau neon, emas muda) untuk garis koneksi dan judul. </text:span></text:p>
              </text:list-item>
              <text:list-item>
                <text:p text:style-name="P117"><text:span text:style-name="Strong_20_Emphasis"><text:span text:style-name="T1">Detail Tambahan:</text:span></text:span><text:span text:style-name="T1"> Tipografi judul modern, jelas, dan mudah dibaca. Nama penulis ukurannya lebih kecil dari judul. </text:span></text:p>
              </text:list-item>
            </text:list>
            <text:p text:style-name="P1"/>
            <text:p text:style-name="Text_20_body"><text:span text:style-name="Strong_20_Emphasis"><text:span text:style-name="T1">Prompt Opsi 2 (Fokus Otak &amp; Teknologi)</text:span></text:span></text:p>
            <text:list xml:id="list4226752443614299242" text:style-name="L133">
              <text:list-item>
                <text:p text:style-name="P238"><text:span text:style-name="Strong_20_Emphasis"><text:span text:style-name="T1">Jenis Konten:</text:span></text:span><text:span text:style-name="T1"> Sampul Buku (Book Cover) </text:span></text:p>
              </text:list-item>
              <text:list-item>
                <text:p text:style-name="P238"><text:span text:style-name="Strong_20_Emphasis"><text:span text:style-name="T1">Judul:</text:span></text:span><text:span text:style-name="T1"> Pikiran ke Pikiran: Komunikasi Telepati </text:span></text:p>
              </text:list-item>
              <text:list-item>
                <text:p text:style-name="P238"><text:span text:style-name="Strong_20_Emphasis"><text:span text:style-name="T1">Nama Penulis:</text:span></text:span><text:span text:style-name="T1"> </text:span><text:span text:style-name="Source_20_Text"><text:span text:style-name="T1">[Nama Penulis Anda]</text:span></text:span><text:span text:style-name="T1"> </text:span><text:span text:style-name="Emphasis"><text:span text:style-name="T1">(Ganti dengan nama Anda)</text:span></text:span><text:span text:style-name="T1"> </text:span></text:p>
              </text:list-item>
              <text:list-item>
                <text:p text:style-name="P238"><text:span text:style-name="Strong_20_Emphasis"><text:span text:style-name="T1">Genre:</text:span></text:span><text:span text:style-name="T1"> Non-Fiksi Sains Populer / Futuristik </text:span></text:p>
              </text:list-item>
              <text:list-item>
                <text:p text:style-name="P238"><text:span text:style-name="Strong_20_Emphasis"><text:span text:style-name="T1">Target Audiens:</text:span></text:span><text:span text:style-name="T1"> Remaja (13-22 Tahun) </text:span></text:p>
              </text:list-item>
              <text:list-item>
                <text:p text:style-name="P238"><text:span text:style-name="Strong_20_Emphasis"><text:span text:style-name="T1">Gaya Visual:</text:span></text:span><text:span text:style-name="T1"> Semi-realistis digital art, atau bisa juga manipulasi foto yang digabungkan ilustrasi. </text:span></text:p>
              </text:list-item>
              <text:list-item>
                <text:p text:style-name="P238"><text:span text:style-name="Strong_20_Emphasis"><text:span text:style-name="T1">Elemen Kunci/Visual Utama:</text:span></text:span><text:span text:style-name="T1"> Gambar otak manusia yang dibuat terlihat menarik secara visual (bukan gambar medis yang menyeramkan), mungkin sedikit transparan atau bersinar. Di atas atau menyatu dengan gambar otak ini, tambahkan elemen teknologi seperti pola sirkuit elektronik halus, jaringan data digital, atau gelombang sinyal yang juga bersinar samar. Menunjukkan perpaduan antara biologi dan teknologi. </text:span></text:p>
              </text:list-item>
              <text:list-item>
                <text:p text:style-name="P238"><text:span text:style-name="Strong_20_Emphasis"><text:span text:style-name="T1">Suasana/Mood:</text:span></text:span><text:span text:style-name="T1"> Ilmiah tapi Keren, Canggih, Membangkitkan Rasa Ingin Tahu tentang Otak dan Teknologi. </text:span></text:p>
              </text:list-item>
              <text:list-item>
                <text:p text:style-name="P238"><text:span text:style-name="Strong_20_Emphasis"><text:span text:style-name="T1">Palet Warna:</text:span></text:span><text:span text:style-name="T1"> Perpaduan warna natural otak (bisa pink lembut, abu-abu, atau warna stylised lain) dengan warna khas teknologi (biru cyber, hijau terang, perak). Latar belakang bisa netral atau gelap. </text:span></text:p>
              </text:list-item>
              <text:list-item>
                <text:p text:style-name="P118"><text:span text:style-name="Strong_20_Emphasis"><text:span text:style-name="T1">Detail Tambahan:</text:span></text:span><text:span text:style-name="T1"> Judul bisa ditempatkan secara strategis agar tidak menutupi visual utama terlalu banyak. </text:span></text:p>
              </text:list-item>
            </text:list>
            <text:p text:style-name="P1"/>
            <text:p text:style-name="Text_20_body"><text:soft-page-break/><text:span text:style-name="Strong_20_Emphasis"><text:span text:style-name="T1">Prompt Opsi 3 (Fokus Remaja &amp; Eksplorasi)</text:span></text:span></text:p>
            <text:list xml:id="list6644135125933875192" text:style-name="L134">
              <text:list-item>
                <text:p text:style-name="P239"><text:span text:style-name="Strong_20_Emphasis"><text:span text:style-name="T1">Jenis Konten:</text:span></text:span><text:span text:style-name="T1"> Sampul Buku (Book Cover) </text:span></text:p>
              </text:list-item>
              <text:list-item>
                <text:p text:style-name="P239"><text:span text:style-name="Strong_20_Emphasis"><text:span text:style-name="T1">Judul:</text:span></text:span><text:span text:style-name="T1"> Pikiran ke Pikiran: Komunikasi Telepati </text:span></text:p>
              </text:list-item>
              <text:list-item>
                <text:p text:style-name="P239"><text:span text:style-name="Strong_20_Emphasis"><text:span text:style-name="T1">Nama Penulis:</text:span></text:span><text:span text:style-name="T1"> </text:span><text:span text:style-name="Source_20_Text"><text:span text:style-name="T1">[Nama Penulis Anda]</text:span></text:span><text:span text:style-name="T1"> </text:span><text:span text:style-name="Emphasis"><text:span text:style-name="T1">(Ganti dengan nama Anda)</text:span></text:span><text:span text:style-name="T1"> </text:span></text:p>
              </text:list-item>
              <text:list-item>
                <text:p text:style-name="P239"><text:span text:style-name="Strong_20_Emphasis"><text:span text:style-name="T1">Genre:</text:span></text:span><text:span text:style-name="T1"> Non-Fiksi Sains Populer / Futuristik </text:span></text:p>
              </text:list-item>
              <text:list-item>
                <text:p text:style-name="P239"><text:span text:style-name="Strong_20_Emphasis"><text:span text:style-name="T1">Target Audiens:</text:span></text:span><text:span text:style-name="T1"> Remaja (13-22 Tahun) </text:span></text:p>
              </text:list-item>
              <text:list-item>
                <text:p text:style-name="P239"><text:span text:style-name="Strong_20_Emphasis"><text:span text:style-name="T1">Gaya Visual:</text:span></text:span><text:span text:style-name="T1"> Ilustrasi digital yang modern dan menarik bagi remaja (bisa gaya kartun/komik yang lebih dewasa, flat design, atau gaya ilustratif populer lainnya). </text:span></text:p>
              </text:list-item>
              <text:list-item>
                <text:p text:style-name="P239"><text:span text:style-name="Strong_20_Emphasis"><text:span text:style-name="T1">Elemen Kunci/Visual Utama:</text:span></text:span><text:span text:style-name="T1"> Ilustrasi satu atau beberapa remaja (mewakili keberagaman) yang sedang menatap ke depan dengan ekspresi berpikir, heran, atau menatap ke arah simbol otak/teknologi. Di sekitar kepala mereka bisa ditambahkan elemen visual abstrak seperti gelombang pikiran, tanda tanya (?), atau ikon-ikon kecil teknologi (chip, sinyal). </text:span></text:p>
              </text:list-item>
              <text:list-item>
                <text:p text:style-name="P239"><text:span text:style-name="Strong_20_Emphasis"><text:span text:style-name="T1">Suasana/Mood:</text:span></text:span><text:span text:style-name="T1"> Relatable (terhubung dengan pembaca), Mengajak Bertanya, Optimis tentang Masa Depan, Mudah Didekati. </text:span></text:p>
              </text:list-item>
              <text:list-item>
                <text:p text:style-name="P239"><text:span text:style-name="Strong_20_Emphasis"><text:span text:style-name="T1">Palet Warna:</text:span></text:span><text:span text:style-name="T1"> Boleh menggunakan warna-warna yang lebih cerah dan variatif (misalnya kombinasi biru, ungu, oranye, kuning) tapi tetap dalam komposisi yang terlihat cerdas dan tidak terlalu kekanak-kanakan. </text:span></text:p>
              </text:list-item>
              <text:list-item>
                <text:p text:style-name="P119"><text:span text:style-name="Strong_20_Emphasis"><text:span text:style-name="T1">Detail Tambahan:</text:span></text:span><text:span text:style-name="T1"> Desain harus terasa segar dan modern, sesuai dengan selera visual remaja masa kini. </text:span></text:p>
              </text:list-item>
            </text:list>
            <text:p text:style-name="P1"/>
            <text:p text:style-name="Text_20_body"><text:span text:style-name="Strong_20_Emphasis"><text:span text:style-name="T1">Tips Saat Menggunakan Prompt (terutama untuk AI):</text:span></text:span></text:p>
            <text:list xml:id="list7131547449834576469" text:style-name="L135">
              <text:list-item>
                <text:p text:style-name="P240"><text:span text:style-name="T1">Anda bisa </text:span><text:span text:style-name="Strong_20_Emphasis"><text:span text:style-name="T1">menggabungkan elemen</text:span></text:span><text:span text:style-name="T1"> dari beberapa opsi prompt. </text:span></text:p>
              </text:list-item>
              <text:list-item>
                <text:p text:style-name="P240"><text:span text:style-name="Strong_20_Emphasis"><text:span text:style-name="T1">Sesuaikan detail</text:span></text:span><text:span text:style-name="T1"> seperti warna atau gaya visual lebih spesifik jika Anda punya preferensi. </text:span></text:p>
              </text:list-item>
              <text:list-item>
                <text:p text:style-name="P240"><text:span text:style-name="T1">Untuk AI, coba gunakan </text:span><text:span text:style-name="Strong_20_Emphasis"><text:span text:style-name="T1">kata kunci dalam Bahasa Inggris</text:span></text:span><text:span text:style-name="T1"> jika hasilnya kurang memuaskan dalam Bahasa Indonesia (misal: "Two human head silhouettes connected by glowing energy lines, futuristic, book cover, teen non-fiction"). </text:span></text:p>
              </text:list-item>
              <text:list-item>
                <text:p text:style-name="P120"><text:span text:style-name="T1">Anda mungkin perlu </text:span><text:span text:style-name="Strong_20_Emphasis"><text:span text:style-name="T1">mencoba beberapa kali (regenerate)</text:span></text:span><text:span text:style-name="T1"> atau </text:span><text:span text:style-name="Strong_20_Emphasis"><text:span text:style-name="T1">mengubah sedikit promptnya</text:span></text:span><text:span text:style-name="T1"> untuk mendapatkan hasil yang paling mendekati keinginan Anda. </text:span></text:p>
              </text:list-item>
            </text:list>
            <text:p text:style-name="P121">Semoga prompt ini membantu Anda mendapatkan visualisasi sampul buku <text:soft-page-break/>yang menarik!</text:p>
          </text:section>
          <text:section text:style-name="Sect1" text:name="feedback-form-42">
            <text:p text:style-name="P241"/>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902in" fo:margin-bottom="0.6902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5T15:55:32.16</meta:creation-date>
    <meta:document-statistic meta:table-count="0" meta:image-count="0" meta:object-count="0" meta:page-count="118" meta:paragraph-count="1227" meta:word-count="29451" meta:character-count="208246"/>
    <dc:date>2025-04-25T15:56:39.79</dc:date>
    <dc:creator>OJie </dc:creator>
    <meta:editing-duration>PT1M7S</meta:editing-duration>
    <meta:editing-cycles>1</meta:editing-cycles>
    <meta:generator>OpenOffice/4.1.15$Win32 OpenOffice.org_project/4115m2$Build-9813</meta:generator>
  </office:meta>
</office:document-meta>
</file>